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style:font-face style:name="Roboto" svg:font-family="Roboto" style:font-pitch="variable"/>
    <style:font-face style:name="Roboto1" svg:font-family="Roboto1"/>
  </office:font-face-decls>
  <office:automatic-styles>
    <style:style style:name="co1" style:family="table-column">
      <style:table-column-properties fo:break-before="auto" style:column-width="6.668cm"/>
    </style:style>
    <style:style style:name="co2" style:family="table-column">
      <style:table-column-properties fo:break-before="auto" style:column-width="2.725cm"/>
    </style:style>
    <style:style style:name="co3" style:family="table-column">
      <style:table-column-properties fo:break-before="auto" style:column-width="2.249cm"/>
    </style:style>
    <style:style style:name="co4" style:family="table-column">
      <style:table-column-properties fo:break-before="auto" style:column-width="1.984cm"/>
    </style:style>
    <style:style style:name="co5" style:family="table-column">
      <style:table-column-properties fo:break-before="auto" style:column-width="1.693cm"/>
    </style:style>
    <style:style style:name="co12" style:family="table-column">
      <style:table-column-properties fo:break-before="auto" style:column-width="6.57cm"/>
    </style:style>
    <style:style style:name="co13" style:family="table-column">
      <style:table-column-properties fo:break-before="auto" style:column-width="7.121cm"/>
    </style:style>
    <style:style style:name="co14" style:family="table-column">
      <style:table-column-properties fo:break-before="auto" style:column-width="3.572cm"/>
    </style:style>
    <style:style style:name="co15" style:family="table-column">
      <style:table-column-properties fo:break-before="auto" style:column-width="3.57cm"/>
    </style:style>
    <style:style style:name="co16" style:family="table-column">
      <style:table-column-properties fo:break-before="auto" style:column-width="2.223cm"/>
    </style:style>
    <style:style style:name="co17" style:family="table-column">
      <style:table-column-properties fo:break-before="auto" style:column-width="2.99cm"/>
    </style:style>
    <style:style style:name="co18" style:family="table-column">
      <style:table-column-properties fo:break-before="auto" style:column-width="16.499cm"/>
    </style:style>
    <style:style style:name="co29" style:family="table-column">
      <style:table-column-properties fo:break-before="auto" style:column-width="7.964cm"/>
    </style:style>
    <style:style style:name="co11" style:family="table-column">
      <style:table-column-properties fo:break-before="auto" style:column-width="1.905cm"/>
    </style:style>
    <style:style style:name="co30" style:family="table-column">
      <style:table-column-properties fo:break-before="auto" style:column-width="2.117cm"/>
    </style:style>
    <style:style style:name="co31" style:family="table-column">
      <style:table-column-properties fo:break-before="auto" style:column-width="2.805cm"/>
    </style:style>
    <style:style style:name="co32" style:family="table-column">
      <style:table-column-properties fo:break-before="auto" style:column-width="2.275cm"/>
    </style:style>
    <style:style style:name="co33" style:family="table-column">
      <style:table-column-properties fo:break-before="auto" style:column-width="3.598cm"/>
    </style:style>
    <style:style style:name="co34" style:family="table-column">
      <style:table-column-properties fo:break-before="auto" style:column-width="0.767cm"/>
    </style:style>
    <style:style style:name="co61" style:family="table-column">
      <style:table-column-properties fo:break-before="auto" style:column-width="3.93cm"/>
    </style:style>
    <style:style style:name="co62" style:family="table-column">
      <style:table-column-properties fo:break-before="auto" style:column-width="2.258cm"/>
    </style:style>
    <style:style style:name="co63" style:family="table-column">
      <style:table-column-properties fo:break-before="auto" style:column-width="4.665cm"/>
    </style:style>
    <style:style style:name="co64" style:family="table-column">
      <style:table-column-properties fo:break-before="auto" style:column-width="1.669cm"/>
    </style:style>
    <style:style style:name="co65" style:family="table-column">
      <style:table-column-properties fo:break-before="auto" style:column-width="10.41cm"/>
    </style:style>
    <style:style style:name="co66" style:family="table-column">
      <style:table-column-properties fo:break-before="auto" style:column-width="2.023cm"/>
    </style:style>
    <style:style style:name="co67" style:family="table-column">
      <style:table-column-properties fo:break-before="auto" style:column-width="10.465cm"/>
    </style:style>
    <style:style style:name="co68" style:family="table-column">
      <style:table-column-properties fo:break-before="auto" style:column-width="4.011cm"/>
    </style:style>
    <style:style style:name="co69" style:family="table-column">
      <style:table-column-properties fo:break-before="auto" style:column-width="7.497cm"/>
    </style:style>
    <style:style style:name="co70" style:family="table-column">
      <style:table-column-properties fo:break-before="auto" style:column-width="4.718cm"/>
    </style:style>
    <style:style style:name="co71" style:family="table-column">
      <style:table-column-properties fo:break-before="auto" style:column-width="7.687cm"/>
    </style:style>
    <style:style style:name="co73" style:family="table-column">
      <style:table-column-properties fo:break-before="auto" style:column-width="1.233cm"/>
    </style:style>
    <style:style style:name="co74" style:family="table-column">
      <style:table-column-properties fo:break-before="auto" style:column-width="7.061cm"/>
    </style:style>
    <style:style style:name="co75" style:family="table-column">
      <style:table-column-properties fo:break-before="auto" style:column-width="3.821cm"/>
    </style:style>
    <style:style style:name="co76" style:family="table-column">
      <style:table-column-properties fo:break-before="auto" style:column-width="5.863cm"/>
    </style:style>
    <style:style style:name="co85" style:family="table-column">
      <style:table-column-properties fo:break-before="auto" style:column-width="6.844cm"/>
    </style:style>
    <style:style style:name="co86" style:family="table-column">
      <style:table-column-properties fo:break-before="auto" style:column-width="7.525cm"/>
    </style:style>
    <style:style style:name="co87" style:family="table-column">
      <style:table-column-properties fo:break-before="auto" style:column-width="7.334cm"/>
    </style:style>
    <style:style style:name="co88" style:family="table-column">
      <style:table-column-properties fo:break-before="auto" style:column-width="1.942cm"/>
    </style:style>
    <style:style style:name="co89" style:family="table-column">
      <style:table-column-properties fo:break-before="auto" style:column-width="9.513cm"/>
    </style:style>
    <style:style style:name="co72" style:family="table-column">
      <style:table-column-properties fo:break-before="auto" style:column-width="6.435cm"/>
    </style:style>
    <style:style style:name="co90" style:family="table-column">
      <style:table-column-properties fo:break-before="auto" style:column-width="4.15cm"/>
    </style:style>
    <style:style style:name="co91" style:family="table-column">
      <style:table-column-properties fo:break-before="auto" style:column-width="6.271cm"/>
    </style:style>
    <style:style style:name="co92" style:family="table-column">
      <style:table-column-properties fo:break-before="auto" style:column-width="5.808cm"/>
    </style:style>
    <style:style style:name="co93" style:family="table-column">
      <style:table-column-properties fo:break-before="auto" style:column-width="5.318cm"/>
    </style:style>
    <style:style style:name="co77" style:family="table-column">
      <style:table-column-properties fo:break-before="auto" style:column-width="8.423cm"/>
    </style:style>
    <style:style style:name="co78" style:family="table-column">
      <style:table-column-properties fo:break-before="auto" style:column-width="5.6cm"/>
    </style:style>
    <style:style style:name="co79" style:family="table-column">
      <style:table-column-properties fo:break-before="auto" style:column-width="9.158cm"/>
    </style:style>
    <style:style style:name="co80" style:family="table-column">
      <style:table-column-properties fo:break-before="auto" style:column-width="12.554cm"/>
    </style:style>
    <style:style style:name="co81" style:family="table-column">
      <style:table-column-properties fo:break-before="auto" style:column-width="2.704cm"/>
    </style:style>
    <style:style style:name="co82" style:family="table-column">
      <style:table-column-properties fo:break-before="auto" style:column-width="6.899cm"/>
    </style:style>
    <style:style style:name="co83" style:family="table-column">
      <style:table-column-properties fo:break-before="auto" style:column-width="2.323cm"/>
    </style:style>
    <style:style style:name="co84" style:family="table-column">
      <style:table-column-properties fo:break-before="auto" style:column-width="6.218cm"/>
    </style:style>
    <style:style style:name="co94" style:family="table-column">
      <style:table-column-properties fo:break-before="auto" style:column-width="6.853cm"/>
    </style:style>
    <style:style style:name="co95" style:family="table-column">
      <style:table-column-properties fo:break-before="auto" style:column-width="6.747cm"/>
    </style:style>
    <style:style style:name="co96" style:family="table-column">
      <style:table-column-properties fo:break-before="auto" style:column-width="5.715cm"/>
    </style:style>
    <style:style style:name="co97" style:family="table-column">
      <style:table-column-properties fo:break-before="auto" style:column-width="23.098cm"/>
    </style:style>
    <style:style style:name="co98" style:family="table-column">
      <style:table-column-properties fo:break-before="auto" style:column-width="5.265cm"/>
    </style:style>
    <style:style style:name="co99" style:family="table-column">
      <style:table-column-properties fo:break-before="auto" style:column-width="1.969cm"/>
    </style:style>
    <style:style style:name="co100" style:family="table-column">
      <style:table-column-properties fo:break-before="auto" style:column-width="4.964cm"/>
    </style:style>
    <style:style style:name="co101" style:family="table-column">
      <style:table-column-properties fo:break-before="auto" style:column-width="5.89cm"/>
    </style:style>
    <style:style style:name="co102" style:family="table-column">
      <style:table-column-properties fo:break-before="auto" style:column-width="7.661cm"/>
    </style:style>
    <style:style style:name="co103" style:family="table-column">
      <style:table-column-properties fo:break-before="auto" style:column-width="2.646cm"/>
    </style:style>
    <style:style style:name="co104" style:family="table-column">
      <style:table-column-properties fo:break-before="auto" style:column-width="2.778cm"/>
    </style:style>
    <style:style style:name="co105" style:family="table-column">
      <style:table-column-properties fo:break-before="auto" style:column-width="2.912cm"/>
    </style:style>
    <style:style style:name="co106" style:family="table-column">
      <style:table-column-properties fo:break-before="auto" style:column-width="2.205cm"/>
    </style:style>
    <style:style style:name="co107" style:family="table-column">
      <style:table-column-properties fo:break-before="auto" style:column-width="3.321cm"/>
    </style:style>
    <style:style style:name="co108" style:family="table-column">
      <style:table-column-properties fo:break-before="auto" style:column-width="18.57cm"/>
    </style:style>
    <style:style style:name="co109" style:family="table-column">
      <style:table-column-properties fo:break-before="auto" style:column-width="6.641cm"/>
    </style:style>
    <style:style style:name="co110" style:family="table-column">
      <style:table-column-properties fo:break-before="auto" style:column-width="4.921cm"/>
    </style:style>
    <style:style style:name="co111" style:family="table-column">
      <style:table-column-properties fo:break-before="auto" style:column-width="3.149cm"/>
    </style:style>
    <style:style style:name="co112" style:family="table-column">
      <style:table-column-properties fo:break-before="auto" style:column-width="1.852cm"/>
    </style:style>
    <style:style style:name="co113" style:family="table-column">
      <style:table-column-properties fo:break-before="auto" style:column-width="2.752cm"/>
    </style:style>
    <style:style style:name="ro1" style:family="table-row">
      <style:table-row-properties style:row-height="1.065cm" fo:break-before="auto" style:use-optimal-row-height="false"/>
    </style:style>
    <style:style style:name="ro2" style:family="table-row">
      <style:table-row-properties style:row-height="3.605cm" fo:break-before="auto" style:use-optimal-row-height="false"/>
    </style:style>
    <style:style style:name="ro3" style:family="table-row">
      <style:table-row-properties style:row-height="0.894cm" fo:break-before="auto" style:use-optimal-row-height="false"/>
    </style:style>
    <style:style style:name="ro4" style:family="table-row">
      <style:table-row-properties style:row-height="11.531cm" fo:break-before="auto" style:use-optimal-row-height="false"/>
    </style:style>
    <style:style style:name="ro5" style:family="table-row">
      <style:table-row-properties style:row-height="2.164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0.45cm" fo:break-before="auto" style:use-optimal-row-height="false"/>
    </style:style>
    <style:style style:name="ro12" style:family="table-row">
      <style:table-row-properties style:row-height="2.693cm" fo:break-before="auto" style:use-optimal-row-height="false"/>
    </style:style>
    <style:style style:name="ro13" style:family="table-row">
      <style:table-row-properties style:row-height="1.058cm" fo:break-before="auto" style:use-optimal-row-height="false"/>
    </style:style>
    <style:style style:name="ro14" style:family="table-row">
      <style:table-row-properties style:row-height="0.45cm" fo:break-before="auto" style:use-optimal-row-height="true"/>
    </style:style>
    <style:style style:name="ro16" style:family="table-row">
      <style:table-row-properties style:row-height="10.689cm" fo:break-before="auto" style:use-optimal-row-height="false"/>
    </style:style>
    <style:style style:name="ro11" style:family="table-row">
      <style:table-row-properties style:row-height="0.529cm" fo:break-before="auto" style:use-optimal-row-height="true"/>
    </style:style>
    <style:style style:name="ro17" style:family="table-row">
      <style:table-row-properties style:row-height="1.053cm" fo:break-before="auto" style:use-optimal-row-height="true"/>
    </style:style>
    <style:style style:name="ro29" style:family="table-row">
      <style:table-row-properties style:row-height="0.556cm" fo:break-before="auto" style:use-optimal-row-height="false"/>
    </style:style>
    <style:style style:name="ro30" style:family="table-row">
      <style:table-row-properties style:row-height="1.588cm" fo:break-before="auto" style:use-optimal-row-height="false"/>
    </style:style>
    <style:style style:name="ro25" style:family="table-row">
      <style:table-row-properties style:row-height="1.08cm" fo:break-before="auto" style:use-optimal-row-height="false"/>
    </style:style>
    <style:style style:name="ro26" style:family="table-row">
      <style:table-row-properties style:row-height="1.767cm" fo:break-before="auto" style:use-optimal-row-height="false"/>
    </style:style>
    <style:style style:name="ro27" style:family="table-row">
      <style:table-row-properties style:row-height="0.552cm" fo:break-before="auto" style:use-optimal-row-height="true"/>
    </style:style>
    <style:style style:name="ro23" style:family="table-row">
      <style:table-row-properties style:row-height="0.808cm" fo:break-before="auto" style:use-optimal-row-height="false"/>
    </style:style>
    <style:style style:name="ro24" style:family="table-row">
      <style:table-row-properties style:row-height="1.496cm" fo:break-before="auto" style:use-optimal-row-height="false"/>
    </style:style>
    <style:style style:name="ro28" style:family="table-row">
      <style:table-row-properties style:row-height="2.997cm" fo:break-before="auto" style:use-optimal-row-height="false"/>
    </style:style>
    <style:style style:name="ro31" style:family="table-row">
      <style:table-row-properties style:row-height="2.473cm" fo:break-before="auto" style:use-optimal-row-height="true"/>
    </style:style>
    <style:style style:name="ro32" style:family="table-row">
      <style:table-row-properties style:row-height="1.667cm" fo:break-before="auto" style:use-optimal-row-height="false"/>
    </style:style>
    <style:style style:name="ta1" style:family="table" style:master-page-name="mp1">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0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02"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style:font-name="Roboto1" fo:font-size="12pt" style:font-name-asian="Roboto1" style:font-size-asian="12pt" style:font-name-complex="Roboto1" style:font-size-complex="12pt"/>
    </style:style>
    <style:style style:name="ce103" style:family="table-cell" style:parent-style-name="Default" style:data-style-name="N0">
      <style:table-cell-properties fo:background-color="transparent" fo:border="0.06pt solid #000000"/>
      <style:text-properties style:font-name="Roboto1" fo:font-size="12pt" style:font-name-asian="Roboto1" style:font-size-asian="12pt" style:font-name-complex="Roboto1" style:font-size-complex="12pt"/>
    </style:style>
    <style:style style:name="ce104" style:family="table-cell" style:parent-style-name="Default" style:data-style-name="N0">
      <style:table-cell-properties fo:background-color="transparent"/>
      <style:text-properties style:font-name="Roboto1" fo:font-size="12pt" style:font-name-asian="Roboto1" style:font-size-asian="12pt" style:font-name-complex="Roboto1" style:font-size-complex="12pt"/>
    </style:style>
    <style:style style:name="ce105" style:family="table-cell" style:parent-style-name="Default">
      <style:table-cell-properties fo:background-color="transparent" fo:border="0.06pt solid #000000"/>
      <style:text-properties style:font-name="Roboto" fo:font-size="12pt" style:font-size-asian="12pt" style:font-size-complex="12pt"/>
    </style:style>
    <style:style style:name="ce106" style:family="table-cell" style:parent-style-name="Default" style:data-style-name="N0"/>
    <style:style style:name="ce9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Roboto1" fo:font-size="14pt" fo:font-weight="bold" style:font-name-asian="Roboto1" style:font-size-asian="14pt" style:font-weight-asian="bold" style:font-name-complex="Roboto1" style:font-size-complex="14pt" style:font-weight-complex="bold"/>
    </style:style>
    <style:style style:name="ce107" style:family="table-cell" style:parent-style-name="Default" style:data-style-name="N0">
      <style:table-cell-properties fo:background-color="#dddddd" style:text-align-source="fix" style:repeat-content="false"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33" style:family="table-cell" style:parent-style-name="Default" style:data-style-name="N0">
      <style:table-cell-properties fo:background-color="#dddddd"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34" style:family="table-cell" style:parent-style-name="Default" style:data-style-name="N0">
      <style:table-cell-properties fo:border="0.06pt solid #000000" style:vertical-align="top"/>
      <style:text-properties style:font-name="Roboto1" fo:font-size="12pt" style:font-name-asian="Roboto1" style:font-size-asian="12pt" style:font-name-complex="Roboto1" style:font-size-complex="12pt"/>
    </style:style>
    <style:style style:name="ce135" style:family="table-cell" style:parent-style-name="Default" style:data-style-name="N0">
      <style:table-cell-properties fo:background-color="transparent" fo:wrap-option="wrap" fo:border="0.06pt solid #000000" style:vertical-align="top"/>
      <style:text-properties style:font-name="Roboto1" fo:font-size="12pt" style:font-name-asian="Roboto1" style:font-size-asian="12pt" style:font-name-complex="Roboto1" style:font-size-complex="12pt"/>
    </style:style>
    <style:style style:name="ce136"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37" style:family="table-cell" style:parent-style-name="Default" style:data-style-name="N0">
      <style:table-cell-properties fo:wrap-option="wrap" fo:border="0.06pt solid #000000" style:vertical-align="top"/>
      <style:text-properties style:font-name="Roboto1" fo:font-size="12pt" style:font-name-asian="Roboto1" style:font-size-asian="12pt" style:font-name-complex="Roboto1" style:font-size-complex="12pt"/>
    </style:style>
    <style:style style:name="ce138" style:family="table-cell" style:parent-style-name="Default" style:data-style-name="N10104">
      <style:table-cell-properties fo:background-color="#dddddd"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39" style:family="table-cell" style:parent-style-name="Default" style:data-style-name="N10104">
      <style:table-cell-properties style:text-align-source="fix" style:repeat-content="false" fo:background-color="transparent" fo:border="0.06pt solid #000000" fo:padding-bottom="0.035cm" fo:padding-left="0.035cm" fo:padding-right="0cm" fo:padding-top="0.035cm" style:vertical-align="top"/>
      <style:paragraph-properties fo:text-align="end"/>
      <style:text-properties style:font-name="Roboto1" fo:font-size="12pt" style:font-name-asian="Roboto1" style:font-size-asian="12pt" style:font-name-complex="Roboto1" style:font-size-complex="12pt"/>
    </style:style>
    <style:style style:name="ce149" style:family="table-cell" style:parent-style-name="Default" style:data-style-name="N0">
      <style:table-cell-properties fo:background-color="transparent" fo:border="0.06pt solid #000000" style:vertical-align="top"/>
      <style:text-properties style:font-name="Roboto1" fo:font-size="12pt" style:font-name-asian="Roboto1" style:font-size-asian="12pt" style:font-name-complex="Roboto1" style:font-size-complex="12pt"/>
    </style:style>
    <style:style style:name="ce150" style:family="table-cell" style:parent-style-name="Default" style:data-style-name="N0">
      <style:table-cell-properties fo:border-bottom="none" fo:background-color="transparent" fo:border-left="0.06pt solid #000000" fo:border-right="0.06pt solid #000000" fo:border-top="0.06pt solid #000000" style:vertical-align="top"/>
      <style:text-properties style:font-name="Roboto1" fo:font-size="12pt" style:font-name-asian="Roboto1" style:font-size-asian="12pt" style:font-name-complex="Roboto1" style:font-size-complex="12pt"/>
    </style:style>
    <style:style style:name="ce152" style:family="table-cell" style:parent-style-name="Default" style:data-style-name="N4">
      <style:table-cell-properties fo:background-color="#dddddd"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53" style:family="table-cell" style:parent-style-name="Default" style:data-style-name="N4">
      <style:table-cell-properties fo:background-color="transparent" fo:border="0.06pt solid #000000" style:vertical-align="top"/>
      <style:text-properties style:font-name="Roboto1" fo:font-size="12pt" style:font-name-asian="Roboto1" style:font-size-asian="12pt" style:font-name-complex="Roboto1" style:font-size-complex="12pt"/>
    </style:style>
    <style:style style:name="ce154" style:family="table-cell" style:parent-style-name="Default" style:data-style-name="N10104">
      <style:table-cell-properties fo:background-color="transparent" fo:border="0.06pt solid #000000" style:vertical-align="top"/>
      <style:text-properties style:font-name="Roboto1" fo:font-size="12pt" style:font-name-asian="Roboto1" style:font-size-asian="12pt" style:font-name-complex="Roboto1" style:font-size-complex="12pt"/>
    </style:style>
    <style:style style:name="ce155" style:family="table-cell" style:parent-style-name="Default" style:data-style-name="N0">
      <style:table-cell-properties style:text-align-source="fix" style:repeat-content="false" fo:background-color="transparent"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11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163" style:family="table-cell" style:parent-style-name="Default" style:data-style-name="N0">
      <style:table-cell-properties fo:background-color="#dddddd" style:text-align-source="fix" style:repeat-content="false" fo:wrap-option="wrap" fo:border="0.06pt solid #000000" style:vertical-align="automatic"/>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64" style:family="table-cell" style:parent-style-name="Default" style:data-style-name="N0">
      <style:table-cell-properties fo:background-color="#999999" style:text-align-source="fix" style:repeat-content="false" fo:border="0.06pt solid #000000" fo:padding-bottom="0.035cm" fo:padding-left="0.035cm" fo:padding-right="0cm" fo:padding-top="0.035cm" style:vertical-align="middle"/>
      <style:paragraph-properties fo:text-align="end"/>
    </style:style>
    <style:style style:name="ce165" style:family="table-cell" style:parent-style-name="Default" style:data-style-name="N0">
      <style:table-cell-properties fo:border-bottom="none" fo:background-color="#dddddd" style:text-align-source="fix" style:repeat-content="false" fo:wrap-option="wrap" fo:border-left="0.06pt solid #000000" fo:padding-bottom="0.035cm" fo:padding-left="0.035cm" fo:padding-right="0cm" fo:padding-top="0.035cm" fo:border-right="0.06pt solid #000000" fo:border-top="0.06pt solid #000000" style:vertical-align="top"/>
      <style:paragraph-properties fo:text-align="end"/>
      <style:text-properties style:font-name="Roboto1" fo:font-size="12pt" style:font-name-asian="Roboto1" style:font-size-asian="12pt" style:font-name-complex="Roboto1" style:font-size-complex="12pt"/>
    </style:style>
    <style:style style:name="ce166" style:family="table-cell" style:parent-style-name="Default" style:data-style-name="N0">
      <style:table-cell-properties fo:border-bottom="none" fo:background-color="#dddddd" style:text-align-source="fix" style:repeat-content="false" fo:wrap-option="wrap" fo:border-left="0.06pt solid #000000" fo:padding-bottom="0.035cm" fo:padding-left="0.035cm" fo:padding-right="0cm" fo:padding-top="0.035cm" fo:border-right="0.06pt solid #000000" fo:border-top="none" style:vertical-align="top"/>
      <style:paragraph-properties fo:text-align="end"/>
      <style:text-properties style:font-name="Roboto1" fo:font-size="12pt" style:font-name-asian="Roboto1" style:font-size-asian="12pt" style:font-name-complex="Roboto1" style:font-size-complex="12pt"/>
    </style:style>
    <style:style style:name="ce167" style:family="table-cell" style:parent-style-name="Default" style:data-style-name="N0">
      <style:table-cell-properties fo:border-bottom="0.06pt solid #000000" fo:background-color="#dddddd" style:text-align-source="fix" style:repeat-content="false" fo:wrap-option="wrap" fo:border-left="0.06pt solid #000000" fo:padding-bottom="0.035cm" fo:padding-left="0.035cm" fo:padding-right="0cm" fo:padding-top="0.035cm" fo:border-right="0.06pt solid #000000" fo:border-top="none" style:vertical-align="top"/>
      <style:paragraph-properties fo:text-align="end"/>
      <style:text-properties style:font-name="Roboto1" fo:font-size="12pt" style:font-name-asian="Roboto1" style:font-size-asian="12pt" style:font-name-complex="Roboto1" style:font-size-complex="12pt"/>
    </style:style>
    <style:style style:name="ce168" style:family="table-cell" style:parent-style-name="Default" style:data-style-name="N0">
      <style:table-cell-properties fo:background-color="#dddddd" style:text-align-source="fix" style:repeat-content="false" fo:wrap-option="wrap" fo:border="0.06pt solid #000000" fo:padding-bottom="0.035cm" fo:padding-left="0.035cm" fo:padding-right="0cm" fo:padding-top="0.035cm" style:vertical-align="top"/>
      <style:paragraph-properties fo:text-align="end"/>
      <style:text-properties style:font-name="Roboto1" fo:font-size="12pt" style:font-name-asian="Roboto1" style:font-size-asian="12pt" style:font-name-complex="Roboto1" style:font-size-complex="12pt"/>
    </style:style>
    <style:style style:name="ce169" style:family="table-cell" style:parent-style-name="Default" style:data-style-name="N0">
      <style:table-cell-properties fo:background-color="#dddddd" style:text-align-source="fix" style:repeat-content="false" fo:wrap-option="wrap" fo:border="0.06pt solid #000000" style:vertical-align="automatic"/>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170" style:family="table-cell" style:parent-style-name="Default" style:data-style-name="N0">
      <style:table-cell-properties fo:background-color="#999999" style:text-align-source="fix" style:repeat-content="false" fo:border="0.06pt solid #000000" style:vertical-align="middle"/>
      <style:paragraph-properties fo:text-align="start" fo:margin-left="0cm"/>
    </style:style>
    <style:style style:name="ce171" style:family="table-cell" style:parent-style-name="Default" style:data-style-name="N0">
      <style:table-cell-properties fo:border-bottom="none" fo:background-color="#dddddd" style:text-align-source="fix" style:repeat-content="false" fo:border-left="0.06pt solid #000000" fo:border-right="0.06pt solid #000000" fo:border-top="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88" style:family="table-cell" style:parent-style-name="Default" style:data-style-name="N0">
      <style:table-cell-properties fo:border-bottom="none" fo:background-color="#dddddd" style:text-align-source="fix" style:repeat-content="false" fo:border-left="0.06pt solid #000000" fo:border-right="0.06pt solid #000000" fo:border-top="none" style:vertical-align="top"/>
      <style:paragraph-properties fo:text-align="start" fo:margin-left="0cm"/>
      <style:text-properties style:font-name="Roboto1" fo:font-size="12pt" style:font-name-asian="Roboto1" style:font-size-asian="12pt" style:font-name-complex="Roboto1" style:font-size-complex="12pt"/>
    </style:style>
    <style:style style:name="ce189" style:family="table-cell" style:parent-style-name="Default" style:data-style-name="N0">
      <style:table-cell-properties fo:border-bottom="0.06pt solid #000000" fo:background-color="#dddddd" style:text-align-source="fix" style:repeat-content="false" fo:border-left="0.06pt solid #000000" fo:border-right="0.06pt solid #000000" fo:border-top="none" style:vertical-align="top"/>
      <style:paragraph-properties fo:text-align="start" fo:margin-left="0cm"/>
      <style:text-properties style:font-name="Roboto1" fo:font-size="12pt" style:font-name-asian="Roboto1" style:font-size-asian="12pt" style:font-name-complex="Roboto1" style:font-size-complex="12pt"/>
    </style:style>
    <style:style style:name="ce190" style:family="table-cell" style:parent-style-name="Default" style:data-style-name="N0">
      <style:table-cell-properties fo:background-color="#dddddd" style:text-align-source="fix" style:repeat-content="false"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91" style:family="table-cell" style:parent-style-name="Default" style:data-style-name="N0">
      <style:table-cell-properties fo:border-bottom="0.06pt solid #000000" fo:background-color="#dddddd" style:text-align-source="fix" style:repeat-content="false" fo:border-left="0.06pt solid #000000" fo:border-right="none" fo:border-top="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92" style:family="table-cell" style:parent-style-name="Default" style:data-style-name="N0">
      <style:table-cell-properties fo:border-bottom="0.06pt solid #000000" fo:background-color="#dddddd" style:text-align-source="fix" style:repeat-content="false" fo:wrap-option="wrap" fo:border-left="0.06pt solid #000000" fo:border-right="none" fo:border-top="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218" style:family="table-cell" style:parent-style-name="Default" style:data-style-name="N10104">
      <style:table-cell-properties style:text-align-source="fix" style:repeat-content="false" fo:background-color="transparent"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219" style:family="table-cell" style:parent-style-name="Default" style:data-style-name="N0">
      <style:table-cell-properties fo:background-color="#999999" fo:border="0.06pt solid #000000" style:vertical-align="middle"/>
    </style:style>
    <style:style style:name="ce220" style:family="table-cell" style:parent-style-name="Default" style:data-style-name="N10122">
      <style:table-cell-properties style:text-align-source="fix" style:repeat-content="false"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221" style:family="table-cell" style:parent-style-name="Default" style:data-style-name="N0">
      <style:table-cell-properties fo:background-color="#dddddd" style:text-align-source="fix" style:repeat-content="false" fo:wrap-option="wrap" fo:border="0.06pt solid #000000" fo:padding-bottom="0.035cm" fo:padding-left="0.035cm" fo:padding-right="0cm" fo:padding-top="0.035cm" style:vertical-align="middle"/>
      <style:paragraph-properties fo:text-align="end"/>
      <style:text-properties style:font-name="Roboto1" fo:font-size="12pt" fo:font-weight="bold" style:font-name-asian="Roboto1" style:font-size-asian="12pt" style:font-weight-asian="bold" style:font-name-complex="Roboto1" style:font-size-complex="12pt" style:font-weight-complex="bold"/>
    </style:style>
    <style:style style:name="ce222" style:family="table-cell" style:parent-style-name="Default" style:data-style-name="N0">
      <style:table-cell-properties fo:background-color="#dddddd" style:text-align-source="fix" style:repeat-content="false" fo:border="0.06pt solid #000000" fo:padding-bottom="0.035cm" fo:padding-left="0.035cm" fo:padding-right="0cm" fo:padding-top="0.035cm" style:vertical-align="middle"/>
      <style:paragraph-properties fo:text-align="end"/>
      <style:text-properties style:font-name="Roboto1" fo:font-size="12pt" fo:font-weight="bold" style:font-name-asian="Roboto1" style:font-size-asian="12pt" style:font-weight-asian="bold" style:font-name-complex="Roboto1" style:font-size-complex="12pt" style:font-weight-complex="bold"/>
    </style:style>
    <style:style style:name="ce223" style:family="table-cell" style:parent-style-name="Default" style:data-style-name="N0">
      <style:table-cell-properties fo:background-color="#999999" style:text-align-source="fix" style:repeat-content="false" fo:border="0.06pt solid #000000" fo:padding-bottom="0.035cm" fo:padding-left="0.035cm" fo:padding-right="0cm" fo:padding-top="0.035cm" style:vertical-align="top"/>
      <style:paragraph-properties fo:text-align="end"/>
      <style:text-properties style:font-name="Roboto1" fo:font-size="12pt" style:font-name-asian="Roboto1" style:font-size-asian="12pt" style:font-name-complex="Roboto1" style:font-size-complex="12pt"/>
    </style:style>
    <style:style style:name="ce224" style:family="table-cell" style:parent-style-name="Default" style:data-style-name="N0">
      <style:table-cell-properties style:text-align-source="fix" style:repeat-content="false" fo:background-color="transparent" fo:border="0.06pt solid #000000" style:rotation-angle="270" style:vertical-align="top"/>
      <style:paragraph-properties fo:text-align="center"/>
      <style:text-properties style:font-name="Roboto1" fo:font-size="12pt" style:font-name-asian="Roboto1" style:font-size-asian="12pt" style:font-name-complex="Roboto1" style:font-size-complex="12pt"/>
    </style:style>
    <style:style style:name="ce225" style:family="table-cell" style:parent-style-name="Default" style:data-style-name="N0">
      <style:table-cell-properties fo:background-color="#eeeeee" style:text-align-source="fix" style:repeat-content="false" fo:border="0.06pt solid #000000" style:rotation-angle="270" style:vertical-align="top"/>
      <style:paragraph-properties fo:text-align="center"/>
      <style:text-properties style:font-name="Roboto1" fo:font-size="12pt" style:font-name-asian="Roboto1" style:font-size-asian="12pt" style:font-name-complex="Roboto1" style:font-size-complex="12pt"/>
    </style:style>
    <style:style style:name="ce226" style:family="table-cell" style:parent-style-name="Default" style:data-style-name="N0">
      <style:table-cell-properties fo:background-color="#eeeeee" style:text-align-source="fix" style:repeat-content="false"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227" style:family="table-cell" style:parent-style-name="Default" style:data-style-name="N0">
      <style:table-cell-properties fo:background-color="#eeeeee" style:text-align-source="fix" style:repeat-content="false"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228" style:family="table-cell" style:parent-style-name="Default" style:data-style-name="N0">
      <style:table-cell-properties fo:background-color="#999999" style:text-align-source="fix" style:repeat-content="false" fo:wrap-option="wrap" fo:border="0.06pt solid #000000" fo:padding-bottom="0.035cm" fo:padding-left="0.035cm" fo:padding-right="0cm" fo:padding-top="0.035cm" style:rotation-angle="270" style:vertical-align="middle"/>
      <style:paragraph-properties fo:text-align="end"/>
      <style:text-properties style:font-name="Roboto1" fo:font-size="12pt" fo:font-weight="bold" style:font-name-asian="Roboto1" style:font-size-asian="12pt" style:font-weight-asian="bold" style:font-name-complex="Roboto1" style:font-size-complex="12pt" style:font-weight-complex="bold"/>
    </style:style>
    <style:style style:name="ce23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239" style:family="table-cell" style:parent-style-name="Default" style:data-style-name="N0">
      <style:table-cell-properties fo:border="0.06pt solid #000000"/>
      <style:text-properties style:font-name="Roboto1" fo:font-size="12pt" style:font-name-asian="Roboto1" style:font-size-asian="12pt" style:font-name-complex="Roboto1" style:font-size-complex="12pt"/>
    </style:style>
    <style:style style:name="ce240" style:family="table-cell" style:parent-style-name="Default" style:data-style-name="N0">
      <style:table-cell-properties style:text-align-source="fix" style:repeat-content="false" style:vertical-align="top"/>
      <style:paragraph-properties fo:text-align="start" fo:margin-left="0cm"/>
    </style:style>
    <style:style style:name="ce241" style:family="table-cell" style:parent-style-name="Default" style:data-style-name="N0">
      <style:table-cell-properties style:text-align-source="fix" style:repeat-content="false" style:vertical-align="automatic"/>
      <style:paragraph-properties fo:text-align="start" fo:margin-left="0cm"/>
    </style:style>
    <style:style style:name="ce243" style:family="table-cell" style:parent-style-name="Default" style:data-style-name="N0">
      <style:text-properties style:font-name="Roboto1" fo:font-size="12pt" style:font-name-asian="Roboto1" style:font-size-asian="12pt" style:font-name-complex="Roboto1" style:font-size-complex="12pt"/>
    </style:style>
    <style:style style:name="ce85" style:family="table-cell" style:parent-style-name="Default" style:data-style-name="N0">
      <style:table-cell-properties style:text-align-source="fix" style:repeat-content="false" fo:border="0.06pt solid #000000" style:vertical-align="top"/>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89" style:family="table-cell" style:parent-style-name="Default" style:data-style-name="N0">
      <style:table-cell-properties style:text-align-source="fix" style:repeat-content="false" fo:background-color="transparent" fo:border="0.06pt solid #000000" style:vertical-align="top"/>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91"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32" style:family="table-cell" style:parent-style-name="Default" style:data-style-name="N0">
      <style:table-cell-properties style:vertical-align="top"/>
    </style:style>
    <style:style style:name="ce245" style:family="table-cell" style:parent-style-name="Default" style:data-style-name="N0">
      <style:table-cell-properties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246" style:family="table-cell" style:parent-style-name="Default" style:data-style-name="N0">
      <style:table-cell-properties fo:border="0.06pt solid #000000" style:vertical-align="middle"/>
      <style:text-properties style:font-name="Roboto1" fo:font-size="12pt" style:font-name-asian="Roboto1" style:font-size-asian="12pt" style:font-name-complex="Roboto1" style:font-size-complex="12pt"/>
    </style:style>
    <style:style style:name="ce247" style:family="table-cell" style:parent-style-name="Default" style:data-style-name="N0">
      <style:table-cell-properties fo:wrap-option="wrap" fo:border="0.06pt solid #000000" style:vertical-align="middle"/>
      <style:text-properties style:font-name="Roboto1" fo:font-size="12pt" style:font-name-asian="Roboto1" style:font-size-asian="12pt" style:font-name-complex="Roboto1" style:font-size-complex="12pt"/>
    </style:style>
    <style:style style:name="ce248" style:family="table-cell" style:parent-style-name="Default" style:data-style-name="N0">
      <style:table-cell-properties style:text-align-source="fix" style:repeat-content="false"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249" style:family="table-cell" style:parent-style-name="Default" style:data-style-name="N0">
      <style:table-cell-properties fo:wrap-option="wrap" fo:border="0.06pt solid #000000" style:vertical-align="automatic"/>
      <style:text-properties style:font-name="Roboto1" fo:font-size="12pt" style:font-name-asian="Roboto1" style:font-size-asian="12pt" style:font-name-complex="Roboto1" style:font-size-complex="12pt"/>
    </style:style>
    <style:style style:name="ce250" style:family="table-cell" style:parent-style-name="Default" style:data-style-name="N0">
      <style:table-cell-properties style:vertical-align="top"/>
      <style:text-properties style:font-name="Roboto1" fo:font-size="12pt" style:font-name-asian="Roboto1" style:font-size-asian="12pt" style:font-name-complex="Roboto1" style:font-size-complex="12pt"/>
    </style:style>
    <style:style style:name="ce94"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Roboto1" fo:font-size="14pt" fo:font-weight="bold" style:font-name-asian="Roboto1" style:font-size-asian="14pt" style:font-weight-asian="bold" style:font-name-complex="Roboto1" style:font-size-complex="14pt" style:font-weight-complex="bold"/>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9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9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style:font-name="Roboto1" fo:font-size="12pt" style:font-name-asian="Roboto1" style:font-size-asian="12pt" style:font-name-complex="Roboto1" style:font-size-complex="12pt"/>
    </style:style>
    <style:style style:name="ce98" style:family="table-cell" style:parent-style-name="Default" style:data-style-name="N0">
      <style:table-cell-properties fo:background-color="transparent" fo:border="0.06pt solid #000000"/>
      <style:text-properties style:font-name="Roboto1" fo:font-size="12pt" style:font-name-asian="Roboto1" style:font-size-asian="12pt" style:font-name-complex="Roboto1" style:font-size-complex="12pt"/>
    </style:style>
    <style:style style:name="ce108" style:family="table-cell" style:parent-style-name="Default" style:data-style-name="N0">
      <style:table-cell-properties fo:background-color="transparent"/>
      <style:text-properties style:font-name="Roboto1" fo:font-size="12pt" style:font-name-asian="Roboto1" style:font-size-asian="12pt" style:font-name-complex="Roboto1" style:font-size-complex="12pt"/>
    </style:style>
    <style:style style:name="ce109" style:family="table-cell" style:parent-style-name="Default">
      <style:table-cell-properties fo:background-color="transparent" fo:border="0.06pt solid #000000"/>
      <style:text-properties style:font-name="Roboto" fo:font-size="12pt" style:font-size-asian="12pt" style:font-size-complex="12pt"/>
    </style:style>
    <style:style style:name="ce110" style:family="table-cell" style:parent-style-name="Default" style:data-style-name="N0"/>
    <style:style style:name="ce111" style:family="table-cell" style:parent-style-name="Default" style:data-style-name="N0">
      <style:table-cell-properties fo:background-color="#dddddd" style:text-align-source="fix" style:repeat-content="false"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2" style:family="table-cell" style:parent-style-name="Default" style:data-style-name="N0">
      <style:table-cell-properties fo:background-color="transparent" style:vertical-align="middle"/>
      <style:text-properties style:font-name="Roboto1" fo:font-size="12pt" style:font-name-asian="Roboto1" style:font-size-asian="12pt" style:font-name-complex="Roboto1" style:font-size-complex="12pt"/>
    </style:style>
    <style:style style:name="ce13" style:family="table-cell" style:parent-style-name="Default" style:data-style-name="N0">
      <style:table-cell-properties fo:background-color="transparent" style:vertical-align="middle"/>
      <style:text-properties style:font-name="Roboto1" fo:font-size="12pt" fo:font-weight="bold" style:font-name-asian="Roboto1" style:font-size-asian="12pt" style:font-weight-asian="bold" style:font-name-complex="Roboto1" style:font-size-complex="12pt" style:font-weight-complex="bold"/>
    </style:style>
    <style:style style:name="ce151" style:family="table-cell" style:parent-style-name="Default" style:data-style-name="N0">
      <style:table-cell-properties fo:border-bottom="0.06pt solid #000000" fo:background-color="#dddddd" style:text-align-source="fix" style:repeat-content="false" fo:border-left="0.74pt solid #000000" fo:border-right="0.06pt solid #000000" fo:border-top="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5" style:family="table-cell" style:parent-style-name="Default" style:data-style-name="N0">
      <style:table-cell-properties fo:border-bottom="0.06pt solid #000000" style:text-align-source="fix" style:repeat-content="false" fo:background-color="transparent" fo:border-left="0.74pt solid #000000" fo:border-right="0.06pt solid #000000" fo:border-top="0.06pt solid #000000" style:vertical-align="middle"/>
      <style:paragraph-properties fo:text-align="start" fo:margin-left="0.353cm"/>
      <style:text-properties style:font-name="Roboto1" fo:font-size="12pt" style:font-name-asian="Roboto1" style:font-size-asian="12pt" style:font-name-complex="Roboto1" style:font-size-complex="12pt"/>
    </style:style>
    <style:style style:name="ce16" style:family="table-cell" style:parent-style-name="Default" style:data-style-name="N0">
      <style:table-cell-properties fo:border-bottom="none" style:text-align-source="fix" style:repeat-content="false" fo:background-color="transparent" fo:border-left="0.74pt solid #000000" fo:border-right="none" fo:border-top="none" style:vertical-align="middle"/>
      <style:paragraph-properties fo:text-align="start" fo:margin-left="0.353cm"/>
      <style:text-properties style:font-name="Roboto1" fo:font-size="12pt" style:font-name-asian="Roboto1" style:font-size-asian="12pt" style:font-name-complex="Roboto1" style:font-size-complex="12pt"/>
    </style:style>
    <style:style style:name="ce17" style:family="table-cell" style:parent-style-name="Default" style:data-style-name="N0">
      <style:table-cell-properties fo:border-bottom="0.06pt solid #000000" style:text-align-source="fix" style:repeat-content="false" fo:background-color="transparent" fo:wrap-option="wrap" fo:border-left="0.74pt solid #000000" fo:border-right="0.06pt solid #000000" fo:border-top="0.06pt solid #000000" style:vertical-align="middle"/>
      <style:paragraph-properties fo:text-align="start" fo:margin-left="0.353cm"/>
      <style:text-properties style:font-name="Roboto1" fo:font-size="12pt" style:font-name-asian="Roboto1" style:font-size-asian="12pt" style:font-name-complex="Roboto1" style:font-size-complex="12pt"/>
    </style:style>
    <style:style style:name="ce18" style:family="table-cell" style:parent-style-name="Default" style:data-style-name="N0">
      <style:table-cell-properties fo:border-bottom="none" fo:background-color="transparent" fo:border-left="0.74pt solid #000000" fo:border-right="none" fo:border-top="none"/>
      <style:text-properties style:font-name="Roboto1" fo:font-size="12pt" style:font-name-asian="Roboto1" style:font-size-asian="12pt" style:font-name-complex="Roboto1" style:font-size-complex="12pt"/>
    </style:style>
    <style:style style:name="ce1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Roboto1" fo:font-size="12pt" style:font-name-asian="Roboto1" style:font-size-asian="12pt" style:font-name-complex="Roboto1" style:font-size-complex="12pt"/>
      <style:map style:condition="is-true-formula(AND([.$C$3]=&quot;Matrix&quot;;[.C2]=2))" style:apply-style-name="cf25" style:base-cell-address="Настройки.C2"/>
      <style:map style:condition="is-true-formula(AND([.$C$2]=2;OR([.$C$6]=[БД.$V$4];[.$C$6]=[БД.$V$5])))" style:apply-style-name="cf25" style:base-cell-address="Настройки.C2"/>
    </style:style>
    <style:style style:name="ce2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Roboto1" fo:font-size="12pt" style:font-name-asian="Roboto1" style:font-size-asian="12pt" style:font-name-complex="Roboto1" style:font-size-complex="12pt"/>
      <style:map style:condition="is-true-formula(AND([.$C$3]=&quot;Matrix&quot;;[.C2]=2))" style:apply-style-name="cf25" style:base-cell-address="Настройки.C3"/>
    </style:style>
    <style:style style:name="ce122"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2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font-name="Roboto1" fo:font-size="12pt" style:font-name-asian="Roboto1" style:font-size-asian="12pt" style:font-name-complex="Roboto1" style:font-size-complex="12pt"/>
    </style:style>
    <style:style style:name="ce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Roboto1" fo:font-size="12pt" style:font-name-asian="Roboto1" style:font-size-asian="12pt" style:font-name-complex="Roboto1" style:font-size-complex="12pt"/>
      <style:map style:condition="is-true-formula(AND([.$C$2]=2;OR([.$C$6]=[БД.$V$4];[.$C$6]=[БД.$V$5])))" style:apply-style-name="cf25" style:base-cell-address="Настройки.C6"/>
    </style:style>
    <style:style style:name="ce2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2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font-name="Roboto1" fo:font-size="12pt" style:font-name-asian="Roboto1" style:font-size-asian="12pt" style:font-name-complex="Roboto1" style:font-size-complex="12pt"/>
    </style:style>
    <style:style style:name="ce127" style:family="table-cell" style:parent-style-name="Default" style:data-style-name="N10104">
      <style:table-cell-properties style:text-align-source="fix" style:repeat-content="false" fo:background-color="transparent"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27" style:family="table-cell" style:parent-style-name="Default" style:data-style-name="N10104">
      <style:table-cell-properties style:text-align-source="fix" style:repeat-content="false" fo:background-color="transparent" fo:border="none" style:vertical-align="middle"/>
      <style:paragraph-properties fo:text-align="center"/>
      <style:text-properties style:font-name="Roboto1" fo:font-size="12pt" style:font-name-asian="Roboto1" style:font-size-asian="12pt" style:font-name-complex="Roboto1" style:font-size-complex="12pt"/>
    </style:style>
    <style:style style:name="ce129" style:family="table-cell" style:parent-style-name="Default" style:data-style-name="N20112">
      <style:table-cell-properties style:text-align-source="fix" style:repeat-content="false" fo:background-color="transparent"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29" style:family="table-cell" style:parent-style-name="Default" style:data-style-name="N20112">
      <style:table-cell-properties style:text-align-source="fix" style:repeat-content="false" fo:background-color="transparent" fo:border="none" style:vertical-align="middle"/>
      <style:paragraph-properties fo:text-align="center"/>
      <style:text-properties style:font-name="Roboto1" fo:font-size="12pt" style:font-name-asian="Roboto1" style:font-size-asian="12pt" style:font-name-complex="Roboto1" style:font-size-complex="12pt"/>
    </style:style>
    <style:style style:name="ce30" style:family="table-cell" style:parent-style-name="Default" style:data-style-name="N20112">
      <style:table-cell-properties style:text-align-source="fix" style:repeat-content="false" fo:background-color="transparent" style:vertical-align="middle"/>
      <style:paragraph-properties fo:text-align="center"/>
      <style:text-properties style:font-name="Roboto1" fo:font-size="12pt" style:font-name-asian="Roboto1" style:font-size-asian="12pt" style:font-name-complex="Roboto1" style:font-size-complex="12pt"/>
    </style:style>
    <style:style style:name="ce31" style:family="table-cell" style:parent-style-name="Default" style:data-style-name="N0">
      <style:table-cell-properties style:text-align-source="fix" style:repeat-content="false" fo:background-color="transparent" style:vertical-align="automatic"/>
      <style:paragraph-properties fo:text-align="center"/>
      <style:text-properties style:font-name="Roboto1" fo:font-size="12pt" style:font-name-asian="Roboto1" style:font-size-asian="12pt" style:font-name-complex="Roboto1" style:font-size-complex="12pt"/>
    </style:style>
    <style:style style:name="ce14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style:font-name="Roboto1" fo:font-size="12pt" style:font-name-asian="Roboto1" style:font-size-asian="12pt" style:font-name-complex="Roboto1" style:font-size-complex="12pt"/>
    </style:style>
    <style:style style:name="ce33" style:family="table-cell" style:parent-style-name="Default" style:data-style-name="N0">
      <style:table-cell-properties style:text-align-source="fix" style:repeat-content="false" fo:background-color="transparent" fo:wrap-option="wrap" fo:border="none" style:vertical-align="middle"/>
      <style:paragraph-properties fo:text-align="start" fo:margin-left="0.353cm"/>
      <style:text-properties style:font-name="Roboto1" fo:font-size="12pt" style:font-name-asian="Roboto1" style:font-size-asian="12pt" style:font-name-complex="Roboto1" style:font-size-complex="12pt"/>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start" fo:margin-left="0.353cm"/>
      <style:text-properties style:font-name="Roboto1" fo:font-size="12pt" style:font-name-asian="Roboto1" style:font-size-asian="12pt" style:font-name-complex="Roboto1" style:font-size-complex="12pt"/>
    </style:style>
    <style:style style:name="ce172" style:family="table-cell" style:parent-style-name="Default" style:data-style-name="N0">
      <style:table-cell-properties fo:background-color="transparent" style:vertical-align="top"/>
      <style:text-properties style:font-name="Roboto1" fo:font-size="12pt" style:font-name-asian="Roboto1" style:font-size-asian="12pt" style:font-name-complex="Roboto1" style:font-size-complex="12pt"/>
    </style:style>
    <style:style style:name="ce145" style:family="table-cell" style:parent-style-name="Default" style:data-style-name="N0">
      <style:table-cell-properties style:vertical-align="top"/>
    </style:style>
    <style:style style:name="ce146" style:family="table-cell" style:parent-style-name="Default" style:data-style-name="N0">
      <style:table-cell-properties fo:background-color="#dddddd"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47" style:family="table-cell" style:parent-style-name="Default" style:data-style-name="N0">
      <style:table-cell-properties fo:border="0.06pt solid #000000" style:vertical-align="top"/>
      <style:text-properties style:font-name="Roboto1" fo:font-size="12pt" style:font-name-asian="Roboto1" style:font-size-asian="12pt" style:font-name-complex="Roboto1" style:font-size-complex="12pt"/>
    </style:style>
    <style:style style:name="ce148" style:family="table-cell" style:parent-style-name="Default" style:data-style-name="N0">
      <style:table-cell-properties fo:background-color="transparent" fo:wrap-option="wrap" fo:border="0.06pt solid #000000" style:vertical-align="top"/>
      <style:text-properties style:font-name="Roboto1" fo:font-size="12pt" style:font-name-asian="Roboto1" style:font-size-asian="12pt" style:font-name-complex="Roboto1" style:font-size-complex="12pt"/>
    </style:style>
    <style:style style:name="ce157"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58" style:family="table-cell" style:parent-style-name="Default" style:data-style-name="N0">
      <style:table-cell-properties fo:wrap-option="wrap" fo:border="0.06pt solid #000000" style:vertical-align="top"/>
      <style:text-properties style:font-name="Roboto1" fo:font-size="12pt" style:font-name-asian="Roboto1" style:font-size-asian="12pt" style:font-name-complex="Roboto1" style:font-size-complex="12pt"/>
    </style:style>
    <style:style style:name="ce159" style:family="table-cell" style:parent-style-name="Default" style:data-style-name="N10104">
      <style:table-cell-properties fo:background-color="#dddddd"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60" style:family="table-cell" style:parent-style-name="Default" style:data-style-name="N10104">
      <style:table-cell-properties style:text-align-source="fix" style:repeat-content="false" fo:background-color="transparent" fo:border="0.06pt solid #000000" fo:padding-bottom="0.035cm" fo:padding-left="0.035cm" fo:padding-right="0cm" fo:padding-top="0.035cm" style:vertical-align="top"/>
      <style:paragraph-properties fo:text-align="end"/>
      <style:text-properties style:font-name="Roboto1" fo:font-size="12pt" style:font-name-asian="Roboto1" style:font-size-asian="12pt" style:font-name-complex="Roboto1" style:font-size-complex="12pt"/>
    </style:style>
    <style:style style:name="ce161" style:family="table-cell" style:parent-style-name="Default" style:data-style-name="N0">
      <style:table-cell-properties fo:background-color="transparent" fo:border="0.06pt solid #000000" style:vertical-align="top"/>
      <style:text-properties style:font-name="Roboto1" fo:font-size="12pt" style:font-name-asian="Roboto1" style:font-size-asian="12pt" style:font-name-complex="Roboto1" style:font-size-complex="12pt"/>
    </style:style>
    <style:style style:name="ce162" style:family="table-cell" style:parent-style-name="Default" style:data-style-name="N0">
      <style:table-cell-properties fo:border-bottom="none" fo:background-color="transparent" fo:border-left="0.06pt solid #000000" fo:border-right="0.06pt solid #000000" fo:border-top="0.06pt solid #000000" style:vertical-align="top"/>
      <style:text-properties style:font-name="Roboto1" fo:font-size="12pt" style:font-name-asian="Roboto1" style:font-size-asian="12pt" style:font-name-complex="Roboto1" style:font-size-complex="12pt"/>
    </style:style>
    <style:style style:name="ce173" style:family="table-cell" style:parent-style-name="Default" style:data-style-name="N4">
      <style:table-cell-properties fo:background-color="#dddddd"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74" style:family="table-cell" style:parent-style-name="Default" style:data-style-name="N4">
      <style:table-cell-properties fo:background-color="transparent" fo:border="0.06pt solid #000000" style:vertical-align="top"/>
      <style:text-properties style:font-name="Roboto1" fo:font-size="12pt" style:font-name-asian="Roboto1" style:font-size-asian="12pt" style:font-name-complex="Roboto1" style:font-size-complex="12pt"/>
    </style:style>
    <style:style style:name="ce175" style:family="table-cell" style:parent-style-name="Default" style:data-style-name="N10104">
      <style:table-cell-properties fo:background-color="transparent" fo:border="0.06pt solid #000000" style:vertical-align="top"/>
      <style:text-properties style:font-name="Roboto1" fo:font-size="12pt" style:font-name-asian="Roboto1" style:font-size-asian="12pt" style:font-name-complex="Roboto1" style:font-size-complex="12pt"/>
    </style:style>
    <style:style style:name="ce176" style:family="table-cell" style:parent-style-name="Default" style:data-style-name="N0">
      <style:table-cell-properties style:text-align-source="fix" style:repeat-content="false" fo:background-color="transparent"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177" style:family="table-cell" style:parent-style-name="Default" style:data-style-name="N0">
      <style:table-cell-properties fo:background-color="#dddddd" style:text-align-source="fix" style:repeat-content="false" fo:wrap-option="wrap" fo:border="0.06pt solid #000000" style:vertical-align="top"/>
      <style:paragraph-properties fo:text-align="center" fo:margin-left="0cm"/>
      <style:text-properties style:font-name="Roboto1" fo:font-size="12pt" fo:font-weight="bold" style:font-name-asian="Roboto1" style:font-size-asian="12pt" style:font-weight-asian="bold" style:font-name-complex="Roboto1" style:font-size-complex="12pt" style:font-weight-complex="bold"/>
    </style:style>
    <style:style style:name="ce50" style:family="table-cell" style:parent-style-name="Default" style:data-style-name="N0">
      <style:table-cell-properties style:text-align-source="fix" style:repeat-content="false" fo:background-color="transparent"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51" style:family="table-cell" style:parent-style-name="Default" style:data-style-name="N4">
      <style:table-cell-properties style:text-align-source="fix" style:repeat-content="false" fo:background-color="transparent" fo:border="0.06pt solid #000000" style:vertical-align="top"/>
      <style:paragraph-properties fo:text-align="end" fo:margin-left="0cm"/>
      <style:text-properties style:font-name="Roboto1" fo:font-size="12pt" style:font-name-asian="Roboto1" style:font-size-asian="12pt" style:font-name-complex="Roboto1" style:font-size-complex="12pt"/>
    </style:style>
    <style:style style:name="ce52" style:family="table-cell" style:parent-style-name="Default" style:data-style-name="N11">
      <style:table-cell-properties style:text-align-source="fix" style:repeat-content="false" fo:background-color="transparent" fo:border="0.06pt solid #000000" style:vertical-align="top"/>
      <style:paragraph-properties fo:text-align="end" fo:margin-left="0cm"/>
      <style:text-properties style:font-name="Roboto1" fo:font-size="12pt" style:font-name-asian="Roboto1" style:font-size-asian="12pt" style:font-name-complex="Roboto1" style:font-size-complex="12pt"/>
    </style:style>
    <style:style style:name="ce53" style:family="table-cell" style:parent-style-name="Default" style:data-style-name="N0">
      <style:table-cell-properties style:text-align-source="fix" style:repeat-content="false" fo:background-color="transparent" fo:border="0.06pt solid #000000" style:vertical-align="top"/>
      <style:paragraph-properties fo:text-align="end" fo:margin-left="0cm"/>
      <style:text-properties style:font-name="Roboto1" fo:font-size="12pt" style:font-name-asian="Roboto1" style:font-size-asian="12pt" style:font-name-complex="Roboto1" style:font-size-complex="12pt"/>
    </style:style>
    <style:style style:name="ce54" style:family="table-cell" style:parent-style-name="Default" style:data-style-name="N10104">
      <style:table-cell-properties style:text-align-source="fix" style:repeat-content="false" fo:background-color="transparent" fo:border="0.06pt solid #000000" style:vertical-align="top"/>
      <style:paragraph-properties fo:text-align="end" fo:margin-left="0cm"/>
      <style:text-properties style:font-name="Roboto1" fo:font-size="12pt" style:font-name-asian="Roboto1" style:font-size-asian="12pt" style:font-name-complex="Roboto1" style:font-size-complex="12pt"/>
    </style:style>
    <style:style style:name="ce183" style:family="table-cell" style:parent-style-name="Default" style:data-style-name="N0">
      <style:table-cell-properties fo:background-color="#dddddd" style:text-align-source="fix" style:repeat-content="false" fo:wrap-option="wrap" fo:border="0.06pt solid #000000" style:vertical-align="automatic"/>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184" style:family="table-cell" style:parent-style-name="Default" style:data-style-name="N0">
      <style:table-cell-properties fo:background-color="#999999" style:text-align-source="fix" style:repeat-content="false" fo:border="0.06pt solid #000000" fo:padding-bottom="0.035cm" fo:padding-left="0.035cm" fo:padding-right="0cm" fo:padding-top="0.035cm" style:vertical-align="middle"/>
      <style:paragraph-properties fo:text-align="end"/>
    </style:style>
    <style:style style:name="ce185" style:family="table-cell" style:parent-style-name="Default" style:data-style-name="N0">
      <style:table-cell-properties fo:border-bottom="none" fo:background-color="#dddddd" style:text-align-source="fix" style:repeat-content="false" fo:wrap-option="wrap" fo:border-left="0.06pt solid #000000" fo:padding-bottom="0.035cm" fo:padding-left="0.035cm" fo:padding-right="0cm" fo:padding-top="0.035cm" fo:border-right="0.06pt solid #000000" fo:border-top="0.06pt solid #000000" style:vertical-align="top"/>
      <style:paragraph-properties fo:text-align="end"/>
      <style:text-properties style:font-name="Roboto1" fo:font-size="12pt" style:font-name-asian="Roboto1" style:font-size-asian="12pt" style:font-name-complex="Roboto1" style:font-size-complex="12pt"/>
    </style:style>
    <style:style style:name="ce186" style:family="table-cell" style:parent-style-name="Default" style:data-style-name="N0">
      <style:table-cell-properties fo:border-bottom="none" fo:background-color="#dddddd" style:text-align-source="fix" style:repeat-content="false" fo:wrap-option="wrap" fo:border-left="0.06pt solid #000000" fo:padding-bottom="0.035cm" fo:padding-left="0.035cm" fo:padding-right="0cm" fo:padding-top="0.035cm" fo:border-right="0.06pt solid #000000" fo:border-top="none" style:vertical-align="top"/>
      <style:paragraph-properties fo:text-align="end"/>
      <style:text-properties style:font-name="Roboto1" fo:font-size="12pt" style:font-name-asian="Roboto1" style:font-size-asian="12pt" style:font-name-complex="Roboto1" style:font-size-complex="12pt"/>
    </style:style>
    <style:style style:name="ce187" style:family="table-cell" style:parent-style-name="Default" style:data-style-name="N0">
      <style:table-cell-properties fo:border-bottom="0.06pt solid #000000" fo:background-color="#dddddd" style:text-align-source="fix" style:repeat-content="false" fo:wrap-option="wrap" fo:border-left="0.06pt solid #000000" fo:padding-bottom="0.035cm" fo:padding-left="0.035cm" fo:padding-right="0cm" fo:padding-top="0.035cm" fo:border-right="0.06pt solid #000000" fo:border-top="none" style:vertical-align="top"/>
      <style:paragraph-properties fo:text-align="end"/>
      <style:text-properties style:font-name="Roboto1" fo:font-size="12pt" style:font-name-asian="Roboto1" style:font-size-asian="12pt" style:font-name-complex="Roboto1" style:font-size-complex="12pt"/>
    </style:style>
    <style:style style:name="ce193" style:family="table-cell" style:parent-style-name="Default" style:data-style-name="N0">
      <style:table-cell-properties fo:background-color="#dddddd" style:text-align-source="fix" style:repeat-content="false" fo:wrap-option="wrap" fo:border="0.06pt solid #000000" fo:padding-bottom="0.035cm" fo:padding-left="0.035cm" fo:padding-right="0cm" fo:padding-top="0.035cm" style:vertical-align="top"/>
      <style:paragraph-properties fo:text-align="end"/>
      <style:text-properties style:font-name="Roboto1" fo:font-size="12pt" style:font-name-asian="Roboto1" style:font-size-asian="12pt" style:font-name-complex="Roboto1" style:font-size-complex="12pt"/>
    </style:style>
    <style:style style:name="ce194" style:family="table-cell" style:parent-style-name="Default" style:data-style-name="N0">
      <style:table-cell-properties fo:background-color="#dddddd" style:text-align-source="fix" style:repeat-content="false" fo:wrap-option="wrap" fo:border="0.06pt solid #000000" style:vertical-align="automatic"/>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195" style:family="table-cell" style:parent-style-name="Default" style:data-style-name="N0">
      <style:table-cell-properties fo:background-color="#999999" style:text-align-source="fix" style:repeat-content="false" fo:border="0.06pt solid #000000" style:vertical-align="middle"/>
      <style:paragraph-properties fo:text-align="start" fo:margin-left="0cm"/>
    </style:style>
    <style:style style:name="ce196" style:family="table-cell" style:parent-style-name="Default" style:data-style-name="N0">
      <style:table-cell-properties fo:border-bottom="none" fo:background-color="#dddddd" style:text-align-source="fix" style:repeat-content="false" fo:border-left="0.06pt solid #000000" fo:border-right="0.06pt solid #000000" fo:border-top="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197" style:family="table-cell" style:parent-style-name="Default" style:data-style-name="N0">
      <style:table-cell-properties fo:border-bottom="none" fo:background-color="#dddddd" style:text-align-source="fix" style:repeat-content="false" fo:border-left="0.06pt solid #000000" fo:border-right="0.06pt solid #000000" fo:border-top="none" style:vertical-align="top"/>
      <style:paragraph-properties fo:text-align="start" fo:margin-left="0cm"/>
      <style:text-properties style:font-name="Roboto1" fo:font-size="12pt" style:font-name-asian="Roboto1" style:font-size-asian="12pt" style:font-name-complex="Roboto1" style:font-size-complex="12pt"/>
    </style:style>
    <style:style style:name="ce198" style:family="table-cell" style:parent-style-name="Default" style:data-style-name="N0">
      <style:table-cell-properties fo:border-bottom="0.06pt solid #000000" fo:background-color="#dddddd" style:text-align-source="fix" style:repeat-content="false" fo:border-left="0.06pt solid #000000" fo:border-right="0.06pt solid #000000" fo:border-top="none" style:vertical-align="top"/>
      <style:paragraph-properties fo:text-align="start" fo:margin-left="0cm"/>
      <style:text-properties style:font-name="Roboto1" fo:font-size="12pt" style:font-name-asian="Roboto1" style:font-size-asian="12pt" style:font-name-complex="Roboto1" style:font-size-complex="12pt"/>
    </style:style>
    <style:style style:name="ce199" style:family="table-cell" style:parent-style-name="Default" style:data-style-name="N0">
      <style:table-cell-properties fo:background-color="#dddddd" style:text-align-source="fix" style:repeat-content="false"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200" style:family="table-cell" style:parent-style-name="Default" style:data-style-name="N0">
      <style:table-cell-properties fo:border-bottom="0.06pt solid #000000" fo:background-color="#dddddd" style:text-align-source="fix" style:repeat-content="false" fo:border-left="0.06pt solid #000000" fo:border-right="none" fo:border-top="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201" style:family="table-cell" style:parent-style-name="Default" style:data-style-name="N0">
      <style:table-cell-properties fo:border-bottom="0.06pt solid #000000" fo:background-color="#dddddd" style:text-align-source="fix" style:repeat-content="false" fo:wrap-option="wrap" fo:border-left="0.06pt solid #000000" fo:border-right="none" fo:border-top="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202" style:family="table-cell" style:parent-style-name="Default" style:data-style-name="N10104">
      <style:table-cell-properties style:text-align-source="fix" style:repeat-content="false" fo:background-color="transparent"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203" style:family="table-cell" style:parent-style-name="Default" style:data-style-name="N0">
      <style:table-cell-properties fo:background-color="#999999" fo:border="0.06pt solid #000000" style:vertical-align="middle"/>
    </style:style>
    <style:style style:name="ce204" style:family="table-cell" style:parent-style-name="Default" style:data-style-name="N10122">
      <style:table-cell-properties style:text-align-source="fix" style:repeat-content="false"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205" style:family="table-cell" style:parent-style-name="Default" style:data-style-name="N0">
      <style:table-cell-properties fo:background-color="#dddddd" style:text-align-source="fix" style:repeat-content="false" fo:wrap-option="wrap" fo:border="0.06pt solid #000000" fo:padding-bottom="0.035cm" fo:padding-left="0.035cm" fo:padding-right="0cm" fo:padding-top="0.035cm" style:vertical-align="middle"/>
      <style:paragraph-properties fo:text-align="end"/>
      <style:text-properties style:font-name="Roboto1" fo:font-size="12pt" fo:font-weight="bold" style:font-name-asian="Roboto1" style:font-size-asian="12pt" style:font-weight-asian="bold" style:font-name-complex="Roboto1" style:font-size-complex="12pt" style:font-weight-complex="bold"/>
    </style:style>
    <style:style style:name="ce206" style:family="table-cell" style:parent-style-name="Default" style:data-style-name="N0">
      <style:table-cell-properties fo:background-color="#dddddd" style:text-align-source="fix" style:repeat-content="false" fo:border="0.06pt solid #000000" fo:padding-bottom="0.035cm" fo:padding-left="0.035cm" fo:padding-right="0cm" fo:padding-top="0.035cm" style:vertical-align="middle"/>
      <style:paragraph-properties fo:text-align="end"/>
      <style:text-properties style:font-name="Roboto1" fo:font-size="12pt" fo:font-weight="bold" style:font-name-asian="Roboto1" style:font-size-asian="12pt" style:font-weight-asian="bold" style:font-name-complex="Roboto1" style:font-size-complex="12pt" style:font-weight-complex="bold"/>
    </style:style>
    <style:style style:name="ce207" style:family="table-cell" style:parent-style-name="Default" style:data-style-name="N0">
      <style:table-cell-properties fo:background-color="#999999" style:text-align-source="fix" style:repeat-content="false" fo:border="0.06pt solid #000000" fo:padding-bottom="0.035cm" fo:padding-left="0.035cm" fo:padding-right="0cm" fo:padding-top="0.035cm" style:vertical-align="top"/>
      <style:paragraph-properties fo:text-align="end"/>
      <style:text-properties style:font-name="Roboto1" fo:font-size="12pt" style:font-name-asian="Roboto1" style:font-size-asian="12pt" style:font-name-complex="Roboto1" style:font-size-complex="12pt"/>
    </style:style>
    <style:style style:name="ce208" style:family="table-cell" style:parent-style-name="Default" style:data-style-name="N0">
      <style:table-cell-properties style:text-align-source="fix" style:repeat-content="false" fo:background-color="transparent" fo:border="0.06pt solid #000000" style:rotation-angle="270" style:vertical-align="top"/>
      <style:paragraph-properties fo:text-align="center"/>
      <style:text-properties style:font-name="Roboto1" fo:font-size="12pt" style:font-name-asian="Roboto1" style:font-size-asian="12pt" style:font-name-complex="Roboto1" style:font-size-complex="12pt"/>
    </style:style>
    <style:style style:name="ce209" style:family="table-cell" style:parent-style-name="Default" style:data-style-name="N0">
      <style:table-cell-properties fo:background-color="#eeeeee" style:text-align-source="fix" style:repeat-content="false" fo:border="0.06pt solid #000000" style:rotation-angle="270" style:vertical-align="top"/>
      <style:paragraph-properties fo:text-align="center"/>
      <style:text-properties style:font-name="Roboto1" fo:font-size="12pt" style:font-name-asian="Roboto1" style:font-size-asian="12pt" style:font-name-complex="Roboto1" style:font-size-complex="12pt"/>
    </style:style>
    <style:style style:name="ce210" style:family="table-cell" style:parent-style-name="Default" style:data-style-name="N0">
      <style:table-cell-properties fo:background-color="#eeeeee" style:text-align-source="fix" style:repeat-content="false" fo:border="0.06pt solid #000000" style:vertical-align="middle"/>
      <style:paragraph-properties fo:text-align="center"/>
      <style:text-properties style:font-name="Roboto1" fo:font-size="12pt" style:font-name-asian="Roboto1" style:font-size-asian="12pt" style:font-name-complex="Roboto1" style:font-size-complex="12pt"/>
    </style:style>
    <style:style style:name="ce211" style:family="table-cell" style:parent-style-name="Default" style:data-style-name="N0">
      <style:table-cell-properties fo:background-color="#eeeeee" style:text-align-source="fix" style:repeat-content="false" fo:border="0.06pt solid #000000" style:vertical-align="top"/>
      <style:paragraph-properties fo:text-align="center"/>
      <style:text-properties style:font-name="Roboto1" fo:font-size="12pt" style:font-name-asian="Roboto1" style:font-size-asian="12pt" style:font-name-complex="Roboto1" style:font-size-complex="12pt"/>
    </style:style>
    <style:style style:name="ce212" style:family="table-cell" style:parent-style-name="Default" style:data-style-name="N0">
      <style:table-cell-properties fo:background-color="#999999" style:text-align-source="fix" style:repeat-content="false" fo:wrap-option="wrap" fo:border="0.06pt solid #000000" fo:padding-bottom="0.035cm" fo:padding-left="0.035cm" fo:padding-right="0cm" fo:padding-top="0.035cm" style:rotation-angle="270" style:vertical-align="middle"/>
      <style:paragraph-properties fo:text-align="end"/>
      <style:text-properties style:font-name="Roboto1" fo:font-size="12pt" fo:font-weight="bold" style:font-name-asian="Roboto1" style:font-size-asian="12pt" style:font-weight-asian="bold" style:font-name-complex="Roboto1" style:font-size-complex="12pt" style:font-weight-complex="bold"/>
    </style:style>
    <style:style style:name="ce156" style:family="table-cell" style:parent-style-name="Default" style:data-style-name="N0">
      <style:table-cell-properties fo:background-color="#dddddd" style:text-align-source="fix" style:repeat-content="false" fo:wrap-option="wrap" fo:border="0.06pt solid #000000" style:vertical-align="top"/>
      <style:paragraph-properties fo:text-align="center" fo:margin-left="0cm"/>
      <style:text-properties style:font-name="Roboto1" fo:font-size="12pt" fo:font-weight="bold" style:font-name-asian="Roboto1" style:font-size-asian="12pt" style:font-weight-asian="bold" style:font-name-complex="Roboto1" style:font-size-complex="12pt" style:font-weight-complex="bold"/>
    </style:style>
    <style:style style:name="ce80" style:family="table-cell" style:parent-style-name="Default" style:data-style-name="N0">
      <style:table-cell-properties style:text-align-source="fix" style:repeat-content="false" fo:background-color="transparent" fo:border="0.06pt solid #000000" style:vertical-align="automatic"/>
      <style:paragraph-properties fo:text-align="start" fo:margin-left="0.706cm"/>
      <style:text-properties style:font-name="Roboto1" fo:font-size="12pt" style:font-name-asian="Roboto1" style:font-size-asian="12pt" style:font-name-complex="Roboto1" style:font-size-complex="12pt"/>
    </style:style>
    <style:style style:name="ce81" style:family="table-cell" style:parent-style-name="Default" style:data-style-name="N2">
      <style:table-cell-properties fo:background-color="transparent" fo:border="0.06pt solid #000000"/>
      <style:text-properties style:font-name="Roboto1" fo:font-size="12pt" style:font-name-asian="Roboto1" style:font-size-asian="12pt" style:font-name-complex="Roboto1" style:font-size-complex="12pt"/>
    </style:style>
    <style:style style:name="ce82" style:family="table-cell" style:parent-style-name="Default" style:data-style-name="N10104">
      <style:table-cell-properties fo:background-color="transparent" fo:border="0.06pt solid #000000"/>
      <style:text-properties style:font-name="Roboto1" fo:font-size="12pt" style:font-name-asian="Roboto1" style:font-size-asian="12pt" style:font-name-complex="Roboto1" style:font-size-complex="12pt"/>
    </style:style>
    <style:style style:name="ce83" style:family="table-cell" style:parent-style-name="Default" style:data-style-name="N10104">
      <style:table-cell-properties fo:background-color="#dddddd" style:text-align-source="fix" style:repeat-content="false" fo:wrap-option="wrap" fo:border="0.06pt solid #000000" style:vertical-align="top"/>
      <style:paragraph-properties fo:text-align="center" fo:margin-left="0cm"/>
      <style:text-properties style:font-name="Roboto1" fo:font-size="12pt" fo:font-weight="bold" style:font-name-asian="Roboto1" style:font-size-asian="12pt" style:font-weight-asian="bold" style:font-name-complex="Roboto1" style:font-size-complex="12pt" style:font-weight-complex="bold"/>
    </style:style>
    <style:style style:name="ce229"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230" style:family="table-cell" style:parent-style-name="Default" style:data-style-name="N0">
      <style:table-cell-properties style:text-align-source="fix" style:repeat-content="false" fo:border="0.06pt solid #000000" style:vertical-align="top"/>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231" style:family="table-cell" style:parent-style-name="Default" style:data-style-name="N0">
      <style:table-cell-properties fo:border="0.06pt solid #000000"/>
      <style:text-properties style:font-name="Roboto1" fo:font-size="12pt" style:font-name-asian="Roboto1" style:font-size-asian="12pt" style:font-name-complex="Roboto1" style:font-size-complex="12pt"/>
    </style:style>
    <style:style style:name="ce232" style:family="table-cell" style:parent-style-name="Default" style:data-style-name="N0">
      <style:table-cell-properties style:text-align-source="fix" style:repeat-content="false" style:vertical-align="top"/>
      <style:paragraph-properties fo:text-align="start" fo:margin-left="0cm"/>
    </style:style>
    <style:style style:name="ce233" style:family="table-cell" style:parent-style-name="Default" style:data-style-name="N0">
      <style:table-cell-properties style:text-align-source="fix" style:repeat-content="false" style:vertical-align="automatic"/>
      <style:paragraph-properties fo:text-align="start" fo:margin-left="0cm"/>
    </style:style>
    <style:style style:name="ce234" style:family="table-cell" style:parent-style-name="Default" style:data-style-name="N0">
      <style:table-cell-properties style:text-align-source="fix" style:repeat-content="false" fo:background-color="transparent" fo:border="0.06pt solid #000000" style:vertical-align="top"/>
      <style:paragraph-properties fo:text-align="start" fo:margin-left="0cm"/>
      <style:text-properties style:font-name="Roboto1" fo:font-size="12pt" fo:font-weight="bold" style:font-name-asian="Roboto1" style:font-size-asian="12pt" style:font-weight-asian="bold" style:font-name-complex="Roboto1" style:font-size-complex="12pt" style:font-weight-complex="bold"/>
    </style:style>
    <style:style style:name="ce235" style:family="table-cell" style:parent-style-name="Default" style:data-style-name="N0">
      <style:text-properties style:font-name="Roboto1" fo:font-size="12pt" style:font-name-asian="Roboto1" style:font-size-asian="12pt" style:font-name-complex="Roboto1" style:font-size-complex="12pt"/>
    </style:style>
    <style:style style:name="ce236"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style:font-name="Roboto1" fo:font-size="12pt" style:font-name-asian="Roboto1" style:font-size-asian="12pt" style:font-name-complex="Roboto1" style:font-size-complex="12pt"/>
    </style:style>
    <style:style style:name="ce238" style:family="table-cell" style:parent-style-name="Default" style:data-style-name="N0">
      <style:table-cell-properties style:text-align-source="fix" style:repeat-content="false" fo:wrap-option="wrap"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242" style:family="table-cell" style:parent-style-name="Default" style:data-style-name="N0">
      <style:table-cell-properties fo:border="0.06pt solid #000000" style:vertical-align="middle"/>
      <style:text-properties style:font-name="Roboto1" fo:font-size="12pt" style:font-name-asian="Roboto1" style:font-size-asian="12pt" style:font-name-complex="Roboto1" style:font-size-complex="12pt"/>
    </style:style>
    <style:style style:name="ce244" style:family="table-cell" style:parent-style-name="Default" style:data-style-name="N0">
      <style:table-cell-properties fo:wrap-option="wrap" fo:border="0.06pt solid #000000" style:vertical-align="middle"/>
      <style:text-properties style:font-name="Roboto1" fo:font-size="12pt" style:font-name-asian="Roboto1" style:font-size-asian="12pt" style:font-name-complex="Roboto1" style:font-size-complex="12pt"/>
    </style:style>
    <style:style style:name="ce251" style:family="table-cell" style:parent-style-name="Default" style:data-style-name="N0">
      <style:table-cell-properties style:text-align-source="fix" style:repeat-content="false" fo:border="0.06pt solid #000000" style:vertical-align="top"/>
      <style:paragraph-properties fo:text-align="center"/>
      <style:text-properties style:font-name="Roboto1" fo:font-size="12pt" fo:font-weight="bold" style:font-name-asian="Roboto1" style:font-size-asian="12pt" style:font-weight-asian="bold" style:font-name-complex="Roboto1" style:font-size-complex="12pt" style:font-weight-complex="bold"/>
    </style:style>
    <style:style style:name="ce252" style:family="table-cell" style:parent-style-name="Default" style:data-style-name="N0">
      <style:table-cell-properties fo:wrap-option="wrap" fo:border="0.06pt solid #000000" style:vertical-align="automatic"/>
      <style:text-properties style:font-name="Roboto1" fo:font-size="12pt" style:font-name-asian="Roboto1" style:font-size-asian="12pt" style:font-name-complex="Roboto1" style:font-size-complex="12pt"/>
    </style:style>
    <style:style style:name="ce253" style:family="table-cell" style:parent-style-name="Default" style:data-style-name="N0">
      <style:table-cell-properties style:vertical-align="top"/>
      <style:text-properties style:font-name="Roboto1" fo:font-size="12pt" style:font-name-asian="Roboto1" style:font-size-asian="12pt" style:font-name-complex="Roboto1" style:font-size-complex="12pt"/>
    </style:style>
    <style:style style:name="gr3"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Roboto1" fo:font-size="11pt" fo:language="ru" fo:country="RU" fo:font-style="normal" fo:text-shadow="none" style:text-underline-style="none" fo:font-weight="normal" style:text-underline-mode="continuous" style:text-overline-mode="continuous" style:text-line-through-mode="continuous" style:font-family-asian="'Liberation Sans1'" style:font-size-asian="11pt" style:language-asian="zh" style:country-asian="CN" style:font-style-asian="normal" style:font-weight-asian="normal" style:font-family-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Roboto1" fo:font-size="11pt" fo:language="ru" fo:country="RU" fo:font-style="normal" fo:text-shadow="none" style:text-underline-style="none" fo:font-weight="normal" style:text-underline-mode="continuous" style:text-overline-mode="continuous" style:text-line-through-mode="continuous" style:font-family-asian="'Liberation Sans1'" style:font-size-asian="11pt" style:language-asian="zh" style:country-asian="CN" style:font-style-asian="normal" style:font-weight-asian="normal" style:font-family-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Roboto1" fo:font-size="11pt" fo:language="ru" fo:country="RU" fo:font-style="normal" fo:text-shadow="none" style:text-underline-style="none" fo:font-weight="normal" style:text-underline-mode="continuous" style:text-overline-mode="continuous" style:text-line-through-mode="continuous" style:font-family-asian="'Liberation Sans1'" style:font-size-asian="11pt" style:language-asian="zh" style:country-asian="CN" style:font-style-asian="normal" style:font-weight-asian="normal" style:font-family-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Roboto1" fo:font-size="9pt" fo:language="ru" fo:country="RU" fo:font-style="normal" fo:text-shadow="none" style:text-underline-style="none" fo:font-weight="bold" style:text-underline-mode="continuous" style:text-overline-mode="continuous" style:text-line-through-mode="continuous" style:font-family-asian="'Liberation Sans1'" style:font-size-asian="9pt" style:language-asian="zh" style:country-asian="CN" style:font-style-asian="normal" style:font-weight-asian="bold" style:font-family-complex="'Liberation Sans1'"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Roboto1" fo:font-size="9pt" fo:language="ru" fo:country="RU" fo:font-style="normal" fo:text-shadow="none" style:text-underline-style="none" fo:font-weight="normal" style:text-underline-mode="continuous" style:text-overline-mode="continuous" style:text-line-through-mode="continuous" style:font-family-asian="'Liberation Sans1'" style:font-size-asian="9pt" style:language-asian="zh" style:country-asian="CN" style:font-style-asian="normal" style:font-weight-asian="normal" style:font-family-complex="'Liberation Sans1'"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ff0000" loext:opacity="100%" fo:font-size="14pt" fo:font-weight="bold" style:font-size-asian="14pt" style:font-weight-asian="bold" style:font-size-complex="14pt" style:font-weight-complex="bold"/>
    </style:style>
    <style:style style:name="T4" style:family="text">
      <style:text-properties fo:color="#ff0000" fo:font-size="14pt" fo:font-weight="bold" style:font-size-asian="14pt" style:font-size-complex="14pt" style:font-weight-asian="bold" style:font-weight-complex="bold"/>
    </style:style>
    <style:style style:name="T6" style:family="text">
      <style:text-properties fo:color="#000000"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1&quot;;&quot;2&quot;)" table:allow-empty-cell="true" table:display-list="unsorted" table:base-cell-address="Главный_лист.A1">
          <table:error-message table:message-type="stop" table:display="true"/>
        </table:content-validation>
        <table:content-validation table:name="val2" table:condition="of:cell-content-is-in-list(DB_EFdr)" table:allow-empty-cell="true" table:display-list="unsorted" table:base-cell-address="Настройки.C3">
          <table:error-message table:message-type="stop" table:display="true"/>
        </table:content-validation>
        <table:content-validation table:name="val3" table:condition="of:cell-content-is-in-list(DB_EHEn)" table:allow-empty-cell="true" table:display-list="unsorted" table:base-cell-address="Настройки.C4">
          <table:error-message table:message-type="stop" table:display="true"/>
        </table:content-validation>
        <table:content-validation table:name="val4" table:condition="of:cell-content-is-in-list(INDEX(DB_PrnTy_T;0;1))" table:allow-empty-cell="true" table:display-list="unsorted" table:base-cell-address="Настройки.C6">
          <table:error-message table:message-type="stop" table:display="true"/>
        </table:content-validation>
        <table:content-validation table:name="val5" table:condition="of:cell-content-is-in-list(&quot;Да&quot;;&quot;Нет&quot;)" table:allow-empty-cell="true" table:display-list="unsorted" table:base-cell-address="Главный_лист.A1">
          <table:error-message table:message-type="stop" table:display="true"/>
        </table:content-validation>
        <table:content-validation table:name="val6" table:condition="of:cell-content-is-in-list(DB_TTy_L)" table:allow-empty-cell="true" table:display-list="unsorted" table:base-cell-address="Настройки.C9">
          <table:error-message table:message-type="stop" table:display="true"/>
        </table:content-validation>
        <table:content-validation table:name="val7" table:condition="of:cell-content-is-in-list(&quot;4&quot;;&quot;6&quot;;&quot;8&quot;;&quot;9&quot;)" table:allow-empty-cell="true" table:display-list="unsorted" table:base-cell-address="Главный_лист.A1">
          <table:error-message table:message-type="stop" table:display="true"/>
        </table:content-validation>
        <table:content-validation table:name="val8" table:base-cell-address="Главный_лист.A1">
          <table:error-message table:message-type="stop" table:display="true"/>
        </table:content-validation>
        <table:content-validation table:name="val9" table:condition="of:cell-content-is-in-list(DB_ZMCnt_L)" table:allow-empty-cell="true" table:display-list="unsorted" table:base-cell-address="Настройки.C13">
          <table:error-message table:message-type="stop" table:display="true"/>
        </table:content-validation>
        <table:content-validation table:name="val10" table:condition="of:cell-content-is-in-list(DB_MB_L)" table:allow-empty-cell="true" table:display-list="unsorted" table:base-cell-address="Настройки.C15">
          <table:error-message table:message-type="stop" table:display="true"/>
        </table:content-validation>
        <table:content-validation table:name="val11" table:condition="of:cell-content-is-in-list(DB_CB_L)" table:allow-empty-cell="true" table:display-list="unsorted" table:base-cell-address="Настройки.C16">
          <table:error-message table:message-type="stop" table:display="true"/>
        </table:content-validation>
        <table:content-validation table:name="val12" table:condition="of:cell-content-is-decimal-number() and cell-content-is-between(0.85,1.5)" table:allow-empty-cell="true" table:base-cell-address="Главный_лист.A1">
          <table:error-message table:message-type="stop" table:display="true"/>
        </table:content-validation>
        <table:content-validation table:name="val13" table:condition="of:cell-content-is-in-list(DB_AlPTy)" table:allow-empty-cell="true" table:display-list="unsorted" table:base-cell-address="Профиль_алюминиевый.B2">
          <table:error-message table:message-type="stop" table:display="true"/>
        </table:content-validation>
      </table:content-validations>
      <table:table table:name="Главный_лист" table:style-name="ta1">
        <table:table-column table:style-name="co1" table:default-cell-style-name="ce108"/>
        <table:table-column table:style-name="co2" table:default-cell-style-name="ce108"/>
        <table:table-column table:style-name="co3" table:number-columns-repeated="4" table:default-cell-style-name="ce108"/>
        <table:table-column table:style-name="co4" table:number-columns-repeated="9" table:default-cell-style-name="ce110"/>
        <table:table-column table:style-name="co5" table:number-columns-repeated="1009" table:default-cell-style-name="ce110"/>
        <table:table-row table:style-name="ro1">
          <table:table-cell table:style-name="ce94" office:value-type="string" calcext:value-type="string" table:number-columns-spanned="6" table:number-rows-spanned="1">
            <text:p>Расчёт комплектации и основных параметров K3D VOSTOK</text:p>
          </table:table-cell>
          <table:covered-table-cell table:number-columns-repeated="5"/>
          <table:table-cell table:number-columns-repeated="1018"/>
        </table:table-row>
        <table:table-row table:style-name="ro2">
          <table:table-cell table:style-name="ce95" office:value-type="string" calcext:value-type="string" table:number-columns-spanned="6" table:number-rows-spanned="1">
            <text:p><text:span text:style-name="T4">Внимание!</text:span></text:p>
            <text:p>Текущая версия таблицы находится в незавершенном состоянии и не проходила тщательного тестирования. Это значит, что несмотря на все проверки, в ней еще могут быть ошибки. Так что крайне рекомендуется на данном этапе проверять результат работы таблицы вручную.</text:p>
            <text:p/>
          </table:table-cell>
          <table:covered-table-cell table:number-columns-repeated="5" table:style-name="ce109"/>
          <table:table-cell table:number-columns-repeated="1018"/>
        </table:table-row>
        <table:table-row table:style-name="ro3">
          <table:table-cell table:style-name="ce96" office:value-type="string" calcext:value-type="string" table:number-columns-spanned="6" table:number-rows-spanned="1">
            <text:p>Инструкция по использованию</text:p>
          </table:table-cell>
          <table:covered-table-cell table:number-columns-repeated="5"/>
          <table:table-cell table:number-columns-repeated="1018"/>
        </table:table-row>
        <table:table-row table:style-name="ro4">
          <table:table-cell table:style-name="ce97" office:value-type="string" calcext:value-type="string" table:number-columns-spanned="6" table:number-rows-spanned="1">
            <text:p>1. На листе «Настройки» производится предварительный выбор доступных опций конфигурации.</text:p>
            <text:p>2. Далее на листе «Покупные изделия» производится расчёт количества деталей принтера, которые необходимо приобрести. Тщательно проверьте комплектацию и количество деталей и, в случае обнаружения ошибки, сообщите на github или в чате проекта. После проверки, вывод с этого листа можно использовать для закупки деталей.</text:p>
            <text:p>3. На листе «Печатные детали» происходит расчёт количества и стоимости требуемого пластика. Единственный параметр, который рекомендуется менять - «Процент заполнения». Это отношения объёма пластика, потраченного на деталь, к её полному объёму. Обратите внимание, что этот параметр не является процентом заполнения из слайсера! Также важно отметить, что расчёт количества пластика происходит без учёта трат на юбку и кайму, поддержки и неудачные попытки печати. Берите пластик с запасом. Рекомендуется проверить результаты выдачи.</text:p>
            <text:p>4. На листе «Профиль алюминиевый» происходит расчёт номенклатуры и длины профилей, используемых для построения рамы. Рекомендуется проверить результаты выдачи.</text:p>
            <text:p>5. На листе «Карта крепежа» происходит расчёт количества крепежа как для каждой сборочной единицы, так и в целом. Обратите внимание, что не учтено никакого запаса + не учтён крепёж зашивки.</text:p>
          </table:table-cell>
          <table:covered-table-cell table:number-columns-repeated="5"/>
          <table:table-cell table:number-columns-repeated="1018"/>
        </table:table-row>
        <table:table-row table:style-name="ro5">
          <table:table-cell table:style-name="ce97" office:value-type="string" calcext:value-type="string" table:number-columns-spanned="6" table:number-rows-spanned="1">
            <text:p>Листы «БД» и «Расчёты» - служебные. В общем случае ничего менять в них не стоит</text:p>
          </table:table-cell>
          <table:covered-table-cell table:number-columns-repeated="5"/>
          <table:table-cell table:number-columns-repeated="1018"/>
        </table:table-row>
        <table:table-row table:style-name="ro6">
          <table:table-cell table:style-name="ce98" office:value-type="string" calcext:value-type="string">
            <text:p>Версия таблицы:</text:p>
          </table:table-cell>
          <table:table-cell table:style-name="ce98" office:value-type="string" calcext:value-type="string">
            <text:p>0.6.4-alpha</text:p>
          </table:table-cell>
          <table:table-cell table:number-columns-repeated="1022"/>
        </table:table-row>
        <table:table-row table:style-name="ro6">
          <table:table-cell table:style-name="ce98" office:value-type="string" calcext:value-type="string">
            <text:p>Подходит для версии VOSTOK:</text:p>
          </table:table-cell>
          <table:table-cell table:style-name="ce98" office:value-type="string" calcext:value-type="string">
            <text:p>0.6.3-alpha</text:p>
          </table:table-cell>
          <table:table-cell table:number-columns-repeated="1022"/>
        </table:table-row>
        <table:table-row table:style-name="ro6">
          <table:table-cell table:style-name="ce98" office:value-type="string" calcext:value-type="string">
            <text:p>Github VOSTOK:</text:p>
          </table:table-cell>
          <table:table-cell table:style-name="ce98" office:value-type="string" calcext:value-type="string">
            <text:p><text:a xlink:href="https://github.com/dmitry-sorkin/K3D-VOSTOK" xlink:type="simple">GitHub</text:a></text:p>
          </table:table-cell>
          <table:table-cell table:number-columns-repeated="1022"/>
        </table:table-row>
        <table:table-row table:style-name="ro6">
          <table:table-cell table:style-name="ce98" office:value-type="string" calcext:value-type="string">
            <text:p>Новости VOSTOK:</text:p>
          </table:table-cell>
          <table:table-cell table:style-name="ce98" office:value-type="string" calcext:value-type="string">
            <text:p><text:a xlink:href="https://t.me/vostok3dp" xlink:type="simple">Telegram</text:a></text:p>
          </table:table-cell>
          <table:table-cell table:number-columns-repeated="1022"/>
        </table:table-row>
        <table:table-row table:style-name="ro6">
          <table:table-cell table:style-name="ce98" office:value-type="string" calcext:value-type="string">
            <text:p>Обсуждение VOSTOK:</text:p>
          </table:table-cell>
          <table:table-cell table:style-name="ce98" office:value-type="string" calcext:value-type="string">
            <text:p><text:a xlink:href="https://t.me/k3d_vostok" xlink:type="simple">Telegram</text:a></text:p>
          </table:table-cell>
          <table:table-cell table:number-columns-repeated="1022"/>
        </table:table-row>
        <table:table-row table:style-name="ro7" table:number-rows-repeated="1048565">
          <table:table-cell table:number-columns-repeated="1024"/>
        </table:table-row>
        <table:table-row table:style-name="ro7">
          <table:table-cell table:number-columns-repeated="1024"/>
        </table:table-row>
      </table:table>
      <table:table table:name="Настройки" table:style-name="ta1">
        <table:table-column table:style-name="co94" table:default-cell-style-name="ce108"/>
        <table:table-column table:style-name="co95" table:default-cell-style-name="ce18"/>
        <table:table-column table:style-name="co96" table:default-cell-style-name="ce31"/>
        <table:table-column table:style-name="co97" table:default-cell-style-name="ce108"/>
        <table:table-column table:style-name="co98" table:default-cell-style-name="ce108"/>
        <table:table-column table:style-name="co94" table:number-columns-repeated="1018" table:default-cell-style-name="ce108"/>
        <table:table-column table:style-name="co11" table:default-cell-style-name="ce110"/>
        <table:table-row table:style-name="ro23">
          <table:table-cell table:style-name="ce111" office:value-type="string" calcext:value-type="string">
            <text:p>Категория</text:p>
          </table:table-cell>
          <table:table-cell table:style-name="ce151" office:value-type="string" calcext:value-type="string">
            <text:p>Параметр</text:p>
          </table:table-cell>
          <table:table-cell table:style-name="ce111" office:value-type="string" calcext:value-type="string">
            <text:p>Значение</text:p>
          </table:table-cell>
          <table:table-cell table:style-name="ce111" office:value-type="string" calcext:value-type="string">
            <text:p>Примечание</text:p>
          </table:table-cell>
          <table:table-cell table:style-name="ce111" office:value-type="string" calcext:value-type="string">
            <text:p>Изменено настроек</text:p>
          </table:table-cell>
          <table:table-cell table:style-name="ce172" table:number-columns-repeated="1018"/>
          <table:table-cell table:style-name="ce145"/>
        </table:table-row>
        <table:table-row-group>
          <table:table-row-group table:display="false">
            <table:table-row table:style-name="ro24" table:visibility="collapse">
              <table:table-cell table:style-name="ce12" office:value-type="string" calcext:value-type="string">
                <text:p>Экструдер</text:p>
              </table:table-cell>
              <table:table-cell table:style-name="ce15" office:value-type="string" calcext:value-type="string">
                <text:p>Количество экструдеров</text:p>
              </table:table-cell>
              <table:table-cell table:style-name="ce19" table:content-validation-name="val1" office:value-type="float" office:value="1" calcext:value-type="float">
                <text:p>1</text:p>
              </table:table-cell>
              <table:table-cell table:style-name="ce141" office:value-type="string" calcext:value-type="string">
                <text:p>1 — обычный одиночный экструдер. Доступны все кинематики</text:p>
                <text:p>2 — IDEX. Доступны кинематики 0.5XY и Hybrid-CoreXY</text:p>
              </table:table-cell>
              <table:table-cell table:formula="of:=ABS(NOT([.$C2]=1))"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Экструдер</text:p>
              </table:table-cell>
              <table:table-cell table:style-name="ce15" office:value-type="string" calcext:value-type="string">
                <text:p>Тип подающего механизма</text:p>
              </table:table-cell>
              <table:table-cell table:style-name="ce20" table:content-validation-name="val2" office:value-type="string" calcext:value-type="string">
                <text:p>BMG</text:p>
              </table:table-cell>
              <table:table-cell table:style-name="ce141" office:value-type="string" calcext:value-type="string">
                <text:p>BMG — директ на основе клона BMG с e3d v6 хотэндом. Возможен IDEX</text:p>
                <text:p>Matrix — директ на основе Trianglelab Matrix. Только для одноэкструдерного варианта</text:p>
              </table:table-cell>
              <table:table-cell table:formula="of:=ABS(NOT([.$C3]=&quot;BMG&quot;))"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Экструдер</text:p>
              </table:table-cell>
              <table:table-cell table:style-name="ce15" office:value-type="string" calcext:value-type="string">
                <text:p>Тип нагревательного блока</text:p>
              </table:table-cell>
              <table:table-cell table:style-name="ce122" table:content-validation-name="val3" office:value-type="string" calcext:value-type="string">
                <text:p>Volcano</text:p>
              </table:table-cell>
              <table:table-cell table:style-name="ce141" office:value-type="string" calcext:value-type="string">
                <text:p>V6 — обычный хитблок с расходом до примерно 15мм³/с</text:p>
                <text:p>Volcano — удлиненный хитблок с расходом до примерно 30мм³/с</text:p>
              </table:table-cell>
              <table:table-cell table:formula="of:=ABS(NOT([.$C4]=&quot;Volcano&quot;))" office:value-type="float" office:value="0" calcext:value-type="float">
                <text:p>0</text:p>
              </table:table-cell>
              <table:table-cell table:style-name="ce12" table:number-columns-repeated="1019"/>
            </table:table-row>
          </table:table-row-group>
          <table:table-row table:style-name="ro24">
            <table:table-cell table:style-name="ce13" office:value-type="string" calcext:value-type="string">
              <text:p>Экструдер</text:p>
            </table:table-cell>
            <table:table-cell table:style-name="ce16" table:formula="of:= CONCATENATE([.$A5]; &quot;: кол-во=&quot;; O_ECnt; &quot;, тип=&quot;; O_EFdr; &quot;, нагревательный блок=&quot;;O_EHEn)" office:value-type="string" office:string-value="Экструдер: кол-во=1, тип=BMG, нагревательный блок=Volcano" calcext:value-type="string">
              <text:p>Экструдер: кол-во=1, тип=BMG, нагревательный блок=Volcano</text:p>
            </table:table-cell>
            <table:table-cell table:style-name="ce22"/>
            <table:table-cell table:style-name="ce33"/>
            <table:table-cell table:style-name="ce12" table:formula="of:=SUBTOTAL(9;[.E2:.E4])" office:value-type="float" office:value="0" calcext:value-type="float">
              <text:p>0</text:p>
            </table:table-cell>
            <table:table-cell table:style-name="ce12" table:number-columns-repeated="1019"/>
          </table:table-row>
          <table:table-row-group table:display="false">
            <table:table-row table:style-name="ro28" table:visibility="collapse">
              <table:table-cell table:style-name="ce12" office:value-type="string" calcext:value-type="string">
                <text:p>Оси XY</text:p>
              </table:table-cell>
              <table:table-cell table:style-name="ce15" office:value-type="string" calcext:value-type="string">
                <text:p>Кинематика</text:p>
              </table:table-cell>
              <table:table-cell table:style-name="ce23" table:content-validation-name="val4" office:value-type="string" calcext:value-type="string">
                <text:p>0.5XY</text:p>
              </table:table-cell>
              <table:table-cell table:style-name="ce141" office:value-type="string" calcext:value-type="string">
                <text:p>CoreXY — простая кинематика. Подходит только для небольших одноэкструдерных принтеров</text:p>
                <text:p>Sycnhro-CoreXY — Подходит для больших одноэкструдерных принтеров. Легко переделывается в Hybrid-CoreXY</text:p>
                <text:p>Hybrid-CoreXY — Подходит для одно- и двухэкструдерных принтеров любого размера</text:p>
                <text:p>0.5XY — Подходит для одно- и двухэкструдерных принтеров любого размера</text:p>
              </table:table-cell>
              <table:table-cell table:style-name="ce12" table:formula="of:=ABS(NOT([.$C6]=&quot;0.5XY&quot;))"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Оси XY</text:p>
              </table:table-cell>
              <table:table-cell table:style-name="ce15" office:value-type="string" calcext:value-type="string">
                <text:p>Припуск для IDEX</text:p>
              </table:table-cell>
              <table:table-cell table:style-name="ce24" table:content-validation-name="val5" office:value-type="string" calcext:value-type="string">
                <text:p>Да</text:p>
              </table:table-cell>
              <table:table-cell table:style-name="ce141" office:value-type="string" calcext:value-type="string">
                <text:p>В случае сборки одноэкструдерного принтера, можно оставить свободное место под будущую переделку в IDEX. Если и так выбран IDEX, то параметр не работает</text:p>
              </table:table-cell>
              <table:table-cell table:style-name="ce12" table:formula="of:=ABS(NOT([.$C7]=&quot;Да&quot;))" office:value-type="float" office:value="0" calcext:value-type="float">
                <text:p>0</text:p>
              </table:table-cell>
              <table:table-cell table:style-name="ce12" table:number-columns-repeated="1019"/>
            </table:table-row>
          </table:table-row-group>
          <table:table-row table:style-name="ro24">
            <table:table-cell table:style-name="ce13" office:value-type="string" calcext:value-type="string">
              <text:p>Оси XY</text:p>
            </table:table-cell>
            <table:table-cell table:style-name="ce16" table:formula="of:= CONCATENATE([.$A8]; &quot;: кинематика=&quot;; O_PrnTy; &quot;, припуск=&quot;; O_IDEXA)" office:value-type="string" office:string-value="Оси XY: кинематика=0.5XY, припуск=Да" calcext:value-type="string">
              <text:p>Оси XY: кинематика=0.5XY, припуск=Да</text:p>
            </table:table-cell>
            <table:table-cell table:style-name="ce25"/>
            <table:table-cell table:style-name="ce33"/>
            <table:table-cell table:style-name="ce12" table:formula="of:=SUBTOTAL(9;[.E6:.E7])" office:value-type="float" office:value="0" calcext:value-type="float">
              <text:p>0</text:p>
            </table:table-cell>
            <table:table-cell table:style-name="ce12" table:number-columns-repeated="1019"/>
          </table:table-row>
          <table:table-row-group table:display="false">
            <table:table-row table:style-name="ro24" table:visibility="collapse">
              <table:table-cell table:style-name="ce12" office:value-type="string" calcext:value-type="string">
                <text:p>Ось Z</text:p>
              </table:table-cell>
              <table:table-cell table:style-name="ce15" office:value-type="string" calcext:value-type="string">
                <text:p>Тип стола</text:p>
              </table:table-cell>
              <table:table-cell table:style-name="ce122" table:content-validation-name="val6" office:value-type="string" calcext:value-type="string">
                <text:p>AC 400х250</text:p>
              </table:table-cell>
              <table:table-cell table:style-name="ce141" office:value-type="string" calcext:value-type="string">
                <text:p>AC — указание на использование грелки под переменный ток</text:p>
                <text:p>Далее указан размер области печати</text:p>
              </table:table-cell>
              <table:table-cell table:style-name="ce12" table:formula="of:=ABS(NOT([.$C9]=&quot;AC 400х250&quot;))"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Ось Z</text:p>
              </table:table-cell>
              <table:table-cell table:style-name="ce15" office:value-type="string" calcext:value-type="string">
                <text:p>Припуск стола по Y</text:p>
              </table:table-cell>
              <table:table-cell table:style-name="ce122" table:content-validation-name="val5" office:value-type="string" calcext:value-type="string">
                <text:p>Да</text:p>
              </table:table-cell>
              <table:table-cell table:style-name="ce141" office:value-type="string" calcext:value-type="string">
                <text:p>Припуск по 25мм с каждой стороны от области печати по оси Y. Служит для того, чтобы винты крепления стола не проходили через грелку + для компенсации смещения печатной головы по оси Y</text:p>
              </table:table-cell>
              <table:table-cell table:style-name="ce12" table:formula="of:=ABS(NOT([.$C10]=&quot;Да&quot;))"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Ось Z</text:p>
              </table:table-cell>
              <table:table-cell table:style-name="ce17" office:value-type="string" calcext:value-type="string">
                <text:p>Количество точек крепления стола</text:p>
              </table:table-cell>
              <table:table-cell table:style-name="ce122" table:content-validation-name="val7" office:value-type="float" office:value="6" calcext:value-type="float">
                <text:p>6</text:p>
              </table:table-cell>
              <table:table-cell table:style-name="ce141" office:value-type="string" calcext:value-type="string">
                <text:p>Количество подпружиненных точек крепления стола.</text:p>
                <text:p>4 для маленьких столов, 6 для средних, 8 или 9 для больших.</text:p>
              </table:table-cell>
              <table:table-cell table:style-name="ce12" table:formula="of:=ABS(NOT([.$C11]=6))"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Ось Z</text:p>
              </table:table-cell>
              <table:table-cell table:style-name="ce15" office:value-type="string" calcext:value-type="string">
                <text:p>Высота области печати Z</text:p>
              </table:table-cell>
              <table:table-cell table:style-name="ce122" table:content-validation-name="val8" office:value-type="float" office:value="260" calcext:value-type="float">
                <text:p>260</text:p>
              </table:table-cell>
              <table:table-cell table:style-name="ce141" office:value-type="string" calcext:value-type="string">
                <text:p>Желаемая высота области печати по оси Z в миллиметрах. Небольшой припуск будет добавлен автоматически.</text:p>
              </table:table-cell>
              <table:table-cell table:style-name="ce12" table:formula="of:=ABS(NOT([.$C12]=260))"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Ось Z</text:p>
              </table:table-cell>
              <table:table-cell table:style-name="ce15" office:value-type="string" calcext:value-type="string">
                <text:p>Количество стоек оси Z</text:p>
              </table:table-cell>
              <table:table-cell table:style-name="ce122" table:content-validation-name="val9" office:value-type="float" office:value="2" calcext:value-type="float">
                <text:p>2</text:p>
              </table:table-cell>
              <table:table-cell table:style-name="ce141" office:value-type="string" calcext:value-type="string">
                <text:p>2 стойки хватает для столов с размером по Y &lt; 300мм. 4 стойки обеспечивают дополнительную жёсткость и нужны для больших столов.</text:p>
              </table:table-cell>
              <table:table-cell table:style-name="ce12" table:formula="of:=ABS(NOT([.$C13]=2))" office:value-type="float" office:value="0" calcext:value-type="float">
                <text:p>0</text:p>
              </table:table-cell>
              <table:table-cell table:style-name="ce12" table:number-columns-repeated="1019"/>
            </table:table-row>
          </table:table-row-group>
          <table:table-row table:style-name="ro24">
            <table:table-cell table:style-name="ce13" office:value-type="string" calcext:value-type="string">
              <text:p>Ось Z</text:p>
            </table:table-cell>
            <table:table-cell table:style-name="ce16" table:formula="of:= CONCATENATE([.$A14]; &quot;: стол=&quot;; O_TTy; &quot;, припуск=&quot;; O_TYA;&quot;, кол-во креплений стола=&quot;;O_TMCnt;&quot;, высота=&quot;; O_ZMx; &quot;, кол-во стоек=&quot;;O_ZMCnt)" office:value-type="string" office:string-value="Ось Z: стол=AC 400х250, припуск=Да, кол-во креплений стола=6, высота=260, кол-во стоек=2" calcext:value-type="string">
              <text:p>Ось Z: стол=AC 400х250, припуск=Да, кол-во креплений стола=6, высота=260, кол-во стоек=2</text:p>
            </table:table-cell>
            <table:table-cell table:style-name="ce22"/>
            <table:table-cell table:style-name="ce33"/>
            <table:table-cell table:style-name="ce12" table:formula="of:=SUBTOTAL(9;[.E9:.E13])" office:value-type="float" office:value="0" calcext:value-type="float">
              <text:p>0</text:p>
            </table:table-cell>
            <table:table-cell table:style-name="ce12" table:number-columns-repeated="1019"/>
          </table:table-row>
          <table:table-row-group table:display="false">
            <table:table-row table:style-name="ro24" table:visibility="collapse">
              <table:table-cell table:style-name="ce12" office:value-type="string" calcext:value-type="string">
                <text:p>Электроника</text:p>
              </table:table-cell>
              <table:table-cell table:style-name="ce15" office:value-type="string" calcext:value-type="string">
                <text:p>Материнская плата</text:p>
              </table:table-cell>
              <table:table-cell table:style-name="ce122" table:content-validation-name="val10" office:value-type="string" calcext:value-type="string">
                <text:p>Fysetc spider</text:p>
              </table:table-cell>
              <table:table-cell table:style-name="ce141" office:value-type="string" calcext:value-type="string">
                <text:p>На данный момент Fysetc Spider — это единственная официально поддерживаемая плата. Это не значит, что надо брать именно её, принтер можно собирать и на других вариантах. Просто конфигов и схем подключения под другие платы в ближайшее время не будет.</text:p>
              </table:table-cell>
              <table:table-cell table:style-name="ce12" table:formula="of:=ABS(NOT([.$C15]=&quot;Fysetc spider&quot;))"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Электроника</text:p>
              </table:table-cell>
              <table:table-cell table:style-name="ce15" office:value-type="string" calcext:value-type="string">
                <text:p>Управляющая плата</text:p>
              </table:table-cell>
              <table:table-cell table:style-name="ce122" table:content-validation-name="val11" office:value-type="string" calcext:value-type="string">
                <text:p>Orange Pi Lite</text:p>
              </table:table-cell>
              <table:table-cell table:style-name="ce141" office:value-type="string" calcext:value-type="string">
                <text:p>Рекомендуется поискать одноплатник Raspberry Pi так как на него клиппер ставится проще. Но так как платы Raspberry находятся в дефиците и на них задрали цены, временной альтернативой предлагается Orange Pi Lite</text:p>
              </table:table-cell>
              <table:table-cell table:style-name="ce12" table:formula="of:=ABS(NOT([.$C16]=&quot;Orange Pi Lite&quot;))" office:value-type="float" office:value="0" calcext:value-type="float">
                <text:p>0</text:p>
              </table:table-cell>
              <table:table-cell table:style-name="ce12" table:number-columns-repeated="1019"/>
            </table:table-row>
          </table:table-row-group>
          <table:table-row table:style-name="ro24">
            <table:table-cell table:style-name="ce13" office:value-type="string" calcext:value-type="string">
              <text:p>Электроника</text:p>
            </table:table-cell>
            <table:table-cell table:style-name="ce16" table:formula="of:= CONCATENATE([.$A17]; &quot;: мат. плата=&quot;; O_MB; &quot;, упр. плата=&quot;; O_CB)" office:value-type="string" office:string-value="Электроника: мат. плата=Fysetc spider, упр. плата=Orange Pi Lite" calcext:value-type="string">
              <text:p>Электроника: мат. плата=Fysetc spider, упр. плата=Orange Pi Lite</text:p>
            </table:table-cell>
            <table:table-cell table:style-name="ce22"/>
            <table:table-cell table:style-name="ce33"/>
            <table:table-cell table:style-name="ce12" table:formula="of:=SUBTOTAL(9;[.E15:.E16])" office:value-type="float" office:value="0" calcext:value-type="float">
              <text:p>0</text:p>
            </table:table-cell>
            <table:table-cell table:style-name="ce12" table:number-columns-repeated="1019"/>
          </table:table-row>
          <table:table-row-group table:display="false">
            <table:table-row table:style-name="ro24" table:visibility="collapse">
              <table:table-cell table:style-name="ce12" office:value-type="string" calcext:value-type="string">
                <text:p>Печатные детали</text:p>
              </table:table-cell>
              <table:table-cell table:style-name="ce17" office:value-type="string" calcext:value-type="string">
                <text:p>Плотность филамента для несущих деталей</text:p>
              </table:table-cell>
              <table:table-cell table:style-name="ce122" table:content-validation-name="val12" office:value-type="float" office:value="1.05" calcext:value-type="float">
                <text:p>1,05</text:p>
              </table:table-cell>
              <table:table-cell table:style-name="ce141" office:value-type="string" calcext:value-type="string">
                <text:p>Плотность филамента, из которого будут печататься основные несущие детали принтера</text:p>
                <text:p>Требования: прочность, жёсткость, хорошая спекаемость, теплостойкость от 90°C и выше</text:p>
                <text:p>Указывается в г/см³</text:p>
              </table:table-cell>
              <table:table-cell table:style-name="ce12" table:formula="of:=ABS(NOT([.$C18]=1.05))" office:value-type="float" office:value="0" calcext:value-type="float">
                <text:p>0</text:p>
              </table:table-cell>
              <table:table-cell table:style-name="ce12" table:number-columns-repeated="1019"/>
            </table:table-row>
            <table:table-row table:style-name="ro24" table:visibility="collapse">
              <table:table-cell table:style-name="ce12" office:value-type="string" calcext:value-type="string">
                <text:p>Печатные детали</text:p>
              </table:table-cell>
              <table:table-cell table:style-name="ce17" office:value-type="string" calcext:value-type="string">
                <text:p>Стоимость филамента для несущих деталей</text:p>
              </table:table-cell>
              <table:table-cell table:style-name="ce127" table:content-validation-name="val8" table:formula="of:=1620/0.6/70" office:value-type="currency" office:currency="USD" office:value="38.5714285714286" calcext:value-type="currency">
                <text:p>$38.57</text:p>
              </table:table-cell>
              <table:table-cell table:style-name="ce141" office:value-type="string" calcext:value-type="string">
                <text:p>Стоимость килограмма филамента, из которого будут печататься основные несущие детали принтера</text:p>
              </table:table-cell>
              <table:table-cell table:style-name="ce12" table:formula="of:=ABS(NOT([.$C19]=1620/0.6/70))" office:value-type="float" office:value="0" calcext:value-type="float">
                <text:p>0</text:p>
              </table:table-cell>
              <table:table-cell table:style-name="ce12" table:number-columns-repeated="1019"/>
            </table:table-row>
          </table:table-row-group>
          <table:table-row table:style-name="ro24">
            <table:table-cell table:style-name="ce13" office:value-type="string" calcext:value-type="string">
              <text:p>Печатные детали</text:p>
            </table:table-cell>
            <table:table-cell table:style-name="ce16" table:formula="of:= CONCATENATE([.$A20]; &quot;: филамент плотность=&quot;; O_FlmD; &quot;, филамент стоимость=&quot;; ROUND(O_FlmPr;2); &quot;$&quot;)" office:value-type="string" office:string-value="Печатные детали: филамент плотность=1,05, филамент стоимость=38,57$" calcext:value-type="string">
              <text:p>Печатные детали: филамент плотность=1,05, филамент стоимость=38,57$</text:p>
            </table:table-cell>
            <table:table-cell table:style-name="ce27"/>
            <table:table-cell table:style-name="ce33"/>
            <table:table-cell table:style-name="ce12" table:formula="of:=SUBTOTAL(9;[.E18:.E19])" office:value-type="float" office:value="0" calcext:value-type="float">
              <text:p>0</text:p>
            </table:table-cell>
            <table:table-cell table:style-name="ce12" table:number-columns-repeated="1019"/>
          </table:table-row>
          <table:table-row-group table:display="false">
            <table:table-row table:style-name="ro24" table:visibility="collapse">
              <table:table-cell table:style-name="ce12" office:value-type="string" calcext:value-type="string">
                <text:p>Константы</text:p>
              </table:table-cell>
              <table:table-cell table:style-name="ce17" office:value-type="string" calcext:value-type="string">
                <text:p>Курс доллара</text:p>
              </table:table-cell>
              <table:table-cell table:style-name="ce129" table:content-validation-name="val8" office:value-type="currency" office:currency="RUB" office:value="70" calcext:value-type="currency">
                <text:p>70,00 ₽</text:p>
              </table:table-cell>
              <table:table-cell table:style-name="ce141"/>
              <table:table-cell table:style-name="ce12" table:formula="of:=ABS(NOT([.$C21]=70))" office:value-type="float" office:value="0" calcext:value-type="float">
                <text:p>0</text:p>
              </table:table-cell>
              <table:table-cell table:style-name="ce12" table:number-columns-repeated="1019"/>
            </table:table-row>
          </table:table-row-group>
          <table:table-row table:style-name="ro24">
            <table:table-cell table:style-name="ce13" office:value-type="string" calcext:value-type="string">
              <text:p>Константы</text:p>
            </table:table-cell>
            <table:table-cell table:style-name="ce16" table:formula="of:= CONCATENATE([.$A22]; &quot;: курс $=&quot;;O_USDE; &quot;р&quot;)" office:value-type="string" office:string-value="Константы: курс $=70р" calcext:value-type="string">
              <text:p>Константы: курс $=70р</text:p>
            </table:table-cell>
            <table:table-cell table:style-name="ce29"/>
            <table:table-cell table:style-name="ce33"/>
            <table:table-cell table:style-name="ce12" table:formula="of:=SUBTOTAL(9;[.E21:.E21])" office:value-type="float" office:value="0" calcext:value-type="float">
              <text:p>0</text:p>
            </table:table-cell>
            <table:table-cell table:style-name="ce12" table:number-columns-repeated="1019"/>
          </table:table-row>
          <table:table-row-group table:display="false">
            <table:table-row table:style-name="ro24" table:visibility="collapse">
              <table:table-cell office:value-type="string" calcext:value-type="string">
                <text:p>Вывод</text:p>
              </table:table-cell>
              <table:table-cell table:style-name="ce15" office:value-type="string" calcext:value-type="string">
                <text:p>Габарит X [мм]</text:p>
              </table:table-cell>
              <table:table-cell table:style-name="ce122" table:formula="of:=[Расчёты.$G$12]*1000+8" office:value-type="float" office:value="658" calcext:value-type="float">
                <text:p>658</text:p>
              </table:table-cell>
              <table:table-cell table:style-name="ce141" office:value-type="string" calcext:value-type="string" table:number-columns-spanned="1" table:number-rows-spanned="3">
                <text:p>Учтена толщина зашивки 4мм.Не учтена высота головок винтов и навесное оборудование (держатели катушек, ручки дверц и т. д.)</text:p>
              </table:table-cell>
              <table:table-cell table:style-name="ce12" office:value-type="float" office:value="0" calcext:value-type="float">
                <text:p>0</text:p>
              </table:table-cell>
              <table:table-cell table:number-columns-repeated="1019"/>
            </table:table-row>
            <table:table-row table:style-name="ro24" table:visibility="collapse">
              <table:table-cell office:value-type="string" calcext:value-type="string">
                <text:p>Вывод</text:p>
              </table:table-cell>
              <table:table-cell table:style-name="ce15" office:value-type="string" calcext:value-type="string">
                <text:p>Габарит Y [мм]</text:p>
              </table:table-cell>
              <table:table-cell table:style-name="ce122" table:formula="of:=[Расчёты.$G$13]*1000+8" office:value-type="float" office:value="498" calcext:value-type="float">
                <text:p>498</text:p>
              </table:table-cell>
              <table:covered-table-cell/>
              <table:table-cell table:style-name="ce12" office:value-type="float" office:value="0" calcext:value-type="float">
                <text:p>0</text:p>
              </table:table-cell>
              <table:table-cell table:number-columns-repeated="1019"/>
            </table:table-row>
            <table:table-row table:style-name="ro24" table:visibility="collapse">
              <table:table-cell office:value-type="string" calcext:value-type="string">
                <text:p>Вывод</text:p>
              </table:table-cell>
              <table:table-cell table:style-name="ce15" office:value-type="string" calcext:value-type="string">
                <text:p>Габарит Z [мм]</text:p>
              </table:table-cell>
              <table:table-cell table:style-name="ce122" table:formula="of:=([Расчёты.$G$14]+[Расчёты.$G$15])*1000+4" office:value-type="float" office:value="474" calcext:value-type="float">
                <text:p>474</text:p>
              </table:table-cell>
              <table:covered-table-cell/>
              <table:table-cell table:style-name="ce12" office:value-type="float" office:value="0" calcext:value-type="float">
                <text:p>0</text:p>
              </table:table-cell>
              <table:table-cell table:number-columns-repeated="1019"/>
            </table:table-row>
            <table:table-row table:style-name="ro24" table:visibility="collapse">
              <table:table-cell office:value-type="string" calcext:value-type="string">
                <text:p>Вывод</text:p>
              </table:table-cell>
              <table:table-cell table:style-name="ce15" office:value-type="string" calcext:value-type="string">
                <text:p>Цена [$]</text:p>
              </table:table-cell>
              <table:table-cell table:style-name="ce127" table:formula="of:=SUM(AE_Prc_L)+SUM(AP_Prc_L)+SUM(AlP_Prc_L)+SUM(AS_Prc_L)" office:value-type="currency" office:currency="USD" office:value="781.105807898971" calcext:value-type="currency">
                <text:p>$781.11</text:p>
              </table:table-cell>
              <table:table-cell table:style-name="ce141" office:value-type="string" calcext:value-type="string" table:number-columns-spanned="1" table:number-rows-spanned="2">
                <text:p>Не учтена цена проводки и зашивки</text:p>
              </table:table-cell>
              <table:table-cell table:style-name="ce12" office:value-type="float" office:value="0" calcext:value-type="float">
                <text:p>0</text:p>
              </table:table-cell>
              <table:table-cell table:number-columns-repeated="1019"/>
            </table:table-row>
            <table:table-row table:style-name="ro24" table:visibility="collapse">
              <table:table-cell office:value-type="string" calcext:value-type="string">
                <text:p>Вывод</text:p>
              </table:table-cell>
              <table:table-cell table:style-name="ce15" office:value-type="string" calcext:value-type="string">
                <text:p>Цена [Р]</text:p>
              </table:table-cell>
              <table:table-cell table:style-name="ce129" table:formula="of:=[.C26]*[.C21]" office:value-type="currency" office:currency="RUB" office:value="54677.4065529279" calcext:value-type="currency">
                <text:p>54 677,41 ₽</text:p>
              </table:table-cell>
              <table:covered-table-cell/>
              <table:table-cell table:style-name="ce12" office:value-type="float" office:value="0" calcext:value-type="float">
                <text:p>0</text:p>
              </table:table-cell>
              <table:table-cell table:number-columns-repeated="1019"/>
            </table:table-row>
          </table:table-row-group>
          <table:table-row table:style-name="ro24">
            <table:table-cell table:style-name="ce13" office:value-type="string" calcext:value-type="string">
              <text:p>Вывод</text:p>
            </table:table-cell>
            <table:table-cell table:style-name="ce16" table:formula="of:= CONCATENATE([.$A28]; &quot;: габарит X=&quot;;[.$C23];&quot;мм , габарит Y=&quot;;[.$C24];&quot;мм , габарит Z=&quot;;[.$C25];&quot;мм , цена=&quot;;ROUND([.$C26];2);&quot;$/&quot;;ROUND([.$C27];2);&quot;р&quot;)" office:value-type="string" office:string-value="Вывод: габарит X=658мм , габарит Y=498мм , габарит Z=474мм , цена=781,11$/54677,41р" calcext:value-type="string">
              <text:p>Вывод: габарит X=658мм , габарит Y=498мм , габарит Z=474мм , цена=781,11$/54677,41р</text:p>
            </table:table-cell>
            <table:table-cell table:style-name="ce30"/>
            <table:table-cell table:style-name="ce34"/>
            <table:table-cell table:style-name="ce12" table:formula="of:=SUBTOTAL(9;[.E23:.E27])" office:value-type="float" office:value="0" calcext:value-type="float">
              <text:p>0</text:p>
            </table:table-cell>
            <table:table-cell table:number-columns-repeated="1019"/>
          </table:table-row>
        </table:table-row-group>
        <table:table-row table:style-name="ro24">
          <table:table-cell table:style-name="ce13" office:value-type="string" calcext:value-type="string">
            <text:p>Всего настроек изменено</text:p>
          </table:table-cell>
          <table:table-cell table:style-name="ce16" table:formula="of:=[.E29]" office:value-type="float" office:value="0" calcext:value-type="float">
            <text:p>0</text:p>
          </table:table-cell>
          <table:table-cell table:style-name="ce30"/>
          <table:table-cell table:style-name="ce34"/>
          <table:table-cell table:style-name="ce12" table:formula="of:=SUBTOTAL(9;[.E2:.E27])" office:value-type="float" office:value="0" calcext:value-type="float">
            <text:p>0</text:p>
          </table:table-cell>
          <table:table-cell table:number-columns-repeated="1019"/>
        </table:table-row>
        <table:table-row table:style-name="ro11" table:number-rows-repeated="1048546">
          <table:table-cell table:number-columns-repeated="1024"/>
        </table:table-row>
        <table:table-row table:style-name="ro11">
          <table:table-cell table:number-columns-repeated="1024"/>
        </table:table-row>
        <calcext:conditional-formats>
          <calcext:conditional-format calcext:target-range-address="Настройки.C2:Настройки.C2">
            <calcext:condition calcext:apply-style-name="cf25" calcext:value="formula-is(AND([.$C$3]=&quot;Matrix&quot;;[.C2]=2))" calcext:base-cell-address="Настройки.C2"/>
            <calcext:condition calcext:apply-style-name="cf25" calcext:value="formula-is(AND([.$C$2]=2;OR([.$C$6]=[БД.$V$4];[.$C$6]=[БД.$V$5])))" calcext:base-cell-address="Настройки.C2"/>
          </calcext:conditional-format>
          <calcext:conditional-format calcext:target-range-address="Настройки.C3:Настройки.C3">
            <calcext:condition calcext:apply-style-name="cf25" calcext:value="formula-is(AND([.$C$3]=&quot;Matrix&quot;;[.C2]=2))" calcext:base-cell-address="Настройки.C3"/>
          </calcext:conditional-format>
          <calcext:conditional-format calcext:target-range-address="Настройки.C6:Настройки.C6">
            <calcext:condition calcext:apply-style-name="cf25" calcext:value="formula-is(AND([.$C$2]=2;OR([.$C$6]=[БД.$V$4];[.$C$6]=[БД.$V$5])))" calcext:base-cell-address="Настройки.C6"/>
          </calcext:conditional-format>
        </calcext:conditional-formats>
      </table:table>
      <table:table table:name="Покупные_изделия" table:style-name="ta1">
        <table:table-column table:style-name="co12" table:default-cell-style-name="ce110"/>
        <table:table-column table:style-name="co13" table:default-cell-style-name="ce110"/>
        <table:table-column table:style-name="co14" table:default-cell-style-name="ce110"/>
        <table:table-column table:style-name="co15" table:number-columns-repeated="2" table:default-cell-style-name="ce110"/>
        <table:table-column table:style-name="co16" table:default-cell-style-name="ce110"/>
        <table:table-column table:style-name="co17" table:default-cell-style-name="ce110"/>
        <table:table-column table:style-name="co18" table:default-cell-style-name="ce110"/>
        <table:table-column table:style-name="co5" table:number-columns-repeated="1016" table:default-cell-style-name="ce110"/>
        <table:table-row table:style-name="ro12">
          <table:table-cell table:style-name="ce146" office:value-type="string" calcext:value-type="string">
            <text:p>Сборка</text:p>
          </table:table-cell>
          <table:table-cell table:style-name="ce146" office:value-type="string" calcext:value-type="string">
            <text:p>Наименование</text:p>
          </table:table-cell>
          <table:table-cell table:style-name="ce159" office:value-type="string" calcext:value-type="string">
            <text:p>Цена за единицу или метр</text:p>
            <text:p>[$]</text:p>
          </table:table-cell>
          <table:table-cell table:style-name="ce146" office:value-type="string" calcext:value-type="string">
            <text:p>Единиц</text:p>
            <text:p>[шт]</text:p>
          </table:table-cell>
          <table:table-cell table:style-name="ce173" office:value-type="string" calcext:value-type="string">
            <text:p>Длина/площадь</text:p>
            <text:p>[м|м²]</text:p>
          </table:table-cell>
          <table:table-cell table:style-name="ce159" office:value-type="string" calcext:value-type="string">
            <text:p>Итого</text:p>
          </table:table-cell>
          <table:table-cell table:style-name="ce111" office:value-type="string" calcext:value-type="string">
            <text:p>Ссылка</text:p>
          </table:table-cell>
          <table:table-cell table:style-name="ce146" office:value-type="string" calcext:value-type="string">
            <text:p>Примечание</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text:p>
          </table:table-cell>
          <table:table-cell table:style-name="ce160" office:value-type="currency" office:currency="USD" office:value="8.92" calcext:value-type="currency">
            <text:p>$8.92</text:p>
          </table:table-cell>
          <table:table-cell table:style-name="ce161" table:formula="of:=IF(O_EFdr=&quot;BMG&quot;;1;0)*O_ECnt" office:value-type="float" office:value="1" calcext:value-type="float">
            <text:p>1</text:p>
          </table:table-cell>
          <table:table-cell table:style-name="ce174"/>
          <table:table-cell table:style-name="ce175" table:formula="of:=[.C2]*[.D2]" office:value-type="currency" office:currency="USD" office:value="8.92" calcext:value-type="currency">
            <text:p>$8.92</text:p>
          </table:table-cell>
          <table:table-cell table:style-name="ce176" office:value-type="string" calcext:value-type="string">
            <text:p><text:a xlink:href="https://letyshops.com/r/aliexpress-7429e2a46c29" xlink:type="simple">Aliexpress</text:a></text:p>
          </table:table-cell>
          <table:table-cell table:style-name="ce148" office:value-type="string" calcext:value-type="string">
            <text:p>Прозрачный под использование в готовом виде, черный под переделку под BeMeGe</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 — Радиатор e3d v6</text:p>
          </table:table-cell>
          <table:table-cell table:style-name="ce160" office:value-type="currency" office:currency="USD" office:value="1.17" calcext:value-type="currency">
            <text:p>$1.17</text:p>
          </table:table-cell>
          <table:table-cell table:style-name="ce161" table:formula="of:=[.D$2]" office:value-type="float" office:value="1" calcext:value-type="float">
            <text:p>1</text:p>
          </table:table-cell>
          <table:table-cell table:style-name="ce174"/>
          <table:table-cell table:style-name="ce175" table:formula="of:=[.C3]*[.D3]" office:value-type="currency" office:currency="USD" office:value="1.17" calcext:value-type="currency">
            <text:p>$1.17</text:p>
          </table:table-cell>
          <table:table-cell table:style-name="ce176" office:value-type="string" calcext:value-type="string">
            <text:p><text:a xlink:href="https://letyshops.com/r/aliexpress-8d82213ddcc8" xlink:type="simple">Aliexpress</text:a></text:p>
          </table:table-cell>
          <table:table-cell table:style-name="ce148" office:value-type="string" calcext:value-type="string">
            <text:p>Радиатор брать под фиттинг, со сквозным отверстием 4мм</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 — Горло е3d v6</text:p>
          </table:table-cell>
          <table:table-cell table:style-name="ce160" office:value-type="currency" office:currency="USD" office:value="3.42" calcext:value-type="currency">
            <text:p>$3.42</text:p>
          </table:table-cell>
          <table:table-cell table:style-name="ce161" table:formula="of:=[.D$2]" office:value-type="float" office:value="1" calcext:value-type="float">
            <text:p>1</text:p>
          </table:table-cell>
          <table:table-cell table:style-name="ce174"/>
          <table:table-cell table:style-name="ce175" table:formula="of:=[.C4]*[.D4]" office:value-type="currency" office:currency="USD" office:value="3.42" calcext:value-type="currency">
            <text:p>$3.42</text:p>
          </table:table-cell>
          <table:table-cell table:style-name="ce176" office:value-type="string" calcext:value-type="string">
            <text:p><text:a xlink:href="https://letyshops.com/r/aliexpress-38eceb95a01e" xlink:type="simple">Aliexpress</text:a></text:p>
          </table:table-cell>
          <table:table-cell table:style-name="ce148" office:value-type="string" calcext:value-type="string">
            <text:p>Титановое цельнометаллическое как оптимум цена/качество. Биметалл сталь+медь для максимальных характеристик</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 — Мотор Nema17; 20-23мм</text:p>
          </table:table-cell>
          <table:table-cell table:style-name="ce160" office:value-type="currency" office:currency="USD" office:value="6.99" calcext:value-type="currency">
            <text:p>$6.99</text:p>
          </table:table-cell>
          <table:table-cell table:style-name="ce161" table:formula="of:=[.D$2]" office:value-type="float" office:value="1" calcext:value-type="float">
            <text:p>1</text:p>
          </table:table-cell>
          <table:table-cell table:style-name="ce174"/>
          <table:table-cell table:style-name="ce175" table:formula="of:=[.C5]*[.D5]" office:value-type="currency" office:currency="USD" office:value="6.99" calcext:value-type="currency">
            <text:p>$6.99</text:p>
          </table:table-cell>
          <table:table-cell table:style-name="ce176" office:value-type="string" calcext:value-type="string">
            <text:p><text:a xlink:href="https://letyshops.com/r/aliexpress-5a1ccda888aa" xlink:type="simple">Aliexpress</text:a></text:p>
          </table:table-cell>
          <table:table-cell table:style-name="ce148" office:value-type="string" calcext:value-type="string">
            <text:p>Предпочтительно 20мм</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 — Нагревательный элемент 24в 40Вт</text:p>
          </table:table-cell>
          <table:table-cell table:style-name="ce160" office:value-type="currency" office:currency="USD" office:value="1.83" calcext:value-type="currency">
            <text:p>$1.83</text:p>
          </table:table-cell>
          <table:table-cell table:style-name="ce161" table:formula="of:=[.D$2]" office:value-type="float" office:value="1" calcext:value-type="float">
            <text:p>1</text:p>
          </table:table-cell>
          <table:table-cell table:style-name="ce174"/>
          <table:table-cell table:style-name="ce175" table:formula="of:=[.C6]*[.D6]" office:value-type="currency" office:currency="USD" office:value="1.83" calcext:value-type="currency">
            <text:p>$1.83</text:p>
          </table:table-cell>
          <table:table-cell table:style-name="ce176" office:value-type="string" calcext:value-type="string">
            <text:p><text:a xlink:href="https://letyshops.com/r/aliexpress-665f4c2b4a89" xlink:type="simple">Aliexpress</text:a></text:p>
          </table:table-cell>
          <table:table-cell table:style-name="ce148" office:value-type="string" calcext:value-type="string">
            <text:p>Диаметр 6мм, длина 20мм</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 — Термистор ATC Semitec 104GT-2 104NT-4-R025H42G</text:p>
          </table:table-cell>
          <table:table-cell table:style-name="ce160" office:value-type="currency" office:currency="USD" office:value="2.09" calcext:value-type="currency">
            <text:p>$2.09</text:p>
          </table:table-cell>
          <table:table-cell table:style-name="ce161" table:formula="of:=[.D$2]" office:value-type="float" office:value="1" calcext:value-type="float">
            <text:p>1</text:p>
          </table:table-cell>
          <table:table-cell table:style-name="ce174"/>
          <table:table-cell table:style-name="ce175" table:formula="of:=[.C7]*[.D7]" office:value-type="currency" office:currency="USD" office:value="2.09" calcext:value-type="currency">
            <text:p>$2.09</text:p>
          </table:table-cell>
          <table:table-cell table:style-name="ce176" office:value-type="string" calcext:value-type="string">
            <text:p><text:a xlink:href="https://letyshops.com/r/aliexpress-95d24e8fd2f4" xlink:type="simple">Aliexpress</text:a></text:p>
          </table:table-cell>
          <table:table-cell table:style-name="ce148" office:value-type="string" calcext:value-type="string">
            <text:p>Данный термистор подходит для температур печати до 300 градусов. Для температур выше надо pt1000 или pt100</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BMG — Вентилятор 30х30х10</text:p>
          </table:table-cell>
          <table:table-cell table:style-name="ce160" office:value-type="currency" office:currency="USD" office:value="3.78" calcext:value-type="currency">
            <text:p>$3.78</text:p>
          </table:table-cell>
          <table:table-cell table:style-name="ce161" table:formula="of:=[.D$2]" office:value-type="float" office:value="1" calcext:value-type="float">
            <text:p>1</text:p>
          </table:table-cell>
          <table:table-cell table:style-name="ce174"/>
          <table:table-cell table:style-name="ce175" table:formula="of:=[.C8]*[.D8]" office:value-type="currency" office:currency="USD" office:value="3.78" calcext:value-type="currency">
            <text:p>$3.78</text:p>
          </table:table-cell>
          <table:table-cell table:style-name="ce176" office:value-type="string" calcext:value-type="string">
            <text:p><text:a xlink:href="https://letyshops.com/r/aliexpress-bb3c0447794d" xlink:type="simple">Aliexpress</text:a></text:p>
          </table:table-cell>
          <table:table-cell table:style-name="ce148" office:value-type="string" calcext:value-type="string">
            <text:p>Вольтаж выбирать по выходному напряжению платы</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Matrix</text:p>
          </table:table-cell>
          <table:table-cell table:style-name="ce160" office:value-type="currency" office:currency="USD" office:value="82.27" calcext:value-type="currency">
            <text:p>$82.27</text:p>
          </table:table-cell>
          <table:table-cell table:style-name="ce161" table:formula="of:=IF(O_EFdr=&quot;Matrix&quot;;1;0)*O_ECnt" office:value-type="float" office:value="0" calcext:value-type="float">
            <text:p>0</text:p>
          </table:table-cell>
          <table:table-cell table:style-name="ce174"/>
          <table:table-cell table:style-name="ce175" table:formula="of:=[.C9]*[.D9]" office:value-type="currency" office:currency="USD" office:value="0" calcext:value-type="currency">
            <text:p>$0.00</text:p>
          </table:table-cell>
          <table:table-cell table:style-name="ce176" office:value-type="string" calcext:value-type="string">
            <text:p><text:a xlink:href="https://letyshops.com/r/aliexpress-f526f7e290cc" xlink:type="simple">AliExpress</text:a></text:p>
          </table:table-cell>
          <table:table-cell table:style-name="ce148" office:value-type="string" calcext:value-type="string">
            <text:p>Идёт в комплекте с горлом, хитблоком v6, медным соплом v6, термистором, нагревательным элементом и вентилятором</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Нагревательный блок e3d v6</text:p>
          </table:table-cell>
          <table:table-cell table:style-name="ce160" office:value-type="currency" office:currency="USD" office:value="1.66" calcext:value-type="currency">
            <text:p>$1.66</text:p>
          </table:table-cell>
          <table:table-cell table:style-name="ce161" table:formula="of:=IF(O_EHEn=&quot;V6&quot;;1;0)*O_ECnt" office:value-type="float" office:value="0" calcext:value-type="float">
            <text:p>0</text:p>
          </table:table-cell>
          <table:table-cell table:style-name="ce174"/>
          <table:table-cell table:style-name="ce175" table:formula="of:=[.C10]*[.D10]" office:value-type="currency" office:currency="USD" office:value="0" calcext:value-type="currency">
            <text:p>$0.00</text:p>
          </table:table-cell>
          <table:table-cell table:style-name="ce176" office:value-type="string" calcext:value-type="string">
            <text:p><text:a xlink:href="https://letyshops.com/r/aliexpress-b1d2b9b46fd2" xlink:type="simple">Aliexpress</text:a></text:p>
          </table:table-cell>
          <table:table-cell table:style-name="ce148" office:value-type="string" calcext:value-type="string">
            <text:p>Блок брать алюминиевый. Если выбран Matrix, то блок уже есть у него в комплекте</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Сопло латунное e3d v6</text:p>
          </table:table-cell>
          <table:table-cell table:style-name="ce160" office:value-type="currency" office:currency="USD" office:value="2.07" calcext:value-type="currency">
            <text:p>$2.07</text:p>
          </table:table-cell>
          <table:table-cell table:style-name="ce161" table:formula="of:=[.$D$10]" office:value-type="float" office:value="0" calcext:value-type="float">
            <text:p>0</text:p>
          </table:table-cell>
          <table:table-cell table:style-name="ce174"/>
          <table:table-cell table:style-name="ce175" table:formula="of:=[.C11]*[.D11]" office:value-type="currency" office:currency="USD" office:value="0" calcext:value-type="currency">
            <text:p>$0.00</text:p>
          </table:table-cell>
          <table:table-cell table:style-name="ce176" office:value-type="string" calcext:value-type="string">
            <text:p><text:a xlink:href="https://letyshops.com/r/aliexpress-d1da790dfb06" xlink:type="simple">Aliexpress</text:a></text:p>
          </table:table-cell>
          <table:table-cell table:style-name="ce148" office:value-type="string" calcext:value-type="string">
            <text:p>По желанию можно поставить сразу стальное закалённое сопло</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Нагревательный блок e3d volcano</text:p>
          </table:table-cell>
          <table:table-cell table:style-name="ce160" office:value-type="currency" office:currency="USD" office:value="1.8" calcext:value-type="currency">
            <text:p>$1.80</text:p>
          </table:table-cell>
          <table:table-cell table:style-name="ce161" table:formula="of:=IF(O_EHEn=&quot;Volcano&quot;;1;0)*O_ECnt" office:value-type="float" office:value="1" calcext:value-type="float">
            <text:p>1</text:p>
          </table:table-cell>
          <table:table-cell table:style-name="ce174"/>
          <table:table-cell table:style-name="ce175" table:formula="of:=[.C12]*[.D12]" office:value-type="currency" office:currency="USD" office:value="1.8" calcext:value-type="currency">
            <text:p>$1.80</text:p>
          </table:table-cell>
          <table:table-cell table:style-name="ce176" office:value-type="string" calcext:value-type="string">
            <text:p><text:a xlink:href="https://letyshops.com/r/aliexpress-4555b0b90e08" xlink:type="simple">Aliexpress</text:a></text:p>
          </table:table-cell>
          <table:table-cell table:style-name="ce148" office:value-type="string" calcext:value-type="string">
            <text:p>Блок брать алюминиевый. Если выбран Matrix, то блок уже есть у него в комплекте</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Сопло латунное e3d volcano</text:p>
          </table:table-cell>
          <table:table-cell table:style-name="ce160" office:value-type="currency" office:currency="USD" office:value="2.19" calcext:value-type="currency">
            <text:p>$2.19</text:p>
          </table:table-cell>
          <table:table-cell table:style-name="ce161" table:formula="of:=[.D12]" office:value-type="float" office:value="1" calcext:value-type="float">
            <text:p>1</text:p>
          </table:table-cell>
          <table:table-cell table:style-name="ce174"/>
          <table:table-cell table:style-name="ce175" table:formula="of:=[.C13]*[.D13]" office:value-type="currency" office:currency="USD" office:value="2.19" calcext:value-type="currency">
            <text:p>$2.19</text:p>
          </table:table-cell>
          <table:table-cell table:style-name="ce176" office:value-type="string" calcext:value-type="string">
            <text:p><text:a xlink:href="https://letyshops.com/r/aliexpress-fb519bdf2c35" xlink:type="simple">Aliexpress</text:a></text:p>
          </table:table-cell>
          <table:table-cell table:style-name="ce148" office:value-type="string" calcext:value-type="string">
            <text:p>По желанию можно поставить сразу стальное закалённое сопло</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Вентилятор 5020</text:p>
          </table:table-cell>
          <table:table-cell table:style-name="ce160" table:formula="of:=7.72/2" office:value-type="currency" office:currency="USD" office:value="3.86" calcext:value-type="currency">
            <text:p>$3.86</text:p>
          </table:table-cell>
          <table:table-cell table:style-name="ce161" table:formula="of:=O_ECnt" office:value-type="float" office:value="1" calcext:value-type="float">
            <text:p>1</text:p>
          </table:table-cell>
          <table:table-cell table:style-name="ce174"/>
          <table:table-cell table:style-name="ce175" table:formula="of:=[.C14]*[.D14]" office:value-type="currency" office:currency="USD" office:value="3.86" calcext:value-type="currency">
            <text:p>$3.86</text:p>
          </table:table-cell>
          <table:table-cell table:style-name="ce176" office:value-type="string" calcext:value-type="string">
            <text:p><text:a xlink:href="https://aliexpress.ru/item/32837932718.html" xlink:type="simple">Aliexpress</text:a></text:p>
          </table:table-cell>
          <table:table-cell table:style-name="ce148" office:value-type="string" calcext:value-type="string">
            <text:p>Вольтаж выбирать по выходному напряжению платы</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Трубка PTFE ID2 OD4</text:p>
          </table:table-cell>
          <table:table-cell table:style-name="ce160" office:value-type="currency" office:currency="USD" office:value="1.26" calcext:value-type="currency">
            <text:p>$1.26</text:p>
          </table:table-cell>
          <table:table-cell table:style-name="ce161" table:formula="of:=O_ECnt" office:value-type="float" office:value="1" calcext:value-type="float">
            <text:p>1</text:p>
          </table:table-cell>
          <table:table-cell table:style-name="ce174" office:value-type="float" office:value="2" calcext:value-type="float">
            <text:p>2,00</text:p>
          </table:table-cell>
          <table:table-cell table:style-name="ce175" table:formula="of:=[.C15]*[.D15]*[.E15]" office:value-type="currency" office:currency="USD" office:value="2.52" calcext:value-type="currency">
            <text:p>$2.52</text:p>
          </table:table-cell>
          <table:table-cell table:style-name="ce176" office:value-type="string" calcext:value-type="string">
            <text:p><text:a xlink:href="https://letyshops.com/r/aliexpress-a57494f89cb0" xlink:type="simple">Aliexpress</text:a></text:p>
          </table:table-cell>
          <table:table-cell table:style-name="ce148" office:value-type="string" calcext:value-type="string">
            <text:p>Для подвода прутка от катушек к экструдерам и сборки хотэнда</text:p>
          </table:table-cell>
          <table:table-cell table:number-columns-repeated="1016"/>
        </table:table-row>
        <table:table-row table:style-name="ro13">
          <table:table-cell table:style-name="ce147" office:value-type="string" calcext:value-type="string">
            <text:p>Печатающий блок</text:p>
          </table:table-cell>
          <table:table-cell table:style-name="ce148" office:value-type="string" calcext:value-type="string">
            <text:p>Магнит D10 L1</text:p>
          </table:table-cell>
          <table:table-cell table:style-name="ce160" table:formula="of:=9.5/O_USDE" office:value-type="currency" office:currency="USD" office:value="0.135714285714286" calcext:value-type="currency">
            <text:p>$0.14</text:p>
          </table:table-cell>
          <table:table-cell table:style-name="ce161" table:formula="of:=2*O_ECnt" office:value-type="float" office:value="2" calcext:value-type="float">
            <text:p>2</text:p>
          </table:table-cell>
          <table:table-cell table:style-name="ce174"/>
          <table:table-cell table:style-name="ce175" table:formula="of:=[.C16]*[.D16]" office:value-type="currency" office:currency="USD" office:value="0.271428571428571" calcext:value-type="currency">
            <text:p>$0.27</text:p>
          </table:table-cell>
          <table:table-cell table:style-name="ce176" office:value-type="string" calcext:value-type="string">
            <text:p><text:a xlink:href="https://mirmagnitov.ru/product/neodimovyy-magnit-disk-10kh1-mm-s-kleevym-sloem/" xlink:type="simple">Mirmagnitov</text:a></text:p>
          </table:table-cell>
          <table:table-cell table:style-name="ce148" office:value-type="string" calcext:value-type="string">
            <text:p>Для крепления вентилятора обдува модели к каретке печатной головы. Можно заменить соединение на клеевое</text:p>
          </table:table-cell>
          <table:table-cell table:number-columns-repeated="1016"/>
        </table:table-row>
        <table:table-row table:style-name="ro13">
          <table:table-cell table:style-name="ce147" office:value-type="string" calcext:value-type="string">
            <text:p>Ось X</text:p>
          </table:table-cell>
          <table:table-cell table:style-name="ce148" office:value-type="string" calcext:value-type="string">
            <text:p>Рельса MGN9 с кареткой MGN9H преднатяг Z1</text:p>
          </table:table-cell>
          <table:table-cell table:style-name="ce160" office:value-type="currency" office:currency="USD" office:value="84" calcext:value-type="currency">
            <text:p>$84.00</text:p>
          </table:table-cell>
          <table:table-cell table:style-name="ce161" office:value-type="float" office:value="1" calcext:value-type="float">
            <text:p>1</text:p>
          </table:table-cell>
          <table:table-cell table:style-name="ce174" table:formula="of:=[Расчёты.$G$9]" office:value-type="float" office:value="0.5" calcext:value-type="float">
            <text:p>0,50</text:p>
          </table:table-cell>
          <table:table-cell table:style-name="ce175" table:formula="of:=[.C17]*[.D17]*[.E17]+[.D17]*18" office:value-type="currency" office:currency="USD" office:value="60" calcext:value-type="currency">
            <text:p>$60.00</text:p>
          </table:table-cell>
          <table:table-cell table:style-name="ce176" office:value-type="string" calcext:value-type="string">
            <text:p>N/A</text:p>
          </table:table-cell>
          <table:table-cell table:style-name="ce148" office:value-type="string" calcext:value-type="string">
            <text:p>Рельсы стоит покупать у проверенного поставщика в своём регионе</text:p>
          </table:table-cell>
          <table:table-cell table:number-columns-repeated="1016"/>
        </table:table-row>
        <table:table-row table:style-name="ro13">
          <table:table-cell table:style-name="ce147" office:value-type="string" calcext:value-type="string">
            <text:p>Ось X</text:p>
          </table:table-cell>
          <table:table-cell table:style-name="ce148" office:value-type="string" calcext:value-type="string">
            <text:p>Дополнительная каретка MGN9H преднатяг Z1</text:p>
          </table:table-cell>
          <table:table-cell table:style-name="ce160" office:value-type="currency" office:currency="USD" office:value="18" calcext:value-type="currency">
            <text:p>$18.00</text:p>
          </table:table-cell>
          <table:table-cell table:style-name="ce161" table:formula="of:=O_ECnt-[.D17]" office:value-type="float" office:value="0" calcext:value-type="float">
            <text:p>0</text:p>
          </table:table-cell>
          <table:table-cell table:style-name="ce174"/>
          <table:table-cell table:style-name="ce175" table:formula="of:=[.C18]*[.D18]" office:value-type="currency" office:currency="USD" office:value="0" calcext:value-type="currency">
            <text:p>$0.00</text:p>
          </table:table-cell>
          <table:table-cell table:style-name="ce176" office:value-type="string" calcext:value-type="string">
            <text:p>N/A</text:p>
          </table:table-cell>
          <table:table-cell table:style-name="ce148" table:formula="of:=[.H17]" office:value-type="string" office:string-value="Рельсы стоит покупать у проверенного поставщика в своём регионе" calcext:value-type="string">
            <text:p>Рельсы стоит покупать у проверенного поставщика в своём регионе</text:p>
          </table:table-cell>
          <table:table-cell table:number-columns-repeated="1016"/>
        </table:table-row>
        <table:table-row table:style-name="ro13">
          <table:table-cell table:style-name="ce147" office:value-type="string" calcext:value-type="string">
            <text:p>Ось X</text:p>
          </table:table-cell>
          <table:table-cell table:style-name="ce148" office:value-type="string" calcext:value-type="string">
            <text:p>Мотор Nema17; 38-60мм</text:p>
          </table:table-cell>
          <table:table-cell table:style-name="ce160" table:formula="of:=18.85/3" office:value-type="currency" office:currency="USD" office:value="6.28333333333333" calcext:value-type="currency">
            <text:p>$6.28</text:p>
          </table:table-cell>
          <table:table-cell table:style-name="ce161" table:formula="of:=O_ECnt" office:value-type="float" office:value="1" calcext:value-type="float">
            <text:p>1</text:p>
          </table:table-cell>
          <table:table-cell table:style-name="ce174"/>
          <table:table-cell table:style-name="ce175" table:formula="of:=[.C19]*[.D19]" office:value-type="currency" office:currency="USD" office:value="6.28333333333333" calcext:value-type="currency">
            <text:p>$6.28</text:p>
          </table:table-cell>
          <table:table-cell table:style-name="ce176" office:value-type="string" calcext:value-type="string">
            <text:p><text:a xlink:href="https://letyshops.com/r/aliexpress-a1e5a87c464c" xlink:type="simple">Aliexpress</text:a></text:p>
          </table:table-cell>
          <table:table-cell table:style-name="ce148" office:value-type="string" calcext:value-type="string">
            <text:p>На принтер со столом 400х250 мотора 38мм хватает с запасом. На очень большие принтеры можно взять мотор больше</text:p>
          </table:table-cell>
          <table:table-cell table:number-columns-repeated="1016"/>
        </table:table-row>
        <table:table-row table:style-name="ro13">
          <table:table-cell table:style-name="ce147" office:value-type="string" calcext:value-type="string">
            <text:p>Ось X</text:p>
          </table:table-cell>
          <table:table-cell table:style-name="ce148" office:value-type="string" calcext:value-type="string">
            <text:p>Шкив 2GT; вн.диам. 5Мм; 20 зубов</text:p>
          </table:table-cell>
          <table:table-cell table:style-name="ce160" office:value-type="currency" office:currency="USD" office:value="3.99" calcext:value-type="currency">
            <text:p>$3.99</text:p>
          </table:table-cell>
          <table:table-cell table:style-name="ce161" table:formula="of:=O_ECnt" office:value-type="float" office:value="1" calcext:value-type="float">
            <text:p>1</text:p>
          </table:table-cell>
          <table:table-cell table:style-name="ce174"/>
          <table:table-cell table:style-name="ce175" table:formula="of:=[.C20]*[.D20]" office:value-type="currency" office:currency="USD" office:value="3.99" calcext:value-type="currency">
            <text:p>$3.99</text:p>
          </table:table-cell>
          <table:table-cell table:style-name="ce176" office:value-type="string" calcext:value-type="string">
            <text:p><text:a xlink:href="https://letyshops.com/r/aliexpress-bbc227425220" xlink:type="simple">Aliexpress</text:a></text:p>
          </table:table-cell>
          <table:table-cell table:style-name="ce148"/>
          <table:table-cell table:number-columns-repeated="1016"/>
        </table:table-row>
        <table:table-row table:style-name="ro13">
          <table:table-cell table:style-name="ce147" office:value-type="string" calcext:value-type="string">
            <text:p>Ось X</text:p>
          </table:table-cell>
          <table:table-cell table:style-name="ce148" office:value-type="string" calcext:value-type="string">
            <text:p>Ремень 2GT; 9-10мм</text:p>
          </table:table-cell>
          <table:table-cell table:style-name="ce160" office:value-type="currency" office:currency="USD" office:value="2.2" calcext:value-type="currency">
            <text:p>$2.20</text:p>
          </table:table-cell>
          <table:table-cell table:style-name="ce161" table:formula="of:=IF(OR(O_PrnTy=&quot;CoreXY&quot;;O_PrnTy=&quot;Synchro-CoreXY&quot;);2;O_ECnt)" office:value-type="float" office:value="1" calcext:value-type="float">
            <text:p>1</text:p>
          </table:table-cell>
          <table:table-cell table:style-name="ce174" table:formula="of:=VLOOKUP(O_PrnTy;[Расчёты.$I$3:.$K$6];2;0)" office:value-type="float" office:value="2.71" calcext:value-type="float">
            <text:p>2,71</text:p>
          </table:table-cell>
          <table:table-cell table:style-name="ce175" table:formula="of:=[.C21]*[.D21]*[.E21]" office:value-type="currency" office:currency="USD" office:value="5.962" calcext:value-type="currency">
            <text:p>$5.96</text:p>
          </table:table-cell>
          <table:table-cell table:style-name="ce176" office:value-type="string" calcext:value-type="string">
            <text:p><text:a xlink:href="https://letyshops.com/r/aliexpress-777b32907fa4" xlink:type="simple">Aliexpress</text:a></text:p>
          </table:table-cell>
          <table:table-cell table:style-name="ce148" office:value-type="string" calcext:value-type="string">
            <text:p>Длина ремня расчитывается грубо. Обязательно брать с запасом</text:p>
          </table:table-cell>
          <table:table-cell table:number-columns-repeated="1016"/>
        </table:table-row>
        <table:table-row table:style-name="ro13">
          <table:table-cell table:style-name="ce147" office:value-type="string" calcext:value-type="string">
            <text:p>Ось Y</text:p>
          </table:table-cell>
          <table:table-cell table:style-name="ce157" office:value-type="string" calcext:value-type="string">
            <text:p>Рельса MGN12 с кареткой MGN12H преднатяг Z0</text:p>
          </table:table-cell>
          <table:table-cell table:style-name="ce160" office:value-type="currency" office:currency="USD" office:value="115" calcext:value-type="currency">
            <text:p>$115.00</text:p>
          </table:table-cell>
          <table:table-cell table:style-name="ce161" office:value-type="float" office:value="2" calcext:value-type="float">
            <text:p>2</text:p>
          </table:table-cell>
          <table:table-cell table:style-name="ce174" table:formula="of:=([Расчёты.$G$4]+50)/1000" office:value-type="float" office:value="0.3" calcext:value-type="float">
            <text:p>0,30</text:p>
          </table:table-cell>
          <table:table-cell table:style-name="ce175" table:formula="of:=[.C22]*[.D22]*[.E22]+[.D22]*18" office:value-type="currency" office:currency="USD" office:value="105" calcext:value-type="currency">
            <text:p>$105.00</text:p>
          </table:table-cell>
          <table:table-cell table:style-name="ce176" office:value-type="string" calcext:value-type="string">
            <text:p>N/A</text:p>
          </table:table-cell>
          <table:table-cell table:style-name="ce148" office:value-type="string" calcext:value-type="string">
            <text:p>Рельсы стоит покупать у проверенного поставщика в своём регионе</text:p>
          </table:table-cell>
          <table:table-cell table:number-columns-repeated="1016"/>
        </table:table-row>
        <table:table-row table:style-name="ro13">
          <table:table-cell table:style-name="ce147" office:value-type="string" calcext:value-type="string">
            <text:p>Ось Y</text:p>
          </table:table-cell>
          <table:table-cell table:style-name="ce148" office:value-type="string" calcext:value-type="string">
            <text:p>Мотор Nema17; 42-60мм</text:p>
          </table:table-cell>
          <table:table-cell table:style-name="ce160" office:value-type="currency" office:currency="USD" office:value="9.98" calcext:value-type="currency">
            <text:p>$9.98</text:p>
          </table:table-cell>
          <table:table-cell table:style-name="ce161" table:formula="of:=VLOOKUP(O_PrnTy;DB_PrnTy_T;3;0)" office:value-type="float" office:value="1" calcext:value-type="float">
            <text:p>1</text:p>
          </table:table-cell>
          <table:table-cell table:style-name="ce174"/>
          <table:table-cell table:style-name="ce175" table:formula="of:=[.C23]*[.D23]" office:value-type="currency" office:currency="USD" office:value="9.98" calcext:value-type="currency">
            <text:p>$9.98</text:p>
          </table:table-cell>
          <table:table-cell table:style-name="ce176" office:value-type="string" calcext:value-type="string">
            <text:p><text:a xlink:href="https://letyshops.com/r/aliexpress-4e11a61fd338" xlink:type="simple">Aliexpress</text:a></text:p>
          </table:table-cell>
          <table:table-cell table:style-name="ce148" office:value-type="string" calcext:value-type="string">
            <text:p>На принтер со столом 400х250 мотора 42мм хватает с запасом. На очень большие принтеры можно взять мотор больше</text:p>
          </table:table-cell>
          <table:table-cell table:number-columns-repeated="1016"/>
        </table:table-row>
        <table:table-row table:style-name="ro13">
          <table:table-cell table:style-name="ce147" office:value-type="string" calcext:value-type="string">
            <text:p>Ось Y</text:p>
          </table:table-cell>
          <table:table-cell table:style-name="ce157" office:value-type="string" calcext:value-type="string">
            <text:p>Вал диам.8</text:p>
          </table:table-cell>
          <table:table-cell table:style-name="ce160" table:formula="of:=13.04/0.6/2" office:value-type="currency" office:currency="USD" office:value="10.8666666666667" calcext:value-type="currency">
            <text:p>$10.87</text:p>
          </table:table-cell>
          <table:table-cell table:style-name="ce161" table:formula="of:=VLOOKUP(O_PrnTy;DB_PrnTy_T;2;0)" office:value-type="float" office:value="1" calcext:value-type="float">
            <text:p>1</text:p>
          </table:table-cell>
          <table:table-cell table:style-name="ce174" table:formula="of:=[.E17]+0.1" office:value-type="float" office:value="0.6" calcext:value-type="float">
            <text:p>0,60</text:p>
          </table:table-cell>
          <table:table-cell table:style-name="ce175" table:formula="of:=[.C24]*[.D24]*[.E24]" office:value-type="currency" office:currency="USD" office:value="6.52" calcext:value-type="currency">
            <text:p>$6.52</text:p>
          </table:table-cell>
          <table:table-cell table:style-name="ce176" office:value-type="string" calcext:value-type="string">
            <text:p><text:a xlink:href="https://letyshops.com/r/aliexpress-fc415f9d05ce" xlink:type="simple">Aliexpress</text:a></text:p>
          </table:table-cell>
          <table:table-cell table:style-name="ce157"/>
          <table:table-cell table:number-columns-repeated="1016"/>
        </table:table-row>
        <table:table-row table:style-name="ro13">
          <table:table-cell table:style-name="ce147" office:value-type="string" calcext:value-type="string">
            <text:p>Ось Y</text:p>
          </table:table-cell>
          <table:table-cell table:style-name="ce157" office:value-type="string" calcext:value-type="string">
            <text:p>Шкив 2GT; вн.диам. 5Мм; 20 зубов</text:p>
          </table:table-cell>
          <table:table-cell table:style-name="ce160" office:value-type="currency" office:currency="USD" office:value="3.99" calcext:value-type="currency">
            <text:p>$3.99</text:p>
          </table:table-cell>
          <table:table-cell table:style-name="ce161" table:formula="of:=[.D23]" office:value-type="float" office:value="1" calcext:value-type="float">
            <text:p>1</text:p>
          </table:table-cell>
          <table:table-cell table:style-name="ce174"/>
          <table:table-cell table:style-name="ce175" table:formula="of:=[.C25]*[.D25]" office:value-type="currency" office:currency="USD" office:value="3.99" calcext:value-type="currency">
            <text:p>$3.99</text:p>
          </table:table-cell>
          <table:table-cell table:style-name="ce176" office:value-type="string" calcext:value-type="string">
            <text:p><text:a xlink:href="https://letyshops.com/r/aliexpress-bbc227425220" xlink:type="simple">Aliexpress</text:a></text:p>
          </table:table-cell>
          <table:table-cell table:style-name="ce157"/>
          <table:table-cell table:number-columns-repeated="1016"/>
        </table:table-row>
        <table:table-row table:style-name="ro13">
          <table:table-cell table:style-name="ce147" office:value-type="string" calcext:value-type="string">
            <text:p>Ось Y</text:p>
          </table:table-cell>
          <table:table-cell table:style-name="ce157" office:value-type="string" calcext:value-type="string">
            <text:p>Шкив 2GT; вн.диам. 8Мм; 20 зубов</text:p>
          </table:table-cell>
          <table:table-cell table:style-name="ce160" office:value-type="currency" office:currency="USD" office:value="3.99" calcext:value-type="currency">
            <text:p>$3.99</text:p>
          </table:table-cell>
          <table:table-cell table:style-name="ce161" table:formula="of:=2*[.D24]+[.D25]" office:value-type="float" office:value="3" calcext:value-type="float">
            <text:p>3</text:p>
          </table:table-cell>
          <table:table-cell table:style-name="ce174"/>
          <table:table-cell table:style-name="ce175" table:formula="of:=[.C26]*[.D26]" office:value-type="currency" office:currency="USD" office:value="11.97" calcext:value-type="currency">
            <text:p>$11.97</text:p>
          </table:table-cell>
          <table:table-cell table:style-name="ce176" office:value-type="string" calcext:value-type="string">
            <text:p><text:a xlink:href="https://letyshops.com/r/aliexpress-bbc227425220" xlink:type="simple">Aliexpress</text:a></text:p>
          </table:table-cell>
          <table:table-cell table:style-name="ce157"/>
          <table:table-cell table:number-columns-repeated="1016"/>
        </table:table-row>
        <table:table-row table:style-name="ro13">
          <table:table-cell table:style-name="ce147" office:value-type="string" calcext:value-type="string">
            <text:p>Ось Y</text:p>
          </table:table-cell>
          <table:table-cell table:style-name="ce148" office:value-type="string" calcext:value-type="string">
            <text:p>Ремень 2GT; 9-10мм; открытый</text:p>
          </table:table-cell>
          <table:table-cell table:style-name="ce160" office:value-type="currency" office:currency="USD" office:value="2.2" calcext:value-type="currency">
            <text:p>$2.20</text:p>
          </table:table-cell>
          <table:table-cell table:style-name="ce161" table:formula="of:=2*[.D24]" office:value-type="float" office:value="2" calcext:value-type="float">
            <text:p>2</text:p>
          </table:table-cell>
          <table:table-cell table:style-name="ce174" table:formula="of:=VLOOKUP(O_PrnTy;[Расчёты.$I$3:.$K$6];3;0)" office:value-type="float" office:value="0.76" calcext:value-type="float">
            <text:p>0,76</text:p>
          </table:table-cell>
          <table:table-cell table:style-name="ce175" table:formula="of:=[.C27]*[.D27]*[.E27]" office:value-type="currency" office:currency="USD" office:value="3.344" calcext:value-type="currency">
            <text:p>$3.34</text:p>
          </table:table-cell>
          <table:table-cell table:style-name="ce176" office:value-type="string" calcext:value-type="string">
            <text:p><text:a xlink:href="https://letyshops.com/r/aliexpress-777b32907fa4" xlink:type="simple">Aliexpress</text:a></text:p>
          </table:table-cell>
          <table:table-cell table:style-name="ce148" office:value-type="string" calcext:value-type="string">
            <text:p>Длина ремня расчитывается грубо. Обязательно брать с запасом</text:p>
          </table:table-cell>
          <table:table-cell table:number-columns-repeated="1016"/>
        </table:table-row>
        <table:table-row table:style-name="ro13">
          <table:table-cell table:style-name="ce147" office:value-type="string" calcext:value-type="string">
            <text:p>Ось Y</text:p>
          </table:table-cell>
          <table:table-cell table:style-name="ce148" office:value-type="string" calcext:value-type="string">
            <text:p>Ремень 2GT; 9-10мм; кольцо 150мм</text:p>
          </table:table-cell>
          <table:table-cell table:style-name="ce160" table:formula="of:=8.99/5" office:value-type="currency" office:currency="USD" office:value="1.798" calcext:value-type="currency">
            <text:p>$1.80</text:p>
          </table:table-cell>
          <table:table-cell table:style-name="ce161" table:formula="of:=[.D23]" office:value-type="float" office:value="1" calcext:value-type="float">
            <text:p>1</text:p>
          </table:table-cell>
          <table:table-cell table:style-name="ce174"/>
          <table:table-cell table:style-name="ce175" table:formula="of:=[.C28]*[.D28]" office:value-type="currency" office:currency="USD" office:value="1.798" calcext:value-type="currency">
            <text:p>$1.80</text:p>
          </table:table-cell>
          <table:table-cell table:style-name="ce176" office:value-type="string" calcext:value-type="string">
            <text:p><text:a xlink:href="https://letyshops.com/r/aliexpress-91506a5256f7" xlink:type="simple">Aliexpress</text:a></text:p>
          </table:table-cell>
          <table:table-cell table:style-name="ce148"/>
          <table:table-cell table:number-columns-repeated="1016"/>
        </table:table-row>
        <table:table-row table:style-name="ro13">
          <table:table-cell table:style-name="ce147" office:value-type="string" calcext:value-type="string">
            <text:p>Ось Z</text:p>
          </table:table-cell>
          <table:table-cell table:style-name="ce157" office:value-type="string" calcext:value-type="string">
            <text:p>Каретка Openbuilds в сборе</text:p>
          </table:table-cell>
          <table:table-cell table:style-name="ce160" office:value-type="currency" office:currency="USD" office:value="4.13" calcext:value-type="currency">
            <text:p>$4.13</text:p>
          </table:table-cell>
          <table:table-cell table:style-name="ce161" table:formula="of:=O_ZMCnt" office:value-type="float" office:value="2" calcext:value-type="float">
            <text:p>2</text:p>
          </table:table-cell>
          <table:table-cell table:style-name="ce174"/>
          <table:table-cell table:style-name="ce175" table:formula="of:=[.C29]*[.D29]" office:value-type="currency" office:currency="USD" office:value="8.26" calcext:value-type="currency">
            <text:p>$8.26</text:p>
          </table:table-cell>
          <table:table-cell table:style-name="ce176" office:value-type="string" calcext:value-type="string">
            <text:p><text:a xlink:href="https://letyshops.com/r/aliexpress-79088e0bd19b" xlink:type="simple">Aliexpress</text:a></text:p>
          </table:table-cell>
          <table:table-cell table:style-name="ce157" office:value-type="string" calcext:value-type="string">
            <text:p>Продаётся с 4 колёсами, но нужно только 3. Лишнее в запчасти</text:p>
          </table:table-cell>
          <table:table-cell table:number-columns-repeated="1016"/>
        </table:table-row>
        <table:table-row table:style-name="ro13">
          <table:table-cell table:style-name="ce147" office:value-type="string" calcext:value-type="string">
            <text:p>Ось Z</text:p>
          </table:table-cell>
          <table:table-cell table:style-name="ce148" office:value-type="string" calcext:value-type="string">
            <text:p>Винт Tr8x2</text:p>
          </table:table-cell>
          <table:table-cell table:style-name="ce160" table:formula="of:=5.12/0.3" office:value-type="currency" office:currency="USD" office:value="17.0666666666667" calcext:value-type="currency">
            <text:p>$17.07</text:p>
          </table:table-cell>
          <table:table-cell table:style-name="ce161" table:formula="of:=[.D32]" office:value-type="float" office:value="2" calcext:value-type="float">
            <text:p>2</text:p>
          </table:table-cell>
          <table:table-cell table:style-name="ce174" table:formula="of:=[Расчёты.$G$14]-0.13" office:value-type="float" office:value="0.31" calcext:value-type="float">
            <text:p>0,31</text:p>
          </table:table-cell>
          <table:table-cell table:style-name="ce175" table:formula="of:=[.C30]*[.D30]*[.E30]" office:value-type="currency" office:currency="USD" office:value="10.5813333333333" calcext:value-type="currency">
            <text:p>$10.58</text:p>
          </table:table-cell>
          <table:table-cell table:style-name="ce176" office:value-type="string" calcext:value-type="string">
            <text:p><text:a xlink:href="https://letyshops.com/r/aliexpress-345577b8ed7c" xlink:type="simple">Aliexpress</text:a></text:p>
          </table:table-cell>
          <table:table-cell table:style-name="ce148" office:value-type="string" calcext:value-type="string">
            <text:p>Tr8x2 — однозаходная трапецеидальная резьба. Диаметр = 8мм. Ход = шаг = 2мм.</text:p>
          </table:table-cell>
          <table:table-cell table:number-columns-repeated="1016"/>
        </table:table-row>
        <table:table-row table:style-name="ro13">
          <table:table-cell table:style-name="ce147" office:value-type="string" calcext:value-type="string">
            <text:p>Ось Z</text:p>
          </table:table-cell>
          <table:table-cell table:style-name="ce148" office:value-type="string" calcext:value-type="string">
            <text:p>Гайка POM Tr8x2</text:p>
          </table:table-cell>
          <table:table-cell table:style-name="ce160" office:value-type="currency" office:currency="USD" office:value="0.38" calcext:value-type="currency">
            <text:p>$0.38</text:p>
          </table:table-cell>
          <table:table-cell table:style-name="ce161" table:formula="of:=[.D32]" office:value-type="float" office:value="2" calcext:value-type="float">
            <text:p>2</text:p>
          </table:table-cell>
          <table:table-cell table:style-name="ce174"/>
          <table:table-cell table:style-name="ce175" table:formula="of:=[.C31]*[.D31]" office:value-type="currency" office:currency="USD" office:value="0.76" calcext:value-type="currency">
            <text:p>$0.76</text:p>
          </table:table-cell>
          <table:table-cell table:style-name="ce176" office:value-type="string" calcext:value-type="string">
            <text:p><text:a xlink:href="https://letyshops.com/r/aliexpress-b6f62828f589" xlink:type="simple">Aliexpress</text:a></text:p>
          </table:table-cell>
          <table:table-cell table:style-name="ce148" table:formula="of:=[.H30]" office:value-type="string" office:string-value="Tr8x2 — однозаходная трапецеидальная резьба. Диаметр = 8мм. Ход = шаг = 2мм." calcext:value-type="string">
            <text:p>Tr8x2 — однозаходная трапецеидальная резьба. Диаметр = 8мм. Ход = шаг = 2мм.</text:p>
          </table:table-cell>
          <table:table-cell table:number-columns-repeated="1016"/>
        </table:table-row>
        <table:table-row table:style-name="ro13">
          <table:table-cell table:style-name="ce147" office:value-type="string" calcext:value-type="string">
            <text:p>Ось Z</text:p>
          </table:table-cell>
          <table:table-cell table:style-name="ce148" office:value-type="string" calcext:value-type="string">
            <text:p>Мотор Nema17; 20-42мм</text:p>
          </table:table-cell>
          <table:table-cell table:style-name="ce160" table:formula="of:=18.85/3" office:value-type="currency" office:currency="USD" office:value="6.28333333333333" calcext:value-type="currency">
            <text:p>$6.28</text:p>
          </table:table-cell>
          <table:table-cell table:style-name="ce161" office:value-type="float" office:value="2" calcext:value-type="float">
            <text:p>2</text:p>
          </table:table-cell>
          <table:table-cell table:style-name="ce174"/>
          <table:table-cell table:style-name="ce175" table:formula="of:=[.C32]*[.D32]" office:value-type="currency" office:currency="USD" office:value="12.5666666666667" calcext:value-type="currency">
            <text:p>$12.57</text:p>
          </table:table-cell>
          <table:table-cell table:style-name="ce176" office:value-type="string" calcext:value-type="string">
            <text:p><text:a xlink:href="https://letyshops.com/r/aliexpress-a1e5a87c464c" xlink:type="simple">Aliexpress</text:a></text:p>
          </table:table-cell>
          <table:table-cell table:style-name="ce148"/>
          <table:table-cell table:number-columns-repeated="1016"/>
        </table:table-row>
        <table:table-row table:style-name="ro13">
          <table:table-cell table:style-name="ce147" office:value-type="string" calcext:value-type="string">
            <text:p>Ось Z</text:p>
          </table:table-cell>
          <table:table-cell table:style-name="ce148" office:value-type="string" calcext:value-type="string">
            <text:p>Муфта 5x8мм</text:p>
          </table:table-cell>
          <table:table-cell table:style-name="ce160" office:value-type="currency" office:currency="USD" office:value="2.15" calcext:value-type="currency">
            <text:p>$2.15</text:p>
          </table:table-cell>
          <table:table-cell table:style-name="ce161" table:formula="of:=[.D32]" office:value-type="float" office:value="2" calcext:value-type="float">
            <text:p>2</text:p>
          </table:table-cell>
          <table:table-cell table:style-name="ce174"/>
          <table:table-cell table:style-name="ce175" table:formula="of:=[.C33]*[.D33]" office:value-type="currency" office:currency="USD" office:value="4.3" calcext:value-type="currency">
            <text:p>$4.30</text:p>
          </table:table-cell>
          <table:table-cell table:style-name="ce176" office:value-type="string" calcext:value-type="string">
            <text:p><text:a xlink:href="https://letyshops.com/r/aliexpress-bf25e144b00c" xlink:type="simple">Aliexpress</text:a></text:p>
          </table:table-cell>
          <table:table-cell table:style-name="ce148" office:value-type="string" calcext:value-type="string">
            <text:p>Можно заменить на кулачковую или печатную</text:p>
          </table:table-cell>
          <table:table-cell table:number-columns-repeated="1016"/>
        </table:table-row>
        <table:table-row table:style-name="ro13">
          <table:table-cell table:style-name="ce147" office:value-type="string" calcext:value-type="string">
            <text:p>Стол</text:p>
          </table:table-cell>
          <table:table-cell table:style-name="ce158" table:formula="of:=CONCATENATE(&quot;Плита стола &quot;;[Расчёты.$G$3];&quot;х&quot;;[Расчёты.$G$5];&quot;х4мм&quot;)" office:value-type="string" office:string-value="Плита стола 400х300х4мм" calcext:value-type="string">
            <text:p>Плита стола 400х300х4мм</text:p>
          </table:table-cell>
          <table:table-cell table:style-name="ce160" table:formula="of:=1120/0.3/0.5/O_USDE" office:value-type="currency" office:currency="USD" office:value="106.666666666667" calcext:value-type="currency">
            <text:p>$106.67</text:p>
          </table:table-cell>
          <table:table-cell table:style-name="ce161" office:value-type="float" office:value="1" calcext:value-type="float">
            <text:p>1</text:p>
          </table:table-cell>
          <table:table-cell table:style-name="ce174" table:formula="of:=[Расчёты.$G$6]*[Расчёты.$G$8]" office:value-type="float" office:value="0.12" calcext:value-type="float">
            <text:p>0,12</text:p>
          </table:table-cell>
          <table:table-cell table:style-name="ce175" table:formula="of:=[.C34]*[.D34]*[.E34]" office:value-type="currency" office:currency="USD" office:value="12.8" calcext:value-type="currency">
            <text:p>$12.80</text:p>
          </table:table-cell>
          <table:table-cell table:style-name="ce176" office:value-type="string" calcext:value-type="string">
            <text:p><text:a xlink:href="http://prutki.ru/list-alyuminievyj-amg2-tolshchina-4-mm/" xlink:type="simple">prutki.ru</text:a></text:p>
          </table:table-cell>
          <table:table-cell table:style-name="ce157"/>
          <table:table-cell table:number-columns-repeated="1016"/>
        </table:table-row>
        <table:table-row table:style-name="ro13">
          <table:table-cell table:style-name="ce147" office:value-type="string" calcext:value-type="string">
            <text:p>Стол</text:p>
          </table:table-cell>
          <table:table-cell table:style-name="ce158" table:formula="of:=CONCATENATE(&quot;Грелка силиконовая 220В &quot;;[Расчёты.$G$3];&quot;х&quot;;[Расчёты.$G$4];&quot;мм&quot;)" office:value-type="string" office:string-value="Грелка силиконовая 220В 400х250мм" calcext:value-type="string">
            <text:p>Грелка силиконовая 220В 400х250мм</text:p>
          </table:table-cell>
          <table:table-cell table:style-name="ce160" table:formula="of:=710" office:value-type="currency" office:currency="USD" office:value="710" calcext:value-type="currency">
            <text:p>$710.00</text:p>
          </table:table-cell>
          <table:table-cell table:style-name="ce161" office:value-type="float" office:value="1" calcext:value-type="float">
            <text:p>1</text:p>
          </table:table-cell>
          <table:table-cell table:style-name="ce174" table:formula="of:=[Расчёты.$G$6]*[Расчёты.$G$7]" office:value-type="float" office:value="0.1" calcext:value-type="float">
            <text:p>0,10</text:p>
          </table:table-cell>
          <table:table-cell table:style-name="ce175" table:formula="of:=8+[.C35]*[.D35]*[.E35]" office:value-type="currency" office:currency="USD" office:value="79" calcext:value-type="currency">
            <text:p>$79.00</text:p>
          </table:table-cell>
          <table:table-cell table:style-name="ce176" office:value-type="string" calcext:value-type="string">
            <text:p><text:a xlink:href="https://letyshops.com/r/aliexpress-f720b2690d7f" xlink:type="simple">Aliexpress</text:a></text:p>
          </table:table-cell>
          <table:table-cell table:style-name="ce148"/>
          <table:table-cell table:number-columns-repeated="1016"/>
        </table:table-row>
        <table:table-row table:style-name="ro13">
          <table:table-cell table:style-name="ce147" office:value-type="string" calcext:value-type="string">
            <text:p>Стол</text:p>
          </table:table-cell>
          <table:table-cell table:style-name="ce148" office:value-type="string" calcext:value-type="string">
            <text:p>Стекло; толщина 3-4мм</text:p>
          </table:table-cell>
          <table:table-cell table:style-name="ce160" office:value-type="currency" office:currency="USD" office:value="2" calcext:value-type="currency">
            <text:p>$2.00</text:p>
          </table:table-cell>
          <table:table-cell table:style-name="ce161" office:value-type="float" office:value="1" calcext:value-type="float">
            <text:p>1</text:p>
          </table:table-cell>
          <table:table-cell table:style-name="ce174"/>
          <table:table-cell table:style-name="ce175" table:formula="of:=[.C36]*[.D36]" office:value-type="currency" office:currency="USD" office:value="2" calcext:value-type="currency">
            <text:p>$2.00</text:p>
          </table:table-cell>
          <table:table-cell table:style-name="ce176" office:value-type="string" calcext:value-type="string">
            <text:p>N/A</text:p>
          </table:table-cell>
          <table:table-cell table:style-name="ce148" office:value-type="string" calcext:value-type="string">
            <text:p>Обычное оконное стекло из ближайшей стеклорезки</text:p>
          </table:table-cell>
          <table:table-cell table:number-columns-repeated="1016"/>
        </table:table-row>
        <table:table-row table:style-name="ro13">
          <table:table-cell table:style-name="ce147" office:value-type="string" calcext:value-type="string">
            <text:p>Стол</text:p>
          </table:table-cell>
          <table:table-cell table:style-name="ce148" office:value-type="string" calcext:value-type="string">
            <text:p>Прищепка для стекла</text:p>
          </table:table-cell>
          <table:table-cell table:style-name="ce160" table:formula="of:=1.57/4" office:value-type="currency" office:currency="USD" office:value="0.3925" calcext:value-type="currency">
            <text:p>$0.39</text:p>
          </table:table-cell>
          <table:table-cell table:style-name="ce161" office:value-type="float" office:value="4" calcext:value-type="float">
            <text:p>4</text:p>
          </table:table-cell>
          <table:table-cell table:style-name="ce174"/>
          <table:table-cell table:style-name="ce175" table:formula="of:=[.C37]*[.D37]" office:value-type="currency" office:currency="USD" office:value="1.57" calcext:value-type="currency">
            <text:p>$1.57</text:p>
          </table:table-cell>
          <table:table-cell table:style-name="ce176" office:value-type="string" calcext:value-type="string">
            <text:p><text:a xlink:href="https://letyshops.com/r/aliexpress-d4270b4ecca1" xlink:type="simple">Aliexpress</text:a></text:p>
          </table:table-cell>
          <table:table-cell table:style-name="ce148" office:value-type="string" calcext:value-type="string">
            <text:p>Лучшие прищепки из примера — type A</text:p>
          </table:table-cell>
          <table:table-cell table:number-columns-repeated="1016"/>
        </table:table-row>
        <table:table-row table:style-name="ro13">
          <table:table-cell table:style-name="ce147" office:value-type="string" calcext:value-type="string">
            <text:p>Стол</text:p>
          </table:table-cell>
          <table:table-cell table:style-name="ce148" office:value-type="string" calcext:value-type="string">
            <text:p>Пружина OD8 L25</text:p>
          </table:table-cell>
          <table:table-cell table:style-name="ce160" table:formula="of:=1.75/10" office:value-type="currency" office:currency="USD" office:value="0.175" calcext:value-type="currency">
            <text:p>$0.18</text:p>
          </table:table-cell>
          <table:table-cell table:style-name="ce161" table:formula="of:=O_TMCnt" office:value-type="float" office:value="6" calcext:value-type="float">
            <text:p>6</text:p>
          </table:table-cell>
          <table:table-cell table:style-name="ce174"/>
          <table:table-cell table:style-name="ce175" table:formula="of:=[.C38]*[.D38]" office:value-type="currency" office:currency="USD" office:value="1.05" calcext:value-type="currency">
            <text:p>$1.05</text:p>
          </table:table-cell>
          <table:table-cell table:style-name="ce176" office:value-type="string" calcext:value-type="string">
            <text:p><text:a xlink:href="https://letyshops.com/r/aliexpress-88b278e06ef8" xlink:type="simple">Aliexpress</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Блок питания 24в 200Вт</text:p>
          </table:table-cell>
          <table:table-cell table:style-name="ce160" table:formula="of:=2060/74" office:value-type="currency" office:currency="USD" office:value="27.8378378378378" calcext:value-type="currency">
            <text:p>$27.84</text:p>
          </table:table-cell>
          <table:table-cell table:style-name="ce161" table:formula="of:=ABS(VLOOKUP([Расчёты.$D$13];DB_Pwr_T;2;0)=[.$B39])" office:value-type="float" office:value="1" calcext:value-type="float">
            <text:p>1</text:p>
          </table:table-cell>
          <table:table-cell table:style-name="ce174"/>
          <table:table-cell table:style-name="ce175" table:formula="of:=[.C39]*[.D39]" office:value-type="currency" office:currency="USD" office:value="27.8378378378378" calcext:value-type="currency">
            <text:p>$27.84</text:p>
          </table:table-cell>
          <table:table-cell table:style-name="ce176" office:value-type="string" calcext:value-type="string">
            <text:p><text:a xlink:href="https://www.chipdip.ru/product/lrs-200-24" xlink:type="simple">ChipDip</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Блок питания 24в 350Вт</text:p>
          </table:table-cell>
          <table:table-cell table:style-name="ce160" table:formula="of:=2530/74" office:value-type="currency" office:currency="USD" office:value="34.1891891891892" calcext:value-type="currency">
            <text:p>$34.19</text:p>
          </table:table-cell>
          <table:table-cell table:style-name="ce161" table:formula="of:=ABS(VLOOKUP([Расчёты.$D$13];DB_Pwr_T;2;0)=[.$B40])" office:value-type="float" office:value="0" calcext:value-type="float">
            <text:p>0</text:p>
          </table:table-cell>
          <table:table-cell table:style-name="ce174"/>
          <table:table-cell table:style-name="ce175" table:formula="of:=[.C40]*[.D40]" office:value-type="currency" office:currency="USD" office:value="0" calcext:value-type="currency">
            <text:p>$0.00</text:p>
          </table:table-cell>
          <table:table-cell table:style-name="ce176" office:value-type="string" calcext:value-type="string">
            <text:p><text:a xlink:href="https://www.chipdip.ru/product/lrs-350-24" xlink:type="simple">ChipDip</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Spider + 8x tmc2209</text:p>
          </table:table-cell>
          <table:table-cell table:style-name="ce160" office:value-type="currency" office:currency="USD" office:value="64.99" calcext:value-type="currency">
            <text:p>$64.99</text:p>
          </table:table-cell>
          <table:table-cell table:style-name="ce161" table:formula="of:=IF(O_MB=DB_MB_L;1;0)" office:value-type="float" office:value="1" calcext:value-type="float">
            <text:p>1</text:p>
          </table:table-cell>
          <table:table-cell table:style-name="ce174"/>
          <table:table-cell table:style-name="ce175" table:formula="of:=[.C41]*[.D41]" office:value-type="currency" office:currency="USD" office:value="64.99" calcext:value-type="currency">
            <text:p>$64.99</text:p>
          </table:table-cell>
          <table:table-cell table:style-name="ce176" office:value-type="string" calcext:value-type="string">
            <text:p><text:a xlink:href="https://letyshops.com/r/aliexpress-6caa1e86b34b" xlink:type="simple">Aliexpress</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58" office:value-type="string" calcext:value-type="string">
            <text:p>Raspberry Pi Zero W</text:p>
          </table:table-cell>
          <table:table-cell table:style-name="ce160" office:value-type="currency" office:currency="USD" office:value="60" calcext:value-type="currency">
            <text:p>$60.00</text:p>
          </table:table-cell>
          <table:table-cell table:style-name="ce161" table:formula="of:=IF(O_CB=[БД.$K$3];1;0)" office:value-type="float" office:value="0" calcext:value-type="float">
            <text:p>0</text:p>
          </table:table-cell>
          <table:table-cell table:style-name="ce174"/>
          <table:table-cell table:style-name="ce175" table:formula="of:=[.C42]*[.D42]" office:value-type="currency" office:currency="USD" office:value="0" calcext:value-type="currency">
            <text:p>$0.00</text:p>
          </table:table-cell>
          <table:table-cell table:style-name="ce176" office:value-type="string" calcext:value-type="string">
            <text:p>N/A</text:p>
          </table:table-cell>
          <table:table-cell table:style-name="ce148" office:value-type="string" calcext:value-type="string">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6"/>
        </table:table-row>
        <table:table-row table:style-name="ro13">
          <table:table-cell table:style-name="ce147" office:value-type="string" calcext:value-type="string">
            <text:p>Управляющая электроника</text:p>
          </table:table-cell>
          <table:table-cell table:style-name="ce158" office:value-type="string" calcext:value-type="string">
            <text:p>Raspberry Pi 3B+</text:p>
          </table:table-cell>
          <table:table-cell table:style-name="ce160" office:value-type="currency" office:currency="USD" office:value="70" calcext:value-type="currency">
            <text:p>$70.00</text:p>
          </table:table-cell>
          <table:table-cell table:style-name="ce161" table:formula="of:=IF(O_CB=[БД.$K$4];1;0)" office:value-type="float" office:value="0" calcext:value-type="float">
            <text:p>0</text:p>
          </table:table-cell>
          <table:table-cell table:style-name="ce174"/>
          <table:table-cell table:style-name="ce175" table:formula="of:=[.C43]*[.D43]" office:value-type="currency" office:currency="USD" office:value="0" calcext:value-type="currency">
            <text:p>$0.00</text:p>
          </table:table-cell>
          <table:table-cell table:style-name="ce176" office:value-type="string" calcext:value-type="string">
            <text:p>N/A</text:p>
          </table:table-cell>
          <table:table-cell table:style-name="ce148" table:formula="of:=[.H$42]" office:value-type="string" office:string-value="Цены неоправданно высоки из-за дефицита. Рекомендуется поискать на авито или подобных площадках, мб будет б/у за вменяемый ценник" calcext:value-type="string">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6"/>
        </table:table-row>
        <table:table-row table:style-name="ro13">
          <table:table-cell table:style-name="ce147" office:value-type="string" calcext:value-type="string">
            <text:p>Управляющая электроника</text:p>
          </table:table-cell>
          <table:table-cell table:style-name="ce158" office:value-type="string" calcext:value-type="string">
            <text:p>Raspberry Pi 4</text:p>
          </table:table-cell>
          <table:table-cell table:style-name="ce160" office:value-type="currency" office:currency="USD" office:value="110" calcext:value-type="currency">
            <text:p>$110.00</text:p>
          </table:table-cell>
          <table:table-cell table:style-name="ce161" table:formula="of:=IF(O_CB=[БД.$K$5];1;0)" office:value-type="float" office:value="0" calcext:value-type="float">
            <text:p>0</text:p>
          </table:table-cell>
          <table:table-cell table:style-name="ce174"/>
          <table:table-cell table:style-name="ce175" table:formula="of:=[.C44]*[.D44]" office:value-type="currency" office:currency="USD" office:value="0" calcext:value-type="currency">
            <text:p>$0.00</text:p>
          </table:table-cell>
          <table:table-cell table:style-name="ce176" office:value-type="string" calcext:value-type="string">
            <text:p>N/A</text:p>
          </table:table-cell>
          <table:table-cell table:style-name="ce148" table:formula="of:=[.H$42]" office:value-type="string" office:string-value="Цены неоправданно высоки из-за дефицита. Рекомендуется поискать на авито или подобных площадках, мб будет б/у за вменяемый ценник" calcext:value-type="string">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Orange Pi Lite</text:p>
          </table:table-cell>
          <table:table-cell table:style-name="ce160" table:formula="of:=27" office:value-type="currency" office:currency="USD" office:value="27" calcext:value-type="currency">
            <text:p>$27.00</text:p>
          </table:table-cell>
          <table:table-cell table:style-name="ce161" table:formula="of:=IF(O_CB=[БД.$K$6];1;0)" office:value-type="float" office:value="1" calcext:value-type="float">
            <text:p>1</text:p>
          </table:table-cell>
          <table:table-cell table:style-name="ce174"/>
          <table:table-cell table:style-name="ce175" table:formula="of:=[.C45]*[.D45]" office:value-type="currency" office:currency="USD" office:value="27" calcext:value-type="currency">
            <text:p>$27.00</text:p>
          </table:table-cell>
          <table:table-cell table:style-name="ce176" office:value-type="string" calcext:value-type="string">
            <text:p><text:a xlink:href="https://letyshops.com/r/aliexpress-4e1ffe30267a" xlink:type="simple">Aliexpress</text:a></text:p>
          </table:table-cell>
          <table:table-cell table:style-name="ce148" office:value-type="string" calcext:value-type="string">
            <text:p>Альтернатива Raspberry Pi. Готовые образы не подходят + могут быть разные проблемы с работой Klipper’а.</text:p>
          </table:table-cell>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Карта памяти microSD 32Gb</text:p>
          </table:table-cell>
          <table:table-cell table:style-name="ce160" table:formula="of:=720/74" office:value-type="currency" office:currency="USD" office:value="9.72972972972973" calcext:value-type="currency">
            <text:p>$9.73</text:p>
          </table:table-cell>
          <table:table-cell table:style-name="ce161" office:value-type="float" office:value="1" calcext:value-type="float">
            <text:p>1</text:p>
          </table:table-cell>
          <table:table-cell table:style-name="ce174"/>
          <table:table-cell table:style-name="ce175" table:formula="of:=[.C46]*[.D46]" office:value-type="currency" office:currency="USD" office:value="9.72972972972973" calcext:value-type="currency">
            <text:p>$9.73</text:p>
          </table:table-cell>
          <table:table-cell table:style-name="ce176" office:value-type="string" calcext:value-type="string">
            <text:p><text:a xlink:href="https://www.dns-shop.ru/product/24948e8214533330/karta-pamati-samsung-evo-plus-microsdhc-32-gb-mb-mc32garu/" xlink:type="simple">DNS</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Светодиодная лента</text:p>
          </table:table-cell>
          <table:table-cell table:style-name="ce160" table:formula="of:=1209/74/5" office:value-type="currency" office:currency="USD" office:value="3.26756756756757" calcext:value-type="currency">
            <text:p>$3.27</text:p>
          </table:table-cell>
          <table:table-cell table:style-name="ce161" office:value-type="float" office:value="1" calcext:value-type="float">
            <text:p>1</text:p>
          </table:table-cell>
          <table:table-cell table:style-name="ce174" table:formula="of:=[.E17]" office:value-type="float" office:value="0.5" calcext:value-type="float">
            <text:p>0,50</text:p>
          </table:table-cell>
          <table:table-cell table:style-name="ce175" table:formula="of:=[.C47]*[.D47]*[.E47]" office:value-type="currency" office:currency="USD" office:value="1.63378378378378" calcext:value-type="currency">
            <text:p>$1.63</text:p>
          </table:table-cell>
          <table:table-cell table:style-name="ce176" office:value-type="string" calcext:value-type="string">
            <text:p><text:a xlink:href="https://letyshops.com/r/aliexpress-47e5283716a4" xlink:type="simple">Aliexpress</text:a></text:p>
          </table:table-cell>
          <table:table-cell table:style-name="ce148" office:value-type="string" calcext:value-type="string">
            <text:p>Лучше с высоким CRI, чтобы глаза не вытекали</text:p>
          </table:table-cell>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Реле твердотельное 25А</text:p>
          </table:table-cell>
          <table:table-cell table:style-name="ce160" office:value-type="currency" office:currency="USD" office:value="3.07" calcext:value-type="currency">
            <text:p>$3.07</text:p>
          </table:table-cell>
          <table:table-cell table:style-name="ce161" office:value-type="float" office:value="1" calcext:value-type="float">
            <text:p>1</text:p>
          </table:table-cell>
          <table:table-cell table:style-name="ce174"/>
          <table:table-cell table:style-name="ce175" table:formula="of:=[.C48]*[.D48]" office:value-type="currency" office:currency="USD" office:value="3.07" calcext:value-type="currency">
            <text:p>$3.07</text:p>
          </table:table-cell>
          <table:table-cell table:style-name="ce176" office:value-type="string" calcext:value-type="string">
            <text:p><text:a xlink:href="https://letyshops.com/r/aliexpress-abc8a3b74e73" xlink:type="simple">Aliexpress</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Концевик оптический</text:p>
          </table:table-cell>
          <table:table-cell table:style-name="ce160" office:value-type="currency" office:currency="USD" office:value="0.95" calcext:value-type="currency">
            <text:p>$0.95</text:p>
          </table:table-cell>
          <table:table-cell table:style-name="ce161" office:value-type="float" office:value="2" calcext:value-type="float">
            <text:p>2</text:p>
          </table:table-cell>
          <table:table-cell table:style-name="ce174"/>
          <table:table-cell table:style-name="ce175" table:formula="of:=[.C49]*[.D49]" office:value-type="currency" office:currency="USD" office:value="1.9" calcext:value-type="currency">
            <text:p>$1.90</text:p>
          </table:table-cell>
          <table:table-cell table:style-name="ce176" office:value-type="string" calcext:value-type="string">
            <text:p><text:a xlink:href="https://letyshops.com/r/aliexpress-24f287fbaafe" xlink:type="simple">Aliexpress</text:a></text:p>
          </table:table-cell>
          <table:table-cell table:style-name="ce148"/>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Концевик механический</text:p>
          </table:table-cell>
          <table:table-cell table:style-name="ce160" table:formula="of:=(0.57+0.8)/10" office:value-type="currency" office:currency="USD" office:value="0.137" calcext:value-type="currency">
            <text:p>$0.14</text:p>
          </table:table-cell>
          <table:table-cell table:style-name="ce162" table:formula="of:=IF(O_ECnt=2;2;0)" office:value-type="float" office:value="0" calcext:value-type="float">
            <text:p>0</text:p>
          </table:table-cell>
          <table:table-cell table:style-name="ce174"/>
          <table:table-cell table:style-name="ce175" table:formula="of:=[.C50]*[.D50]" office:value-type="currency" office:currency="USD" office:value="0" calcext:value-type="currency">
            <text:p>$0.00</text:p>
          </table:table-cell>
          <table:table-cell table:style-name="ce176" office:value-type="string" calcext:value-type="string">
            <text:p><text:a xlink:href="https://letyshops.com/r/aliexpress-e1aff83268a3" xlink:type="simple">Aliexpress</text:a></text:p>
          </table:table-cell>
          <table:table-cell table:style-name="ce148" office:value-type="string" calcext:value-type="string">
            <text:p>С лапкой со скуглением или роликом на конце.</text:p>
          </table:table-cell>
          <table:table-cell table:number-columns-repeated="1016"/>
        </table:table-row>
        <table:table-row table:style-name="ro13">
          <table:table-cell table:style-name="ce147" office:value-type="string" calcext:value-type="string">
            <text:p>Управляющая электроника</text:p>
          </table:table-cell>
          <table:table-cell table:style-name="ce148" office:value-type="string" calcext:value-type="string">
            <text:p>Розетка 250В</text:p>
          </table:table-cell>
          <table:table-cell table:style-name="ce160" office:value-type="currency" office:currency="USD" office:value="2" calcext:value-type="currency">
            <text:p>$2.00</text:p>
          </table:table-cell>
          <table:table-cell table:style-name="ce161" office:value-type="float" office:value="1" calcext:value-type="float">
            <text:p>1</text:p>
          </table:table-cell>
          <table:table-cell table:style-name="ce174"/>
          <table:table-cell table:style-name="ce175" table:formula="of:=[.C51]*[.D51]" office:value-type="currency" office:currency="USD" office:value="2" calcext:value-type="currency">
            <text:p>$2.00</text:p>
          </table:table-cell>
          <table:table-cell table:style-name="ce176" office:value-type="string" calcext:value-type="string">
            <text:p><text:a xlink:href="https://letyshops.com/r/aliexpress-ba845a4de4f4" xlink:type="simple">Aliexpress</text:a></text:p>
          </table:table-cell>
          <table:table-cell table:style-name="ce148"/>
          <table:table-cell table:number-columns-repeated="1016"/>
        </table:table-row>
        <table:table-row table:style-name="ro13">
          <table:table-cell table:style-name="ce147" office:value-type="string" calcext:value-type="string">
            <text:p>Зашивка и навесное</text:p>
          </table:table-cell>
          <table:table-cell table:style-name="ce148" office:value-type="string" calcext:value-type="string">
            <text:p>Вентилятор 200мм</text:p>
          </table:table-cell>
          <table:table-cell table:style-name="ce160" table:formula="of:=999/O_USDE" office:value-type="currency" office:currency="USD" office:value="14.2714285714286" calcext:value-type="currency">
            <text:p>$14.27</text:p>
          </table:table-cell>
          <table:table-cell table:style-name="ce161" office:value-type="float" office:value="1" calcext:value-type="float">
            <text:p>1</text:p>
          </table:table-cell>
          <table:table-cell table:style-name="ce174"/>
          <table:table-cell table:style-name="ce175" table:formula="of:=[.C52]*[.D52]" office:value-type="currency" office:currency="USD" office:value="14.2714285714286" calcext:value-type="currency">
            <text:p>$14.27</text:p>
          </table:table-cell>
          <table:table-cell table:style-name="ce176" office:value-type="string" calcext:value-type="string">
            <text:p><text:a xlink:href="https://www.dns-shop.ru/product/da7f8125c4923332/ventilator-aerocool-duo-20/" xlink:type="simple">DNS</text:a></text:p>
          </table:table-cell>
          <table:table-cell table:style-name="ce148"/>
          <table:table-cell table:number-columns-repeated="1016"/>
        </table:table-row>
        <table:table-row table:style-name="ro13">
          <table:table-cell table:style-name="ce147" office:value-type="string" calcext:value-type="string">
            <text:p>Зашивка и навесное</text:p>
          </table:table-cell>
          <table:table-cell table:style-name="ce148" office:value-type="string" calcext:value-type="string">
            <text:p>Магнит D10 L1</text:p>
          </table:table-cell>
          <table:table-cell table:style-name="ce160" table:formula="of:=9.5/O_USDE" office:value-type="currency" office:currency="USD" office:value="0.135714285714286" calcext:value-type="currency">
            <text:p>$0.14</text:p>
          </table:table-cell>
          <table:table-cell table:style-name="ce161" office:value-type="float" office:value="4" calcext:value-type="float">
            <text:p>4</text:p>
          </table:table-cell>
          <table:table-cell table:style-name="ce174"/>
          <table:table-cell table:style-name="ce175" table:formula="of:=[.C53]*[.D53]" office:value-type="currency" office:currency="USD" office:value="0.542857142857143" calcext:value-type="currency">
            <text:p>$0.54</text:p>
          </table:table-cell>
          <table:table-cell table:style-name="ce176" office:value-type="string" calcext:value-type="string">
            <text:p><text:a xlink:href="https://mirmagnitov.ru/product/neodimovyy-magnit-disk-10kh1-mm-s-kleevym-sloem/" xlink:type="simple">Mirmagnitov</text:a></text:p>
          </table:table-cell>
          <table:table-cell table:style-name="ce148"/>
          <table:table-cell table:number-columns-repeated="1016"/>
        </table:table-row>
        <table:table-row table:style-name="ro14" table:number-rows-repeated="1048522">
          <table:table-cell table:number-columns-repeated="1024"/>
        </table:table-row>
        <table:table-row table:style-name="ro14">
          <table:table-cell table:number-columns-repeated="1024"/>
        </table:table-row>
      </table:table>
      <table:table table:name="Печатные_изделия" table:style-name="ta1">
        <table:table-column table:style-name="co99" table:default-cell-style-name="ce110"/>
        <table:table-column table:style-name="co100" table:default-cell-style-name="ce110"/>
        <table:table-column table:style-name="co101" table:default-cell-style-name="ce110"/>
        <table:table-column table:style-name="co102" table:default-cell-style-name="ce110"/>
        <table:table-column table:style-name="co103" table:default-cell-style-name="ce110"/>
        <table:table-column table:style-name="co104" table:default-cell-style-name="ce110"/>
        <table:table-column table:style-name="co105" table:default-cell-style-name="ce110"/>
        <table:table-column table:style-name="co106" table:number-columns-repeated="2" table:default-cell-style-name="ce110"/>
        <table:table-column table:style-name="co107" table:default-cell-style-name="ce110"/>
        <table:table-column table:style-name="co108" table:default-cell-style-name="ce110"/>
        <table:table-column table:style-name="co5" table:number-columns-repeated="1013" table:default-cell-style-name="ce110"/>
        <table:table-row table:style-name="ro31">
          <table:table-cell table:style-name="ce177" office:value-type="string" calcext:value-type="string">
            <text:p>Сборка</text:p>
          </table:table-cell>
          <table:table-cell table:style-name="ce177" office:value-type="string" calcext:value-type="string">
            <text:p>Компонент</text:p>
          </table:table-cell>
          <table:table-cell table:style-name="ce177" office:value-type="string" calcext:value-type="string">
            <text:p>Обозначение</text:p>
          </table:table-cell>
          <table:table-cell table:style-name="ce177" office:value-type="string" calcext:value-type="string">
            <text:p>Наименование</text:p>
          </table:table-cell>
          <table:table-cell table:style-name="ce177" office:value-type="string" calcext:value-type="string">
            <text:p>Объём</text:p>
            <text:p>[см<text:span text:style-name="T6">2</text:span>]</text:p>
          </table:table-cell>
          <table:table-cell table:style-name="ce177" office:value-type="string" calcext:value-type="string">
            <text:p>Запечатка</text:p>
            <text:p>[%]</text:p>
          </table:table-cell>
          <table:table-cell table:style-name="ce177" office:value-type="string" calcext:value-type="string">
            <text:p>Масса единицы</text:p>
            <text:p>[г]</text:p>
          </table:table-cell>
          <table:table-cell table:style-name="ce177" office:value-type="string" calcext:value-type="string">
            <text:p>Количество</text:p>
            <text:p>[шт]</text:p>
          </table:table-cell>
          <table:table-cell table:style-name="ce177" office:value-type="string" calcext:value-type="string">
            <text:p>Итого масса</text:p>
            <text:p>[г]</text:p>
          </table:table-cell>
          <table:table-cell table:style-name="ce177" office:value-type="string" calcext:value-type="string">
            <text:p>Итого стоимость</text:p>
            <text:p>[$]</text:p>
          </table:table-cell>
          <table:table-cell table:style-name="ce177" office:value-type="string" calcext:value-type="string">
            <text:p>Комментарий</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Каретка оси Y</text:p>
          </table:table-cell>
          <table:table-cell table:style-name="ce161" office:value-type="string" calcext:value-type="string">
            <text:p>V05-01-01-01-01</text:p>
          </table:table-cell>
          <table:table-cell table:style-name="ce161" office:value-type="string" calcext:value-type="string">
            <text:p>Y axis carriage base</text:p>
          </table:table-cell>
          <table:table-cell table:style-name="ce51" table:formula="of:=29238/1000" office:value-type="float" office:value="29.238" calcext:value-type="float">
            <text:p>29,24</text:p>
          </table:table-cell>
          <table:table-cell table:style-name="ce52" office:value-type="percentage" office:value="1" calcext:value-type="percentage">
            <text:p>100,00%</text:p>
          </table:table-cell>
          <table:table-cell table:style-name="ce51" table:formula="of:=[.E2]*[.F2]*O_FlmD" office:value-type="float" office:value="30.6999" calcext:value-type="float">
            <text:p>30,70</text:p>
          </table:table-cell>
          <table:table-cell table:style-name="ce53" office:value-type="float" office:value="2" calcext:value-type="float">
            <text:p>2</text:p>
          </table:table-cell>
          <table:table-cell table:style-name="ce51" table:formula="of:=[.G2]*[.H2]" office:value-type="float" office:value="61.3998" calcext:value-type="float">
            <text:p>61,40</text:p>
          </table:table-cell>
          <table:table-cell table:style-name="ce54" table:formula="of:=[.I2]*O_FlmPr/1000" office:value-type="currency" office:currency="USD" office:value="2.368278" calcext:value-type="currency">
            <text:p>$2.37</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Каретка оси Y</text:p>
          </table:table-cell>
          <table:table-cell table:style-name="ce161" office:value-type="string" calcext:value-type="string">
            <text:p>V05-01-01-01-02</text:p>
          </table:table-cell>
          <table:table-cell table:style-name="ce161" office:value-type="string" calcext:value-type="string">
            <text:p>Y axis belt clamp</text:p>
          </table:table-cell>
          <table:table-cell table:style-name="ce51" table:formula="of:=3923/1000" office:value-type="float" office:value="3.923" calcext:value-type="float">
            <text:p>3,92</text:p>
          </table:table-cell>
          <table:table-cell table:style-name="ce52" office:value-type="percentage" office:value="1" calcext:value-type="percentage">
            <text:p>100,00%</text:p>
          </table:table-cell>
          <table:table-cell table:style-name="ce51" table:formula="of:=[.E3]*[.F3]*O_FlmD" office:value-type="float" office:value="4.11915" calcext:value-type="float">
            <text:p>4,12</text:p>
          </table:table-cell>
          <table:table-cell table:style-name="ce53" table:formula="of:=[Покупные_изделия.$D$27]" office:value-type="float" office:value="2" calcext:value-type="float">
            <text:p>2</text:p>
          </table:table-cell>
          <table:table-cell table:style-name="ce51" table:formula="of:=[.G3]*[.H3]" office:value-type="float" office:value="8.2383" calcext:value-type="float">
            <text:p>8,24</text:p>
          </table:table-cell>
          <table:table-cell table:style-name="ce54" table:formula="of:=[.I3]*O_FlmPr/1000" office:value-type="currency" office:currency="USD" office:value="0.317763" calcext:value-type="currency">
            <text:p>$0.32</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Каретка оси Y</text:p>
          </table:table-cell>
          <table:table-cell table:style-name="ce161" office:value-type="string" calcext:value-type="string">
            <text:p>V05-01-01-01-03</text:p>
          </table:table-cell>
          <table:table-cell table:style-name="ce161" office:value-type="string" calcext:value-type="string">
            <text:p>X axis stopper</text:p>
          </table:table-cell>
          <table:table-cell table:style-name="ce51" office:value-type="float" office:value="1.401" calcext:value-type="float">
            <text:p>1,40</text:p>
          </table:table-cell>
          <table:table-cell table:style-name="ce52" office:value-type="percentage" office:value="1" calcext:value-type="percentage">
            <text:p>100,00%</text:p>
          </table:table-cell>
          <table:table-cell table:style-name="ce51" table:formula="of:=[.E4]*[.F4]*O_FlmD" office:value-type="float" office:value="1.47105" calcext:value-type="float">
            <text:p>1,47</text:p>
          </table:table-cell>
          <table:table-cell table:style-name="ce53" office:value-type="float" office:value="2" calcext:value-type="float">
            <text:p>2</text:p>
          </table:table-cell>
          <table:table-cell table:style-name="ce51" table:formula="of:=[.G4]*[.H4]" office:value-type="float" office:value="2.9421" calcext:value-type="float">
            <text:p>2,94</text:p>
          </table:table-cell>
          <table:table-cell table:style-name="ce54" table:formula="of:=[.I4]*O_FlmPr/1000" office:value-type="currency" office:currency="USD" office:value="0.113481" calcext:value-type="currency">
            <text:p>$0.11</text:p>
          </table:table-cell>
          <table:table-cell table:style-name="ce148" office:value-type="string" calcext:value-type="string">
            <text:p>Не отражать. Не обязательная детал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6-01-01-02-01(0.5XY)</text:p>
          </table:table-cell>
          <table:table-cell table:style-name="ce161" office:value-type="string" calcext:value-type="string">
            <text:p>BMG mount</text:p>
          </table:table-cell>
          <table:table-cell table:style-name="ce51" office:value-type="float" office:value="19.224" calcext:value-type="float">
            <text:p>19,22</text:p>
          </table:table-cell>
          <table:table-cell table:style-name="ce52" office:value-type="percentage" office:value="1" calcext:value-type="percentage">
            <text:p>100,00%</text:p>
          </table:table-cell>
          <table:table-cell table:style-name="ce51" table:formula="of:=[.E5]*[.F5]*O_FlmD" office:value-type="float" office:value="20.1852" calcext:value-type="float">
            <text:p>20,19</text:p>
          </table:table-cell>
          <table:table-cell table:style-name="ce53" table:formula="of:=IF(O_PrnTy=&quot;0.5XY&quot;;IF(O_EFdr=&quot;BMG&quot;;O_ECnt;0);0)" office:value-type="float" office:value="1" calcext:value-type="float">
            <text:p>1</text:p>
          </table:table-cell>
          <table:table-cell table:style-name="ce51" table:formula="of:=[.G5]*[.H5]" office:value-type="float" office:value="20.1852" calcext:value-type="float">
            <text:p>20,19</text:p>
          </table:table-cell>
          <table:table-cell table:style-name="ce54" table:formula="of:=[.I5]*O_FlmPr/1000" office:value-type="currency" office:currency="USD" office:value="0.778572" calcext:value-type="currency">
            <text:p>$0.78</text:p>
          </table:table-cell>
          <table:table-cell table:style-name="ce148" table:formula="of:=IF([.$H5]=0; &quot;&quot;; IF([.$H5]=1;&quot;&quot;;IF([.$H5]=2; &quot;Один обычный, один отраженный.&quot;;&quot;Ошибка! Сообщите о ней, пожалуйста.&quot;)))">
            <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6-01-01-02-01(CoreXY)</text:p>
          </table:table-cell>
          <table:table-cell table:style-name="ce161" office:value-type="string" calcext:value-type="string">
            <text:p>BMG mount</text:p>
          </table:table-cell>
          <table:table-cell table:style-name="ce51" office:value-type="float" office:value="17.407" calcext:value-type="float">
            <text:p>17,41</text:p>
          </table:table-cell>
          <table:table-cell table:style-name="ce52" office:value-type="percentage" office:value="1" calcext:value-type="percentage">
            <text:p>100,00%</text:p>
          </table:table-cell>
          <table:table-cell table:style-name="ce51" table:formula="of:=[.E6]*[.F6]*O_FlmD" office:value-type="float" office:value="18.27735" calcext:value-type="float">
            <text:p>18,28</text:p>
          </table:table-cell>
          <table:table-cell table:style-name="ce53" table:formula="of:=IF(O_PrnTy&lt;&gt;&quot;0.5XY&quot;;IF(O_EFdr=&quot;BMG&quot;;O_ECnt;0);0)" office:value-type="float" office:value="0" calcext:value-type="float">
            <text:p>0</text:p>
          </table:table-cell>
          <table:table-cell table:style-name="ce51" table:formula="of:=[.G6]*[.H6]" office:value-type="float" office:value="0" calcext:value-type="float">
            <text:p>0,00</text:p>
          </table:table-cell>
          <table:table-cell table:style-name="ce54" table:formula="of:=[.I6]*O_FlmPr/1000" office:value-type="currency" office:currency="USD" office:value="0" calcext:value-type="currency">
            <text:p>$0.00</text:p>
          </table:table-cell>
          <table:table-cell table:style-name="ce148" table:formula="of:=IF([.$H6]=0;&quot;&quot;;IF([.$H6]=1;&quot;&quot;;IF([.$H6]=2;&quot;Один обычный, один отраженный.&#10;&quot;;&quot;Ошибка! Сообщите о ней, пожалуйста.&#10;&quot;))) &amp; &quot;Подходит для всех вариаций CoreXY, включая Hybrid-CoreXY и Synchro-CoreXY&quot;" office:value-type="string" office:string-value="Подходит для всех вариаций CoreXY, включая Hybrid-CoreXY и Synchro-CoreXY" calcext:value-type="string">
            <text:p>Подходит для всех вариаций CoreXY, включая Hybrid-CoreXY и Synchro-CoreXY</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6-01-01-02-02(L)</text:p>
          </table:table-cell>
          <table:table-cell table:style-name="ce161" office:value-type="string" calcext:value-type="string">
            <text:p>BMG e3d v6 5020 fan duct</text:p>
          </table:table-cell>
          <table:table-cell table:style-name="ce51" office:value-type="float" office:value="4.607" calcext:value-type="float">
            <text:p>4,61</text:p>
          </table:table-cell>
          <table:table-cell table:style-name="ce52" office:value-type="percentage" office:value="1" calcext:value-type="percentage">
            <text:p>100,00%</text:p>
          </table:table-cell>
          <table:table-cell table:style-name="ce51" table:formula="of:=[.E7]*[.F7]*O_FlmD" office:value-type="float" office:value="4.83735" calcext:value-type="float">
            <text:p>4,84</text:p>
          </table:table-cell>
          <table:table-cell table:style-name="ce53" table:formula="of:=IF(O_EHEn=&quot;V6&quot;;IF(O_EFdr=&quot;BMG&quot;;1;0);0)" office:value-type="float" office:value="0" calcext:value-type="float">
            <text:p>0</text:p>
          </table:table-cell>
          <table:table-cell table:style-name="ce51" table:formula="of:=[.G7]*[.H7]" office:value-type="float" office:value="0" calcext:value-type="float">
            <text:p>0,00</text:p>
          </table:table-cell>
          <table:table-cell table:style-name="ce54" table:formula="of:=[.I7]*O_FlmPr/1000" office:value-type="currency" office:currency="USD" office:value="0" calcext:value-type="currency">
            <text:p>$0.00</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6-01-01-02-02(R)</text:p>
          </table:table-cell>
          <table:table-cell table:style-name="ce161" office:value-type="string" calcext:value-type="string">
            <text:p>BMG e3d v6 5020 fan duct</text:p>
          </table:table-cell>
          <table:table-cell table:style-name="ce51" office:value-type="float" office:value="4.607" calcext:value-type="float">
            <text:p>4,61</text:p>
          </table:table-cell>
          <table:table-cell table:style-name="ce52" office:value-type="percentage" office:value="1" calcext:value-type="percentage">
            <text:p>100,00%</text:p>
          </table:table-cell>
          <table:table-cell table:style-name="ce51" table:formula="of:=[.E8]*[.F8]*O_FlmD" office:value-type="float" office:value="4.83735" calcext:value-type="float">
            <text:p>4,84</text:p>
          </table:table-cell>
          <table:table-cell table:style-name="ce53" table:formula="of:=IF([.H7]&gt;0;O_ECnt-[.H7];0)" office:value-type="float" office:value="0" calcext:value-type="float">
            <text:p>0</text:p>
          </table:table-cell>
          <table:table-cell table:style-name="ce51" table:formula="of:=[.G8]*[.H8]" office:value-type="float" office:value="0" calcext:value-type="float">
            <text:p>0,00</text:p>
          </table:table-cell>
          <table:table-cell table:style-name="ce54" table:formula="of:=[.I8]*O_FlmPr/1000" office:value-type="currency" office:currency="USD" office:value="0" calcext:value-type="currency">
            <text:p>$0.00</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5-01-01-02-03</text:p>
          </table:table-cell>
          <table:table-cell table:style-name="ce161" office:value-type="string" calcext:value-type="string">
            <text:p>X axis belt mount</text:p>
          </table:table-cell>
          <table:table-cell table:style-name="ce51" office:value-type="float" office:value="2.346" calcext:value-type="float">
            <text:p>2,35</text:p>
          </table:table-cell>
          <table:table-cell table:style-name="ce52" office:value-type="percentage" office:value="1" calcext:value-type="percentage">
            <text:p>100,00%</text:p>
          </table:table-cell>
          <table:table-cell table:style-name="ce51" table:formula="of:=[.E9]*[.F9]*O_FlmD" office:value-type="float" office:value="2.4633" calcext:value-type="float">
            <text:p>2,46</text:p>
          </table:table-cell>
          <table:table-cell table:style-name="ce53" table:formula="of:=VLOOKUP(O_PrnTy;DB_PrnTy_T;5;0)" office:value-type="float" office:value="1" calcext:value-type="float">
            <text:p>1</text:p>
          </table:table-cell>
          <table:table-cell table:style-name="ce51" table:formula="of:=[.G9]*[.H9]" office:value-type="float" office:value="2.4633" calcext:value-type="float">
            <text:p>2,46</text:p>
          </table:table-cell>
          <table:table-cell table:style-name="ce54" table:formula="of:=[.I9]*O_FlmPr/1000" office:value-type="currency" office:currency="USD" office:value="0.095013" calcext:value-type="currency">
            <text:p>$0.1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6-01-01-02-04(L)</text:p>
          </table:table-cell>
          <table:table-cell table:style-name="ce161" office:value-type="string" calcext:value-type="string">
            <text:p>BMG e3d volcano 5020 fan duct</text:p>
          </table:table-cell>
          <table:table-cell table:style-name="ce51" office:value-type="float" office:value="4.893" calcext:value-type="float">
            <text:p>4,89</text:p>
          </table:table-cell>
          <table:table-cell table:style-name="ce52" office:value-type="percentage" office:value="1" calcext:value-type="percentage">
            <text:p>100,00%</text:p>
          </table:table-cell>
          <table:table-cell table:style-name="ce51" table:formula="of:=[.E10]*[.F10]*O_FlmD" office:value-type="float" office:value="5.13765" calcext:value-type="float">
            <text:p>5,14</text:p>
          </table:table-cell>
          <table:table-cell table:style-name="ce53" table:formula="of:=IF(O_EHEn=&quot;Volcano&quot;;IF(O_EFdr=&quot;BMG&quot;;1;0);0)" office:value-type="float" office:value="1" calcext:value-type="float">
            <text:p>1</text:p>
          </table:table-cell>
          <table:table-cell table:style-name="ce51" table:formula="of:=[.G10]*[.H10]" office:value-type="float" office:value="5.13765" calcext:value-type="float">
            <text:p>5,14</text:p>
          </table:table-cell>
          <table:table-cell table:style-name="ce54" table:formula="of:=[.I10]*O_FlmPr/1000" office:value-type="currency" office:currency="USD" office:value="0.1981665" calcext:value-type="currency">
            <text:p>$0.20</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BMG</text:p>
          </table:table-cell>
          <table:table-cell table:style-name="ce161" office:value-type="string" calcext:value-type="string">
            <text:p>V06-01-01-02-04(R)</text:p>
          </table:table-cell>
          <table:table-cell table:style-name="ce161" office:value-type="string" calcext:value-type="string">
            <text:p>BMG e3d volcano 5020 fan duct</text:p>
          </table:table-cell>
          <table:table-cell table:style-name="ce51" office:value-type="float" office:value="4.893" calcext:value-type="float">
            <text:p>4,89</text:p>
          </table:table-cell>
          <table:table-cell table:style-name="ce52" office:value-type="percentage" office:value="1" calcext:value-type="percentage">
            <text:p>100,00%</text:p>
          </table:table-cell>
          <table:table-cell table:style-name="ce51" table:formula="of:=[.E11]*[.F11]*O_FlmD" office:value-type="float" office:value="5.13765" calcext:value-type="float">
            <text:p>5,14</text:p>
          </table:table-cell>
          <table:table-cell table:style-name="ce53" table:formula="of:=IF([.H10]&gt;0;O_ECnt-[.H10];0)" office:value-type="float" office:value="0" calcext:value-type="float">
            <text:p>0</text:p>
          </table:table-cell>
          <table:table-cell table:style-name="ce51" table:formula="of:=[.G11]*[.H11]" office:value-type="float" office:value="0" calcext:value-type="float">
            <text:p>0,00</text:p>
          </table:table-cell>
          <table:table-cell table:style-name="ce54" table:formula="of:=[.I11]*O_FlmPr/1000" office:value-type="currency" office:currency="USD" office:value="0" calcext:value-type="currency">
            <text:p>$0.00</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Matrix</text:p>
          </table:table-cell>
          <table:table-cell table:style-name="ce161" office:value-type="string" calcext:value-type="string">
            <text:p>V06-01-01-04-01(0.5XY)</text:p>
          </table:table-cell>
          <table:table-cell table:style-name="ce161" office:value-type="string" calcext:value-type="string">
            <text:p>Matrix mount</text:p>
          </table:table-cell>
          <table:table-cell table:style-name="ce51" office:value-type="float" office:value="21.227" calcext:value-type="float">
            <text:p>21,23</text:p>
          </table:table-cell>
          <table:table-cell table:style-name="ce52" office:value-type="percentage" office:value="1" calcext:value-type="percentage">
            <text:p>100,00%</text:p>
          </table:table-cell>
          <table:table-cell table:style-name="ce51" table:formula="of:=[.E12]*[.F12]*O_FlmD" office:value-type="float" office:value="22.28835" calcext:value-type="float">
            <text:p>22,29</text:p>
          </table:table-cell>
          <table:table-cell table:style-name="ce53" table:formula="of:=IF(O_PrnTy=&quot;0.5XY&quot;;IF(O_EFdr=&quot;Matrix&quot;;O_ECnt;0);0)" office:value-type="float" office:value="0" calcext:value-type="float">
            <text:p>0</text:p>
          </table:table-cell>
          <table:table-cell table:style-name="ce51" table:formula="of:=[.G12]*[.H12]" office:value-type="float" office:value="0" calcext:value-type="float">
            <text:p>0,00</text:p>
          </table:table-cell>
          <table:table-cell table:style-name="ce54" table:formula="of:=[.I12]*O_FlmPr/1000" office:value-type="currency" office:currency="USD" office:value="0" calcext:value-type="currency">
            <text:p>$0.0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Matrix</text:p>
          </table:table-cell>
          <table:table-cell table:style-name="ce161" office:value-type="string" calcext:value-type="string">
            <text:p>V06-01-01-04-01(CoreXY)</text:p>
          </table:table-cell>
          <table:table-cell table:style-name="ce161" office:value-type="string" calcext:value-type="string">
            <text:p>Matrix mount</text:p>
          </table:table-cell>
          <table:table-cell table:style-name="ce51" office:value-type="float" office:value="17.718" calcext:value-type="float">
            <text:p>17,72</text:p>
          </table:table-cell>
          <table:table-cell table:style-name="ce52" office:value-type="percentage" office:value="1" calcext:value-type="percentage">
            <text:p>100,00%</text:p>
          </table:table-cell>
          <table:table-cell table:style-name="ce51" table:formula="of:=[.E13]*[.F13]*O_FlmD" office:value-type="float" office:value="18.6039" calcext:value-type="float">
            <text:p>18,60</text:p>
          </table:table-cell>
          <table:table-cell table:style-name="ce53" table:formula="of:=IF(O_PrnTy&lt;&gt;&quot;0.5XY&quot;;IF(O_EFdr=&quot;Matrix&quot;;O_ECnt;0);0)" office:value-type="float" office:value="0" calcext:value-type="float">
            <text:p>0</text:p>
          </table:table-cell>
          <table:table-cell table:style-name="ce51" table:formula="of:=[.G13]*[.H13]" office:value-type="float" office:value="0" calcext:value-type="float">
            <text:p>0,00</text:p>
          </table:table-cell>
          <table:table-cell table:style-name="ce54" table:formula="of:=[.I13]*O_FlmPr/1000" office:value-type="currency" office:currency="USD" office:value="0" calcext:value-type="currency">
            <text:p>$0.00</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Matrix</text:p>
          </table:table-cell>
          <table:table-cell table:style-name="ce161" office:value-type="string" calcext:value-type="string">
            <text:p>V06-01-01-04-02</text:p>
          </table:table-cell>
          <table:table-cell table:style-name="ce161" office:value-type="string" calcext:value-type="string">
            <text:p>Matrix v6 5020 fan duct</text:p>
          </table:table-cell>
          <table:table-cell table:style-name="ce51" office:value-type="float" office:value="4.053" calcext:value-type="float">
            <text:p>4,05</text:p>
          </table:table-cell>
          <table:table-cell table:style-name="ce52" office:value-type="percentage" office:value="1" calcext:value-type="percentage">
            <text:p>100,00%</text:p>
          </table:table-cell>
          <table:table-cell table:style-name="ce51" table:formula="of:=[.E14]*[.F14]*O_FlmD" office:value-type="float" office:value="4.25565" calcext:value-type="float">
            <text:p>4,26</text:p>
          </table:table-cell>
          <table:table-cell table:style-name="ce53" table:formula="of:=IF(O_EHEn=&quot;V6&quot;;[.H12]+[.H13];0)" office:value-type="float" office:value="0" calcext:value-type="float">
            <text:p>0</text:p>
          </table:table-cell>
          <table:table-cell table:style-name="ce51" table:formula="of:=[.G14]*[.H14]" office:value-type="float" office:value="0" calcext:value-type="float">
            <text:p>0,00</text:p>
          </table:table-cell>
          <table:table-cell table:style-name="ce54" table:formula="of:=[.I14]*O_FlmPr/1000" office:value-type="currency" office:currency="USD" office:value="0" calcext:value-type="currency">
            <text:p>$0.0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Matrix</text:p>
          </table:table-cell>
          <table:table-cell table:style-name="ce161" office:value-type="string" calcext:value-type="string">
            <text:p>V06-01-01-04-03</text:p>
          </table:table-cell>
          <table:table-cell table:style-name="ce161" office:value-type="string" calcext:value-type="string">
            <text:p>Matrix 5020 fan duct mount</text:p>
          </table:table-cell>
          <table:table-cell table:style-name="ce51" office:value-type="float" office:value="0.84" calcext:value-type="float">
            <text:p>0,84</text:p>
          </table:table-cell>
          <table:table-cell table:style-name="ce52" office:value-type="percentage" office:value="1" calcext:value-type="percentage">
            <text:p>100,00%</text:p>
          </table:table-cell>
          <table:table-cell table:style-name="ce51" table:formula="of:=[.E15]*[.F15]*O_FlmD" office:value-type="float" office:value="0.882" calcext:value-type="float">
            <text:p>0,88</text:p>
          </table:table-cell>
          <table:table-cell table:style-name="ce53" table:formula="of:=[.H12]+[.H13]" office:value-type="float" office:value="0" calcext:value-type="float">
            <text:p>0</text:p>
          </table:table-cell>
          <table:table-cell table:style-name="ce51" table:formula="of:=[.G15]*[.H15]" office:value-type="float" office:value="0" calcext:value-type="float">
            <text:p>0,00</text:p>
          </table:table-cell>
          <table:table-cell table:style-name="ce54" table:formula="of:=[.I15]*O_FlmPr/1000" office:value-type="currency" office:currency="USD" office:value="0" calcext:value-type="currency">
            <text:p>$0.0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Matrix</text:p>
          </table:table-cell>
          <table:table-cell table:style-name="ce161" office:value-type="string" calcext:value-type="string">
            <text:p>V06-01-01-04-04</text:p>
          </table:table-cell>
          <table:table-cell table:style-name="ce161" office:value-type="string" calcext:value-type="string">
            <text:p>Matrix volcano 5020 fan duct</text:p>
          </table:table-cell>
          <table:table-cell table:style-name="ce51" office:value-type="float" office:value="4.65" calcext:value-type="float">
            <text:p>4,65</text:p>
          </table:table-cell>
          <table:table-cell table:style-name="ce52" office:value-type="percentage" office:value="1" calcext:value-type="percentage">
            <text:p>100,00%</text:p>
          </table:table-cell>
          <table:table-cell table:style-name="ce51" table:formula="of:=[.E16]*[.F16]*O_FlmD" office:value-type="float" office:value="4.8825" calcext:value-type="float">
            <text:p>4,88</text:p>
          </table:table-cell>
          <table:table-cell table:style-name="ce53" table:formula="of:=IF(O_EHEn=&quot;Volcano&quot;;[.H12]+[.H13];0)" office:value-type="float" office:value="0" calcext:value-type="float">
            <text:p>0</text:p>
          </table:table-cell>
          <table:table-cell table:style-name="ce51" table:formula="of:=[.G16]*[.H16]" office:value-type="float" office:value="0" calcext:value-type="float">
            <text:p>0,00</text:p>
          </table:table-cell>
          <table:table-cell table:style-name="ce54" table:formula="of:=[.I16]*O_FlmPr/1000" office:value-type="currency" office:currency="USD" office:value="0" calcext:value-type="currency">
            <text:p>$0.00</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Привод оси X</text:p>
          </table:table-cell>
          <table:table-cell table:style-name="ce161" office:value-type="string" calcext:value-type="string">
            <text:p>V06-01-02-01</text:p>
          </table:table-cell>
          <table:table-cell table:style-name="ce161" office:value-type="string" calcext:value-type="string">
            <text:p>X axis motor mount</text:p>
          </table:table-cell>
          <table:table-cell table:style-name="ce51" office:value-type="float" office:value="40.346" calcext:value-type="float">
            <text:p>40,35</text:p>
          </table:table-cell>
          <table:table-cell table:style-name="ce52" office:value-type="percentage" office:value="1" calcext:value-type="percentage">
            <text:p>100,00%</text:p>
          </table:table-cell>
          <table:table-cell table:style-name="ce51" table:formula="of:=[.E17]*[.F17]*O_FlmD" office:value-type="float" office:value="42.3633" calcext:value-type="float">
            <text:p>42,36</text:p>
          </table:table-cell>
          <table:table-cell table:style-name="ce53" office:value-type="float" office:value="2" calcext:value-type="float">
            <text:p>2</text:p>
          </table:table-cell>
          <table:table-cell table:style-name="ce51" table:formula="of:=[.G17]*[.H17]" office:value-type="float" office:value="84.7266" calcext:value-type="float">
            <text:p>84,73</text:p>
          </table:table-cell>
          <table:table-cell table:style-name="ce54" table:formula="of:=[.I17]*O_FlmPr/1000" office:value-type="currency" office:currency="USD" office:value="3.268026" calcext:value-type="currency">
            <text:p>$3.27</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Привод оси X</text:p>
          </table:table-cell>
          <table:table-cell table:style-name="ce161" office:value-type="string" calcext:value-type="string">
            <text:p>V05-01-02-02</text:p>
          </table:table-cell>
          <table:table-cell table:style-name="ce161" office:value-type="string" calcext:value-type="string">
            <text:p>X axis motor strengthener</text:p>
          </table:table-cell>
          <table:table-cell table:style-name="ce51" office:value-type="float" office:value="9.508" calcext:value-type="float">
            <text:p>9,51</text:p>
          </table:table-cell>
          <table:table-cell table:style-name="ce52" office:value-type="percentage" office:value="1" calcext:value-type="percentage">
            <text:p>100,00%</text:p>
          </table:table-cell>
          <table:table-cell table:style-name="ce51" table:formula="of:=[.E18]*[.F18]*O_FlmD" office:value-type="float" office:value="9.9834" calcext:value-type="float">
            <text:p>9,98</text:p>
          </table:table-cell>
          <table:table-cell table:style-name="ce53" office:value-type="float" office:value="0" calcext:value-type="float">
            <text:p>0</text:p>
          </table:table-cell>
          <table:table-cell table:style-name="ce51" table:formula="of:=[.G18]*[.H18]" office:value-type="float" office:value="0" calcext:value-type="float">
            <text:p>0,00</text:p>
          </table:table-cell>
          <table:table-cell table:style-name="ce54" table:formula="of:=[.I18]*O_FlmPr/1000" office:value-type="currency" office:currency="USD" office:value="0" calcext:value-type="currency">
            <text:p>$0.00</text:p>
          </table:table-cell>
          <table:table-cell table:style-name="ce148" office:value-type="string" calcext:value-type="string">
            <text:p>Половина обычные, половина отражённые. Опциональная детал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Привод оси Y</text:p>
          </table:table-cell>
          <table:table-cell table:style-name="ce161" office:value-type="string" calcext:value-type="string">
            <text:p>V05-01-03-01</text:p>
          </table:table-cell>
          <table:table-cell table:style-name="ce161" office:value-type="string" calcext:value-type="string">
            <text:p>Y axis shaft end holder</text:p>
          </table:table-cell>
          <table:table-cell table:style-name="ce51" office:value-type="float" office:value="8.132" calcext:value-type="float">
            <text:p>8,13</text:p>
          </table:table-cell>
          <table:table-cell table:style-name="ce52" office:value-type="percentage" office:value="1" calcext:value-type="percentage">
            <text:p>100,00%</text:p>
          </table:table-cell>
          <table:table-cell table:style-name="ce51" table:formula="of:=[.E19]*[.F19]*O_FlmD" office:value-type="float" office:value="8.5386" calcext:value-type="float">
            <text:p>8,54</text:p>
          </table:table-cell>
          <table:table-cell table:style-name="ce53" table:formula="of:=2*[Покупные_изделия.$D$24]" office:value-type="float" office:value="2" calcext:value-type="float">
            <text:p>2</text:p>
          </table:table-cell>
          <table:table-cell table:style-name="ce51" table:formula="of:=[.G19]*[.H19]" office:value-type="float" office:value="17.0772" calcext:value-type="float">
            <text:p>17,08</text:p>
          </table:table-cell>
          <table:table-cell table:style-name="ce54" table:formula="of:=[.I19]*O_FlmPr/1000" office:value-type="currency" office:currency="USD" office:value="0.658692" calcext:value-type="currency">
            <text:p>$0.66</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Привод оси Y</text:p>
          </table:table-cell>
          <table:table-cell table:style-name="ce161" office:value-type="string" calcext:value-type="string">
            <text:p>V06-01-03-02</text:p>
          </table:table-cell>
          <table:table-cell table:style-name="ce161" office:value-type="string" calcext:value-type="string">
            <text:p>Y axis motor mount</text:p>
          </table:table-cell>
          <table:table-cell table:style-name="ce51" office:value-type="float" office:value="90.317" calcext:value-type="float">
            <text:p>90,32</text:p>
          </table:table-cell>
          <table:table-cell table:style-name="ce52" office:value-type="percentage" office:value="0.5" calcext:value-type="percentage">
            <text:p>50,00%</text:p>
          </table:table-cell>
          <table:table-cell table:style-name="ce51" table:formula="of:=[.E20]*[.F20]*O_FlmD" office:value-type="float" office:value="47.416425" calcext:value-type="float">
            <text:p>47,42</text:p>
          </table:table-cell>
          <table:table-cell table:style-name="ce53" office:value-type="float" office:value="2" calcext:value-type="float">
            <text:p>2</text:p>
          </table:table-cell>
          <table:table-cell table:style-name="ce51" table:formula="of:=[.G20]*[.H20]" office:value-type="float" office:value="94.83285" calcext:value-type="float">
            <text:p>94,83</text:p>
          </table:table-cell>
          <table:table-cell table:style-name="ce54" table:formula="of:=[.I20]*O_FlmPr/1000" office:value-type="currency" office:currency="USD" office:value="3.6578385" calcext:value-type="currency">
            <text:p>$3.66</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Натяжители ремней</text:p>
          </table:table-cell>
          <table:table-cell table:style-name="ce161" office:value-type="string" calcext:value-type="string">
            <text:p>V06-01-04-01</text:p>
          </table:table-cell>
          <table:table-cell table:style-name="ce161" office:value-type="string" calcext:value-type="string">
            <text:p>Left belt tensioner base</text:p>
          </table:table-cell>
          <table:table-cell table:style-name="ce51" office:value-type="float" office:value="91.966" calcext:value-type="float">
            <text:p>91,97</text:p>
          </table:table-cell>
          <table:table-cell table:style-name="ce52" office:value-type="percentage" office:value="0.5" calcext:value-type="percentage">
            <text:p>50,00%</text:p>
          </table:table-cell>
          <table:table-cell table:style-name="ce51" table:formula="of:=[.E21]*[.F21]*O_FlmD" office:value-type="float" office:value="48.28215" calcext:value-type="float">
            <text:p>48,28</text:p>
          </table:table-cell>
          <table:table-cell table:style-name="ce53" office:value-type="float" office:value="1" calcext:value-type="float">
            <text:p>1</text:p>
          </table:table-cell>
          <table:table-cell table:style-name="ce51" table:formula="of:=[.G21]*[.H21]" office:value-type="float" office:value="48.28215" calcext:value-type="float">
            <text:p>48,28</text:p>
          </table:table-cell>
          <table:table-cell table:style-name="ce54" table:formula="of:=[.I21]*O_FlmPr/1000" office:value-type="currency" office:currency="USD" office:value="1.8623115" calcext:value-type="currency">
            <text:p>$1.86</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Натяжители ремней</text:p>
          </table:table-cell>
          <table:table-cell table:style-name="ce161" office:value-type="string" calcext:value-type="string">
            <text:p>V05-01-04-02-01</text:p>
          </table:table-cell>
          <table:table-cell table:style-name="ce161" office:value-type="string" calcext:value-type="string">
            <text:p>Belt tensioner slider</text:p>
          </table:table-cell>
          <table:table-cell table:style-name="ce51" office:value-type="float" office:value="7.414" calcext:value-type="float">
            <text:p>7,41</text:p>
          </table:table-cell>
          <table:table-cell table:style-name="ce52" office:value-type="percentage" office:value="1" calcext:value-type="percentage">
            <text:p>100,00%</text:p>
          </table:table-cell>
          <table:table-cell table:style-name="ce51" table:formula="of:=[.E22]*[.F22]*O_FlmD" office:value-type="float" office:value="7.7847" calcext:value-type="float">
            <text:p>7,78</text:p>
          </table:table-cell>
          <table:table-cell table:style-name="ce53" table:formula="of:=[Покупные_изделия.$D$21]+[Покупные_изделия.$D$27]" office:value-type="float" office:value="3" calcext:value-type="float">
            <text:p>3</text:p>
          </table:table-cell>
          <table:table-cell table:style-name="ce51" table:formula="of:=[.G22]*[.H22]" office:value-type="float" office:value="23.3541" calcext:value-type="float">
            <text:p>23,35</text:p>
          </table:table-cell>
          <table:table-cell table:style-name="ce54" table:formula="of:=[.I22]*O_FlmPr/1000" office:value-type="currency" office:currency="USD" office:value="0.900801" calcext:value-type="currency">
            <text:p>$0.9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Натяжители ремней</text:p>
          </table:table-cell>
          <table:table-cell table:style-name="ce161" office:value-type="string" calcext:value-type="string">
            <text:p>V05-01-04-02-02</text:p>
          </table:table-cell>
          <table:table-cell table:style-name="ce161" office:value-type="string" calcext:value-type="string">
            <text:p>Belt tensioner knob</text:p>
          </table:table-cell>
          <table:table-cell table:style-name="ce51" office:value-type="float" office:value="3.329" calcext:value-type="float">
            <text:p>3,33</text:p>
          </table:table-cell>
          <table:table-cell table:style-name="ce52" office:value-type="percentage" office:value="1" calcext:value-type="percentage">
            <text:p>100,00%</text:p>
          </table:table-cell>
          <table:table-cell table:style-name="ce51" table:formula="of:=[.E23]*[.F23]*O_FlmD" office:value-type="float" office:value="3.49545" calcext:value-type="float">
            <text:p>3,50</text:p>
          </table:table-cell>
          <table:table-cell table:style-name="ce53" table:formula="of:=[.H22]" office:value-type="float" office:value="3" calcext:value-type="float">
            <text:p>3</text:p>
          </table:table-cell>
          <table:table-cell table:style-name="ce51" table:formula="of:=[.G23]*[.H23]" office:value-type="float" office:value="10.48635" calcext:value-type="float">
            <text:p>10,49</text:p>
          </table:table-cell>
          <table:table-cell table:style-name="ce54" table:formula="of:=[.I23]*O_FlmPr/1000" office:value-type="currency" office:currency="USD" office:value="0.4044735" calcext:value-type="currency">
            <text:p>$0.4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Натяжители ремней</text:p>
          </table:table-cell>
          <table:table-cell table:style-name="ce161" office:value-type="string" calcext:value-type="string">
            <text:p>V05-01-04-02-03</text:p>
          </table:table-cell>
          <table:table-cell table:style-name="ce161" office:value-type="string" calcext:value-type="string">
            <text:p>Belt tensioner knob cap</text:p>
          </table:table-cell>
          <table:table-cell table:style-name="ce51" office:value-type="float" office:value="0.582" calcext:value-type="float">
            <text:p>0,58</text:p>
          </table:table-cell>
          <table:table-cell table:style-name="ce52" office:value-type="percentage" office:value="1" calcext:value-type="percentage">
            <text:p>100,00%</text:p>
          </table:table-cell>
          <table:table-cell table:style-name="ce51" table:formula="of:=[.E24]*[.F24]*O_FlmD" office:value-type="float" office:value="0.6111" calcext:value-type="float">
            <text:p>0,61</text:p>
          </table:table-cell>
          <table:table-cell table:style-name="ce53" table:formula="of:=[.H23]" office:value-type="float" office:value="3" calcext:value-type="float">
            <text:p>3</text:p>
          </table:table-cell>
          <table:table-cell table:style-name="ce51" table:formula="of:=[.G24]*[.H24]" office:value-type="float" office:value="1.8333" calcext:value-type="float">
            <text:p>1,83</text:p>
          </table:table-cell>
          <table:table-cell table:style-name="ce54" table:formula="of:=[.I24]*O_FlmPr/1000" office:value-type="currency" office:currency="USD" office:value="0.070713" calcext:value-type="currency">
            <text:p>$0.07</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Натяжители ремней</text:p>
          </table:table-cell>
          <table:table-cell table:style-name="ce161" office:value-type="string" calcext:value-type="string">
            <text:p>V06-01-05-01</text:p>
          </table:table-cell>
          <table:table-cell table:style-name="ce161" office:value-type="string" calcext:value-type="string">
            <text:p>Right belt tensioner base</text:p>
          </table:table-cell>
          <table:table-cell table:style-name="ce51" office:value-type="float" office:value="91.771" calcext:value-type="float">
            <text:p>91,77</text:p>
          </table:table-cell>
          <table:table-cell table:style-name="ce52" office:value-type="percentage" office:value="0.5" calcext:value-type="percentage">
            <text:p>50,00%</text:p>
          </table:table-cell>
          <table:table-cell table:style-name="ce51" table:formula="of:=[.E25]*[.F25]*O_FlmD" office:value-type="float" office:value="48.179775" calcext:value-type="float">
            <text:p>48,18</text:p>
          </table:table-cell>
          <table:table-cell table:style-name="ce53" office:value-type="float" office:value="1" calcext:value-type="float">
            <text:p>1</text:p>
          </table:table-cell>
          <table:table-cell table:style-name="ce51" table:formula="of:=[.G25]*[.H25]" office:value-type="float" office:value="48.179775" calcext:value-type="float">
            <text:p>48,18</text:p>
          </table:table-cell>
          <table:table-cell table:style-name="ce54" table:formula="of:=[.I25]*O_FlmPr/1000" office:value-type="currency" office:currency="USD" office:value="1.85836275" calcext:value-type="currency">
            <text:p>$1.86</text:p>
          </table:table-cell>
          <table:table-cell table:style-name="ce148"/>
          <table:table-cell table:number-columns-repeated="1013"/>
        </table:table-row>
        <table:table-row table:style-name="ro6">
          <table:table-cell table:style-name="ce161" office:value-type="string" calcext:value-type="string">
            <text:p>Портал</text:p>
          </table:table-cell>
          <table:table-cell table:style-name="ce161" office:value-type="string" calcext:value-type="string">
            <text:p>Прочее</text:p>
          </table:table-cell>
          <table:table-cell table:style-name="ce161" office:value-type="string" calcext:value-type="string">
            <text:p>V05-01-06-01</text:p>
          </table:table-cell>
          <table:table-cell table:style-name="ce161" office:value-type="string" calcext:value-type="string">
            <text:p>X axis mechanical endstop mount</text:p>
          </table:table-cell>
          <table:table-cell table:style-name="ce51" office:value-type="float" office:value="3.615" calcext:value-type="float">
            <text:p>3,62</text:p>
          </table:table-cell>
          <table:table-cell table:style-name="ce52" office:value-type="percentage" office:value="1" calcext:value-type="percentage">
            <text:p>100,00%</text:p>
          </table:table-cell>
          <table:table-cell table:style-name="ce51" table:formula="of:=[.E26]*[.F26]*O_FlmD" office:value-type="float" office:value="3.79575" calcext:value-type="float">
            <text:p>3,80</text:p>
          </table:table-cell>
          <table:table-cell table:style-name="ce53" table:formula="of:=[Покупные_изделия.$D$50]" office:value-type="float" office:value="0" calcext:value-type="float">
            <text:p>0</text:p>
          </table:table-cell>
          <table:table-cell table:style-name="ce51" table:formula="of:=[.G26]*[.H26]" office:value-type="float" office:value="0" calcext:value-type="float">
            <text:p>0,00</text:p>
          </table:table-cell>
          <table:table-cell table:style-name="ce54" table:formula="of:=[.I26]*O_FlmPr/1000" office:value-type="currency" office:currency="USD" office:value="0" calcext:value-type="currency">
            <text:p>$0.00</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Рама</text:p>
          </table:table-cell>
          <table:table-cell table:style-name="ce161" office:value-type="string" calcext:value-type="string">
            <text:p>V05-02-01</text:p>
          </table:table-cell>
          <table:table-cell table:style-name="ce161" office:value-type="string" calcext:value-type="string">
            <text:p>Foot</text:p>
          </table:table-cell>
          <table:table-cell table:style-name="ce51" office:value-type="float" office:value="2.291" calcext:value-type="float">
            <text:p>2,29</text:p>
          </table:table-cell>
          <table:table-cell table:style-name="ce52" office:value-type="percentage" office:value="1" calcext:value-type="percentage">
            <text:p>100,00%</text:p>
          </table:table-cell>
          <table:table-cell table:style-name="ce51" table:formula="of:=[.E27]*[.F27]*O_FlmD" office:value-type="float" office:value="2.40555" calcext:value-type="float">
            <text:p>2,41</text:p>
          </table:table-cell>
          <table:table-cell table:style-name="ce53" office:value-type="float" office:value="4" calcext:value-type="float">
            <text:p>4</text:p>
          </table:table-cell>
          <table:table-cell table:style-name="ce51" table:formula="of:=[.G27]*[.H27]" office:value-type="float" office:value="9.6222" calcext:value-type="float">
            <text:p>9,62</text:p>
          </table:table-cell>
          <table:table-cell table:style-name="ce54" table:formula="of:=[.I27]*O_FlmPr/1000" office:value-type="currency" office:currency="USD" office:value="0.371142" calcext:value-type="currency">
            <text:p>$0.37</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1-01</text:p>
          </table:table-cell>
          <table:table-cell table:style-name="ce161" office:value-type="string" calcext:value-type="string">
            <text:p>Z axis beam mount</text:p>
          </table:table-cell>
          <table:table-cell table:style-name="ce51" office:value-type="float" office:value="99.089" calcext:value-type="float">
            <text:p>99,09</text:p>
          </table:table-cell>
          <table:table-cell table:style-name="ce52" office:value-type="percentage" office:value="0.5" calcext:value-type="percentage">
            <text:p>50,00%</text:p>
          </table:table-cell>
          <table:table-cell table:style-name="ce51" table:formula="of:=[.E28]*[.F28]*O_FlmD" office:value-type="float" office:value="52.021725" calcext:value-type="float">
            <text:p>52,02</text:p>
          </table:table-cell>
          <table:table-cell table:style-name="ce53" table:formula="of:=O_ZMCnt" office:value-type="float" office:value="2" calcext:value-type="float">
            <text:p>2</text:p>
          </table:table-cell>
          <table:table-cell table:style-name="ce51" table:formula="of:=[.G28]*[.H28]" office:value-type="float" office:value="104.04345" calcext:value-type="float">
            <text:p>104,04</text:p>
          </table:table-cell>
          <table:table-cell table:style-name="ce54" table:formula="of:=[.I28]*O_FlmPr/1000" office:value-type="currency" office:currency="USD" office:value="4.0131045" calcext:value-type="currency">
            <text:p>$4.01</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2-01</text:p>
          </table:table-cell>
          <table:table-cell table:style-name="ce161" office:value-type="string" calcext:value-type="string">
            <text:p>Z axis motor mount</text:p>
          </table:table-cell>
          <table:table-cell table:style-name="ce51" office:value-type="float" office:value="23.752" calcext:value-type="float">
            <text:p>23,75</text:p>
          </table:table-cell>
          <table:table-cell table:style-name="ce52" office:value-type="percentage" office:value="1" calcext:value-type="percentage">
            <text:p>100,00%</text:p>
          </table:table-cell>
          <table:table-cell table:style-name="ce51" table:formula="of:=[.E29]*[.F29]*O_FlmD" office:value-type="float" office:value="24.9396" calcext:value-type="float">
            <text:p>24,94</text:p>
          </table:table-cell>
          <table:table-cell table:style-name="ce53" office:value-type="float" office:value="2" calcext:value-type="float">
            <text:p>2</text:p>
          </table:table-cell>
          <table:table-cell table:style-name="ce51" table:formula="of:=[.G29]*[.H29]" office:value-type="float" office:value="49.8792" calcext:value-type="float">
            <text:p>49,88</text:p>
          </table:table-cell>
          <table:table-cell table:style-name="ce54" table:formula="of:=[.I29]*O_FlmPr/1000" office:value-type="currency" office:currency="USD" office:value="1.923912" calcext:value-type="currency">
            <text:p>$1.92</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3-01-01</text:p>
          </table:table-cell>
          <table:table-cell table:style-name="ce161" office:value-type="string" calcext:value-type="string">
            <text:p>2020 to 2060 mount</text:p>
          </table:table-cell>
          <table:table-cell table:style-name="ce51" office:value-type="float" office:value="11.859" calcext:value-type="float">
            <text:p>11,86</text:p>
          </table:table-cell>
          <table:table-cell table:style-name="ce52" office:value-type="percentage" office:value="1" calcext:value-type="percentage">
            <text:p>100,00%</text:p>
          </table:table-cell>
          <table:table-cell table:style-name="ce51" table:formula="of:=[.E30]*[.F30]*O_FlmD" office:value-type="float" office:value="12.45195" calcext:value-type="float">
            <text:p>12,45</text:p>
          </table:table-cell>
          <table:table-cell table:style-name="ce53" table:formula="of:=IF(O_ZMCnt=2;IF(O_TMCnt=4;4;IF(O_TMCnt=6;6;IF(O_TMCnt=8;6;IF(O_TMCnt=9;6))));0)" office:value-type="float" office:value="6" calcext:value-type="float">
            <text:p>6</text:p>
          </table:table-cell>
          <table:table-cell table:style-name="ce51" table:formula="of:=[.G30]*[.H30]" office:value-type="float" office:value="74.7117" calcext:value-type="float">
            <text:p>74,71</text:p>
          </table:table-cell>
          <table:table-cell table:style-name="ce54" table:formula="of:=[.I30]*O_FlmPr/1000" office:value-type="currency" office:currency="USD" office:value="2.881737" calcext:value-type="currency">
            <text:p>$2.88</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3-01-02</text:p>
          </table:table-cell>
          <table:table-cell table:style-name="ce161" office:value-type="string" calcext:value-type="string">
            <text:p>Bed arm</text:p>
          </table:table-cell>
          <table:table-cell table:style-name="ce51" office:value-type="float" office:value="11.586" calcext:value-type="float">
            <text:p>11,59</text:p>
          </table:table-cell>
          <table:table-cell table:style-name="ce52" office:value-type="percentage" office:value="1" calcext:value-type="percentage">
            <text:p>100,00%</text:p>
          </table:table-cell>
          <table:table-cell table:style-name="ce51" table:formula="of:=[.E31]*[.F31]*O_FlmD" office:value-type="float" office:value="12.1653" calcext:value-type="float">
            <text:p>12,17</text:p>
          </table:table-cell>
          <table:table-cell table:style-name="ce53" table:formula="of:=O_TMCnt" office:value-type="float" office:value="6" calcext:value-type="float">
            <text:p>6</text:p>
          </table:table-cell>
          <table:table-cell table:style-name="ce51" table:formula="of:=[.G31]*[.H31]" office:value-type="float" office:value="72.9918" calcext:value-type="float">
            <text:p>72,99</text:p>
          </table:table-cell>
          <table:table-cell table:style-name="ce54" table:formula="of:=[.I31]*O_FlmPr/1000" office:value-type="currency" office:currency="USD" office:value="2.815398" calcext:value-type="currency">
            <text:p>$2.82</text:p>
          </table:table-cell>
          <table:table-cell table:style-name="ce148" table:formula="of:=IF([.$H31]=0; &quot;&quot;; IF([.$H31]=4;&quot;2 обычных и 2 отражённых&quot;;IF([.$H31]=6; &quot;4 обычных и 2 отражённых&quot;;&quot;Ошибка! Сообщите о ней, пожалуйста.&quot;)))" office:value-type="string" office:string-value="4 обычных и 2 отражённых" calcext:value-type="string">
            <text:p>4 обычных и 2 отражённых</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3-01-03</text:p>
          </table:table-cell>
          <table:table-cell table:style-name="ce161" office:value-type="string" calcext:value-type="string">
            <text:p>Bed knob</text:p>
          </table:table-cell>
          <table:table-cell table:style-name="ce51" office:value-type="float" office:value="8.052" calcext:value-type="float">
            <text:p>8,05</text:p>
          </table:table-cell>
          <table:table-cell table:style-name="ce52" office:value-type="percentage" office:value="1" calcext:value-type="percentage">
            <text:p>100,00%</text:p>
          </table:table-cell>
          <table:table-cell table:style-name="ce51" table:formula="of:=[.E32]*[.F32]*O_FlmD" office:value-type="float" office:value="8.4546" calcext:value-type="float">
            <text:p>8,45</text:p>
          </table:table-cell>
          <table:table-cell table:style-name="ce53" table:formula="of:=[.H31]" office:value-type="float" office:value="6" calcext:value-type="float">
            <text:p>6</text:p>
          </table:table-cell>
          <table:table-cell table:style-name="ce51" table:formula="of:=[.G32]*[.H32]" office:value-type="float" office:value="50.7276" calcext:value-type="float">
            <text:p>50,73</text:p>
          </table:table-cell>
          <table:table-cell table:style-name="ce54" table:formula="of:=[.I32]*O_FlmPr/1000" office:value-type="currency" office:currency="USD" office:value="1.956636" calcext:value-type="currency">
            <text:p>$1.96</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6-03-03-01-04</text:p>
          </table:table-cell>
          <table:table-cell table:style-name="ce161" office:value-type="string" calcext:value-type="string">
            <text:p>2020 to 2020 mount</text:p>
          </table:table-cell>
          <table:table-cell table:style-name="ce51" office:value-type="float" office:value="12.8" calcext:value-type="float">
            <text:p>12,80</text:p>
          </table:table-cell>
          <table:table-cell table:style-name="ce52" office:value-type="percentage" office:value="1" calcext:value-type="percentage">
            <text:p>100,00%</text:p>
          </table:table-cell>
          <table:table-cell table:style-name="ce51" table:formula="of:=[.E33]*[.F33]*O_FlmD" office:value-type="float" office:value="13.44" calcext:value-type="float">
            <text:p>13,44</text:p>
          </table:table-cell>
          <table:table-cell table:style-name="ce53" table:formula="of:=IF(O_ZMCnt=4;IF(O_TMCnt=4;4;6);0)" office:value-type="float" office:value="0" calcext:value-type="float">
            <text:p>0</text:p>
          </table:table-cell>
          <table:table-cell table:style-name="ce51" table:formula="of:=[.G33]*[.H33]" office:value-type="float" office:value="0" calcext:value-type="float">
            <text:p>0,00</text:p>
          </table:table-cell>
          <table:table-cell table:style-name="ce54" table:formula="of:=[.I33]*O_FlmPr/1000" office:value-type="currency" office:currency="USD" office:value="0" calcext:value-type="currency">
            <text:p>$0.00</text:p>
          </table:table-cell>
          <table:table-cell table:style-name="ce148"/>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5-01</text:p>
          </table:table-cell>
          <table:table-cell table:style-name="ce161" office:value-type="string" calcext:value-type="string">
            <text:p>Optical endstop mount</text:p>
          </table:table-cell>
          <table:table-cell table:style-name="ce51" office:value-type="float" office:value="2.032" calcext:value-type="float">
            <text:p>2,03</text:p>
          </table:table-cell>
          <table:table-cell table:style-name="ce52" office:value-type="percentage" office:value="1" calcext:value-type="percentage">
            <text:p>100,00%</text:p>
          </table:table-cell>
          <table:table-cell table:style-name="ce51" table:formula="of:=[.E34]*[.F34]*O_FlmD" office:value-type="float" office:value="2.1336" calcext:value-type="float">
            <text:p>2,13</text:p>
          </table:table-cell>
          <table:table-cell table:style-name="ce53" table:formula="of:=[Покупные_изделия.$D$49]" office:value-type="float" office:value="2" calcext:value-type="float">
            <text:p>2</text:p>
          </table:table-cell>
          <table:table-cell table:style-name="ce51" table:formula="of:=[.G34]*[.H34]" office:value-type="float" office:value="4.2672" calcext:value-type="float">
            <text:p>4,27</text:p>
          </table:table-cell>
          <table:table-cell table:style-name="ce54" table:formula="of:=[.I34]*O_FlmPr/1000" office:value-type="currency" office:currency="USD" office:value="0.164592" calcext:value-type="currency">
            <text:p>$0.16</text:p>
          </table:table-cell>
          <table:table-cell table:style-name="ce148"/>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Ось Z</text:p>
          </table:table-cell>
          <table:table-cell table:style-name="ce161" office:value-type="string" calcext:value-type="string">
            <text:p>V05-03-05-02</text:p>
          </table:table-cell>
          <table:table-cell table:style-name="ce161" office:value-type="string" calcext:value-type="string">
            <text:p>Optical endstop trigger</text:p>
          </table:table-cell>
          <table:table-cell table:style-name="ce51" office:value-type="float" office:value="0.213" calcext:value-type="float">
            <text:p>0,21</text:p>
          </table:table-cell>
          <table:table-cell table:style-name="ce52" office:value-type="percentage" office:value="1" calcext:value-type="percentage">
            <text:p>100,00%</text:p>
          </table:table-cell>
          <table:table-cell table:style-name="ce51" table:formula="of:=[.E35]*[.F35]*O_FlmD" office:value-type="float" office:value="0.22365" calcext:value-type="float">
            <text:p>0,22</text:p>
          </table:table-cell>
          <table:table-cell table:style-name="ce53" table:formula="of:=[.H34]" office:value-type="float" office:value="2" calcext:value-type="float">
            <text:p>2</text:p>
          </table:table-cell>
          <table:table-cell table:style-name="ce51" table:formula="of:=[.G35]*[.H35]" office:value-type="float" office:value="0.4473" calcext:value-type="float">
            <text:p>0,45</text:p>
          </table:table-cell>
          <table:table-cell table:style-name="ce54" table:formula="of:=[.I35]*O_FlmPr/1000" office:value-type="currency" office:currency="USD" office:value="0.017253" calcext:value-type="currency">
            <text:p>$0.02</text:p>
          </table:table-cell>
          <table:table-cell table:style-name="ce148"/>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07-02-01</text:p>
          </table:table-cell>
          <table:table-cell table:style-name="ce161" office:value-type="string" calcext:value-type="string">
            <text:p>Enclosure hinge part A</text:p>
          </table:table-cell>
          <table:table-cell table:style-name="ce51" office:value-type="float" office:value="1.136" calcext:value-type="float">
            <text:p>1,14</text:p>
          </table:table-cell>
          <table:table-cell table:style-name="ce52" office:value-type="percentage" office:value="1" calcext:value-type="percentage">
            <text:p>100,00%</text:p>
          </table:table-cell>
          <table:table-cell table:style-name="ce51" table:formula="of:=[.E36]*[.F36]*O_FlmD" office:value-type="float" office:value="1.1928" calcext:value-type="float">
            <text:p>1,19</text:p>
          </table:table-cell>
          <table:table-cell table:style-name="ce53" office:value-type="float" office:value="6" calcext:value-type="float">
            <text:p>6</text:p>
          </table:table-cell>
          <table:table-cell table:style-name="ce51" table:formula="of:=[.G36]*[.H36]" office:value-type="float" office:value="7.1568" calcext:value-type="float">
            <text:p>7,16</text:p>
          </table:table-cell>
          <table:table-cell table:style-name="ce54" table:formula="of:=[.I36]*O_FlmPr/1000" office:value-type="currency" office:currency="USD" office:value="0.276048" calcext:value-type="currency">
            <text:p>$0.28</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07-02-02</text:p>
          </table:table-cell>
          <table:table-cell table:style-name="ce50" office:value-type="string" calcext:value-type="string">
            <text:p>Enclosure hinge part B</text:p>
          </table:table-cell>
          <table:table-cell table:style-name="ce51" office:value-type="float" office:value="2.185" calcext:value-type="float">
            <text:p>2,19</text:p>
          </table:table-cell>
          <table:table-cell table:style-name="ce52" office:value-type="percentage" office:value="1" calcext:value-type="percentage">
            <text:p>100,00%</text:p>
          </table:table-cell>
          <table:table-cell table:style-name="ce51" table:formula="of:=[.E37]*[.F37]*O_FlmD" office:value-type="float" office:value="2.29425" calcext:value-type="float">
            <text:p>2,29</text:p>
          </table:table-cell>
          <table:table-cell table:style-name="ce53" table:formula="of:=[.H36]" office:value-type="float" office:value="6" calcext:value-type="float">
            <text:p>6</text:p>
          </table:table-cell>
          <table:table-cell table:style-name="ce51" table:formula="of:=[.G37]*[.H37]" office:value-type="float" office:value="13.7655" calcext:value-type="float">
            <text:p>13,77</text:p>
          </table:table-cell>
          <table:table-cell table:style-name="ce54" table:formula="of:=[.I37]*O_FlmPr/1000" office:value-type="currency" office:currency="USD" office:value="0.530955" calcext:value-type="currency">
            <text:p>$0.53</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07-03</text:p>
          </table:table-cell>
          <table:table-cell table:style-name="ce161" office:value-type="string" calcext:value-type="string">
            <text:p>Front door handle</text:p>
          </table:table-cell>
          <table:table-cell table:style-name="ce51" office:value-type="float" office:value="2.566" calcext:value-type="float">
            <text:p>2,57</text:p>
          </table:table-cell>
          <table:table-cell table:style-name="ce52" office:value-type="percentage" office:value="1" calcext:value-type="percentage">
            <text:p>100,00%</text:p>
          </table:table-cell>
          <table:table-cell table:style-name="ce51" table:formula="of:=[.E38]*[.F38]*O_FlmD" office:value-type="float" office:value="2.6943" calcext:value-type="float">
            <text:p>2,69</text:p>
          </table:table-cell>
          <table:table-cell table:style-name="ce53" office:value-type="float" office:value="2" calcext:value-type="float">
            <text:p>2</text:p>
          </table:table-cell>
          <table:table-cell table:style-name="ce51" table:formula="of:=[.G38]*[.H38]" office:value-type="float" office:value="5.3886" calcext:value-type="float">
            <text:p>5,39</text:p>
          </table:table-cell>
          <table:table-cell table:style-name="ce54" table:formula="of:=[.I38]*O_FlmPr/1000" office:value-type="currency" office:currency="USD" office:value="0.207846" calcext:value-type="currency">
            <text:p>$0.21</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08(A)</text:p>
          </table:table-cell>
          <table:table-cell table:style-name="ce161" office:value-type="string" calcext:value-type="string">
            <text:p>Electronics box side grill</text:p>
          </table:table-cell>
          <table:table-cell table:style-name="ce51" office:value-type="float" office:value="13.418" calcext:value-type="float">
            <text:p>13,42</text:p>
          </table:table-cell>
          <table:table-cell table:style-name="ce52" office:value-type="percentage" office:value="1" calcext:value-type="percentage">
            <text:p>100,00%</text:p>
          </table:table-cell>
          <table:table-cell table:style-name="ce51" table:formula="of:=[.E39]*[.F39]*O_FlmD" office:value-type="float" office:value="14.0889" calcext:value-type="float">
            <text:p>14,09</text:p>
          </table:table-cell>
          <table:table-cell table:style-name="ce53" office:value-type="float" office:value="5" calcext:value-type="float">
            <text:p>5</text:p>
          </table:table-cell>
          <table:table-cell table:style-name="ce51" table:formula="of:=[.G39]*[.H39]" office:value-type="float" office:value="70.4445" calcext:value-type="float">
            <text:p>70,44</text:p>
          </table:table-cell>
          <table:table-cell table:style-name="ce54" table:formula="of:=[.I39]*O_FlmPr/1000" office:value-type="currency" office:currency="USD" office:value="2.717145" calcext:value-type="currency">
            <text:p>$2.72</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08(B)</text:p>
          </table:table-cell>
          <table:table-cell table:style-name="ce161" office:value-type="string" calcext:value-type="string">
            <text:p>Electronics box side grill</text:p>
          </table:table-cell>
          <table:table-cell table:style-name="ce51" office:value-type="float" office:value="15.266" calcext:value-type="float">
            <text:p>15,27</text:p>
          </table:table-cell>
          <table:table-cell table:style-name="ce52" office:value-type="percentage" office:value="1" calcext:value-type="percentage">
            <text:p>100,00%</text:p>
          </table:table-cell>
          <table:table-cell table:style-name="ce51" table:formula="of:=[.E40]*[.F40]*O_FlmD" office:value-type="float" office:value="16.0293" calcext:value-type="float">
            <text:p>16,03</text:p>
          </table:table-cell>
          <table:table-cell table:style-name="ce53" office:value-type="float" office:value="1" calcext:value-type="float">
            <text:p>1</text:p>
          </table:table-cell>
          <table:table-cell table:style-name="ce51" table:formula="of:=[.G40]*[.H40]" office:value-type="float" office:value="16.0293" calcext:value-type="float">
            <text:p>16,03</text:p>
          </table:table-cell>
          <table:table-cell table:style-name="ce54" table:formula="of:=[.I40]*O_FlmPr/1000" office:value-type="currency" office:currency="USD" office:value="0.618273" calcext:value-type="currency">
            <text:p>$0.62</text:p>
          </table:table-cell>
          <table:table-cell table:style-name="ce148"/>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10-01</text:p>
          </table:table-cell>
          <table:table-cell table:style-name="ce161" office:value-type="string" calcext:value-type="string">
            <text:p>Back door lock base</text:p>
          </table:table-cell>
          <table:table-cell table:style-name="ce51" office:value-type="float" office:value="3.973" calcext:value-type="float">
            <text:p>3,97</text:p>
          </table:table-cell>
          <table:table-cell table:style-name="ce52" office:value-type="percentage" office:value="1" calcext:value-type="percentage">
            <text:p>100,00%</text:p>
          </table:table-cell>
          <table:table-cell table:style-name="ce51" table:formula="of:=[.E41]*[.F41]*O_FlmD" office:value-type="float" office:value="4.17165" calcext:value-type="float">
            <text:p>4,17</text:p>
          </table:table-cell>
          <table:table-cell table:style-name="ce53" office:value-type="float" office:value="2" calcext:value-type="float">
            <text:p>2</text:p>
          </table:table-cell>
          <table:table-cell table:style-name="ce51" table:formula="of:=[.G41]*[.H41]" office:value-type="float" office:value="8.3433" calcext:value-type="float">
            <text:p>8,34</text:p>
          </table:table-cell>
          <table:table-cell table:style-name="ce54" table:formula="of:=[.I41]*O_FlmPr/1000" office:value-type="currency" office:currency="USD" office:value="0.321813" calcext:value-type="currency">
            <text:p>$0.32</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Зашивка</text:p>
          </table:table-cell>
          <table:table-cell table:style-name="ce161" office:value-type="string" calcext:value-type="string">
            <text:p>V05-04-11</text:p>
          </table:table-cell>
          <table:table-cell table:style-name="ce161" office:value-type="string" calcext:value-type="string">
            <text:p>Print head cable guide</text:p>
          </table:table-cell>
          <table:table-cell table:style-name="ce51" office:value-type="float" office:value="9.835" calcext:value-type="float">
            <text:p>9,84</text:p>
          </table:table-cell>
          <table:table-cell table:style-name="ce52" office:value-type="percentage" office:value="1" calcext:value-type="percentage">
            <text:p>100,00%</text:p>
          </table:table-cell>
          <table:table-cell table:style-name="ce51" table:formula="of:=[.E42]*[.F42]*O_FlmD" office:value-type="float" office:value="10.32675" calcext:value-type="float">
            <text:p>10,33</text:p>
          </table:table-cell>
          <table:table-cell table:style-name="ce53" table:formula="of:=O_ECnt" office:value-type="float" office:value="1" calcext:value-type="float">
            <text:p>1</text:p>
          </table:table-cell>
          <table:table-cell table:style-name="ce51" table:formula="of:=[.G42]*[.H42]" office:value-type="float" office:value="10.32675" calcext:value-type="float">
            <text:p>10,33</text:p>
          </table:table-cell>
          <table:table-cell table:style-name="ce54" table:formula="of:=[.I42]*O_FlmPr/1000" office:value-type="currency" office:currency="USD" office:value="0.3983175" calcext:value-type="currency">
            <text:p>$0.40</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Электроника</text:p>
          </table:table-cell>
          <table:table-cell table:style-name="ce161" office:value-type="string" calcext:value-type="string">
            <text:p>V05-05-01</text:p>
          </table:table-cell>
          <table:table-cell table:style-name="ce161" office:value-type="string" calcext:value-type="string">
            <text:p>FYSETC SPIDER mount</text:p>
          </table:table-cell>
          <table:table-cell table:style-name="ce51" office:value-type="float" office:value="10" calcext:value-type="float">
            <text:p>10,00</text:p>
          </table:table-cell>
          <table:table-cell table:style-name="ce52" office:value-type="percentage" office:value="1" calcext:value-type="percentage">
            <text:p>100,00%</text:p>
          </table:table-cell>
          <table:table-cell table:style-name="ce51" table:formula="of:=[.E43]*[.F43]*O_FlmD" office:value-type="float" office:value="10.5" calcext:value-type="float">
            <text:p>10,50</text:p>
          </table:table-cell>
          <table:table-cell table:style-name="ce53" office:value-type="float" office:value="1" calcext:value-type="float">
            <text:p>1</text:p>
          </table:table-cell>
          <table:table-cell table:style-name="ce51" table:formula="of:=[.G43]*[.H43]" office:value-type="float" office:value="10.5" calcext:value-type="float">
            <text:p>10,50</text:p>
          </table:table-cell>
          <table:table-cell table:style-name="ce54" table:formula="of:=[.I43]*O_FlmPr/1000" office:value-type="currency" office:currency="USD" office:value="0.405" calcext:value-type="currency">
            <text:p>$0.41</text:p>
          </table:table-cell>
          <table:table-cell table:style-name="ce148"/>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Электроника</text:p>
          </table:table-cell>
          <table:table-cell table:style-name="ce161" office:value-type="string" calcext:value-type="string">
            <text:p>V05-05-02</text:p>
          </table:table-cell>
          <table:table-cell table:style-name="ce161" office:value-type="string" calcext:value-type="string">
            <text:p>Raspberry Pi mount</text:p>
          </table:table-cell>
          <table:table-cell table:style-name="ce51" office:value-type="float" office:value="4.981" calcext:value-type="float">
            <text:p>4,98</text:p>
          </table:table-cell>
          <table:table-cell table:style-name="ce52" office:value-type="percentage" office:value="1" calcext:value-type="percentage">
            <text:p>100,00%</text:p>
          </table:table-cell>
          <table:table-cell table:style-name="ce51" table:formula="of:=[.E44]*[.F44]*O_FlmD" office:value-type="float" office:value="5.23005" calcext:value-type="float">
            <text:p>5,23</text:p>
          </table:table-cell>
          <table:table-cell table:style-name="ce53" office:value-type="float" office:value="1" calcext:value-type="float">
            <text:p>1</text:p>
          </table:table-cell>
          <table:table-cell table:style-name="ce51" table:formula="of:=[.G44]*[.H44]" office:value-type="float" office:value="5.23005" calcext:value-type="float">
            <text:p>5,23</text:p>
          </table:table-cell>
          <table:table-cell table:style-name="ce54" table:formula="of:=[.I44]*O_FlmPr/1000" office:value-type="currency" office:currency="USD" office:value="0.2017305" calcext:value-type="currency">
            <text:p>$0.20</text:p>
          </table:table-cell>
          <table:table-cell table:style-name="ce148"/>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Допы</text:p>
          </table:table-cell>
          <table:table-cell table:style-name="ce161" office:value-type="string" calcext:value-type="string">
            <text:p>V05-06-01-01-01</text:p>
          </table:table-cell>
          <table:table-cell table:style-name="ce161" office:value-type="string" calcext:value-type="string">
            <text:p>Inner spool holder roller</text:p>
          </table:table-cell>
          <table:table-cell table:style-name="ce51" office:value-type="float" office:value="9.993" calcext:value-type="float">
            <text:p>9,99</text:p>
          </table:table-cell>
          <table:table-cell table:style-name="ce52" office:value-type="percentage" office:value="1" calcext:value-type="percentage">
            <text:p>100,00%</text:p>
          </table:table-cell>
          <table:table-cell table:style-name="ce51" table:formula="of:=[.E45]*[.F45]*O_FlmD" office:value-type="float" office:value="10.49265" calcext:value-type="float">
            <text:p>10,49</text:p>
          </table:table-cell>
          <table:table-cell table:style-name="ce53" table:formula="of:=[.H46]" office:value-type="float" office:value="4" calcext:value-type="float">
            <text:p>4</text:p>
          </table:table-cell>
          <table:table-cell table:style-name="ce51" table:formula="of:=[.G45]*[.H45]" office:value-type="float" office:value="41.9706" calcext:value-type="float">
            <text:p>41,97</text:p>
          </table:table-cell>
          <table:table-cell table:style-name="ce54" table:formula="of:=[.I45]*O_FlmPr/1000" office:value-type="currency" office:currency="USD" office:value="1.618866" calcext:value-type="currency">
            <text:p>$1.62</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Допы</text:p>
          </table:table-cell>
          <table:table-cell table:style-name="ce161" office:value-type="string" calcext:value-type="string">
            <text:p>V05-06-01-01-02</text:p>
          </table:table-cell>
          <table:table-cell table:style-name="ce161" office:value-type="string" calcext:value-type="string">
            <text:p>Inner spool holder rocker plate</text:p>
          </table:table-cell>
          <table:table-cell table:style-name="ce51" office:value-type="float" office:value="26.128" calcext:value-type="float">
            <text:p>26,13</text:p>
          </table:table-cell>
          <table:table-cell table:style-name="ce52" office:value-type="percentage" office:value="1" calcext:value-type="percentage">
            <text:p>100,00%</text:p>
          </table:table-cell>
          <table:table-cell table:style-name="ce51" table:formula="of:=[.E46]*[.F46]*O_FlmD" office:value-type="float" office:value="27.4344" calcext:value-type="float">
            <text:p>27,43</text:p>
          </table:table-cell>
          <table:table-cell table:style-name="ce53" table:formula="of:=4*[.H47]" office:value-type="float" office:value="4" calcext:value-type="float">
            <text:p>4</text:p>
          </table:table-cell>
          <table:table-cell table:style-name="ce51" table:formula="of:=[.G46]*[.H46]" office:value-type="float" office:value="109.7376" calcext:value-type="float">
            <text:p>109,74</text:p>
          </table:table-cell>
          <table:table-cell table:style-name="ce54" table:formula="of:=[.I46]*O_FlmPr/1000" office:value-type="currency" office:currency="USD" office:value="4.232736" calcext:value-type="currency">
            <text:p>$4.23</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Допы</text:p>
          </table:table-cell>
          <table:table-cell table:style-name="ce161" office:value-type="string" calcext:value-type="string">
            <text:p>V05-06-01-02</text:p>
          </table:table-cell>
          <table:table-cell table:style-name="ce161" office:value-type="string" calcext:value-type="string">
            <text:p>Inner spool holder mount part A</text:p>
          </table:table-cell>
          <table:table-cell table:style-name="ce51" office:value-type="float" office:value="39.175" calcext:value-type="float">
            <text:p>39,18</text:p>
          </table:table-cell>
          <table:table-cell table:style-name="ce52" office:value-type="percentage" office:value="0.5" calcext:value-type="percentage">
            <text:p>50,00%</text:p>
          </table:table-cell>
          <table:table-cell table:style-name="ce51" table:formula="of:=[.E47]*[.F47]*O_FlmD" office:value-type="float" office:value="20.566875" calcext:value-type="float">
            <text:p>20,57</text:p>
          </table:table-cell>
          <table:table-cell table:style-name="ce53" table:formula="of:=O_ECnt" office:value-type="float" office:value="1" calcext:value-type="float">
            <text:p>1</text:p>
          </table:table-cell>
          <table:table-cell table:style-name="ce51" table:formula="of:=[.G47]*[.H47]" office:value-type="float" office:value="20.566875" calcext:value-type="float">
            <text:p>20,57</text:p>
          </table:table-cell>
          <table:table-cell table:style-name="ce54" table:formula="of:=[.I47]*O_FlmPr/1000" office:value-type="currency" office:currency="USD" office:value="0.79329375" calcext:value-type="currency">
            <text:p>$0.79</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Допы</text:p>
          </table:table-cell>
          <table:table-cell table:style-name="ce161" office:value-type="string" calcext:value-type="string">
            <text:p>V05-06-01-03</text:p>
          </table:table-cell>
          <table:table-cell table:style-name="ce161" office:value-type="string" calcext:value-type="string">
            <text:p>Inner spool holder mount part B</text:p>
          </table:table-cell>
          <table:table-cell table:style-name="ce51" office:value-type="float" office:value="38.126" calcext:value-type="float">
            <text:p>38,13</text:p>
          </table:table-cell>
          <table:table-cell table:style-name="ce52" office:value-type="percentage" office:value="0.5" calcext:value-type="percentage">
            <text:p>50,00%</text:p>
          </table:table-cell>
          <table:table-cell table:style-name="ce51" table:formula="of:=[.E48]*[.F48]*O_FlmD" office:value-type="float" office:value="20.01615" calcext:value-type="float">
            <text:p>20,02</text:p>
          </table:table-cell>
          <table:table-cell table:style-name="ce53" table:formula="of:=[.H47]" office:value-type="float" office:value="1" calcext:value-type="float">
            <text:p>1</text:p>
          </table:table-cell>
          <table:table-cell table:style-name="ce51" table:formula="of:=[.G48]*[.H48]" office:value-type="float" office:value="20.01615" calcext:value-type="float">
            <text:p>20,02</text:p>
          </table:table-cell>
          <table:table-cell table:style-name="ce54" table:formula="of:=[.I48]*O_FlmPr/1000" office:value-type="currency" office:currency="USD" office:value="0.7720515" calcext:value-type="currency">
            <text:p>$0.77</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Купол</text:p>
          </table:table-cell>
          <table:table-cell table:style-name="ce161" office:value-type="string" calcext:value-type="string">
            <text:p>V05-07-01</text:p>
          </table:table-cell>
          <table:table-cell table:style-name="ce161" office:value-type="string" calcext:value-type="string">
            <text:p>Enclosure top corner</text:p>
          </table:table-cell>
          <table:table-cell table:style-name="ce51" office:value-type="float" office:value="7.65" calcext:value-type="float">
            <text:p>7,65</text:p>
          </table:table-cell>
          <table:table-cell table:style-name="ce52" office:value-type="percentage" office:value="1" calcext:value-type="percentage">
            <text:p>100,00%</text:p>
          </table:table-cell>
          <table:table-cell table:style-name="ce51" table:formula="of:=[.E49]*[.F49]*O_FlmD" office:value-type="float" office:value="8.0325" calcext:value-type="float">
            <text:p>8,03</text:p>
          </table:table-cell>
          <table:table-cell table:style-name="ce53" office:value-type="float" office:value="4" calcext:value-type="float">
            <text:p>4</text:p>
          </table:table-cell>
          <table:table-cell table:style-name="ce51" table:formula="of:=[.G49]*[.H49]" office:value-type="float" office:value="32.13" calcext:value-type="float">
            <text:p>32,13</text:p>
          </table:table-cell>
          <table:table-cell table:style-name="ce54" table:formula="of:=[.I49]*O_FlmPr/1000" office:value-type="currency" office:currency="USD" office:value="1.2393" calcext:value-type="currency">
            <text:p>$1.24</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Купол</text:p>
          </table:table-cell>
          <table:table-cell table:style-name="ce161" office:value-type="string" calcext:value-type="string">
            <text:p>V05-07-05</text:p>
          </table:table-cell>
          <table:table-cell table:style-name="ce161" office:value-type="string" calcext:value-type="string">
            <text:p>Enclosure top panel corner</text:p>
          </table:table-cell>
          <table:table-cell table:style-name="ce51" office:value-type="float" office:value="0.75" calcext:value-type="float">
            <text:p>0,75</text:p>
          </table:table-cell>
          <table:table-cell table:style-name="ce52" office:value-type="percentage" office:value="1" calcext:value-type="percentage">
            <text:p>100,00%</text:p>
          </table:table-cell>
          <table:table-cell table:style-name="ce51" table:formula="of:=[.E50]*[.F50]*O_FlmD" office:value-type="float" office:value="0.7875" calcext:value-type="float">
            <text:p>0,79</text:p>
          </table:table-cell>
          <table:table-cell table:style-name="ce53" office:value-type="float" office:value="22" calcext:value-type="float">
            <text:p>22</text:p>
          </table:table-cell>
          <table:table-cell table:style-name="ce51" table:formula="of:=[.G50]*[.H50]" office:value-type="float" office:value="17.325" calcext:value-type="float">
            <text:p>17,33</text:p>
          </table:table-cell>
          <table:table-cell table:style-name="ce54" table:formula="of:=[.I50]*O_FlmPr/1000" office:value-type="currency" office:currency="USD" office:value="0.66825" calcext:value-type="currency">
            <text:p>$0.67</text:p>
          </table:table-cell>
          <table:table-cell table:style-name="ce148" office:value-type="string" calcext:value-type="string">
            <text:p>Не отражать</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Купол</text:p>
          </table:table-cell>
          <table:table-cell table:style-name="ce161" office:value-type="string" calcext:value-type="string">
            <text:p>V05-07-06-01</text:p>
          </table:table-cell>
          <table:table-cell table:style-name="ce161" office:value-type="string" calcext:value-type="string">
            <text:p>Enclosure top hinge part A</text:p>
          </table:table-cell>
          <table:table-cell table:style-name="ce51" office:value-type="float" office:value="4.158" calcext:value-type="float">
            <text:p>4,16</text:p>
          </table:table-cell>
          <table:table-cell table:style-name="ce52" office:value-type="percentage" office:value="1" calcext:value-type="percentage">
            <text:p>100,00%</text:p>
          </table:table-cell>
          <table:table-cell table:style-name="ce51" table:formula="of:=[.E51]*[.F51]*O_FlmD" office:value-type="float" office:value="4.3659" calcext:value-type="float">
            <text:p>4,37</text:p>
          </table:table-cell>
          <table:table-cell table:style-name="ce53" table:formula="of:=[.H53]" office:value-type="float" office:value="2" calcext:value-type="float">
            <text:p>2</text:p>
          </table:table-cell>
          <table:table-cell table:style-name="ce51" table:formula="of:=[.G51]*[.H51]" office:value-type="float" office:value="8.7318" calcext:value-type="float">
            <text:p>8,73</text:p>
          </table:table-cell>
          <table:table-cell table:style-name="ce54" table:formula="of:=[.I51]*O_FlmPr/1000" office:value-type="currency" office:currency="USD" office:value="0.336798" calcext:value-type="currency">
            <text:p>$0.34</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Купол</text:p>
          </table:table-cell>
          <table:table-cell table:style-name="ce161" office:value-type="string" calcext:value-type="string">
            <text:p>V05-07-06-02</text:p>
          </table:table-cell>
          <table:table-cell table:style-name="ce161" office:value-type="string" calcext:value-type="string">
            <text:p>Enclosure top hinge part B</text:p>
          </table:table-cell>
          <table:table-cell table:style-name="ce51" office:value-type="float" office:value="4.158" calcext:value-type="float">
            <text:p>4,16</text:p>
          </table:table-cell>
          <table:table-cell table:style-name="ce52" office:value-type="percentage" office:value="1" calcext:value-type="percentage">
            <text:p>100,00%</text:p>
          </table:table-cell>
          <table:table-cell table:style-name="ce51" table:formula="of:=[.E52]*[.F52]*O_FlmD" office:value-type="float" office:value="4.3659" calcext:value-type="float">
            <text:p>4,37</text:p>
          </table:table-cell>
          <table:table-cell table:style-name="ce53" table:formula="of:=[.H53]" office:value-type="float" office:value="2" calcext:value-type="float">
            <text:p>2</text:p>
          </table:table-cell>
          <table:table-cell table:style-name="ce51" table:formula="of:=[.G52]*[.H52]" office:value-type="float" office:value="8.7318" calcext:value-type="float">
            <text:p>8,73</text:p>
          </table:table-cell>
          <table:table-cell table:style-name="ce54" table:formula="of:=[.I52]*O_FlmPr/1000" office:value-type="currency" office:currency="USD" office:value="0.336798" calcext:value-type="currency">
            <text:p>$0.34</text:p>
          </table:table-cell>
          <table:table-cell table:style-name="ce148" office:value-type="string" calcext:value-type="string">
            <text:p>Половина обычные, половина отражённые</text:p>
          </table:table-cell>
          <table:table-cell table:number-columns-repeated="1013"/>
        </table:table-row>
        <table:table-row table:style-name="ro6">
          <table:table-cell table:style-name="ce161" office:value-type="string" calcext:value-type="string">
            <text:p>Корпус</text:p>
          </table:table-cell>
          <table:table-cell table:style-name="ce161" office:value-type="string" calcext:value-type="string">
            <text:p>Купол</text:p>
          </table:table-cell>
          <table:table-cell table:style-name="ce161" office:value-type="string" calcext:value-type="string">
            <text:p>V05-07-08</text:p>
          </table:table-cell>
          <table:table-cell table:style-name="ce161" office:value-type="string" calcext:value-type="string">
            <text:p>Enclosure top mount</text:p>
          </table:table-cell>
          <table:table-cell table:style-name="ce51" office:value-type="float" office:value="36.35" calcext:value-type="float">
            <text:p>36,35</text:p>
          </table:table-cell>
          <table:table-cell table:style-name="ce52" office:value-type="percentage" office:value="1" calcext:value-type="percentage">
            <text:p>100,00%</text:p>
          </table:table-cell>
          <table:table-cell table:style-name="ce51" table:formula="of:=[.E53]*[.F53]*O_FlmD" office:value-type="float" office:value="38.1675" calcext:value-type="float">
            <text:p>38,17</text:p>
          </table:table-cell>
          <table:table-cell table:style-name="ce53" office:value-type="float" office:value="2" calcext:value-type="float">
            <text:p>2</text:p>
          </table:table-cell>
          <table:table-cell table:style-name="ce51" table:formula="of:=[.G53]*[.H53]" office:value-type="float" office:value="76.335" calcext:value-type="float">
            <text:p>76,34</text:p>
          </table:table-cell>
          <table:table-cell table:style-name="ce54" table:formula="of:=[.I53]*O_FlmPr/1000" office:value-type="currency" office:currency="USD" office:value="2.94435" calcext:value-type="currency">
            <text:p>$2.94</text:p>
          </table:table-cell>
          <table:table-cell table:style-name="ce148" office:value-type="string" calcext:value-type="string">
            <text:p>Не отражать</text:p>
          </table:table-cell>
          <table:table-cell table:number-columns-repeated="1013"/>
        </table:table-row>
        <table:table-row table:style-name="ro14" table:number-rows-repeated="1048522">
          <table:table-cell table:number-columns-repeated="1024"/>
        </table:table-row>
        <table:table-row table:style-name="ro14">
          <table:table-cell table:number-columns-repeated="1024"/>
        </table:table-row>
      </table:table>
      <table:table table:name="Стандартные_изделия" table:style-name="ta1">
        <table:table-column table:style-name="co29" table:default-cell-style-name="ce110"/>
        <table:table-column table:style-name="co11" table:default-cell-style-name="ce110"/>
        <table:table-column table:style-name="co30" table:number-columns-repeated="2" table:default-cell-style-name="ce110"/>
        <table:table-column table:style-name="co31" table:default-cell-style-name="ce110"/>
        <table:table-column table:style-name="co32" table:default-cell-style-name="ce110"/>
        <table:table-column table:style-name="co33" table:default-cell-style-name="ce110"/>
        <table:table-column table:style-name="co5" table:number-columns-repeated="48" table:default-cell-style-name="ce110"/>
        <table:table-column table:style-name="co34" table:default-cell-style-name="ce110"/>
        <table:table-column table:style-name="co5" table:number-columns-repeated="968" table:default-cell-style-name="ce110"/>
        <table:table-row table:style-name="ro16">
          <table:table-cell table:style-name="ce183" office:value-type="string" calcext:value-type="string">
            <text:p>Тип</text:p>
          </table:table-cell>
          <table:table-cell table:style-name="ce194" office:value-type="string" calcext:value-type="string">
            <text:p>Марка</text:p>
          </table:table-cell>
          <table:table-cell table:style-name="ce183" office:value-type="string" calcext:value-type="string">
            <text:p>Цена ед.</text:p>
          </table:table-cell>
          <table:table-cell table:style-name="ce183" office:value-type="string" calcext:value-type="string">
            <text:p>Кол-во</text:p>
          </table:table-cell>
          <table:table-cell table:style-name="ce183" office:value-type="string" calcext:value-type="string">
            <text:p>Стоимость</text:p>
          </table:table-cell>
          <table:table-cell table:style-name="ce183" office:value-type="string" calcext:value-type="string">
            <text:p>Ссылка</text:p>
          </table:table-cell>
          <table:table-cell table:style-name="ce205" office:value-type="string" calcext:value-type="string">
            <text:p>Количества</text:p>
            <text:p>по сборкам »</text:p>
          </table:table-cell>
          <table:table-cell table:style-name="ce208" office:value-type="string" calcext:value-type="string">
            <text:p>V05-00-00 — K3D VOSTOK</text:p>
          </table:table-cell>
          <table:table-cell table:style-name="ce209" office:value-type="string" calcext:value-type="string">
            <text:p>V05-01-00 — XY portal</text:p>
          </table:table-cell>
          <table:table-cell table:style-name="ce208" office:value-type="string" calcext:value-type="string">
            <text:p>V05-01-01-00 — X axis</text:p>
          </table:table-cell>
          <table:table-cell table:style-name="ce209" office:value-type="string" calcext:value-type="string">
            <text:p>V05-01-01-01-00 — Y axis carriage</text:p>
          </table:table-cell>
          <table:table-cell table:style-name="ce208" office:value-type="string" calcext:value-type="string">
            <text:p>V05-01-01-03-00 — Roller assembly</text:p>
          </table:table-cell>
          <table:table-cell table:style-name="ce209" office:value-type="string" calcext:value-type="string">
            <text:p>V06-01-01-02-00(CoreXY) — BMG print head</text:p>
          </table:table-cell>
          <table:table-cell table:style-name="ce208" office:value-type="string" calcext:value-type="string">
            <text:p>V06-01-01-02-00(0.5XY) — BMG print head</text:p>
          </table:table-cell>
          <table:table-cell table:style-name="ce209" office:value-type="string" calcext:value-type="string">
            <text:p>V05-01-01-03-00 — Roller assembly</text:p>
          </table:table-cell>
          <table:table-cell table:style-name="ce208" office:value-type="string" calcext:value-type="string">
            <text:p>V06-01-01-04-00(CoreXY) — Matrix print head</text:p>
          </table:table-cell>
          <table:table-cell table:style-name="ce209" office:value-type="string" calcext:value-type="string">
            <text:p>V06-01-01-04-00(0.5XY) — Matrix print head</text:p>
          </table:table-cell>
          <table:table-cell table:style-name="ce208" office:value-type="string" calcext:value-type="string">
            <text:p>V05-01-01-03-00 — Roller assembly</text:p>
          </table:table-cell>
          <table:table-cell table:style-name="ce209" office:value-type="string" calcext:value-type="string">
            <text:p>V06-01-02-00(CoreXY) — X axis drive assembly</text:p>
          </table:table-cell>
          <table:table-cell table:style-name="ce208" office:value-type="string" calcext:value-type="string">
            <text:p>V06-01-02-00(0.5XY) — X axis drive assembly</text:p>
          </table:table-cell>
          <table:table-cell table:style-name="ce209" office:value-type="string" calcext:value-type="string">
            <text:p>V05-01-01-03-00 — Roller assembly</text:p>
          </table:table-cell>
          <table:table-cell table:style-name="ce208" office:value-type="string" calcext:value-type="string">
            <text:p>V06-01-03-00 — Y axis drive assembly</text:p>
          </table:table-cell>
          <table:table-cell table:style-name="ce209" office:value-type="string" calcext:value-type="string">
            <text:p>V06-01-03-00(no-motor) — Y axis drive assembly</text:p>
          </table:table-cell>
          <table:table-cell table:style-name="ce208" office:value-type="string" calcext:value-type="string">
            <text:p>V06-01-04-00 — Left belt tensioner</text:p>
          </table:table-cell>
          <table:table-cell table:style-name="ce209" office:value-type="string" calcext:value-type="string">
            <text:p>V06-01-04-02(Roller) — Belt tensioner</text:p>
          </table:table-cell>
          <table:table-cell table:style-name="ce208" office:value-type="string" calcext:value-type="string">
            <text:p>V05-01-01-03-00 — Roller assembly</text:p>
          </table:table-cell>
          <table:table-cell table:style-name="ce209" office:value-type="string" calcext:value-type="string">
            <text:p>V06-01-04-02(Fixed) — Belt tensioner</text:p>
          </table:table-cell>
          <table:table-cell table:style-name="ce208" office:value-type="string" calcext:value-type="string">
            <text:p>V06-01-05-00 — Right belt tensioner</text:p>
          </table:table-cell>
          <table:table-cell table:style-name="ce209" office:value-type="string" calcext:value-type="string">
            <text:p>V06-01-04-02(Roller) — Belt tensioner</text:p>
          </table:table-cell>
          <table:table-cell table:style-name="ce208" office:value-type="string" calcext:value-type="string">
            <text:p>V05-01-01-03-00 — Roller assembly</text:p>
          </table:table-cell>
          <table:table-cell table:style-name="ce209" office:value-type="string" calcext:value-type="string">
            <text:p>V06-01-04-02(Fixed) — Belt tensioner</text:p>
          </table:table-cell>
          <table:table-cell table:style-name="ce208" office:value-type="string" calcext:value-type="string">
            <text:p>V05-01-06-00 — X axis mechanical endstop</text:p>
          </table:table-cell>
          <table:table-cell table:style-name="ce209" office:value-type="string" calcext:value-type="string">
            <text:p>V05-02-00 — Lower frame</text:p>
          </table:table-cell>
          <table:table-cell table:style-name="ce208" office:value-type="string" calcext:value-type="string">
            <text:p>V05-03-00 — Z axis</text:p>
          </table:table-cell>
          <table:table-cell table:style-name="ce209" office:value-type="string" calcext:value-type="string">
            <text:p>V05-03-01-00 — Z axis guide</text:p>
          </table:table-cell>
          <table:table-cell table:style-name="ce208" office:value-type="string" calcext:value-type="string">
            <text:p>V05-03-02-00 — Z axis drive</text:p>
          </table:table-cell>
          <table:table-cell table:style-name="ce209" office:value-type="string" calcext:value-type="string">
            <text:p>V05-03-03-00 — Heatbed frame</text:p>
          </table:table-cell>
          <table:table-cell table:style-name="ce208" office:value-type="string" calcext:value-type="string">
            <text:p>V05-03-03-01-00 — Bed arm</text:p>
          </table:table-cell>
          <table:table-cell table:style-name="ce209" office:value-type="string" calcext:value-type="string">
            <text:p>V05-03-03-01-01 — 2020 to 2060 mount</text:p>
          </table:table-cell>
          <table:table-cell table:style-name="ce208" office:value-type="string" calcext:value-type="string">
            <text:p>V06-03-03-01-04 — 2020 to 2020 mount</text:p>
          </table:table-cell>
          <table:table-cell table:style-name="ce209" office:value-type="string" calcext:value-type="string">
            <text:p>V05-03-04-00 — Heatbed install</text:p>
          </table:table-cell>
          <table:table-cell table:style-name="ce208" office:value-type="string" calcext:value-type="string">
            <text:p>V05-03-05-00 — Optical endstop install</text:p>
          </table:table-cell>
          <table:table-cell table:style-name="ce209" office:value-type="string" calcext:value-type="string">
            <text:p>V05-04-00 — Enclosure</text:p>
          </table:table-cell>
          <table:table-cell table:style-name="ce208" office:value-type="string" calcext:value-type="string">
            <text:p>V05-04-07-00 — Front door</text:p>
          </table:table-cell>
          <table:table-cell table:style-name="ce209" office:value-type="string" calcext:value-type="string">
            <text:p>V05-04-07-02-00 — Enclosure hinge</text:p>
          </table:table-cell>
          <table:table-cell table:style-name="ce208" office:value-type="string" calcext:value-type="string">
            <text:p>V05-04-08(B) — Electronics box side grill</text:p>
          </table:table-cell>
          <table:table-cell table:style-name="ce209" office:value-type="string" calcext:value-type="string">
            <text:p>V05-04-09-00 — Back door</text:p>
          </table:table-cell>
          <table:table-cell table:style-name="ce208" office:value-type="string" calcext:value-type="string">
            <text:p>V05-04-07-02-00 — Enclosure hinge</text:p>
          </table:table-cell>
          <table:table-cell table:style-name="ce209" office:value-type="string" calcext:value-type="string">
            <text:p>V05-04-10-00 — Back door lock</text:p>
          </table:table-cell>
          <table:table-cell table:style-name="ce208" office:value-type="string" calcext:value-type="string">
            <text:p>V05-05-00 — Electronics</text:p>
          </table:table-cell>
          <table:table-cell table:style-name="ce209" office:value-type="string" calcext:value-type="string">
            <text:p>V06-06-00 — Additions</text:p>
          </table:table-cell>
          <table:table-cell table:style-name="ce208" office:value-type="string" calcext:value-type="string">
            <text:p>V05-06-01-00 — Inner spool holder</text:p>
          </table:table-cell>
          <table:table-cell table:style-name="ce209" office:value-type="string" calcext:value-type="string">
            <text:p>V05-06-01-01-00 — Inner spool holder rocker</text:p>
          </table:table-cell>
          <table:table-cell table:style-name="ce208" office:value-type="string" calcext:value-type="string">
            <text:p>V05-07-00 — Enclosure top</text:p>
          </table:table-cell>
          <table:table-cell table:style-name="ce209" office:value-type="string" calcext:value-type="string">
            <text:p>V05-07-06-00 — Enclosure top hinge</text:p>
          </table:table-cell>
          <table:table-cell table:style-name="ce212" office:value-type="string" calcext:value-type="string">
            <text:p>^^Рассчёт^^</text:p>
          </table:table-cell>
          <table:table-cell table:style-name="ce208" table:formula="of:=[.H1]" office:value-type="string" office:string-value="V05-00-00 — K3D VOSTOK" calcext:value-type="string">
            <text:p>V05-00-00 — K3D VOSTOK</text:p>
          </table:table-cell>
          <table:table-cell table:style-name="ce209" table:formula="of:=[.I1]" office:value-type="string" office:string-value="V05-01-00 — XY portal" calcext:value-type="string">
            <text:p>V05-01-00 — XY portal</text:p>
          </table:table-cell>
          <table:table-cell table:style-name="ce208" table:formula="of:=[.J1]" office:value-type="string" office:string-value="V05-01-01-00 — X axis" calcext:value-type="string">
            <text:p>V05-01-01-00 — X axis</text:p>
          </table:table-cell>
          <table:table-cell table:style-name="ce209" table:formula="of:=[.K1]" office:value-type="string" office:string-value="V05-01-01-01-00 — Y axis carriage" calcext:value-type="string">
            <text:p>V05-01-01-01-00 — Y axis carriage</text:p>
          </table:table-cell>
          <table:table-cell table:style-name="ce208" table:formula="of:=[.L1]" office:value-type="string" office:string-value="V05-01-01-03-00 — Roller assembly" calcext:value-type="string">
            <text:p>V05-01-01-03-00 — Roller assembly</text:p>
          </table:table-cell>
          <table:table-cell table:style-name="ce209" table:formula="of:=[.M1]" office:value-type="string" office:string-value="V06-01-01-02-00(CoreXY) — BMG print head" calcext:value-type="string">
            <text:p>V06-01-01-02-00(CoreXY) — BMG print head</text:p>
          </table:table-cell>
          <table:table-cell table:style-name="ce208" table:formula="of:=[.N1]" office:value-type="string" office:string-value="V06-01-01-02-00(0.5XY) — BMG print head" calcext:value-type="string">
            <text:p>V06-01-01-02-00(0.5XY) — BMG print head</text:p>
          </table:table-cell>
          <table:table-cell table:style-name="ce209" table:formula="of:=[.O1]" office:value-type="string" office:string-value="V05-01-01-03-00 — Roller assembly" calcext:value-type="string">
            <text:p>V05-01-01-03-00 — Roller assembly</text:p>
          </table:table-cell>
          <table:table-cell table:style-name="ce208" table:formula="of:=[.P1]" office:value-type="string" office:string-value="V06-01-01-04-00(CoreXY) — Matrix print head" calcext:value-type="string">
            <text:p>V06-01-01-04-00(CoreXY) — Matrix print head</text:p>
          </table:table-cell>
          <table:table-cell table:style-name="ce209" table:formula="of:=[.Q1]" office:value-type="string" office:string-value="V06-01-01-04-00(0.5XY) — Matrix print head" calcext:value-type="string">
            <text:p>V06-01-01-04-00(0.5XY) — Matrix print head</text:p>
          </table:table-cell>
          <table:table-cell table:style-name="ce208" table:formula="of:=[.R1]" office:value-type="string" office:string-value="V05-01-01-03-00 — Roller assembly" calcext:value-type="string">
            <text:p>V05-01-01-03-00 — Roller assembly</text:p>
          </table:table-cell>
          <table:table-cell table:style-name="ce209" table:formula="of:=[.S1]" office:value-type="string" office:string-value="V06-01-02-00(CoreXY) — X axis drive assembly" calcext:value-type="string">
            <text:p>V06-01-02-00(CoreXY) — X axis drive assembly</text:p>
          </table:table-cell>
          <table:table-cell table:style-name="ce208" table:formula="of:=[.T1]" office:value-type="string" office:string-value="V06-01-02-00(0.5XY) — X axis drive assembly" calcext:value-type="string">
            <text:p>V06-01-02-00(0.5XY) — X axis drive assembly</text:p>
          </table:table-cell>
          <table:table-cell table:style-name="ce209" table:formula="of:=[.U1]" office:value-type="string" office:string-value="V05-01-01-03-00 — Roller assembly" calcext:value-type="string">
            <text:p>V05-01-01-03-00 — Roller assembly</text:p>
          </table:table-cell>
          <table:table-cell table:style-name="ce208" table:formula="of:=[.V1]" office:value-type="string" office:string-value="V06-01-03-00 — Y axis drive assembly" calcext:value-type="string">
            <text:p>V06-01-03-00 — Y axis drive assembly</text:p>
          </table:table-cell>
          <table:table-cell table:style-name="ce209" table:formula="of:=[.W1]" office:value-type="string" office:string-value="V06-01-03-00(no-motor) — Y axis drive assembly" calcext:value-type="string">
            <text:p>V06-01-03-00(no-motor) — Y axis drive assembly</text:p>
          </table:table-cell>
          <table:table-cell table:style-name="ce208" table:formula="of:=[.X1]" office:value-type="string" office:string-value="V06-01-04-00 — Left belt tensioner" calcext:value-type="string">
            <text:p>V06-01-04-00 — Left belt tensioner</text:p>
          </table:table-cell>
          <table:table-cell table:style-name="ce209" table:formula="of:=[.Y1]" office:value-type="string" office:string-value="V06-01-04-02(Roller) — Belt tensioner" calcext:value-type="string">
            <text:p>V06-01-04-02(Roller) — Belt tensioner</text:p>
          </table:table-cell>
          <table:table-cell table:style-name="ce208" table:formula="of:=[.Z1]" office:value-type="string" office:string-value="V05-01-01-03-00 — Roller assembly" calcext:value-type="string">
            <text:p>V05-01-01-03-00 — Roller assembly</text:p>
          </table:table-cell>
          <table:table-cell table:style-name="ce209" table:formula="of:=[.AA1]" office:value-type="string" office:string-value="V06-01-04-02(Fixed) — Belt tensioner" calcext:value-type="string">
            <text:p>V06-01-04-02(Fixed) — Belt tensioner</text:p>
          </table:table-cell>
          <table:table-cell table:style-name="ce208" table:formula="of:=[.AB1]" office:value-type="string" office:string-value="V06-01-05-00 — Right belt tensioner" calcext:value-type="string">
            <text:p>V06-01-05-00 — Right belt tensioner</text:p>
          </table:table-cell>
          <table:table-cell table:style-name="ce209" table:formula="of:=[.AC1]" office:value-type="string" office:string-value="V06-01-04-02(Roller) — Belt tensioner" calcext:value-type="string">
            <text:p>V06-01-04-02(Roller) — Belt tensioner</text:p>
          </table:table-cell>
          <table:table-cell table:style-name="ce208" table:formula="of:=[.AD1]" office:value-type="string" office:string-value="V05-01-01-03-00 — Roller assembly" calcext:value-type="string">
            <text:p>V05-01-01-03-00 — Roller assembly</text:p>
          </table:table-cell>
          <table:table-cell table:style-name="ce209" table:formula="of:=[.AE1]" office:value-type="string" office:string-value="V06-01-04-02(Fixed) — Belt tensioner" calcext:value-type="string">
            <text:p>V06-01-04-02(Fixed) — Belt tensioner</text:p>
          </table:table-cell>
          <table:table-cell table:style-name="ce208" table:formula="of:=[.AF1]" office:value-type="string" office:string-value="V05-01-06-00 — X axis mechanical endstop" calcext:value-type="string">
            <text:p>V05-01-06-00 — X axis mechanical endstop</text:p>
          </table:table-cell>
          <table:table-cell table:style-name="ce209" table:formula="of:=[.AG1]" office:value-type="string" office:string-value="V05-02-00 — Lower frame" calcext:value-type="string">
            <text:p>V05-02-00 — Lower frame</text:p>
          </table:table-cell>
          <table:table-cell table:style-name="ce208" table:formula="of:=[.AH1]" office:value-type="string" office:string-value="V05-03-00 — Z axis" calcext:value-type="string">
            <text:p>V05-03-00 — Z axis</text:p>
          </table:table-cell>
          <table:table-cell table:style-name="ce209" table:formula="of:=[.AI1]" office:value-type="string" office:string-value="V05-03-01-00 — Z axis guide" calcext:value-type="string">
            <text:p>V05-03-01-00 — Z axis guide</text:p>
          </table:table-cell>
          <table:table-cell table:style-name="ce208" table:formula="of:=[.AJ1]" office:value-type="string" office:string-value="V05-03-02-00 — Z axis drive" calcext:value-type="string">
            <text:p>V05-03-02-00 — Z axis drive</text:p>
          </table:table-cell>
          <table:table-cell table:style-name="ce209" table:formula="of:=[.AK1]" office:value-type="string" office:string-value="V05-03-03-00 — Heatbed frame" calcext:value-type="string">
            <text:p>V05-03-03-00 — Heatbed frame</text:p>
          </table:table-cell>
          <table:table-cell table:style-name="ce208" table:formula="of:=[.AL1]" office:value-type="string" office:string-value="V05-03-03-01-00 — Bed arm" calcext:value-type="string">
            <text:p>V05-03-03-01-00 — Bed arm</text:p>
          </table:table-cell>
          <table:table-cell table:style-name="ce209" table:formula="of:=[.AM1]" office:value-type="string" office:string-value="V05-03-03-01-01 — 2020 to 2060 mount" calcext:value-type="string">
            <text:p>V05-03-03-01-01 — 2020 to 2060 mount</text:p>
          </table:table-cell>
          <table:table-cell table:style-name="ce208" table:formula="of:=[.AN1]" office:value-type="string" office:string-value="V06-03-03-01-04 — 2020 to 2020 mount" calcext:value-type="string">
            <text:p>V06-03-03-01-04 — 2020 to 2020 mount</text:p>
          </table:table-cell>
          <table:table-cell table:style-name="ce209" table:formula="of:=[.AO1]" office:value-type="string" office:string-value="V05-03-04-00 — Heatbed install" calcext:value-type="string">
            <text:p>V05-03-04-00 — Heatbed install</text:p>
          </table:table-cell>
          <table:table-cell table:style-name="ce208" table:formula="of:=[.AP1]" office:value-type="string" office:string-value="V05-03-05-00 — Optical endstop install" calcext:value-type="string">
            <text:p>V05-03-05-00 — Optical endstop install</text:p>
          </table:table-cell>
          <table:table-cell table:style-name="ce209" table:formula="of:=[.AQ1]" office:value-type="string" office:string-value="V05-04-00 — Enclosure" calcext:value-type="string">
            <text:p>V05-04-00 — Enclosure</text:p>
          </table:table-cell>
          <table:table-cell table:style-name="ce208" table:formula="of:=[.AR1]" office:value-type="string" office:string-value="V05-04-07-00 — Front door" calcext:value-type="string">
            <text:p>V05-04-07-00 — Front door</text:p>
          </table:table-cell>
          <table:table-cell table:style-name="ce209" table:formula="of:=[.AS1]" office:value-type="string" office:string-value="V05-04-07-02-00 — Enclosure hinge" calcext:value-type="string">
            <text:p>V05-04-07-02-00 — Enclosure hinge</text:p>
          </table:table-cell>
          <table:table-cell table:style-name="ce208" table:formula="of:=[.AT1]" office:value-type="string" office:string-value="V05-04-08(B) — Electronics box side grill" calcext:value-type="string">
            <text:p>V05-04-08(B) — Electronics box side grill</text:p>
          </table:table-cell>
          <table:table-cell table:style-name="ce209" table:formula="of:=[.AU1]" office:value-type="string" office:string-value="V05-04-09-00 — Back door" calcext:value-type="string">
            <text:p>V05-04-09-00 — Back door</text:p>
          </table:table-cell>
          <table:table-cell table:style-name="ce208" table:formula="of:=[.AV1]" office:value-type="string" office:string-value="V05-04-07-02-00 — Enclosure hinge" calcext:value-type="string">
            <text:p>V05-04-07-02-00 — Enclosure hinge</text:p>
          </table:table-cell>
          <table:table-cell table:style-name="ce209" table:formula="of:=[.AW1]" office:value-type="string" office:string-value="V05-04-10-00 — Back door lock" calcext:value-type="string">
            <text:p>V05-04-10-00 — Back door lock</text:p>
          </table:table-cell>
          <table:table-cell table:style-name="ce208" table:formula="of:=[.AX1]" office:value-type="string" office:string-value="V05-05-00 — Electronics" calcext:value-type="string">
            <text:p>V05-05-00 — Electronics</text:p>
          </table:table-cell>
          <table:table-cell table:style-name="ce209" table:formula="of:=[.AY1]" office:value-type="string" office:string-value="V06-06-00 — Additions" calcext:value-type="string">
            <text:p>V06-06-00 — Additions</text:p>
          </table:table-cell>
          <table:table-cell table:style-name="ce208" table:formula="of:=[.AZ1]" office:value-type="string" office:string-value="V05-06-01-00 — Inner spool holder" calcext:value-type="string">
            <text:p>V05-06-01-00 — Inner spool holder</text:p>
          </table:table-cell>
          <table:table-cell table:style-name="ce209" table:formula="of:=[.BA1]" office:value-type="string" office:string-value="V05-06-01-01-00 — Inner spool holder rocker" calcext:value-type="string">
            <text:p>V05-06-01-01-00 — Inner spool holder rocker</text:p>
          </table:table-cell>
          <table:table-cell table:style-name="ce208" table:formula="of:=[.BB1]" office:value-type="string" office:string-value="V05-07-00 — Enclosure top" calcext:value-type="string">
            <text:p>V05-07-00 — Enclosure top</text:p>
          </table:table-cell>
          <table:table-cell table:style-name="ce209" table:formula="of:=[.BC1]" office:value-type="string" office:string-value="V05-07-06-00 — Enclosure top hinge" calcext:value-type="string">
            <text:p>V05-07-06-00 — Enclosure top hinge</text:p>
          </table:table-cell>
          <table:table-cell table:number-columns-repeated="920"/>
        </table:table-row>
        <table:table-row table:style-name="ro11">
          <table:table-cell table:style-name="ce184"/>
          <table:table-cell table:style-name="ce195"/>
          <table:table-cell table:style-name="ce184"/>
          <table:table-cell table:style-name="ce203" table:number-columns-repeated="3"/>
          <table:table-cell table:style-name="ce206" office:value-type="string" calcext:value-type="string">
            <text:p>Кол-во копий &gt;&gt;</text:p>
          </table:table-cell>
          <table:table-cell table:style-name="ce122" office:value-type="float" office:value="1" calcext:value-type="float">
            <text:p>1</text:p>
          </table:table-cell>
          <table:table-cell table:style-name="ce210" office:value-type="float" office:value="1" calcext:value-type="float">
            <text:p>1</text:p>
          </table:table-cell>
          <table:table-cell table:style-name="ce122" office:value-type="float" office:value="1" calcext:value-type="float">
            <text:p>1</text:p>
          </table:table-cell>
          <table:table-cell table:style-name="ce210" office:value-type="float" office:value="2" calcext:value-type="float">
            <text:p>2</text:p>
          </table:table-cell>
          <table:table-cell table:style-name="ce122" table:formula="of:=VLOOKUP(O_PrnTy;DB_PrnTy_T;6;0)" office:value-type="float" office:value="4" calcext:value-type="float">
            <text:p>4</text:p>
          </table:table-cell>
          <table:table-cell table:style-name="ce210" table:formula="of:=[Печатные_изделия.$H$6]" office:value-type="float" office:value="0" calcext:value-type="float">
            <text:p>0</text:p>
          </table:table-cell>
          <table:table-cell table:style-name="ce122" table:formula="of:=[Печатные_изделия.$H$5]" office:value-type="float" office:value="1" calcext:value-type="float">
            <text:p>1</text:p>
          </table:table-cell>
          <table:table-cell table:style-name="ce210" table:formula="of:=2*[.N2]" office:value-type="float" office:value="2" calcext:value-type="float">
            <text:p>2</text:p>
          </table:table-cell>
          <table:table-cell table:style-name="ce122" table:formula="of:=[Печатные_изделия.$H$13]" office:value-type="float" office:value="0" calcext:value-type="float">
            <text:p>0</text:p>
          </table:table-cell>
          <table:table-cell table:style-name="ce210" table:formula="of:=[Печатные_изделия.$H$12]" office:value-type="float" office:value="0" calcext:value-type="float">
            <text:p>0</text:p>
          </table:table-cell>
          <table:table-cell table:style-name="ce122" table:formula="of:=2*[.Q2]" office:value-type="float" office:value="0" calcext:value-type="float">
            <text:p>0</text:p>
          </table:table-cell>
          <table:table-cell table:style-name="ce210" table:formula="of:=IF(O_PrnTy&lt;&gt;&quot;0.5XY&quot;;2;0)" office:value-type="float" office:value="0" calcext:value-type="float">
            <text:p>0</text:p>
          </table:table-cell>
          <table:table-cell table:style-name="ce122" table:formula="of:=IF(O_PrnTy=&quot;0.5XY&quot;;2;0)" office:value-type="float" office:value="2" calcext:value-type="float">
            <text:p>2</text:p>
          </table:table-cell>
          <table:table-cell table:style-name="ce210" table:formula="of:=[.T2]*O_ECnt" office:value-type="float" office:value="2" calcext:value-type="float">
            <text:p>2</text:p>
          </table:table-cell>
          <table:table-cell table:style-name="ce122" table:formula="of:=[Покупные_изделия.$D$23]" office:value-type="float" office:value="1" calcext:value-type="float">
            <text:p>1</text:p>
          </table:table-cell>
          <table:table-cell table:style-name="ce210" table:formula="of:=IF(O_PrnTy=&quot;CoreXY&quot;;0;1-[.V2])" office:value-type="float" office:value="0" calcext:value-type="float">
            <text:p>0</text:p>
          </table:table-cell>
          <table:table-cell table:style-name="ce122" office:value-type="float" office:value="1" calcext:value-type="float">
            <text:p>1</text:p>
          </table:table-cell>
          <table:table-cell table:style-name="ce210" table:formula="of:=[Покупные_изделия.$D$27]/2 + IF(O_PrnTy&lt;&gt;&quot;0.5XY&quot;;1;0)" office:value-type="float" office:value="1" calcext:value-type="float">
            <text:p>1</text:p>
          </table:table-cell>
          <table:table-cell table:style-name="ce122" table:formula="of:=[.Y2]" office:value-type="float" office:value="1" calcext:value-type="float">
            <text:p>1</text:p>
          </table:table-cell>
          <table:table-cell table:style-name="ce210" table:formula="of:=IF(O_PrnTy=&quot;0.5XY&quot;;1;0)" office:value-type="float" office:value="1" calcext:value-type="float">
            <text:p>1</text:p>
          </table:table-cell>
          <table:table-cell table:style-name="ce122" office:value-type="float" office:value="1" calcext:value-type="float">
            <text:p>1</text:p>
          </table:table-cell>
          <table:table-cell table:style-name="ce210" table:formula="of:=[Покупные_изделия.$D$27]/2 + IF(O_PrnTy&lt;&gt;&quot;0.5XY&quot;;[Покупные_изделия.$D$21]-1;0)" office:value-type="float" office:value="1" calcext:value-type="float">
            <text:p>1</text:p>
          </table:table-cell>
          <table:table-cell table:style-name="ce122" table:formula="of:=[.AC2]" office:value-type="float" office:value="1" calcext:value-type="float">
            <text:p>1</text:p>
          </table:table-cell>
          <table:table-cell table:style-name="ce210" table:formula="of:=IF(O_PrnTy=&quot;0.5XY&quot;;O_ECnt-1;0)" office:value-type="float" office:value="0" calcext:value-type="float">
            <text:p>0</text:p>
          </table:table-cell>
          <table:table-cell table:style-name="ce122" table:formula="of:=IF(O_ECnt=2;2;0)" office:value-type="float" office:value="0" calcext:value-type="float">
            <text:p>0</text:p>
          </table:table-cell>
          <table:table-cell table:style-name="ce210" office:value-type="float" office:value="1" calcext:value-type="float">
            <text:p>1</text:p>
          </table:table-cell>
          <table:table-cell table:style-name="ce122" office:value-type="float" office:value="1" calcext:value-type="float">
            <text:p>1</text:p>
          </table:table-cell>
          <table:table-cell table:style-name="ce210" table:formula="of:=O_ZMCnt" office:value-type="float" office:value="2" calcext:value-type="float">
            <text:p>2</text:p>
          </table:table-cell>
          <table:table-cell table:style-name="ce122" office:value-type="float" office:value="2" calcext:value-type="float">
            <text:p>2</text:p>
          </table:table-cell>
          <table:table-cell table:style-name="ce210" office:value-type="float" office:value="1" calcext:value-type="float">
            <text:p>1</text:p>
          </table:table-cell>
          <table:table-cell table:style-name="ce122" table:formula="of:=IF(O_TMCnt=4;2;3)" office:value-type="float" office:value="3" calcext:value-type="float">
            <text:p>3</text:p>
          </table:table-cell>
          <table:table-cell table:style-name="ce210" table:formula="of:=[Печатные_изделия.$H$30]" office:value-type="float" office:value="6" calcext:value-type="float">
            <text:p>6</text:p>
          </table:table-cell>
          <table:table-cell table:style-name="ce122" table:formula="of:=[Печатные_изделия.$H$33]" office:value-type="float" office:value="0" calcext:value-type="float">
            <text:p>0</text:p>
          </table:table-cell>
          <table:table-cell table:style-name="ce210" office:value-type="float" office:value="1" calcext:value-type="float">
            <text:p>1</text:p>
          </table:table-cell>
          <table:table-cell table:style-name="ce122" table:formula="of:=[Покупные_изделия.$D$49]" office:value-type="float" office:value="2" calcext:value-type="float">
            <text:p>2</text:p>
          </table:table-cell>
          <table:table-cell table:style-name="ce210" office:value-type="float" office:value="1" calcext:value-type="float">
            <text:p>1</text:p>
          </table:table-cell>
          <table:table-cell table:style-name="ce122" office:value-type="float" office:value="2" calcext:value-type="float">
            <text:p>2</text:p>
          </table:table-cell>
          <table:table-cell table:style-name="ce210" office:value-type="float" office:value="4" calcext:value-type="float">
            <text:p>4</text:p>
          </table:table-cell>
          <table:table-cell table:style-name="ce122" office:value-type="float" office:value="1" calcext:value-type="float">
            <text:p>1</text:p>
          </table:table-cell>
          <table:table-cell table:style-name="ce210" office:value-type="float" office:value="1" calcext:value-type="float">
            <text:p>1</text:p>
          </table:table-cell>
          <table:table-cell table:style-name="ce122" office:value-type="float" office:value="2" calcext:value-type="float">
            <text:p>2</text:p>
          </table:table-cell>
          <table:table-cell table:style-name="ce210" office:value-type="float" office:value="2" calcext:value-type="float">
            <text:p>2</text:p>
          </table:table-cell>
          <table:table-cell table:style-name="ce122" office:value-type="float" office:value="1" calcext:value-type="float">
            <text:p>1</text:p>
          </table:table-cell>
          <table:table-cell table:style-name="ce210" office:value-type="float" office:value="1" calcext:value-type="float">
            <text:p>1</text:p>
          </table:table-cell>
          <table:table-cell table:style-name="ce122" table:formula="of:=O_ECnt" office:value-type="float" office:value="1" calcext:value-type="float">
            <text:p>1</text:p>
          </table:table-cell>
          <table:table-cell table:style-name="ce210" table:formula="of:=4*[.AZ2]" office:value-type="float" office:value="4" calcext:value-type="float">
            <text:p>4</text:p>
          </table:table-cell>
          <table:table-cell table:style-name="ce122" office:value-type="float" office:value="1" calcext:value-type="float">
            <text:p>1</text:p>
          </table:table-cell>
          <table:table-cell table:style-name="ce210" office:value-type="float" office:value="2" calcext:value-type="float">
            <text:p>2</text:p>
          </table:table-cell>
          <table:table-cell table:style-name="ce203"/>
          <table:table-cell table:style-name="ce122" table:formula="of:=[.H2]" office:value-type="float" office:value="1" calcext:value-type="float">
            <text:p>1</text:p>
          </table:table-cell>
          <table:table-cell table:style-name="ce210" table:formula="of:=[.I2]" office:value-type="float" office:value="1" calcext:value-type="float">
            <text:p>1</text:p>
          </table:table-cell>
          <table:table-cell table:style-name="ce122" table:formula="of:=[.J2]" office:value-type="float" office:value="1" calcext:value-type="float">
            <text:p>1</text:p>
          </table:table-cell>
          <table:table-cell table:style-name="ce210" table:formula="of:=[.K2]" office:value-type="float" office:value="2" calcext:value-type="float">
            <text:p>2</text:p>
          </table:table-cell>
          <table:table-cell table:style-name="ce122" table:formula="of:=[.L2]" office:value-type="float" office:value="4" calcext:value-type="float">
            <text:p>4</text:p>
          </table:table-cell>
          <table:table-cell table:style-name="ce210" table:formula="of:=[.M2]" office:value-type="float" office:value="0" calcext:value-type="float">
            <text:p>0</text:p>
          </table:table-cell>
          <table:table-cell table:style-name="ce122" table:formula="of:=[.N2]" office:value-type="float" office:value="1" calcext:value-type="float">
            <text:p>1</text:p>
          </table:table-cell>
          <table:table-cell table:style-name="ce210" table:formula="of:=[.O2]" office:value-type="float" office:value="2" calcext:value-type="float">
            <text:p>2</text:p>
          </table:table-cell>
          <table:table-cell table:style-name="ce122" table:formula="of:=[.P2]" office:value-type="float" office:value="0" calcext:value-type="float">
            <text:p>0</text:p>
          </table:table-cell>
          <table:table-cell table:style-name="ce210" table:formula="of:=[.Q2]" office:value-type="float" office:value="0" calcext:value-type="float">
            <text:p>0</text:p>
          </table:table-cell>
          <table:table-cell table:style-name="ce122" table:formula="of:=[.R2]" office:value-type="float" office:value="0" calcext:value-type="float">
            <text:p>0</text:p>
          </table:table-cell>
          <table:table-cell table:style-name="ce210" table:formula="of:=[.S2]" office:value-type="float" office:value="0" calcext:value-type="float">
            <text:p>0</text:p>
          </table:table-cell>
          <table:table-cell table:style-name="ce122" table:formula="of:=[.T2]" office:value-type="float" office:value="2" calcext:value-type="float">
            <text:p>2</text:p>
          </table:table-cell>
          <table:table-cell table:style-name="ce210" table:formula="of:=[.U2]" office:value-type="float" office:value="2" calcext:value-type="float">
            <text:p>2</text:p>
          </table:table-cell>
          <table:table-cell table:style-name="ce122" table:formula="of:=[.V2]" office:value-type="float" office:value="1" calcext:value-type="float">
            <text:p>1</text:p>
          </table:table-cell>
          <table:table-cell table:style-name="ce210" table:formula="of:=[.W2]" office:value-type="float" office:value="0" calcext:value-type="float">
            <text:p>0</text:p>
          </table:table-cell>
          <table:table-cell table:style-name="ce122" table:formula="of:=[.X2]" office:value-type="float" office:value="1" calcext:value-type="float">
            <text:p>1</text:p>
          </table:table-cell>
          <table:table-cell table:style-name="ce210" table:formula="of:=[.Y2]" office:value-type="float" office:value="1" calcext:value-type="float">
            <text:p>1</text:p>
          </table:table-cell>
          <table:table-cell table:style-name="ce122" table:formula="of:=[.Z2]" office:value-type="float" office:value="1" calcext:value-type="float">
            <text:p>1</text:p>
          </table:table-cell>
          <table:table-cell table:style-name="ce210" table:formula="of:=[.AA2]" office:value-type="float" office:value="1" calcext:value-type="float">
            <text:p>1</text:p>
          </table:table-cell>
          <table:table-cell table:style-name="ce122" table:formula="of:=[.AB2]" office:value-type="float" office:value="1" calcext:value-type="float">
            <text:p>1</text:p>
          </table:table-cell>
          <table:table-cell table:style-name="ce210" table:formula="of:=[.AC2]" office:value-type="float" office:value="1" calcext:value-type="float">
            <text:p>1</text:p>
          </table:table-cell>
          <table:table-cell table:style-name="ce122" table:formula="of:=[.AD2]" office:value-type="float" office:value="1" calcext:value-type="float">
            <text:p>1</text:p>
          </table:table-cell>
          <table:table-cell table:style-name="ce210" table:formula="of:=[.AE2]" office:value-type="float" office:value="0" calcext:value-type="float">
            <text:p>0</text:p>
          </table:table-cell>
          <table:table-cell table:style-name="ce122" table:formula="of:=[.AF2]" office:value-type="float" office:value="0" calcext:value-type="float">
            <text:p>0</text:p>
          </table:table-cell>
          <table:table-cell table:style-name="ce210" table:formula="of:=[.AG2]" office:value-type="float" office:value="1" calcext:value-type="float">
            <text:p>1</text:p>
          </table:table-cell>
          <table:table-cell table:style-name="ce122" table:formula="of:=[.AH2]" office:value-type="float" office:value="1" calcext:value-type="float">
            <text:p>1</text:p>
          </table:table-cell>
          <table:table-cell table:style-name="ce210" table:formula="of:=[.AI2]" office:value-type="float" office:value="2" calcext:value-type="float">
            <text:p>2</text:p>
          </table:table-cell>
          <table:table-cell table:style-name="ce122" table:formula="of:=[.AJ2]" office:value-type="float" office:value="2" calcext:value-type="float">
            <text:p>2</text:p>
          </table:table-cell>
          <table:table-cell table:style-name="ce210" table:formula="of:=[.AK2]" office:value-type="float" office:value="1" calcext:value-type="float">
            <text:p>1</text:p>
          </table:table-cell>
          <table:table-cell table:style-name="ce122" table:formula="of:=[.AL2]" office:value-type="float" office:value="3" calcext:value-type="float">
            <text:p>3</text:p>
          </table:table-cell>
          <table:table-cell table:style-name="ce210" table:formula="of:=[.AM2]" office:value-type="float" office:value="6" calcext:value-type="float">
            <text:p>6</text:p>
          </table:table-cell>
          <table:table-cell table:style-name="ce122" table:formula="of:=[.AN2]" office:value-type="float" office:value="0" calcext:value-type="float">
            <text:p>0</text:p>
          </table:table-cell>
          <table:table-cell table:style-name="ce210" table:formula="of:=[.AO2]" office:value-type="float" office:value="1" calcext:value-type="float">
            <text:p>1</text:p>
          </table:table-cell>
          <table:table-cell table:style-name="ce122" table:formula="of:=[.AP2]" office:value-type="float" office:value="2" calcext:value-type="float">
            <text:p>2</text:p>
          </table:table-cell>
          <table:table-cell table:style-name="ce210" table:formula="of:=[.AQ2]" office:value-type="float" office:value="1" calcext:value-type="float">
            <text:p>1</text:p>
          </table:table-cell>
          <table:table-cell table:style-name="ce122" table:formula="of:=[.AR2]" office:value-type="float" office:value="2" calcext:value-type="float">
            <text:p>2</text:p>
          </table:table-cell>
          <table:table-cell table:style-name="ce210" table:formula="of:=[.AS2]" office:value-type="float" office:value="4" calcext:value-type="float">
            <text:p>4</text:p>
          </table:table-cell>
          <table:table-cell table:style-name="ce122" table:formula="of:=[.AT2]" office:value-type="float" office:value="1" calcext:value-type="float">
            <text:p>1</text:p>
          </table:table-cell>
          <table:table-cell table:style-name="ce210" table:formula="of:=[.AU2]" office:value-type="float" office:value="1" calcext:value-type="float">
            <text:p>1</text:p>
          </table:table-cell>
          <table:table-cell table:style-name="ce122" table:formula="of:=[.AV2]" office:value-type="float" office:value="2" calcext:value-type="float">
            <text:p>2</text:p>
          </table:table-cell>
          <table:table-cell table:style-name="ce210" table:formula="of:=[.AW2]" office:value-type="float" office:value="2" calcext:value-type="float">
            <text:p>2</text:p>
          </table:table-cell>
          <table:table-cell table:style-name="ce122" table:formula="of:=[.AX2]" office:value-type="float" office:value="1" calcext:value-type="float">
            <text:p>1</text:p>
          </table:table-cell>
          <table:table-cell table:style-name="ce210" table:formula="of:=[.AY2]" office:value-type="float" office:value="1" calcext:value-type="float">
            <text:p>1</text:p>
          </table:table-cell>
          <table:table-cell table:style-name="ce122" table:formula="of:=[.AZ2]" office:value-type="float" office:value="1" calcext:value-type="float">
            <text:p>1</text:p>
          </table:table-cell>
          <table:table-cell table:style-name="ce210" table:formula="of:=[.BA2]" office:value-type="float" office:value="4" calcext:value-type="float">
            <text:p>4</text:p>
          </table:table-cell>
          <table:table-cell table:style-name="ce122" table:formula="of:=[.BB2]" office:value-type="float" office:value="1" calcext:value-type="float">
            <text:p>1</text:p>
          </table:table-cell>
          <table:table-cell table:style-name="ce210" table:formula="of:=[.BC2]" office:value-type="float" office:value="2" calcext:value-type="float">
            <text:p>2</text:p>
          </table:table-cell>
          <table:table-cell table:number-columns-repeated="920"/>
        </table:table-row>
        <table:table-row table:style-name="ro11">
          <table:table-cell table:style-name="ce185" office:value-type="string" calcext:value-type="string">
            <text:p>Винт с полукруглой головкой</text:p>
          </table:table-cell>
          <table:table-cell table:style-name="ce196" office:value-type="string" calcext:value-type="string">
            <text:p>M3x6</text:p>
          </table:table-cell>
          <table:table-cell table:style-name="ce202" table:formula="of:=3.33/O_USDE" office:value-type="currency" office:currency="USD" office:value="0.0475714285714286" calcext:value-type="currency">
            <text:p>$0.05</text:p>
          </table:table-cell>
          <table:table-cell table:style-name="ce176" table:formula="of:=SUM([.BE3:.CZ3])" office:value-type="float" office:value="116" calcext:value-type="float">
            <text:p>116</text:p>
          </table:table-cell>
          <table:table-cell table:style-name="ce204" table:formula="of:=[.C3]*[.D3]" office:value-type="currency" office:currency="USD" office:value="5.51828571428571" calcext:value-type="currency">
            <text:p>$5.5</text:p>
          </table:table-cell>
          <table:table-cell table:style-name="ce176" office:value-type="string" calcext:value-type="string">
            <text:p><text:a xlink:href="https://krep-shop.ru/katalog/bolty_i_vinty/iso_7380_1/3kh6_v_sh_p_kr_nerzh_a2_iso_7380/" xlink:type="simple">Link</text:a></text:p>
          </table:table-cell>
          <table:table-cell table:style-name="ce207"/>
          <table:table-cell table:style-name="ce176"/>
          <table:table-cell table:style-name="ce211"/>
          <table:table-cell table:style-name="ce176"/>
          <table:table-cell table:style-name="ce211" table:formula="of:=[Печатные_изделия.$H$4]" office:value-type="float" office:value="2" calcext:value-type="float">
            <text:p>2</text:p>
          </table:table-cell>
          <table:table-cell table:style-name="ce176"/>
          <table:table-cell table:style-name="ce211" office:value-type="float" office:value="4" calcext:value-type="float">
            <text:p>4</text:p>
          </table:table-cell>
          <table:table-cell table:style-name="ce176" office:value-type="float" office:value="4" calcext:value-type="float">
            <text:p>4</text:p>
          </table:table-cell>
          <table:table-cell table:style-name="ce211"/>
          <table:table-cell table:style-name="ce176" office:value-type="float" office:value="6" calcext:value-type="float">
            <text:p>6</text:p>
          </table:table-cell>
          <table:table-cell table:style-name="ce211" office:value-type="float" office:value="6" calcext:value-type="float">
            <text:p>6</text:p>
          </table:table-cell>
          <table:table-cell table:style-name="ce176"/>
          <table:table-cell table:style-name="ce211" office:value-type="float" office:value="3" calcext:value-type="float">
            <text:p>3</text:p>
          </table:table-cell>
          <table:table-cell table:style-name="ce176" office:value-type="float" office:value="3" calcext:value-type="float">
            <text:p>3</text:p>
          </table:table-cell>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176" office:value-type="float" office:value="8" calcext:value-type="float">
            <text:p>8</text:p>
          </table:table-cell>
          <table:table-cell table:style-name="ce211"/>
          <table:table-cell table:style-name="ce176"/>
          <table:table-cell table:style-name="ce211" office:value-type="float" office:value="3" calcext:value-type="float">
            <text:p>3</text:p>
          </table:table-cell>
          <table:table-cell table:style-name="ce176" office:value-type="float" office:value="68" calcext:value-type="float">
            <text:p>68</text:p>
          </table:table-cell>
          <table:table-cell table:style-name="ce211"/>
          <table:table-cell table:style-name="ce207"/>
          <table:table-cell table:style-name="ce176" table:formula="of:=[.BE$2]*[.H3]" office:value-type="float" office:value="0" calcext:value-type="float">
            <text:p>0</text:p>
          </table:table-cell>
          <table:table-cell table:style-name="ce211" table:formula="of:=[.BF$2]*[.I3]" office:value-type="float" office:value="0" calcext:value-type="float">
            <text:p>0</text:p>
          </table:table-cell>
          <table:table-cell table:style-name="ce176" table:formula="of:=[.BG$2]*[.J3]" office:value-type="float" office:value="0" calcext:value-type="float">
            <text:p>0</text:p>
          </table:table-cell>
          <table:table-cell table:style-name="ce211" table:formula="of:=[.BH$2]*[.K3]" office:value-type="float" office:value="4" calcext:value-type="float">
            <text:p>4</text:p>
          </table:table-cell>
          <table:table-cell table:style-name="ce176" table:formula="of:=[.BI$2]*[.L3]" office:value-type="float" office:value="0" calcext:value-type="float">
            <text:p>0</text:p>
          </table:table-cell>
          <table:table-cell table:style-name="ce211" table:formula="of:=[.BJ$2]*[.M3]" office:value-type="float" office:value="0" calcext:value-type="float">
            <text:p>0</text:p>
          </table:table-cell>
          <table:table-cell table:style-name="ce176" table:formula="of:=[.BK$2]*[.N3]" office:value-type="float" office:value="4" calcext:value-type="float">
            <text:p>4</text:p>
          </table:table-cell>
          <table:table-cell table:style-name="ce211" table:formula="of:=[.BL$2]*[.O3]" office:value-type="float" office:value="0" calcext:value-type="float">
            <text:p>0</text:p>
          </table:table-cell>
          <table:table-cell table:style-name="ce176" table:formula="of:=[.BM$2]*[.P3]" office:value-type="float" office:value="0" calcext:value-type="float">
            <text:p>0</text:p>
          </table:table-cell>
          <table:table-cell table:style-name="ce211" table:formula="of:=[.BN$2]*[.Q3]" office:value-type="float" office:value="0" calcext:value-type="float">
            <text:p>0</text:p>
          </table:table-cell>
          <table:table-cell table:style-name="ce176" table:formula="of:=[.BO$2]*[.R3]" office:value-type="float" office:value="0" calcext:value-type="float">
            <text:p>0</text:p>
          </table:table-cell>
          <table:table-cell table:style-name="ce211" table:formula="of:=[.BP$2]*[.S3]" office:value-type="float" office:value="0" calcext:value-type="float">
            <text:p>0</text:p>
          </table:table-cell>
          <table:table-cell table:style-name="ce176" table:formula="of:=[.BQ$2]*[.T3]" office:value-type="float" office:value="6" calcext:value-type="float">
            <text:p>6</text:p>
          </table:table-cell>
          <table:table-cell table:style-name="ce211" table:formula="of:=[.BR$2]*[.U3]" office:value-type="float" office:value="0" calcext:value-type="float">
            <text:p>0</text:p>
          </table:table-cell>
          <table:table-cell table:style-name="ce176" table:formula="of:=[.BS$2]*[.V3]" office:value-type="float" office:value="4" calcext:value-type="float">
            <text:p>4</text:p>
          </table:table-cell>
          <table:table-cell table:style-name="ce211" table:formula="of:=[.BT$2]*[.W3]" office:value-type="float" office:value="0" calcext:value-type="float">
            <text:p>0</text:p>
          </table:table-cell>
          <table:table-cell table:style-name="ce176" table:formula="of:=[.BU$2]*[.X3]" office:value-type="float" office:value="0" calcext:value-type="float">
            <text:p>0</text:p>
          </table:table-cell>
          <table:table-cell table:style-name="ce211" table:formula="of:=[.BV$2]*[.Y3]" office:value-type="float" office:value="0" calcext:value-type="float">
            <text:p>0</text:p>
          </table:table-cell>
          <table:table-cell table:style-name="ce176" table:formula="of:=[.BW$2]*[.Z3]" office:value-type="float" office:value="0" calcext:value-type="float">
            <text:p>0</text:p>
          </table:table-cell>
          <table:table-cell table:style-name="ce211" table:formula="of:=[.BX$2]*[.AA3]" office:value-type="float" office:value="0" calcext:value-type="float">
            <text:p>0</text:p>
          </table:table-cell>
          <table:table-cell table:style-name="ce176" table:formula="of:=[.BY$2]*[.AB3]" office:value-type="float" office:value="0" calcext:value-type="float">
            <text:p>0</text:p>
          </table:table-cell>
          <table:table-cell table:style-name="ce211" table:formula="of:=[.BZ$2]*[.AC3]" office:value-type="float" office:value="0" calcext:value-type="float">
            <text:p>0</text:p>
          </table:table-cell>
          <table:table-cell table:style-name="ce176" table:formula="of:=[.CA$2]*[.AD3]" office:value-type="float" office:value="0" calcext:value-type="float">
            <text:p>0</text:p>
          </table:table-cell>
          <table:table-cell table:style-name="ce211" table:formula="of:=[.CB$2]*[.AE3]" office:value-type="float" office:value="0" calcext:value-type="float">
            <text:p>0</text:p>
          </table:table-cell>
          <table:table-cell table:style-name="ce176" table:formula="of:=[.CC$2]*[.AF3]" office:value-type="float" office:value="0" calcext:value-type="float">
            <text:p>0</text:p>
          </table:table-cell>
          <table:table-cell table:style-name="ce211" table:formula="of:=[.CD$2]*[.AG3]" office:value-type="float" office:value="0" calcext:value-type="float">
            <text:p>0</text:p>
          </table:table-cell>
          <table:table-cell table:style-name="ce176" table:formula="of:=[.CE$2]*[.AH3]" office:value-type="float" office:value="0" calcext:value-type="float">
            <text:p>0</text:p>
          </table:table-cell>
          <table:table-cell table:style-name="ce211" table:formula="of:=[.CF$2]*[.AI3]" office:value-type="float" office:value="0" calcext:value-type="float">
            <text:p>0</text:p>
          </table:table-cell>
          <table:table-cell table:style-name="ce176" table:formula="of:=[.CG$2]*[.AJ3]" office:value-type="float" office:value="8" calcext:value-type="float">
            <text:p>8</text:p>
          </table:table-cell>
          <table:table-cell table:style-name="ce211" table:formula="of:=[.CH$2]*[.AK3]" office:value-type="float" office:value="0" calcext:value-type="float">
            <text:p>0</text:p>
          </table:table-cell>
          <table:table-cell table:style-name="ce176" table:formula="of:=[.CI$2]*[.AL3]" office:value-type="float" office:value="0" calcext:value-type="float">
            <text:p>0</text:p>
          </table:table-cell>
          <table:table-cell table:style-name="ce211" table:formula="of:=[.CJ$2]*[.AM3]" office:value-type="float" office:value="0" calcext:value-type="float">
            <text:p>0</text:p>
          </table:table-cell>
          <table:table-cell table:style-name="ce176" table:formula="of:=[.CK$2]*[.AN3]" office:value-type="float" office:value="0" calcext:value-type="float">
            <text:p>0</text:p>
          </table:table-cell>
          <table:table-cell table:style-name="ce211" table:formula="of:=[.CL$2]*[.AO3]" office:value-type="float" office:value="0" calcext:value-type="float">
            <text:p>0</text:p>
          </table:table-cell>
          <table:table-cell table:style-name="ce176" table:formula="of:=[.CM$2]*[.AP3]" office:value-type="float" office:value="0" calcext:value-type="float">
            <text:p>0</text:p>
          </table:table-cell>
          <table:table-cell table:style-name="ce211" table:formula="of:=[.CN$2]*[.AQ3]" office:value-type="float" office:value="0" calcext:value-type="float">
            <text:p>0</text:p>
          </table:table-cell>
          <table:table-cell table:style-name="ce176" table:formula="of:=[.CO$2]*[.AR3]" office:value-type="float" office:value="0" calcext:value-type="float">
            <text:p>0</text:p>
          </table:table-cell>
          <table:table-cell table:style-name="ce211" table:formula="of:=[.CP$2]*[.AS3]" office:value-type="float" office:value="0" calcext:value-type="float">
            <text:p>0</text:p>
          </table:table-cell>
          <table:table-cell table:style-name="ce176" table:formula="of:=[.CQ$2]*[.AT3]" office:value-type="float" office:value="0" calcext:value-type="float">
            <text:p>0</text:p>
          </table:table-cell>
          <table:table-cell table:style-name="ce211" table:formula="of:=[.CR$2]*[.AU3]" office:value-type="float" office:value="0" calcext:value-type="float">
            <text:p>0</text:p>
          </table:table-cell>
          <table:table-cell table:style-name="ce176" table:formula="of:=[.CS$2]*[.AV3]" office:value-type="float" office:value="0" calcext:value-type="float">
            <text:p>0</text:p>
          </table:table-cell>
          <table:table-cell table:style-name="ce211" table:formula="of:=[.CT$2]*[.AW3]" office:value-type="float" office:value="2" calcext:value-type="float">
            <text:p>2</text:p>
          </table:table-cell>
          <table:table-cell table:style-name="ce176" table:formula="of:=[.CU$2]*[.AX3]" office:value-type="float" office:value="8" calcext:value-type="float">
            <text:p>8</text:p>
          </table:table-cell>
          <table:table-cell table:style-name="ce211" table:formula="of:=[.CV$2]*[.AY3]" office:value-type="float" office:value="0" calcext:value-type="float">
            <text:p>0</text:p>
          </table:table-cell>
          <table:table-cell table:style-name="ce176" table:formula="of:=[.CW$2]*[.AZ3]" office:value-type="float" office:value="0" calcext:value-type="float">
            <text:p>0</text:p>
          </table:table-cell>
          <table:table-cell table:style-name="ce211" table:formula="of:=[.CX$2]*[.BA3]" office:value-type="float" office:value="12" calcext:value-type="float">
            <text:p>12</text:p>
          </table:table-cell>
          <table:table-cell table:style-name="ce176" table:formula="of:=[.CY$2]*[.BB3]" office:value-type="float" office:value="68" calcext:value-type="float">
            <text:p>68</text:p>
          </table:table-cell>
          <table:table-cell table:style-name="ce211" table:formula="of:=[.CZ$2]*[.BC3]"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7" office:value-type="string" calcext:value-type="string">
            <text:p>M3x12</text:p>
          </table:table-cell>
          <table:table-cell table:style-name="ce202" table:formula="of:=3.75/O_USDE" office:value-type="currency" office:currency="USD" office:value="0.0535714285714286" calcext:value-type="currency">
            <text:p>$0.05</text:p>
          </table:table-cell>
          <table:table-cell table:style-name="ce176" table:formula="of:=SUM([.BE4:.CZ4])" office:value-type="float" office:value="20" calcext:value-type="float">
            <text:p>20</text:p>
          </table:table-cell>
          <table:table-cell table:style-name="ce204" table:formula="of:=[.C4]*[.D4]" office:value-type="currency" office:currency="USD" office:value="1.07142857142857" calcext:value-type="currency">
            <text:p>$1.1</text:p>
          </table:table-cell>
          <table:table-cell table:style-name="ce176" office:value-type="string" calcext:value-type="string">
            <text:p><text:a xlink:href="https://krep-shop.ru/katalog/bolty_i_vinty/iso_7380_1/3kh12_v_sh_p_kr_nerzh_a2_iso_7380/"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8" calcext:value-type="float">
            <text:p>8</text:p>
          </table:table-cell>
          <table:table-cell table:style-name="ce211" office:value-type="float" office:value="8" calcext:value-type="float">
            <text:p>8</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4]" office:value-type="float" office:value="0" calcext:value-type="float">
            <text:p>0</text:p>
          </table:table-cell>
          <table:table-cell table:style-name="ce211" table:formula="of:=[.BF$2]*[.I4]" office:value-type="float" office:value="0" calcext:value-type="float">
            <text:p>0</text:p>
          </table:table-cell>
          <table:table-cell table:style-name="ce176" table:formula="of:=[.BG$2]*[.J4]" office:value-type="float" office:value="0" calcext:value-type="float">
            <text:p>0</text:p>
          </table:table-cell>
          <table:table-cell table:style-name="ce211" table:formula="of:=[.BH$2]*[.K4]" office:value-type="float" office:value="0" calcext:value-type="float">
            <text:p>0</text:p>
          </table:table-cell>
          <table:table-cell table:style-name="ce176" table:formula="of:=[.BI$2]*[.L4]" office:value-type="float" office:value="0" calcext:value-type="float">
            <text:p>0</text:p>
          </table:table-cell>
          <table:table-cell table:style-name="ce211" table:formula="of:=[.BJ$2]*[.M4]" office:value-type="float" office:value="0" calcext:value-type="float">
            <text:p>0</text:p>
          </table:table-cell>
          <table:table-cell table:style-name="ce176" table:formula="of:=[.BK$2]*[.N4]" office:value-type="float" office:value="0" calcext:value-type="float">
            <text:p>0</text:p>
          </table:table-cell>
          <table:table-cell table:style-name="ce211" table:formula="of:=[.BL$2]*[.O4]" office:value-type="float" office:value="0" calcext:value-type="float">
            <text:p>0</text:p>
          </table:table-cell>
          <table:table-cell table:style-name="ce176" table:formula="of:=[.BM$2]*[.P4]" office:value-type="float" office:value="0" calcext:value-type="float">
            <text:p>0</text:p>
          </table:table-cell>
          <table:table-cell table:style-name="ce211" table:formula="of:=[.BN$2]*[.Q4]" office:value-type="float" office:value="0" calcext:value-type="float">
            <text:p>0</text:p>
          </table:table-cell>
          <table:table-cell table:style-name="ce176" table:formula="of:=[.BO$2]*[.R4]" office:value-type="float" office:value="0" calcext:value-type="float">
            <text:p>0</text:p>
          </table:table-cell>
          <table:table-cell table:style-name="ce211" table:formula="of:=[.BP$2]*[.S4]" office:value-type="float" office:value="0" calcext:value-type="float">
            <text:p>0</text:p>
          </table:table-cell>
          <table:table-cell table:style-name="ce176" table:formula="of:=[.BQ$2]*[.T4]" office:value-type="float" office:value="0" calcext:value-type="float">
            <text:p>0</text:p>
          </table:table-cell>
          <table:table-cell table:style-name="ce211" table:formula="of:=[.BR$2]*[.U4]" office:value-type="float" office:value="0" calcext:value-type="float">
            <text:p>0</text:p>
          </table:table-cell>
          <table:table-cell table:style-name="ce176" table:formula="of:=[.BS$2]*[.V4]" office:value-type="float" office:value="8" calcext:value-type="float">
            <text:p>8</text:p>
          </table:table-cell>
          <table:table-cell table:style-name="ce211" table:formula="of:=[.BT$2]*[.W4]" office:value-type="float" office:value="0" calcext:value-type="float">
            <text:p>0</text:p>
          </table:table-cell>
          <table:table-cell table:style-name="ce176" table:formula="of:=[.BU$2]*[.X4]" office:value-type="float" office:value="0" calcext:value-type="float">
            <text:p>0</text:p>
          </table:table-cell>
          <table:table-cell table:style-name="ce211" table:formula="of:=[.BV$2]*[.Y4]" office:value-type="float" office:value="0" calcext:value-type="float">
            <text:p>0</text:p>
          </table:table-cell>
          <table:table-cell table:style-name="ce176" table:formula="of:=[.BW$2]*[.Z4]" office:value-type="float" office:value="0" calcext:value-type="float">
            <text:p>0</text:p>
          </table:table-cell>
          <table:table-cell table:style-name="ce211" table:formula="of:=[.BX$2]*[.AA4]" office:value-type="float" office:value="0" calcext:value-type="float">
            <text:p>0</text:p>
          </table:table-cell>
          <table:table-cell table:style-name="ce176" table:formula="of:=[.BY$2]*[.AB4]" office:value-type="float" office:value="0" calcext:value-type="float">
            <text:p>0</text:p>
          </table:table-cell>
          <table:table-cell table:style-name="ce211" table:formula="of:=[.BZ$2]*[.AC4]" office:value-type="float" office:value="0" calcext:value-type="float">
            <text:p>0</text:p>
          </table:table-cell>
          <table:table-cell table:style-name="ce176" table:formula="of:=[.CA$2]*[.AD4]" office:value-type="float" office:value="0" calcext:value-type="float">
            <text:p>0</text:p>
          </table:table-cell>
          <table:table-cell table:style-name="ce211" table:formula="of:=[.CB$2]*[.AE4]" office:value-type="float" office:value="0" calcext:value-type="float">
            <text:p>0</text:p>
          </table:table-cell>
          <table:table-cell table:style-name="ce176" table:formula="of:=[.CC$2]*[.AF4]" office:value-type="float" office:value="0" calcext:value-type="float">
            <text:p>0</text:p>
          </table:table-cell>
          <table:table-cell table:style-name="ce211" table:formula="of:=[.CD$2]*[.AG4]" office:value-type="float" office:value="0" calcext:value-type="float">
            <text:p>0</text:p>
          </table:table-cell>
          <table:table-cell table:style-name="ce176" table:formula="of:=[.CE$2]*[.AH4]" office:value-type="float" office:value="0" calcext:value-type="float">
            <text:p>0</text:p>
          </table:table-cell>
          <table:table-cell table:style-name="ce211" table:formula="of:=[.CF$2]*[.AI4]" office:value-type="float" office:value="0" calcext:value-type="float">
            <text:p>0</text:p>
          </table:table-cell>
          <table:table-cell table:style-name="ce176" table:formula="of:=[.CG$2]*[.AJ4]" office:value-type="float" office:value="8" calcext:value-type="float">
            <text:p>8</text:p>
          </table:table-cell>
          <table:table-cell table:style-name="ce211" table:formula="of:=[.CH$2]*[.AK4]" office:value-type="float" office:value="0" calcext:value-type="float">
            <text:p>0</text:p>
          </table:table-cell>
          <table:table-cell table:style-name="ce176" table:formula="of:=[.CI$2]*[.AL4]" office:value-type="float" office:value="0" calcext:value-type="float">
            <text:p>0</text:p>
          </table:table-cell>
          <table:table-cell table:style-name="ce211" table:formula="of:=[.CJ$2]*[.AM4]" office:value-type="float" office:value="0" calcext:value-type="float">
            <text:p>0</text:p>
          </table:table-cell>
          <table:table-cell table:style-name="ce176" table:formula="of:=[.CK$2]*[.AN4]" office:value-type="float" office:value="0" calcext:value-type="float">
            <text:p>0</text:p>
          </table:table-cell>
          <table:table-cell table:style-name="ce211" table:formula="of:=[.CL$2]*[.AO4]" office:value-type="float" office:value="0" calcext:value-type="float">
            <text:p>0</text:p>
          </table:table-cell>
          <table:table-cell table:style-name="ce176" table:formula="of:=[.CM$2]*[.AP4]" office:value-type="float" office:value="0" calcext:value-type="float">
            <text:p>0</text:p>
          </table:table-cell>
          <table:table-cell table:style-name="ce211" table:formula="of:=[.CN$2]*[.AQ4]" office:value-type="float" office:value="0" calcext:value-type="float">
            <text:p>0</text:p>
          </table:table-cell>
          <table:table-cell table:style-name="ce176" table:formula="of:=[.CO$2]*[.AR4]" office:value-type="float" office:value="4" calcext:value-type="float">
            <text:p>4</text:p>
          </table:table-cell>
          <table:table-cell table:style-name="ce211" table:formula="of:=[.CP$2]*[.AS4]" office:value-type="float" office:value="0" calcext:value-type="float">
            <text:p>0</text:p>
          </table:table-cell>
          <table:table-cell table:style-name="ce176" table:formula="of:=[.CQ$2]*[.AT4]" office:value-type="float" office:value="0" calcext:value-type="float">
            <text:p>0</text:p>
          </table:table-cell>
          <table:table-cell table:style-name="ce211" table:formula="of:=[.CR$2]*[.AU4]" office:value-type="float" office:value="0" calcext:value-type="float">
            <text:p>0</text:p>
          </table:table-cell>
          <table:table-cell table:style-name="ce176" table:formula="of:=[.CS$2]*[.AV4]" office:value-type="float" office:value="0" calcext:value-type="float">
            <text:p>0</text:p>
          </table:table-cell>
          <table:table-cell table:style-name="ce211" table:formula="of:=[.CT$2]*[.AW4]" office:value-type="float" office:value="0" calcext:value-type="float">
            <text:p>0</text:p>
          </table:table-cell>
          <table:table-cell table:style-name="ce176" table:formula="of:=[.CU$2]*[.AX4]" office:value-type="float" office:value="0" calcext:value-type="float">
            <text:p>0</text:p>
          </table:table-cell>
          <table:table-cell table:style-name="ce211" table:formula="of:=[.CV$2]*[.AY4]" office:value-type="float" office:value="0" calcext:value-type="float">
            <text:p>0</text:p>
          </table:table-cell>
          <table:table-cell table:style-name="ce176" table:formula="of:=[.CW$2]*[.AZ4]" office:value-type="float" office:value="0" calcext:value-type="float">
            <text:p>0</text:p>
          </table:table-cell>
          <table:table-cell table:style-name="ce211" table:formula="of:=[.CX$2]*[.BA4]" office:value-type="float" office:value="0" calcext:value-type="float">
            <text:p>0</text:p>
          </table:table-cell>
          <table:table-cell table:style-name="ce176" table:formula="of:=[.CY$2]*[.BB4]" office:value-type="float" office:value="0" calcext:value-type="float">
            <text:p>0</text:p>
          </table:table-cell>
          <table:table-cell table:style-name="ce211" table:formula="of:=[.CZ$2]*[.BC4]"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7" office:value-type="string" calcext:value-type="string">
            <text:p>M3x16</text:p>
          </table:table-cell>
          <table:table-cell table:style-name="ce202" table:formula="of:=4.9/O_USDE" office:value-type="currency" office:currency="USD" office:value="0.07" calcext:value-type="currency">
            <text:p>$0.07</text:p>
          </table:table-cell>
          <table:table-cell table:style-name="ce176" table:formula="of:=SUM([.BE5:.CZ5])" office:value-type="float" office:value="2" calcext:value-type="float">
            <text:p>2</text:p>
          </table:table-cell>
          <table:table-cell table:style-name="ce204" table:formula="of:=[.C5]*[.D5]" office:value-type="currency" office:currency="USD" office:value="0.14" calcext:value-type="currency">
            <text:p>$0.1</text:p>
          </table:table-cell>
          <table:table-cell table:style-name="ce176" office:value-type="string" calcext:value-type="string">
            <text:p><text:a xlink:href="https://krep-shop.ru/katalog/bolty_i_vinty/iso_7380_1/3kh16_v_sh_p_kr_nerzh_a2_iso_7380/"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office:value-type="float" office:value="2" calcext:value-type="float">
            <text:p>2</text:p>
          </table:table-cell>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5]" office:value-type="float" office:value="0" calcext:value-type="float">
            <text:p>0</text:p>
          </table:table-cell>
          <table:table-cell table:style-name="ce211" table:formula="of:=[.BF$2]*[.I5]" office:value-type="float" office:value="0" calcext:value-type="float">
            <text:p>0</text:p>
          </table:table-cell>
          <table:table-cell table:style-name="ce176" table:formula="of:=[.BG$2]*[.J5]" office:value-type="float" office:value="0" calcext:value-type="float">
            <text:p>0</text:p>
          </table:table-cell>
          <table:table-cell table:style-name="ce211" table:formula="of:=[.BH$2]*[.K5]" office:value-type="float" office:value="0" calcext:value-type="float">
            <text:p>0</text:p>
          </table:table-cell>
          <table:table-cell table:style-name="ce176" table:formula="of:=[.BI$2]*[.L5]" office:value-type="float" office:value="0" calcext:value-type="float">
            <text:p>0</text:p>
          </table:table-cell>
          <table:table-cell table:style-name="ce211" table:formula="of:=[.BJ$2]*[.M5]" office:value-type="float" office:value="0" calcext:value-type="float">
            <text:p>0</text:p>
          </table:table-cell>
          <table:table-cell table:style-name="ce176" table:formula="of:=[.BK$2]*[.N5]" office:value-type="float" office:value="2" calcext:value-type="float">
            <text:p>2</text:p>
          </table:table-cell>
          <table:table-cell table:style-name="ce211" table:formula="of:=[.BL$2]*[.O5]" office:value-type="float" office:value="0" calcext:value-type="float">
            <text:p>0</text:p>
          </table:table-cell>
          <table:table-cell table:style-name="ce176" table:formula="of:=[.BM$2]*[.P5]" office:value-type="float" office:value="0" calcext:value-type="float">
            <text:p>0</text:p>
          </table:table-cell>
          <table:table-cell table:style-name="ce211" table:formula="of:=[.BN$2]*[.Q5]" office:value-type="float" office:value="0" calcext:value-type="float">
            <text:p>0</text:p>
          </table:table-cell>
          <table:table-cell table:style-name="ce176" table:formula="of:=[.BO$2]*[.R5]" office:value-type="float" office:value="0" calcext:value-type="float">
            <text:p>0</text:p>
          </table:table-cell>
          <table:table-cell table:style-name="ce211" table:formula="of:=[.BP$2]*[.S5]" office:value-type="float" office:value="0" calcext:value-type="float">
            <text:p>0</text:p>
          </table:table-cell>
          <table:table-cell table:style-name="ce176" table:formula="of:=[.BQ$2]*[.T5]" office:value-type="float" office:value="0" calcext:value-type="float">
            <text:p>0</text:p>
          </table:table-cell>
          <table:table-cell table:style-name="ce211" table:formula="of:=[.BR$2]*[.U5]" office:value-type="float" office:value="0" calcext:value-type="float">
            <text:p>0</text:p>
          </table:table-cell>
          <table:table-cell table:style-name="ce176" table:formula="of:=[.BS$2]*[.V5]" office:value-type="float" office:value="0" calcext:value-type="float">
            <text:p>0</text:p>
          </table:table-cell>
          <table:table-cell table:style-name="ce211" table:formula="of:=[.BT$2]*[.W5]" office:value-type="float" office:value="0" calcext:value-type="float">
            <text:p>0</text:p>
          </table:table-cell>
          <table:table-cell table:style-name="ce176" table:formula="of:=[.BU$2]*[.X5]" office:value-type="float" office:value="0" calcext:value-type="float">
            <text:p>0</text:p>
          </table:table-cell>
          <table:table-cell table:style-name="ce211" table:formula="of:=[.BV$2]*[.Y5]" office:value-type="float" office:value="0" calcext:value-type="float">
            <text:p>0</text:p>
          </table:table-cell>
          <table:table-cell table:style-name="ce176" table:formula="of:=[.BW$2]*[.Z5]" office:value-type="float" office:value="0" calcext:value-type="float">
            <text:p>0</text:p>
          </table:table-cell>
          <table:table-cell table:style-name="ce211" table:formula="of:=[.BX$2]*[.AA5]" office:value-type="float" office:value="0" calcext:value-type="float">
            <text:p>0</text:p>
          </table:table-cell>
          <table:table-cell table:style-name="ce176" table:formula="of:=[.BY$2]*[.AB5]" office:value-type="float" office:value="0" calcext:value-type="float">
            <text:p>0</text:p>
          </table:table-cell>
          <table:table-cell table:style-name="ce211" table:formula="of:=[.BZ$2]*[.AC5]" office:value-type="float" office:value="0" calcext:value-type="float">
            <text:p>0</text:p>
          </table:table-cell>
          <table:table-cell table:style-name="ce176" table:formula="of:=[.CA$2]*[.AD5]" office:value-type="float" office:value="0" calcext:value-type="float">
            <text:p>0</text:p>
          </table:table-cell>
          <table:table-cell table:style-name="ce211" table:formula="of:=[.CB$2]*[.AE5]" office:value-type="float" office:value="0" calcext:value-type="float">
            <text:p>0</text:p>
          </table:table-cell>
          <table:table-cell table:style-name="ce176" table:formula="of:=[.CC$2]*[.AF5]" office:value-type="float" office:value="0" calcext:value-type="float">
            <text:p>0</text:p>
          </table:table-cell>
          <table:table-cell table:style-name="ce211" table:formula="of:=[.CD$2]*[.AG5]" office:value-type="float" office:value="0" calcext:value-type="float">
            <text:p>0</text:p>
          </table:table-cell>
          <table:table-cell table:style-name="ce176" table:formula="of:=[.CE$2]*[.AH5]" office:value-type="float" office:value="0" calcext:value-type="float">
            <text:p>0</text:p>
          </table:table-cell>
          <table:table-cell table:style-name="ce211" table:formula="of:=[.CF$2]*[.AI5]" office:value-type="float" office:value="0" calcext:value-type="float">
            <text:p>0</text:p>
          </table:table-cell>
          <table:table-cell table:style-name="ce176" table:formula="of:=[.CG$2]*[.AJ5]" office:value-type="float" office:value="0" calcext:value-type="float">
            <text:p>0</text:p>
          </table:table-cell>
          <table:table-cell table:style-name="ce211" table:formula="of:=[.CH$2]*[.AK5]" office:value-type="float" office:value="0" calcext:value-type="float">
            <text:p>0</text:p>
          </table:table-cell>
          <table:table-cell table:style-name="ce176" table:formula="of:=[.CI$2]*[.AL5]" office:value-type="float" office:value="0" calcext:value-type="float">
            <text:p>0</text:p>
          </table:table-cell>
          <table:table-cell table:style-name="ce211" table:formula="of:=[.CJ$2]*[.AM5]" office:value-type="float" office:value="0" calcext:value-type="float">
            <text:p>0</text:p>
          </table:table-cell>
          <table:table-cell table:style-name="ce176" table:formula="of:=[.CK$2]*[.AN5]" office:value-type="float" office:value="0" calcext:value-type="float">
            <text:p>0</text:p>
          </table:table-cell>
          <table:table-cell table:style-name="ce211" table:formula="of:=[.CL$2]*[.AO5]" office:value-type="float" office:value="0" calcext:value-type="float">
            <text:p>0</text:p>
          </table:table-cell>
          <table:table-cell table:style-name="ce176" table:formula="of:=[.CM$2]*[.AP5]" office:value-type="float" office:value="0" calcext:value-type="float">
            <text:p>0</text:p>
          </table:table-cell>
          <table:table-cell table:style-name="ce211" table:formula="of:=[.CN$2]*[.AQ5]" office:value-type="float" office:value="0" calcext:value-type="float">
            <text:p>0</text:p>
          </table:table-cell>
          <table:table-cell table:style-name="ce176" table:formula="of:=[.CO$2]*[.AR5]" office:value-type="float" office:value="0" calcext:value-type="float">
            <text:p>0</text:p>
          </table:table-cell>
          <table:table-cell table:style-name="ce211" table:formula="of:=[.CP$2]*[.AS5]" office:value-type="float" office:value="0" calcext:value-type="float">
            <text:p>0</text:p>
          </table:table-cell>
          <table:table-cell table:style-name="ce176" table:formula="of:=[.CQ$2]*[.AT5]" office:value-type="float" office:value="0" calcext:value-type="float">
            <text:p>0</text:p>
          </table:table-cell>
          <table:table-cell table:style-name="ce211" table:formula="of:=[.CR$2]*[.AU5]" office:value-type="float" office:value="0" calcext:value-type="float">
            <text:p>0</text:p>
          </table:table-cell>
          <table:table-cell table:style-name="ce176" table:formula="of:=[.CS$2]*[.AV5]" office:value-type="float" office:value="0" calcext:value-type="float">
            <text:p>0</text:p>
          </table:table-cell>
          <table:table-cell table:style-name="ce211" table:formula="of:=[.CT$2]*[.AW5]" office:value-type="float" office:value="0" calcext:value-type="float">
            <text:p>0</text:p>
          </table:table-cell>
          <table:table-cell table:style-name="ce176" table:formula="of:=[.CU$2]*[.AX5]" office:value-type="float" office:value="0" calcext:value-type="float">
            <text:p>0</text:p>
          </table:table-cell>
          <table:table-cell table:style-name="ce211" table:formula="of:=[.CV$2]*[.AY5]" office:value-type="float" office:value="0" calcext:value-type="float">
            <text:p>0</text:p>
          </table:table-cell>
          <table:table-cell table:style-name="ce176" table:formula="of:=[.CW$2]*[.AZ5]" office:value-type="float" office:value="0" calcext:value-type="float">
            <text:p>0</text:p>
          </table:table-cell>
          <table:table-cell table:style-name="ce211" table:formula="of:=[.CX$2]*[.BA5]" office:value-type="float" office:value="0" calcext:value-type="float">
            <text:p>0</text:p>
          </table:table-cell>
          <table:table-cell table:style-name="ce176" table:formula="of:=[.CY$2]*[.BB5]" office:value-type="float" office:value="0" calcext:value-type="float">
            <text:p>0</text:p>
          </table:table-cell>
          <table:table-cell table:style-name="ce211" table:formula="of:=[.CZ$2]*[.BC5]"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8" office:value-type="string" calcext:value-type="string">
            <office:annotation draw:style-name="gr2" draw:text-style-name="P2" svg:width="10.504cm" svg:height="2.884cm" svg:x="10.107cm" svg:y="10.24cm" draw:caption-point-x="-0.248cm" draw:caption-point-y="2.576cm">
              <dc:date>2022-02-27T00:00:00</dc:date>
              <text:p text:style-name="P1"><text:span text:style-name="T1">Винт для крепления мотора оси Y через заднюю часть.</text:span></text:p>
              <text:p text:style-name="P1"><text:span text:style-name="T2">Подбирается таким образом, чтобы длина резьбовой части была на 2мм длиннее, чем длина основной части мотора. Например, для мотора длиной 48мм следует взять винты 50мм. Если винтов нужной длины не найти, то можно использовать шпильки и гайки с шайбами или отрезать более длинный винт в размер</text:span></text:p>
            </office:annotation>
            <text:p>M3x?</text:p>
          </table:table-cell>
          <table:table-cell table:style-name="ce202" table:formula="of:=0" office:value-type="currency" office:currency="USD" office:value="0" calcext:value-type="currency">
            <text:p>$0.00</text:p>
          </table:table-cell>
          <table:table-cell table:style-name="ce176" table:formula="of:=SUM([.BE6:.CZ6])" office:value-type="float" office:value="2" calcext:value-type="float">
            <text:p>2</text:p>
          </table:table-cell>
          <table:table-cell table:style-name="ce204" table:formula="of:=[.C6]*[.D6]" office:value-type="currency" office:currency="USD" office:value="0" calcext:value-type="currency">
            <text:p>$0.0</text:p>
          </table:table-cell>
          <table:table-cell table:style-name="ce176"/>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6]" office:value-type="float" office:value="0" calcext:value-type="float">
            <text:p>0</text:p>
          </table:table-cell>
          <table:table-cell table:style-name="ce211" table:formula="of:=[.BF$2]*[.I6]" office:value-type="float" office:value="0" calcext:value-type="float">
            <text:p>0</text:p>
          </table:table-cell>
          <table:table-cell table:style-name="ce176" table:formula="of:=[.BG$2]*[.J6]" office:value-type="float" office:value="0" calcext:value-type="float">
            <text:p>0</text:p>
          </table:table-cell>
          <table:table-cell table:style-name="ce211" table:formula="of:=[.BH$2]*[.K6]" office:value-type="float" office:value="0" calcext:value-type="float">
            <text:p>0</text:p>
          </table:table-cell>
          <table:table-cell table:style-name="ce176" table:formula="of:=[.BI$2]*[.L6]" office:value-type="float" office:value="0" calcext:value-type="float">
            <text:p>0</text:p>
          </table:table-cell>
          <table:table-cell table:style-name="ce211" table:formula="of:=[.BJ$2]*[.M6]" office:value-type="float" office:value="0" calcext:value-type="float">
            <text:p>0</text:p>
          </table:table-cell>
          <table:table-cell table:style-name="ce176" table:formula="of:=[.BK$2]*[.N6]" office:value-type="float" office:value="0" calcext:value-type="float">
            <text:p>0</text:p>
          </table:table-cell>
          <table:table-cell table:style-name="ce211" table:formula="of:=[.BL$2]*[.O6]" office:value-type="float" office:value="0" calcext:value-type="float">
            <text:p>0</text:p>
          </table:table-cell>
          <table:table-cell table:style-name="ce176" table:formula="of:=[.BM$2]*[.P6]" office:value-type="float" office:value="0" calcext:value-type="float">
            <text:p>0</text:p>
          </table:table-cell>
          <table:table-cell table:style-name="ce211" table:formula="of:=[.BN$2]*[.Q6]" office:value-type="float" office:value="0" calcext:value-type="float">
            <text:p>0</text:p>
          </table:table-cell>
          <table:table-cell table:style-name="ce176" table:formula="of:=[.BO$2]*[.R6]" office:value-type="float" office:value="0" calcext:value-type="float">
            <text:p>0</text:p>
          </table:table-cell>
          <table:table-cell table:style-name="ce211" table:formula="of:=[.BP$2]*[.S6]" office:value-type="float" office:value="0" calcext:value-type="float">
            <text:p>0</text:p>
          </table:table-cell>
          <table:table-cell table:style-name="ce176" table:formula="of:=[.BQ$2]*[.T6]" office:value-type="float" office:value="0" calcext:value-type="float">
            <text:p>0</text:p>
          </table:table-cell>
          <table:table-cell table:style-name="ce211" table:formula="of:=[.BR$2]*[.U6]" office:value-type="float" office:value="0" calcext:value-type="float">
            <text:p>0</text:p>
          </table:table-cell>
          <table:table-cell table:style-name="ce176" table:formula="of:=[.BS$2]*[.V6]" office:value-type="float" office:value="2" calcext:value-type="float">
            <text:p>2</text:p>
          </table:table-cell>
          <table:table-cell table:style-name="ce211" table:formula="of:=[.BT$2]*[.W6]" office:value-type="float" office:value="0" calcext:value-type="float">
            <text:p>0</text:p>
          </table:table-cell>
          <table:table-cell table:style-name="ce176" table:formula="of:=[.BU$2]*[.X6]" office:value-type="float" office:value="0" calcext:value-type="float">
            <text:p>0</text:p>
          </table:table-cell>
          <table:table-cell table:style-name="ce211" table:formula="of:=[.BV$2]*[.Y6]" office:value-type="float" office:value="0" calcext:value-type="float">
            <text:p>0</text:p>
          </table:table-cell>
          <table:table-cell table:style-name="ce176" table:formula="of:=[.BW$2]*[.Z6]" office:value-type="float" office:value="0" calcext:value-type="float">
            <text:p>0</text:p>
          </table:table-cell>
          <table:table-cell table:style-name="ce211" table:formula="of:=[.BX$2]*[.AA6]" office:value-type="float" office:value="0" calcext:value-type="float">
            <text:p>0</text:p>
          </table:table-cell>
          <table:table-cell table:style-name="ce176" table:formula="of:=[.BY$2]*[.AB6]" office:value-type="float" office:value="0" calcext:value-type="float">
            <text:p>0</text:p>
          </table:table-cell>
          <table:table-cell table:style-name="ce211" table:formula="of:=[.BZ$2]*[.AC6]" office:value-type="float" office:value="0" calcext:value-type="float">
            <text:p>0</text:p>
          </table:table-cell>
          <table:table-cell table:style-name="ce176" table:formula="of:=[.CA$2]*[.AD6]" office:value-type="float" office:value="0" calcext:value-type="float">
            <text:p>0</text:p>
          </table:table-cell>
          <table:table-cell table:style-name="ce211" table:formula="of:=[.CB$2]*[.AE6]" office:value-type="float" office:value="0" calcext:value-type="float">
            <text:p>0</text:p>
          </table:table-cell>
          <table:table-cell table:style-name="ce176" table:formula="of:=[.CC$2]*[.AF6]" office:value-type="float" office:value="0" calcext:value-type="float">
            <text:p>0</text:p>
          </table:table-cell>
          <table:table-cell table:style-name="ce211" table:formula="of:=[.CD$2]*[.AG6]" office:value-type="float" office:value="0" calcext:value-type="float">
            <text:p>0</text:p>
          </table:table-cell>
          <table:table-cell table:style-name="ce176" table:formula="of:=[.CE$2]*[.AH6]" office:value-type="float" office:value="0" calcext:value-type="float">
            <text:p>0</text:p>
          </table:table-cell>
          <table:table-cell table:style-name="ce211" table:formula="of:=[.CF$2]*[.AI6]" office:value-type="float" office:value="0" calcext:value-type="float">
            <text:p>0</text:p>
          </table:table-cell>
          <table:table-cell table:style-name="ce176" table:formula="of:=[.CG$2]*[.AJ6]" office:value-type="float" office:value="0" calcext:value-type="float">
            <text:p>0</text:p>
          </table:table-cell>
          <table:table-cell table:style-name="ce211" table:formula="of:=[.CH$2]*[.AK6]" office:value-type="float" office:value="0" calcext:value-type="float">
            <text:p>0</text:p>
          </table:table-cell>
          <table:table-cell table:style-name="ce176" table:formula="of:=[.CI$2]*[.AL6]" office:value-type="float" office:value="0" calcext:value-type="float">
            <text:p>0</text:p>
          </table:table-cell>
          <table:table-cell table:style-name="ce211" table:formula="of:=[.CJ$2]*[.AM6]" office:value-type="float" office:value="0" calcext:value-type="float">
            <text:p>0</text:p>
          </table:table-cell>
          <table:table-cell table:style-name="ce176" table:formula="of:=[.CK$2]*[.AN6]" office:value-type="float" office:value="0" calcext:value-type="float">
            <text:p>0</text:p>
          </table:table-cell>
          <table:table-cell table:style-name="ce211" table:formula="of:=[.CL$2]*[.AO6]" office:value-type="float" office:value="0" calcext:value-type="float">
            <text:p>0</text:p>
          </table:table-cell>
          <table:table-cell table:style-name="ce176" table:formula="of:=[.CM$2]*[.AP6]" office:value-type="float" office:value="0" calcext:value-type="float">
            <text:p>0</text:p>
          </table:table-cell>
          <table:table-cell table:style-name="ce211" table:formula="of:=[.CN$2]*[.AQ6]" office:value-type="float" office:value="0" calcext:value-type="float">
            <text:p>0</text:p>
          </table:table-cell>
          <table:table-cell table:style-name="ce176" table:formula="of:=[.CO$2]*[.AR6]" office:value-type="float" office:value="0" calcext:value-type="float">
            <text:p>0</text:p>
          </table:table-cell>
          <table:table-cell table:style-name="ce211" table:formula="of:=[.CP$2]*[.AS6]" office:value-type="float" office:value="0" calcext:value-type="float">
            <text:p>0</text:p>
          </table:table-cell>
          <table:table-cell table:style-name="ce176" table:formula="of:=[.CQ$2]*[.AT6]" office:value-type="float" office:value="0" calcext:value-type="float">
            <text:p>0</text:p>
          </table:table-cell>
          <table:table-cell table:style-name="ce211" table:formula="of:=[.CR$2]*[.AU6]" office:value-type="float" office:value="0" calcext:value-type="float">
            <text:p>0</text:p>
          </table:table-cell>
          <table:table-cell table:style-name="ce176" table:formula="of:=[.CS$2]*[.AV6]" office:value-type="float" office:value="0" calcext:value-type="float">
            <text:p>0</text:p>
          </table:table-cell>
          <table:table-cell table:style-name="ce211" table:formula="of:=[.CT$2]*[.AW6]" office:value-type="float" office:value="0" calcext:value-type="float">
            <text:p>0</text:p>
          </table:table-cell>
          <table:table-cell table:style-name="ce176" table:formula="of:=[.CU$2]*[.AX6]" office:value-type="float" office:value="0" calcext:value-type="float">
            <text:p>0</text:p>
          </table:table-cell>
          <table:table-cell table:style-name="ce211" table:formula="of:=[.CV$2]*[.AY6]" office:value-type="float" office:value="0" calcext:value-type="float">
            <text:p>0</text:p>
          </table:table-cell>
          <table:table-cell table:style-name="ce176" table:formula="of:=[.CW$2]*[.AZ6]" office:value-type="float" office:value="0" calcext:value-type="float">
            <text:p>0</text:p>
          </table:table-cell>
          <table:table-cell table:style-name="ce211" table:formula="of:=[.CX$2]*[.BA6]" office:value-type="float" office:value="0" calcext:value-type="float">
            <text:p>0</text:p>
          </table:table-cell>
          <table:table-cell table:style-name="ce176" table:formula="of:=[.CY$2]*[.BB6]" office:value-type="float" office:value="0" calcext:value-type="float">
            <text:p>0</text:p>
          </table:table-cell>
          <table:table-cell table:style-name="ce211" table:formula="of:=[.CZ$2]*[.BC6]"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6" office:value-type="string" calcext:value-type="string">
            <text:p>M4x6</text:p>
          </table:table-cell>
          <table:table-cell table:style-name="ce202" table:formula="of:=6.06/O_USDE" office:value-type="currency" office:currency="USD" office:value="0.0865714285714286" calcext:value-type="currency">
            <text:p>$0.09</text:p>
          </table:table-cell>
          <table:table-cell table:style-name="ce176" table:formula="of:=SUM([.BE7:.CZ7])" office:value-type="float" office:value="4" calcext:value-type="float">
            <text:p>4</text:p>
          </table:table-cell>
          <table:table-cell table:style-name="ce204" table:formula="of:=[.C7]*[.D7]" office:value-type="currency" office:currency="USD" office:value="0.346285714285714" calcext:value-type="currency">
            <text:p>$0.3</text:p>
          </table:table-cell>
          <table:table-cell table:style-name="ce176" office:value-type="string" calcext:value-type="string">
            <text:p><text:a xlink:href="https://krep-shop.ru/katalog/bolty_i_vinty/iso_7380_1/4kh6_v_sh_p_kr_nerzh_a2_iso_7380/"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207"/>
          <table:table-cell table:style-name="ce176" table:formula="of:=[.BE$2]*[.H7]" office:value-type="float" office:value="0" calcext:value-type="float">
            <text:p>0</text:p>
          </table:table-cell>
          <table:table-cell table:style-name="ce211" table:formula="of:=[.BF$2]*[.I7]" office:value-type="float" office:value="0" calcext:value-type="float">
            <text:p>0</text:p>
          </table:table-cell>
          <table:table-cell table:style-name="ce176" table:formula="of:=[.BG$2]*[.J7]" office:value-type="float" office:value="0" calcext:value-type="float">
            <text:p>0</text:p>
          </table:table-cell>
          <table:table-cell table:style-name="ce211" table:formula="of:=[.BH$2]*[.K7]" office:value-type="float" office:value="0" calcext:value-type="float">
            <text:p>0</text:p>
          </table:table-cell>
          <table:table-cell table:style-name="ce176" table:formula="of:=[.BI$2]*[.L7]" office:value-type="float" office:value="0" calcext:value-type="float">
            <text:p>0</text:p>
          </table:table-cell>
          <table:table-cell table:style-name="ce211" table:formula="of:=[.BJ$2]*[.M7]" office:value-type="float" office:value="0" calcext:value-type="float">
            <text:p>0</text:p>
          </table:table-cell>
          <table:table-cell table:style-name="ce176" table:formula="of:=[.BK$2]*[.N7]" office:value-type="float" office:value="0" calcext:value-type="float">
            <text:p>0</text:p>
          </table:table-cell>
          <table:table-cell table:style-name="ce211" table:formula="of:=[.BL$2]*[.O7]" office:value-type="float" office:value="0" calcext:value-type="float">
            <text:p>0</text:p>
          </table:table-cell>
          <table:table-cell table:style-name="ce176" table:formula="of:=[.BM$2]*[.P7]" office:value-type="float" office:value="0" calcext:value-type="float">
            <text:p>0</text:p>
          </table:table-cell>
          <table:table-cell table:style-name="ce211" table:formula="of:=[.BN$2]*[.Q7]" office:value-type="float" office:value="0" calcext:value-type="float">
            <text:p>0</text:p>
          </table:table-cell>
          <table:table-cell table:style-name="ce176" table:formula="of:=[.BO$2]*[.R7]" office:value-type="float" office:value="0" calcext:value-type="float">
            <text:p>0</text:p>
          </table:table-cell>
          <table:table-cell table:style-name="ce211" table:formula="of:=[.BP$2]*[.S7]" office:value-type="float" office:value="0" calcext:value-type="float">
            <text:p>0</text:p>
          </table:table-cell>
          <table:table-cell table:style-name="ce176" table:formula="of:=[.BQ$2]*[.T7]" office:value-type="float" office:value="0" calcext:value-type="float">
            <text:p>0</text:p>
          </table:table-cell>
          <table:table-cell table:style-name="ce211" table:formula="of:=[.BR$2]*[.U7]" office:value-type="float" office:value="0" calcext:value-type="float">
            <text:p>0</text:p>
          </table:table-cell>
          <table:table-cell table:style-name="ce176" table:formula="of:=[.BS$2]*[.V7]" office:value-type="float" office:value="0" calcext:value-type="float">
            <text:p>0</text:p>
          </table:table-cell>
          <table:table-cell table:style-name="ce211" table:formula="of:=[.BT$2]*[.W7]" office:value-type="float" office:value="0" calcext:value-type="float">
            <text:p>0</text:p>
          </table:table-cell>
          <table:table-cell table:style-name="ce176" table:formula="of:=[.BU$2]*[.X7]" office:value-type="float" office:value="0" calcext:value-type="float">
            <text:p>0</text:p>
          </table:table-cell>
          <table:table-cell table:style-name="ce211" table:formula="of:=[.BV$2]*[.Y7]" office:value-type="float" office:value="0" calcext:value-type="float">
            <text:p>0</text:p>
          </table:table-cell>
          <table:table-cell table:style-name="ce176" table:formula="of:=[.BW$2]*[.Z7]" office:value-type="float" office:value="0" calcext:value-type="float">
            <text:p>0</text:p>
          </table:table-cell>
          <table:table-cell table:style-name="ce211" table:formula="of:=[.BX$2]*[.AA7]" office:value-type="float" office:value="0" calcext:value-type="float">
            <text:p>0</text:p>
          </table:table-cell>
          <table:table-cell table:style-name="ce176" table:formula="of:=[.BY$2]*[.AB7]" office:value-type="float" office:value="0" calcext:value-type="float">
            <text:p>0</text:p>
          </table:table-cell>
          <table:table-cell table:style-name="ce211" table:formula="of:=[.BZ$2]*[.AC7]" office:value-type="float" office:value="0" calcext:value-type="float">
            <text:p>0</text:p>
          </table:table-cell>
          <table:table-cell table:style-name="ce176" table:formula="of:=[.CA$2]*[.AD7]" office:value-type="float" office:value="0" calcext:value-type="float">
            <text:p>0</text:p>
          </table:table-cell>
          <table:table-cell table:style-name="ce211" table:formula="of:=[.CB$2]*[.AE7]" office:value-type="float" office:value="0" calcext:value-type="float">
            <text:p>0</text:p>
          </table:table-cell>
          <table:table-cell table:style-name="ce176" table:formula="of:=[.CC$2]*[.AF7]" office:value-type="float" office:value="0" calcext:value-type="float">
            <text:p>0</text:p>
          </table:table-cell>
          <table:table-cell table:style-name="ce211" table:formula="of:=[.CD$2]*[.AG7]" office:value-type="float" office:value="0" calcext:value-type="float">
            <text:p>0</text:p>
          </table:table-cell>
          <table:table-cell table:style-name="ce176" table:formula="of:=[.CE$2]*[.AH7]" office:value-type="float" office:value="0" calcext:value-type="float">
            <text:p>0</text:p>
          </table:table-cell>
          <table:table-cell table:style-name="ce211" table:formula="of:=[.CF$2]*[.AI7]" office:value-type="float" office:value="0" calcext:value-type="float">
            <text:p>0</text:p>
          </table:table-cell>
          <table:table-cell table:style-name="ce176" table:formula="of:=[.CG$2]*[.AJ7]" office:value-type="float" office:value="0" calcext:value-type="float">
            <text:p>0</text:p>
          </table:table-cell>
          <table:table-cell table:style-name="ce211" table:formula="of:=[.CH$2]*[.AK7]" office:value-type="float" office:value="0" calcext:value-type="float">
            <text:p>0</text:p>
          </table:table-cell>
          <table:table-cell table:style-name="ce176" table:formula="of:=[.CI$2]*[.AL7]" office:value-type="float" office:value="0" calcext:value-type="float">
            <text:p>0</text:p>
          </table:table-cell>
          <table:table-cell table:style-name="ce211" table:formula="of:=[.CJ$2]*[.AM7]" office:value-type="float" office:value="0" calcext:value-type="float">
            <text:p>0</text:p>
          </table:table-cell>
          <table:table-cell table:style-name="ce176" table:formula="of:=[.CK$2]*[.AN7]" office:value-type="float" office:value="0" calcext:value-type="float">
            <text:p>0</text:p>
          </table:table-cell>
          <table:table-cell table:style-name="ce211" table:formula="of:=[.CL$2]*[.AO7]" office:value-type="float" office:value="0" calcext:value-type="float">
            <text:p>0</text:p>
          </table:table-cell>
          <table:table-cell table:style-name="ce176" table:formula="of:=[.CM$2]*[.AP7]" office:value-type="float" office:value="0" calcext:value-type="float">
            <text:p>0</text:p>
          </table:table-cell>
          <table:table-cell table:style-name="ce211" table:formula="of:=[.CN$2]*[.AQ7]" office:value-type="float" office:value="0" calcext:value-type="float">
            <text:p>0</text:p>
          </table:table-cell>
          <table:table-cell table:style-name="ce176" table:formula="of:=[.CO$2]*[.AR7]" office:value-type="float" office:value="0" calcext:value-type="float">
            <text:p>0</text:p>
          </table:table-cell>
          <table:table-cell table:style-name="ce211" table:formula="of:=[.CP$2]*[.AS7]" office:value-type="float" office:value="0" calcext:value-type="float">
            <text:p>0</text:p>
          </table:table-cell>
          <table:table-cell table:style-name="ce176" table:formula="of:=[.CQ$2]*[.AT7]" office:value-type="float" office:value="0" calcext:value-type="float">
            <text:p>0</text:p>
          </table:table-cell>
          <table:table-cell table:style-name="ce211" table:formula="of:=[.CR$2]*[.AU7]" office:value-type="float" office:value="0" calcext:value-type="float">
            <text:p>0</text:p>
          </table:table-cell>
          <table:table-cell table:style-name="ce176" table:formula="of:=[.CS$2]*[.AV7]" office:value-type="float" office:value="0" calcext:value-type="float">
            <text:p>0</text:p>
          </table:table-cell>
          <table:table-cell table:style-name="ce211" table:formula="of:=[.CT$2]*[.AW7]" office:value-type="float" office:value="0" calcext:value-type="float">
            <text:p>0</text:p>
          </table:table-cell>
          <table:table-cell table:style-name="ce176" table:formula="of:=[.CU$2]*[.AX7]" office:value-type="float" office:value="4" calcext:value-type="float">
            <text:p>4</text:p>
          </table:table-cell>
          <table:table-cell table:style-name="ce211" table:formula="of:=[.CV$2]*[.AY7]" office:value-type="float" office:value="0" calcext:value-type="float">
            <text:p>0</text:p>
          </table:table-cell>
          <table:table-cell table:style-name="ce176" table:formula="of:=[.CW$2]*[.AZ7]" office:value-type="float" office:value="0" calcext:value-type="float">
            <text:p>0</text:p>
          </table:table-cell>
          <table:table-cell table:style-name="ce211" table:formula="of:=[.CX$2]*[.BA7]" office:value-type="float" office:value="0" calcext:value-type="float">
            <text:p>0</text:p>
          </table:table-cell>
          <table:table-cell table:style-name="ce176" table:formula="of:=[.CY$2]*[.BB7]" office:value-type="float" office:value="0" calcext:value-type="float">
            <text:p>0</text:p>
          </table:table-cell>
          <table:table-cell table:style-name="ce211" table:formula="of:=[.CZ$2]*[.BC7]"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7" office:value-type="string" calcext:value-type="string">
            <text:p>M4x8</text:p>
          </table:table-cell>
          <table:table-cell table:style-name="ce202" table:formula="of:=5.95/O_USDE" office:value-type="currency" office:currency="USD" office:value="0.085" calcext:value-type="currency">
            <text:p>$0.09</text:p>
          </table:table-cell>
          <table:table-cell table:style-name="ce176" table:formula="of:=SUM([.BE8:.CZ8])" office:value-type="float" office:value="62" calcext:value-type="float">
            <text:p>62</text:p>
          </table:table-cell>
          <table:table-cell table:style-name="ce204" table:formula="of:=[.C8]*[.D8]" office:value-type="currency" office:currency="USD" office:value="5.27" calcext:value-type="currency">
            <text:p>$5.3</text:p>
          </table:table-cell>
          <table:table-cell table:style-name="ce176" office:value-type="string" calcext:value-type="string">
            <text:p><text:a xlink:href="https://krep-shop.ru/katalog/bolty_i_vinty/iso_7380_1/4kh8_v_sh_p_kr_nerzh_a2_iso_7380/"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7" calcext:value-type="float">
            <text:p>7</text:p>
          </table:table-cell>
          <table:table-cell table:style-name="ce176" office:value-type="float" office:value="7" calcext:value-type="float">
            <text:p>7</text:p>
          </table:table-cell>
          <table:table-cell table:style-name="ce211"/>
          <table:table-cell table:style-name="ce176" office:value-type="float" office:value="4" calcext:value-type="float">
            <text:p>4</text:p>
          </table:table-cell>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3" calcext:value-type="float">
            <text:p>3</text:p>
          </table:table-cell>
          <table:table-cell table:style-name="ce211"/>
          <table:table-cell table:style-name="ce176"/>
          <table:table-cell table:style-name="ce211" office:value-type="float" office:value="5" calcext:value-type="float">
            <text:p>5</text:p>
          </table:table-cell>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8]" office:value-type="float" office:value="0" calcext:value-type="float">
            <text:p>0</text:p>
          </table:table-cell>
          <table:table-cell table:style-name="ce211" table:formula="of:=[.BF$2]*[.I8]" office:value-type="float" office:value="0" calcext:value-type="float">
            <text:p>0</text:p>
          </table:table-cell>
          <table:table-cell table:style-name="ce176" table:formula="of:=[.BG$2]*[.J8]" office:value-type="float" office:value="0" calcext:value-type="float">
            <text:p>0</text:p>
          </table:table-cell>
          <table:table-cell table:style-name="ce211" table:formula="of:=[.BH$2]*[.K8]" office:value-type="float" office:value="0" calcext:value-type="float">
            <text:p>0</text:p>
          </table:table-cell>
          <table:table-cell table:style-name="ce176" table:formula="of:=[.BI$2]*[.L8]" office:value-type="float" office:value="0" calcext:value-type="float">
            <text:p>0</text:p>
          </table:table-cell>
          <table:table-cell table:style-name="ce211" table:formula="of:=[.BJ$2]*[.M8]" office:value-type="float" office:value="0" calcext:value-type="float">
            <text:p>0</text:p>
          </table:table-cell>
          <table:table-cell table:style-name="ce176" table:formula="of:=[.BK$2]*[.N8]" office:value-type="float" office:value="0" calcext:value-type="float">
            <text:p>0</text:p>
          </table:table-cell>
          <table:table-cell table:style-name="ce211" table:formula="of:=[.BL$2]*[.O8]" office:value-type="float" office:value="0" calcext:value-type="float">
            <text:p>0</text:p>
          </table:table-cell>
          <table:table-cell table:style-name="ce176" table:formula="of:=[.BM$2]*[.P8]" office:value-type="float" office:value="0" calcext:value-type="float">
            <text:p>0</text:p>
          </table:table-cell>
          <table:table-cell table:style-name="ce211" table:formula="of:=[.BN$2]*[.Q8]" office:value-type="float" office:value="0" calcext:value-type="float">
            <text:p>0</text:p>
          </table:table-cell>
          <table:table-cell table:style-name="ce176" table:formula="of:=[.BO$2]*[.R8]" office:value-type="float" office:value="0" calcext:value-type="float">
            <text:p>0</text:p>
          </table:table-cell>
          <table:table-cell table:style-name="ce211" table:formula="of:=[.BP$2]*[.S8]" office:value-type="float" office:value="0" calcext:value-type="float">
            <text:p>0</text:p>
          </table:table-cell>
          <table:table-cell table:style-name="ce176" table:formula="of:=[.BQ$2]*[.T8]" office:value-type="float" office:value="14" calcext:value-type="float">
            <text:p>14</text:p>
          </table:table-cell>
          <table:table-cell table:style-name="ce211" table:formula="of:=[.BR$2]*[.U8]" office:value-type="float" office:value="0" calcext:value-type="float">
            <text:p>0</text:p>
          </table:table-cell>
          <table:table-cell table:style-name="ce176" table:formula="of:=[.BS$2]*[.V8]" office:value-type="float" office:value="4" calcext:value-type="float">
            <text:p>4</text:p>
          </table:table-cell>
          <table:table-cell table:style-name="ce211" table:formula="of:=[.BT$2]*[.W8]" office:value-type="float" office:value="0" calcext:value-type="float">
            <text:p>0</text:p>
          </table:table-cell>
          <table:table-cell table:style-name="ce176" table:formula="of:=[.BU$2]*[.X8]" office:value-type="float" office:value="4" calcext:value-type="float">
            <text:p>4</text:p>
          </table:table-cell>
          <table:table-cell table:style-name="ce211" table:formula="of:=[.BV$2]*[.Y8]" office:value-type="float" office:value="0" calcext:value-type="float">
            <text:p>0</text:p>
          </table:table-cell>
          <table:table-cell table:style-name="ce176" table:formula="of:=[.BW$2]*[.Z8]" office:value-type="float" office:value="0" calcext:value-type="float">
            <text:p>0</text:p>
          </table:table-cell>
          <table:table-cell table:style-name="ce211" table:formula="of:=[.BX$2]*[.AA8]" office:value-type="float" office:value="0" calcext:value-type="float">
            <text:p>0</text:p>
          </table:table-cell>
          <table:table-cell table:style-name="ce176" table:formula="of:=[.BY$2]*[.AB8]" office:value-type="float" office:value="4" calcext:value-type="float">
            <text:p>4</text:p>
          </table:table-cell>
          <table:table-cell table:style-name="ce211" table:formula="of:=[.BZ$2]*[.AC8]" office:value-type="float" office:value="0" calcext:value-type="float">
            <text:p>0</text:p>
          </table:table-cell>
          <table:table-cell table:style-name="ce176" table:formula="of:=[.CA$2]*[.AD8]" office:value-type="float" office:value="0" calcext:value-type="float">
            <text:p>0</text:p>
          </table:table-cell>
          <table:table-cell table:style-name="ce211" table:formula="of:=[.CB$2]*[.AE8]" office:value-type="float" office:value="0" calcext:value-type="float">
            <text:p>0</text:p>
          </table:table-cell>
          <table:table-cell table:style-name="ce176" table:formula="of:=[.CC$2]*[.AF8]" office:value-type="float" office:value="0" calcext:value-type="float">
            <text:p>0</text:p>
          </table:table-cell>
          <table:table-cell table:style-name="ce211" table:formula="of:=[.CD$2]*[.AG8]" office:value-type="float" office:value="0" calcext:value-type="float">
            <text:p>0</text:p>
          </table:table-cell>
          <table:table-cell table:style-name="ce176" table:formula="of:=[.CE$2]*[.AH8]" office:value-type="float" office:value="0" calcext:value-type="float">
            <text:p>0</text:p>
          </table:table-cell>
          <table:table-cell table:style-name="ce211" table:formula="of:=[.CF$2]*[.AI8]" office:value-type="float" office:value="0" calcext:value-type="float">
            <text:p>0</text:p>
          </table:table-cell>
          <table:table-cell table:style-name="ce176" table:formula="of:=[.CG$2]*[.AJ8]" office:value-type="float" office:value="6" calcext:value-type="float">
            <text:p>6</text:p>
          </table:table-cell>
          <table:table-cell table:style-name="ce211" table:formula="of:=[.CH$2]*[.AK8]" office:value-type="float" office:value="0" calcext:value-type="float">
            <text:p>0</text:p>
          </table:table-cell>
          <table:table-cell table:style-name="ce176" table:formula="of:=[.CI$2]*[.AL8]" office:value-type="float" office:value="0" calcext:value-type="float">
            <text:p>0</text:p>
          </table:table-cell>
          <table:table-cell table:style-name="ce211" table:formula="of:=[.CJ$2]*[.AM8]" office:value-type="float" office:value="30" calcext:value-type="float">
            <text:p>30</text:p>
          </table:table-cell>
          <table:table-cell table:style-name="ce176" table:formula="of:=[.CK$2]*[.AN8]" office:value-type="float" office:value="0" calcext:value-type="float">
            <text:p>0</text:p>
          </table:table-cell>
          <table:table-cell table:style-name="ce211" table:formula="of:=[.CL$2]*[.AO8]" office:value-type="float" office:value="0" calcext:value-type="float">
            <text:p>0</text:p>
          </table:table-cell>
          <table:table-cell table:style-name="ce176" table:formula="of:=[.CM$2]*[.AP8]" office:value-type="float" office:value="0" calcext:value-type="float">
            <text:p>0</text:p>
          </table:table-cell>
          <table:table-cell table:style-name="ce211" table:formula="of:=[.CN$2]*[.AQ8]" office:value-type="float" office:value="0" calcext:value-type="float">
            <text:p>0</text:p>
          </table:table-cell>
          <table:table-cell table:style-name="ce176" table:formula="of:=[.CO$2]*[.AR8]" office:value-type="float" office:value="0" calcext:value-type="float">
            <text:p>0</text:p>
          </table:table-cell>
          <table:table-cell table:style-name="ce211" table:formula="of:=[.CP$2]*[.AS8]" office:value-type="float" office:value="0" calcext:value-type="float">
            <text:p>0</text:p>
          </table:table-cell>
          <table:table-cell table:style-name="ce176" table:formula="of:=[.CQ$2]*[.AT8]" office:value-type="float" office:value="0" calcext:value-type="float">
            <text:p>0</text:p>
          </table:table-cell>
          <table:table-cell table:style-name="ce211" table:formula="of:=[.CR$2]*[.AU8]" office:value-type="float" office:value="0" calcext:value-type="float">
            <text:p>0</text:p>
          </table:table-cell>
          <table:table-cell table:style-name="ce176" table:formula="of:=[.CS$2]*[.AV8]" office:value-type="float" office:value="0" calcext:value-type="float">
            <text:p>0</text:p>
          </table:table-cell>
          <table:table-cell table:style-name="ce211" table:formula="of:=[.CT$2]*[.AW8]" office:value-type="float" office:value="0" calcext:value-type="float">
            <text:p>0</text:p>
          </table:table-cell>
          <table:table-cell table:style-name="ce176" table:formula="of:=[.CU$2]*[.AX8]" office:value-type="float" office:value="0" calcext:value-type="float">
            <text:p>0</text:p>
          </table:table-cell>
          <table:table-cell table:style-name="ce211" table:formula="of:=[.CV$2]*[.AY8]" office:value-type="float" office:value="0" calcext:value-type="float">
            <text:p>0</text:p>
          </table:table-cell>
          <table:table-cell table:style-name="ce176" table:formula="of:=[.CW$2]*[.AZ8]" office:value-type="float" office:value="0" calcext:value-type="float">
            <text:p>0</text:p>
          </table:table-cell>
          <table:table-cell table:style-name="ce211" table:formula="of:=[.CX$2]*[.BA8]" office:value-type="float" office:value="0" calcext:value-type="float">
            <text:p>0</text:p>
          </table:table-cell>
          <table:table-cell table:style-name="ce176" table:formula="of:=[.CY$2]*[.BB8]" office:value-type="float" office:value="0" calcext:value-type="float">
            <text:p>0</text:p>
          </table:table-cell>
          <table:table-cell table:style-name="ce211" table:formula="of:=[.CZ$2]*[.BC8]"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7" office:value-type="string" calcext:value-type="string">
            <text:p>M4x12</text:p>
          </table:table-cell>
          <table:table-cell table:style-name="ce202" table:formula="of:=5.6/O_USDE" office:value-type="currency" office:currency="USD" office:value="0.08" calcext:value-type="currency">
            <text:p>$0.08</text:p>
          </table:table-cell>
          <table:table-cell table:style-name="ce176" table:formula="of:=SUM([.BE9:.CZ9])" office:value-type="float" office:value="12" calcext:value-type="float">
            <text:p>12</text:p>
          </table:table-cell>
          <table:table-cell table:style-name="ce204" table:formula="of:=[.C9]*[.D9]" office:value-type="currency" office:currency="USD" office:value="0.96" calcext:value-type="currency">
            <text:p>$1.0</text:p>
          </table:table-cell>
          <table:table-cell table:style-name="ce176" office:value-type="string" calcext:value-type="string">
            <text:p><text:a xlink:href="https://krep-shop.ru/katalog/bolty_i_vinty/iso_7380_1/4kh12_v_sh_p_kr_nerzh_a2_iso_7380/"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3" calcext:value-type="float">
            <text:p>3</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207"/>
          <table:table-cell table:style-name="ce176" table:formula="of:=[.BE$2]*[.H9]" office:value-type="float" office:value="0" calcext:value-type="float">
            <text:p>0</text:p>
          </table:table-cell>
          <table:table-cell table:style-name="ce211" table:formula="of:=[.BF$2]*[.I9]" office:value-type="float" office:value="0" calcext:value-type="float">
            <text:p>0</text:p>
          </table:table-cell>
          <table:table-cell table:style-name="ce176" table:formula="of:=[.BG$2]*[.J9]" office:value-type="float" office:value="0" calcext:value-type="float">
            <text:p>0</text:p>
          </table:table-cell>
          <table:table-cell table:style-name="ce211" table:formula="of:=[.BH$2]*[.K9]" office:value-type="float" office:value="0" calcext:value-type="float">
            <text:p>0</text:p>
          </table:table-cell>
          <table:table-cell table:style-name="ce176" table:formula="of:=[.BI$2]*[.L9]" office:value-type="float" office:value="0" calcext:value-type="float">
            <text:p>0</text:p>
          </table:table-cell>
          <table:table-cell table:style-name="ce211" table:formula="of:=[.BJ$2]*[.M9]" office:value-type="float" office:value="0" calcext:value-type="float">
            <text:p>0</text:p>
          </table:table-cell>
          <table:table-cell table:style-name="ce176" table:formula="of:=[.BK$2]*[.N9]" office:value-type="float" office:value="0" calcext:value-type="float">
            <text:p>0</text:p>
          </table:table-cell>
          <table:table-cell table:style-name="ce211" table:formula="of:=[.BL$2]*[.O9]" office:value-type="float" office:value="0" calcext:value-type="float">
            <text:p>0</text:p>
          </table:table-cell>
          <table:table-cell table:style-name="ce176" table:formula="of:=[.BM$2]*[.P9]" office:value-type="float" office:value="0" calcext:value-type="float">
            <text:p>0</text:p>
          </table:table-cell>
          <table:table-cell table:style-name="ce211" table:formula="of:=[.BN$2]*[.Q9]" office:value-type="float" office:value="0" calcext:value-type="float">
            <text:p>0</text:p>
          </table:table-cell>
          <table:table-cell table:style-name="ce176" table:formula="of:=[.BO$2]*[.R9]" office:value-type="float" office:value="0" calcext:value-type="float">
            <text:p>0</text:p>
          </table:table-cell>
          <table:table-cell table:style-name="ce211" table:formula="of:=[.BP$2]*[.S9]" office:value-type="float" office:value="0" calcext:value-type="float">
            <text:p>0</text:p>
          </table:table-cell>
          <table:table-cell table:style-name="ce176" table:formula="of:=[.BQ$2]*[.T9]" office:value-type="float" office:value="0" calcext:value-type="float">
            <text:p>0</text:p>
          </table:table-cell>
          <table:table-cell table:style-name="ce211" table:formula="of:=[.BR$2]*[.U9]" office:value-type="float" office:value="0" calcext:value-type="float">
            <text:p>0</text:p>
          </table:table-cell>
          <table:table-cell table:style-name="ce176" table:formula="of:=[.BS$2]*[.V9]" office:value-type="float" office:value="0" calcext:value-type="float">
            <text:p>0</text:p>
          </table:table-cell>
          <table:table-cell table:style-name="ce211" table:formula="of:=[.BT$2]*[.W9]" office:value-type="float" office:value="0" calcext:value-type="float">
            <text:p>0</text:p>
          </table:table-cell>
          <table:table-cell table:style-name="ce176" table:formula="of:=[.BU$2]*[.X9]" office:value-type="float" office:value="0" calcext:value-type="float">
            <text:p>0</text:p>
          </table:table-cell>
          <table:table-cell table:style-name="ce211" table:formula="of:=[.BV$2]*[.Y9]" office:value-type="float" office:value="0" calcext:value-type="float">
            <text:p>0</text:p>
          </table:table-cell>
          <table:table-cell table:style-name="ce176" table:formula="of:=[.BW$2]*[.Z9]" office:value-type="float" office:value="0" calcext:value-type="float">
            <text:p>0</text:p>
          </table:table-cell>
          <table:table-cell table:style-name="ce211" table:formula="of:=[.BX$2]*[.AA9]" office:value-type="float" office:value="0" calcext:value-type="float">
            <text:p>0</text:p>
          </table:table-cell>
          <table:table-cell table:style-name="ce176" table:formula="of:=[.BY$2]*[.AB9]" office:value-type="float" office:value="0" calcext:value-type="float">
            <text:p>0</text:p>
          </table:table-cell>
          <table:table-cell table:style-name="ce211" table:formula="of:=[.BZ$2]*[.AC9]" office:value-type="float" office:value="0" calcext:value-type="float">
            <text:p>0</text:p>
          </table:table-cell>
          <table:table-cell table:style-name="ce176" table:formula="of:=[.CA$2]*[.AD9]" office:value-type="float" office:value="0" calcext:value-type="float">
            <text:p>0</text:p>
          </table:table-cell>
          <table:table-cell table:style-name="ce211" table:formula="of:=[.CB$2]*[.AE9]" office:value-type="float" office:value="0" calcext:value-type="float">
            <text:p>0</text:p>
          </table:table-cell>
          <table:table-cell table:style-name="ce176" table:formula="of:=[.CC$2]*[.AF9]" office:value-type="float" office:value="0" calcext:value-type="float">
            <text:p>0</text:p>
          </table:table-cell>
          <table:table-cell table:style-name="ce211" table:formula="of:=[.CD$2]*[.AG9]" office:value-type="float" office:value="0" calcext:value-type="float">
            <text:p>0</text:p>
          </table:table-cell>
          <table:table-cell table:style-name="ce176" table:formula="of:=[.CE$2]*[.AH9]" office:value-type="float" office:value="0" calcext:value-type="float">
            <text:p>0</text:p>
          </table:table-cell>
          <table:table-cell table:style-name="ce211" table:formula="of:=[.CF$2]*[.AI9]" office:value-type="float" office:value="6" calcext:value-type="float">
            <text:p>6</text:p>
          </table:table-cell>
          <table:table-cell table:style-name="ce176" table:formula="of:=[.CG$2]*[.AJ9]" office:value-type="float" office:value="0" calcext:value-type="float">
            <text:p>0</text:p>
          </table:table-cell>
          <table:table-cell table:style-name="ce211" table:formula="of:=[.CH$2]*[.AK9]" office:value-type="float" office:value="0" calcext:value-type="float">
            <text:p>0</text:p>
          </table:table-cell>
          <table:table-cell table:style-name="ce176" table:formula="of:=[.CI$2]*[.AL9]" office:value-type="float" office:value="0" calcext:value-type="float">
            <text:p>0</text:p>
          </table:table-cell>
          <table:table-cell table:style-name="ce211" table:formula="of:=[.CJ$2]*[.AM9]" office:value-type="float" office:value="0" calcext:value-type="float">
            <text:p>0</text:p>
          </table:table-cell>
          <table:table-cell table:style-name="ce176" table:formula="of:=[.CK$2]*[.AN9]" office:value-type="float" office:value="0" calcext:value-type="float">
            <text:p>0</text:p>
          </table:table-cell>
          <table:table-cell table:style-name="ce211" table:formula="of:=[.CL$2]*[.AO9]" office:value-type="float" office:value="0" calcext:value-type="float">
            <text:p>0</text:p>
          </table:table-cell>
          <table:table-cell table:style-name="ce176" table:formula="of:=[.CM$2]*[.AP9]" office:value-type="float" office:value="0" calcext:value-type="float">
            <text:p>0</text:p>
          </table:table-cell>
          <table:table-cell table:style-name="ce211" table:formula="of:=[.CN$2]*[.AQ9]" office:value-type="float" office:value="0" calcext:value-type="float">
            <text:p>0</text:p>
          </table:table-cell>
          <table:table-cell table:style-name="ce176" table:formula="of:=[.CO$2]*[.AR9]" office:value-type="float" office:value="0" calcext:value-type="float">
            <text:p>0</text:p>
          </table:table-cell>
          <table:table-cell table:style-name="ce211" table:formula="of:=[.CP$2]*[.AS9]" office:value-type="float" office:value="0" calcext:value-type="float">
            <text:p>0</text:p>
          </table:table-cell>
          <table:table-cell table:style-name="ce176" table:formula="of:=[.CQ$2]*[.AT9]" office:value-type="float" office:value="0" calcext:value-type="float">
            <text:p>0</text:p>
          </table:table-cell>
          <table:table-cell table:style-name="ce211" table:formula="of:=[.CR$2]*[.AU9]" office:value-type="float" office:value="0" calcext:value-type="float">
            <text:p>0</text:p>
          </table:table-cell>
          <table:table-cell table:style-name="ce176" table:formula="of:=[.CS$2]*[.AV9]" office:value-type="float" office:value="0" calcext:value-type="float">
            <text:p>0</text:p>
          </table:table-cell>
          <table:table-cell table:style-name="ce211" table:formula="of:=[.CT$2]*[.AW9]" office:value-type="float" office:value="0" calcext:value-type="float">
            <text:p>0</text:p>
          </table:table-cell>
          <table:table-cell table:style-name="ce176" table:formula="of:=[.CU$2]*[.AX9]" office:value-type="float" office:value="2" calcext:value-type="float">
            <text:p>2</text:p>
          </table:table-cell>
          <table:table-cell table:style-name="ce211" table:formula="of:=[.CV$2]*[.AY9]" office:value-type="float" office:value="0" calcext:value-type="float">
            <text:p>0</text:p>
          </table:table-cell>
          <table:table-cell table:style-name="ce176" table:formula="of:=[.CW$2]*[.AZ9]" office:value-type="float" office:value="4" calcext:value-type="float">
            <text:p>4</text:p>
          </table:table-cell>
          <table:table-cell table:style-name="ce211" table:formula="of:=[.CX$2]*[.BA9]" office:value-type="float" office:value="0" calcext:value-type="float">
            <text:p>0</text:p>
          </table:table-cell>
          <table:table-cell table:style-name="ce176" table:formula="of:=[.CY$2]*[.BB9]" office:value-type="float" office:value="0" calcext:value-type="float">
            <text:p>0</text:p>
          </table:table-cell>
          <table:table-cell table:style-name="ce211" table:formula="of:=[.CZ$2]*[.BC9]" office:value-type="float" office:value="0" calcext:value-type="float">
            <text:p>0</text:p>
          </table:table-cell>
          <table:table-cell table:number-columns-repeated="920"/>
        </table:table-row>
        <table:table-row table:style-name="ro11">
          <table:table-cell table:style-name="ce186" office:value-type="string" calcext:value-type="string">
            <text:p>Винт с полукруглой головкой</text:p>
          </table:table-cell>
          <table:table-cell table:style-name="ce198" office:value-type="string" calcext:value-type="string">
            <text:p>M4x35</text:p>
          </table:table-cell>
          <table:table-cell table:style-name="ce202" table:formula="of:=10.71/O_USDE" office:value-type="currency" office:currency="USD" office:value="0.153" calcext:value-type="currency">
            <text:p>$0.15</text:p>
          </table:table-cell>
          <table:table-cell table:style-name="ce176" table:formula="of:=SUM([.BE10:.CZ10])" office:value-type="float" office:value="4" calcext:value-type="float">
            <text:p>4</text:p>
          </table:table-cell>
          <table:table-cell table:style-name="ce204" table:formula="of:=[.C10]*[.D10]" office:value-type="currency" office:currency="USD" office:value="0.612" calcext:value-type="currency">
            <text:p>$0.6</text:p>
          </table:table-cell>
          <table:table-cell table:style-name="ce176" office:value-type="string" calcext:value-type="string">
            <text:p><text:a xlink:href="https://krep-shop.ru/katalog/bolty_i_vinty/iso_7380_1/4kh35_v_sh_p_kr_nerzh_a2_iso_7380/"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4" calcext:value-type="float">
            <text:p>4</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0]" office:value-type="float" office:value="0" calcext:value-type="float">
            <text:p>0</text:p>
          </table:table-cell>
          <table:table-cell table:style-name="ce211" table:formula="of:=[.BF$2]*[.I10]" office:value-type="float" office:value="0" calcext:value-type="float">
            <text:p>0</text:p>
          </table:table-cell>
          <table:table-cell table:style-name="ce176" table:formula="of:=[.BG$2]*[.J10]" office:value-type="float" office:value="0" calcext:value-type="float">
            <text:p>0</text:p>
          </table:table-cell>
          <table:table-cell table:style-name="ce211" table:formula="of:=[.BH$2]*[.K10]" office:value-type="float" office:value="0" calcext:value-type="float">
            <text:p>0</text:p>
          </table:table-cell>
          <table:table-cell table:style-name="ce176" table:formula="of:=[.BI$2]*[.L10]" office:value-type="float" office:value="0" calcext:value-type="float">
            <text:p>0</text:p>
          </table:table-cell>
          <table:table-cell table:style-name="ce211" table:formula="of:=[.BJ$2]*[.M10]" office:value-type="float" office:value="0" calcext:value-type="float">
            <text:p>0</text:p>
          </table:table-cell>
          <table:table-cell table:style-name="ce176" table:formula="of:=[.BK$2]*[.N10]" office:value-type="float" office:value="0" calcext:value-type="float">
            <text:p>0</text:p>
          </table:table-cell>
          <table:table-cell table:style-name="ce211" table:formula="of:=[.BL$2]*[.O10]" office:value-type="float" office:value="0" calcext:value-type="float">
            <text:p>0</text:p>
          </table:table-cell>
          <table:table-cell table:style-name="ce176" table:formula="of:=[.BM$2]*[.P10]" office:value-type="float" office:value="0" calcext:value-type="float">
            <text:p>0</text:p>
          </table:table-cell>
          <table:table-cell table:style-name="ce211" table:formula="of:=[.BN$2]*[.Q10]" office:value-type="float" office:value="0" calcext:value-type="float">
            <text:p>0</text:p>
          </table:table-cell>
          <table:table-cell table:style-name="ce176" table:formula="of:=[.BO$2]*[.R10]" office:value-type="float" office:value="0" calcext:value-type="float">
            <text:p>0</text:p>
          </table:table-cell>
          <table:table-cell table:style-name="ce211" table:formula="of:=[.BP$2]*[.S10]" office:value-type="float" office:value="0" calcext:value-type="float">
            <text:p>0</text:p>
          </table:table-cell>
          <table:table-cell table:style-name="ce176" table:formula="of:=[.BQ$2]*[.T10]" office:value-type="float" office:value="0" calcext:value-type="float">
            <text:p>0</text:p>
          </table:table-cell>
          <table:table-cell table:style-name="ce211" table:formula="of:=[.BR$2]*[.U10]" office:value-type="float" office:value="0" calcext:value-type="float">
            <text:p>0</text:p>
          </table:table-cell>
          <table:table-cell table:style-name="ce176" table:formula="of:=[.BS$2]*[.V10]" office:value-type="float" office:value="0" calcext:value-type="float">
            <text:p>0</text:p>
          </table:table-cell>
          <table:table-cell table:style-name="ce211" table:formula="of:=[.BT$2]*[.W10]" office:value-type="float" office:value="0" calcext:value-type="float">
            <text:p>0</text:p>
          </table:table-cell>
          <table:table-cell table:style-name="ce176" table:formula="of:=[.BU$2]*[.X10]" office:value-type="float" office:value="0" calcext:value-type="float">
            <text:p>0</text:p>
          </table:table-cell>
          <table:table-cell table:style-name="ce211" table:formula="of:=[.BV$2]*[.Y10]" office:value-type="float" office:value="0" calcext:value-type="float">
            <text:p>0</text:p>
          </table:table-cell>
          <table:table-cell table:style-name="ce176" table:formula="of:=[.BW$2]*[.Z10]" office:value-type="float" office:value="0" calcext:value-type="float">
            <text:p>0</text:p>
          </table:table-cell>
          <table:table-cell table:style-name="ce211" table:formula="of:=[.BX$2]*[.AA10]" office:value-type="float" office:value="0" calcext:value-type="float">
            <text:p>0</text:p>
          </table:table-cell>
          <table:table-cell table:style-name="ce176" table:formula="of:=[.BY$2]*[.AB10]" office:value-type="float" office:value="0" calcext:value-type="float">
            <text:p>0</text:p>
          </table:table-cell>
          <table:table-cell table:style-name="ce211" table:formula="of:=[.BZ$2]*[.AC10]" office:value-type="float" office:value="0" calcext:value-type="float">
            <text:p>0</text:p>
          </table:table-cell>
          <table:table-cell table:style-name="ce176" table:formula="of:=[.CA$2]*[.AD10]" office:value-type="float" office:value="0" calcext:value-type="float">
            <text:p>0</text:p>
          </table:table-cell>
          <table:table-cell table:style-name="ce211" table:formula="of:=[.CB$2]*[.AE10]" office:value-type="float" office:value="0" calcext:value-type="float">
            <text:p>0</text:p>
          </table:table-cell>
          <table:table-cell table:style-name="ce176" table:formula="of:=[.CC$2]*[.AF10]" office:value-type="float" office:value="0" calcext:value-type="float">
            <text:p>0</text:p>
          </table:table-cell>
          <table:table-cell table:style-name="ce211" table:formula="of:=[.CD$2]*[.AG10]" office:value-type="float" office:value="0" calcext:value-type="float">
            <text:p>0</text:p>
          </table:table-cell>
          <table:table-cell table:style-name="ce176" table:formula="of:=[.CE$2]*[.AH10]" office:value-type="float" office:value="0" calcext:value-type="float">
            <text:p>0</text:p>
          </table:table-cell>
          <table:table-cell table:style-name="ce211" table:formula="of:=[.CF$2]*[.AI10]" office:value-type="float" office:value="0" calcext:value-type="float">
            <text:p>0</text:p>
          </table:table-cell>
          <table:table-cell table:style-name="ce176" table:formula="of:=[.CG$2]*[.AJ10]" office:value-type="float" office:value="0" calcext:value-type="float">
            <text:p>0</text:p>
          </table:table-cell>
          <table:table-cell table:style-name="ce211" table:formula="of:=[.CH$2]*[.AK10]" office:value-type="float" office:value="0" calcext:value-type="float">
            <text:p>0</text:p>
          </table:table-cell>
          <table:table-cell table:style-name="ce176" table:formula="of:=[.CI$2]*[.AL10]" office:value-type="float" office:value="0" calcext:value-type="float">
            <text:p>0</text:p>
          </table:table-cell>
          <table:table-cell table:style-name="ce211" table:formula="of:=[.CJ$2]*[.AM10]" office:value-type="float" office:value="0" calcext:value-type="float">
            <text:p>0</text:p>
          </table:table-cell>
          <table:table-cell table:style-name="ce176" table:formula="of:=[.CK$2]*[.AN10]" office:value-type="float" office:value="0" calcext:value-type="float">
            <text:p>0</text:p>
          </table:table-cell>
          <table:table-cell table:style-name="ce211" table:formula="of:=[.CL$2]*[.AO10]" office:value-type="float" office:value="0" calcext:value-type="float">
            <text:p>0</text:p>
          </table:table-cell>
          <table:table-cell table:style-name="ce176" table:formula="of:=[.CM$2]*[.AP10]" office:value-type="float" office:value="0" calcext:value-type="float">
            <text:p>0</text:p>
          </table:table-cell>
          <table:table-cell table:style-name="ce211" table:formula="of:=[.CN$2]*[.AQ10]" office:value-type="float" office:value="0" calcext:value-type="float">
            <text:p>0</text:p>
          </table:table-cell>
          <table:table-cell table:style-name="ce176" table:formula="of:=[.CO$2]*[.AR10]" office:value-type="float" office:value="0" calcext:value-type="float">
            <text:p>0</text:p>
          </table:table-cell>
          <table:table-cell table:style-name="ce211" table:formula="of:=[.CP$2]*[.AS10]" office:value-type="float" office:value="0" calcext:value-type="float">
            <text:p>0</text:p>
          </table:table-cell>
          <table:table-cell table:style-name="ce176" table:formula="of:=[.CQ$2]*[.AT10]" office:value-type="float" office:value="0" calcext:value-type="float">
            <text:p>0</text:p>
          </table:table-cell>
          <table:table-cell table:style-name="ce211" table:formula="of:=[.CR$2]*[.AU10]" office:value-type="float" office:value="4" calcext:value-type="float">
            <text:p>4</text:p>
          </table:table-cell>
          <table:table-cell table:style-name="ce176" table:formula="of:=[.CS$2]*[.AV10]" office:value-type="float" office:value="0" calcext:value-type="float">
            <text:p>0</text:p>
          </table:table-cell>
          <table:table-cell table:style-name="ce211" table:formula="of:=[.CT$2]*[.AW10]" office:value-type="float" office:value="0" calcext:value-type="float">
            <text:p>0</text:p>
          </table:table-cell>
          <table:table-cell table:style-name="ce176" table:formula="of:=[.CU$2]*[.AX10]" office:value-type="float" office:value="0" calcext:value-type="float">
            <text:p>0</text:p>
          </table:table-cell>
          <table:table-cell table:style-name="ce211" table:formula="of:=[.CV$2]*[.AY10]" office:value-type="float" office:value="0" calcext:value-type="float">
            <text:p>0</text:p>
          </table:table-cell>
          <table:table-cell table:style-name="ce176" table:formula="of:=[.CW$2]*[.AZ10]" office:value-type="float" office:value="0" calcext:value-type="float">
            <text:p>0</text:p>
          </table:table-cell>
          <table:table-cell table:style-name="ce211" table:formula="of:=[.CX$2]*[.BA10]" office:value-type="float" office:value="0" calcext:value-type="float">
            <text:p>0</text:p>
          </table:table-cell>
          <table:table-cell table:style-name="ce176" table:formula="of:=[.CY$2]*[.BB10]" office:value-type="float" office:value="0" calcext:value-type="float">
            <text:p>0</text:p>
          </table:table-cell>
          <table:table-cell table:style-name="ce211" table:formula="of:=[.CZ$2]*[.BC10]" office:value-type="float" office:value="0" calcext:value-type="float">
            <text:p>0</text:p>
          </table:table-cell>
          <table:table-cell table:number-columns-repeated="920"/>
        </table:table-row>
        <table:table-row table:style-name="ro11">
          <table:table-cell table:style-name="ce187" office:value-type="string" calcext:value-type="string">
            <text:p>Винт с полукруглой головкой</text:p>
          </table:table-cell>
          <table:table-cell table:style-name="ce199" office:value-type="string" calcext:value-type="string">
            <text:p>M6x12</text:p>
          </table:table-cell>
          <table:table-cell table:style-name="ce202" table:formula="of:=10.12/O_USDE" office:value-type="currency" office:currency="USD" office:value="0.144571428571429" calcext:value-type="currency">
            <text:p>$0.14</text:p>
          </table:table-cell>
          <table:table-cell table:style-name="ce176" table:formula="of:=SUM([.BE11:.CZ11])" office:value-type="float" office:value="38" calcext:value-type="float">
            <text:p>38</text:p>
          </table:table-cell>
          <table:table-cell table:style-name="ce204" table:formula="of:=[.C11]*[.D11]" office:value-type="currency" office:currency="USD" office:value="5.49371428571429" calcext:value-type="currency">
            <text:p>$5.5</text:p>
          </table:table-cell>
          <table:table-cell table:style-name="ce176" office:value-type="string" calcext:value-type="string">
            <text:p><text:a xlink:href="https://krep-shop.ru/katalog/bolty_i_vinty/iso_7380_1/6kh12_v_sh_p_kr_nerzh_a2_iso_7380/" xlink:type="simple">Link</text:a></text:p>
          </table:table-cell>
          <table:table-cell table:style-name="ce207"/>
          <table:table-cell table:style-name="ce176" table:formula="of:=30+2*O_ZMCnt" office:value-type="float" office:value="34" calcext:value-type="float">
            <text:p>3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4" calcext:value-type="float">
            <text:p>4</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1]" office:value-type="float" office:value="34" calcext:value-type="float">
            <text:p>34</text:p>
          </table:table-cell>
          <table:table-cell table:style-name="ce211" table:formula="of:=[.BF$2]*[.I11]" office:value-type="float" office:value="0" calcext:value-type="float">
            <text:p>0</text:p>
          </table:table-cell>
          <table:table-cell table:style-name="ce176" table:formula="of:=[.BG$2]*[.J11]" office:value-type="float" office:value="0" calcext:value-type="float">
            <text:p>0</text:p>
          </table:table-cell>
          <table:table-cell table:style-name="ce211" table:formula="of:=[.BH$2]*[.K11]" office:value-type="float" office:value="0" calcext:value-type="float">
            <text:p>0</text:p>
          </table:table-cell>
          <table:table-cell table:style-name="ce176" table:formula="of:=[.BI$2]*[.L11]" office:value-type="float" office:value="0" calcext:value-type="float">
            <text:p>0</text:p>
          </table:table-cell>
          <table:table-cell table:style-name="ce211" table:formula="of:=[.BJ$2]*[.M11]" office:value-type="float" office:value="0" calcext:value-type="float">
            <text:p>0</text:p>
          </table:table-cell>
          <table:table-cell table:style-name="ce176" table:formula="of:=[.BK$2]*[.N11]" office:value-type="float" office:value="0" calcext:value-type="float">
            <text:p>0</text:p>
          </table:table-cell>
          <table:table-cell table:style-name="ce211" table:formula="of:=[.BL$2]*[.O11]" office:value-type="float" office:value="0" calcext:value-type="float">
            <text:p>0</text:p>
          </table:table-cell>
          <table:table-cell table:style-name="ce176" table:formula="of:=[.BM$2]*[.P11]" office:value-type="float" office:value="0" calcext:value-type="float">
            <text:p>0</text:p>
          </table:table-cell>
          <table:table-cell table:style-name="ce211" table:formula="of:=[.BN$2]*[.Q11]" office:value-type="float" office:value="0" calcext:value-type="float">
            <text:p>0</text:p>
          </table:table-cell>
          <table:table-cell table:style-name="ce176" table:formula="of:=[.BO$2]*[.R11]" office:value-type="float" office:value="0" calcext:value-type="float">
            <text:p>0</text:p>
          </table:table-cell>
          <table:table-cell table:style-name="ce211" table:formula="of:=[.BP$2]*[.S11]" office:value-type="float" office:value="0" calcext:value-type="float">
            <text:p>0</text:p>
          </table:table-cell>
          <table:table-cell table:style-name="ce176" table:formula="of:=[.BQ$2]*[.T11]" office:value-type="float" office:value="0" calcext:value-type="float">
            <text:p>0</text:p>
          </table:table-cell>
          <table:table-cell table:style-name="ce211" table:formula="of:=[.BR$2]*[.U11]" office:value-type="float" office:value="0" calcext:value-type="float">
            <text:p>0</text:p>
          </table:table-cell>
          <table:table-cell table:style-name="ce176" table:formula="of:=[.BS$2]*[.V11]" office:value-type="float" office:value="0" calcext:value-type="float">
            <text:p>0</text:p>
          </table:table-cell>
          <table:table-cell table:style-name="ce211" table:formula="of:=[.BT$2]*[.W11]" office:value-type="float" office:value="0" calcext:value-type="float">
            <text:p>0</text:p>
          </table:table-cell>
          <table:table-cell table:style-name="ce176" table:formula="of:=[.BU$2]*[.X11]" office:value-type="float" office:value="0" calcext:value-type="float">
            <text:p>0</text:p>
          </table:table-cell>
          <table:table-cell table:style-name="ce211" table:formula="of:=[.BV$2]*[.Y11]" office:value-type="float" office:value="0" calcext:value-type="float">
            <text:p>0</text:p>
          </table:table-cell>
          <table:table-cell table:style-name="ce176" table:formula="of:=[.BW$2]*[.Z11]" office:value-type="float" office:value="0" calcext:value-type="float">
            <text:p>0</text:p>
          </table:table-cell>
          <table:table-cell table:style-name="ce211" table:formula="of:=[.BX$2]*[.AA11]" office:value-type="float" office:value="0" calcext:value-type="float">
            <text:p>0</text:p>
          </table:table-cell>
          <table:table-cell table:style-name="ce176" table:formula="of:=[.BY$2]*[.AB11]" office:value-type="float" office:value="0" calcext:value-type="float">
            <text:p>0</text:p>
          </table:table-cell>
          <table:table-cell table:style-name="ce211" table:formula="of:=[.BZ$2]*[.AC11]" office:value-type="float" office:value="0" calcext:value-type="float">
            <text:p>0</text:p>
          </table:table-cell>
          <table:table-cell table:style-name="ce176" table:formula="of:=[.CA$2]*[.AD11]" office:value-type="float" office:value="0" calcext:value-type="float">
            <text:p>0</text:p>
          </table:table-cell>
          <table:table-cell table:style-name="ce211" table:formula="of:=[.CB$2]*[.AE11]" office:value-type="float" office:value="0" calcext:value-type="float">
            <text:p>0</text:p>
          </table:table-cell>
          <table:table-cell table:style-name="ce176" table:formula="of:=[.CC$2]*[.AF11]" office:value-type="float" office:value="0" calcext:value-type="float">
            <text:p>0</text:p>
          </table:table-cell>
          <table:table-cell table:style-name="ce211" table:formula="of:=[.CD$2]*[.AG11]" office:value-type="float" office:value="0" calcext:value-type="float">
            <text:p>0</text:p>
          </table:table-cell>
          <table:table-cell table:style-name="ce176" table:formula="of:=[.CE$2]*[.AH11]" office:value-type="float" office:value="0" calcext:value-type="float">
            <text:p>0</text:p>
          </table:table-cell>
          <table:table-cell table:style-name="ce211" table:formula="of:=[.CF$2]*[.AI11]" office:value-type="float" office:value="0" calcext:value-type="float">
            <text:p>0</text:p>
          </table:table-cell>
          <table:table-cell table:style-name="ce176" table:formula="of:=[.CG$2]*[.AJ11]" office:value-type="float" office:value="0" calcext:value-type="float">
            <text:p>0</text:p>
          </table:table-cell>
          <table:table-cell table:style-name="ce211" table:formula="of:=[.CH$2]*[.AK11]" office:value-type="float" office:value="0" calcext:value-type="float">
            <text:p>0</text:p>
          </table:table-cell>
          <table:table-cell table:style-name="ce176" table:formula="of:=[.CI$2]*[.AL11]" office:value-type="float" office:value="0" calcext:value-type="float">
            <text:p>0</text:p>
          </table:table-cell>
          <table:table-cell table:style-name="ce211" table:formula="of:=[.CJ$2]*[.AM11]" office:value-type="float" office:value="0" calcext:value-type="float">
            <text:p>0</text:p>
          </table:table-cell>
          <table:table-cell table:style-name="ce176" table:formula="of:=[.CK$2]*[.AN11]" office:value-type="float" office:value="0" calcext:value-type="float">
            <text:p>0</text:p>
          </table:table-cell>
          <table:table-cell table:style-name="ce211" table:formula="of:=[.CL$2]*[.AO11]" office:value-type="float" office:value="0" calcext:value-type="float">
            <text:p>0</text:p>
          </table:table-cell>
          <table:table-cell table:style-name="ce176" table:formula="of:=[.CM$2]*[.AP11]" office:value-type="float" office:value="0" calcext:value-type="float">
            <text:p>0</text:p>
          </table:table-cell>
          <table:table-cell table:style-name="ce211" table:formula="of:=[.CN$2]*[.AQ11]" office:value-type="float" office:value="4" calcext:value-type="float">
            <text:p>4</text:p>
          </table:table-cell>
          <table:table-cell table:style-name="ce176" table:formula="of:=[.CO$2]*[.AR11]" office:value-type="float" office:value="0" calcext:value-type="float">
            <text:p>0</text:p>
          </table:table-cell>
          <table:table-cell table:style-name="ce211" table:formula="of:=[.CP$2]*[.AS11]" office:value-type="float" office:value="0" calcext:value-type="float">
            <text:p>0</text:p>
          </table:table-cell>
          <table:table-cell table:style-name="ce176" table:formula="of:=[.CQ$2]*[.AT11]" office:value-type="float" office:value="0" calcext:value-type="float">
            <text:p>0</text:p>
          </table:table-cell>
          <table:table-cell table:style-name="ce211" table:formula="of:=[.CR$2]*[.AU11]" office:value-type="float" office:value="0" calcext:value-type="float">
            <text:p>0</text:p>
          </table:table-cell>
          <table:table-cell table:style-name="ce176" table:formula="of:=[.CS$2]*[.AV11]" office:value-type="float" office:value="0" calcext:value-type="float">
            <text:p>0</text:p>
          </table:table-cell>
          <table:table-cell table:style-name="ce211" table:formula="of:=[.CT$2]*[.AW11]" office:value-type="float" office:value="0" calcext:value-type="float">
            <text:p>0</text:p>
          </table:table-cell>
          <table:table-cell table:style-name="ce176" table:formula="of:=[.CU$2]*[.AX11]" office:value-type="float" office:value="0" calcext:value-type="float">
            <text:p>0</text:p>
          </table:table-cell>
          <table:table-cell table:style-name="ce211" table:formula="of:=[.CV$2]*[.AY11]" office:value-type="float" office:value="0" calcext:value-type="float">
            <text:p>0</text:p>
          </table:table-cell>
          <table:table-cell table:style-name="ce176" table:formula="of:=[.CW$2]*[.AZ11]" office:value-type="float" office:value="0" calcext:value-type="float">
            <text:p>0</text:p>
          </table:table-cell>
          <table:table-cell table:style-name="ce211" table:formula="of:=[.CX$2]*[.BA11]" office:value-type="float" office:value="0" calcext:value-type="float">
            <text:p>0</text:p>
          </table:table-cell>
          <table:table-cell table:style-name="ce176" table:formula="of:=[.CY$2]*[.BB11]" office:value-type="float" office:value="0" calcext:value-type="float">
            <text:p>0</text:p>
          </table:table-cell>
          <table:table-cell table:style-name="ce211" table:formula="of:=[.CZ$2]*[.BC11]" office:value-type="float" office:value="0" calcext:value-type="float">
            <text:p>0</text:p>
          </table:table-cell>
          <table:table-cell table:number-columns-repeated="920"/>
        </table:table-row>
        <table:table-row table:style-name="ro17">
          <table:table-cell table:style-name="ce193" office:value-type="string" calcext:value-type="string">
            <text:p>Винт с полукруглой головкой и прессшайбой</text:p>
          </table:table-cell>
          <table:table-cell table:style-name="ce199" office:value-type="string" calcext:value-type="string">
            <text:p>M4x8</text:p>
          </table:table-cell>
          <table:table-cell table:style-name="ce202" table:formula="of:=8.75/O_USDE" office:value-type="currency" office:currency="USD" office:value="0.125" calcext:value-type="currency">
            <text:p>$0.13</text:p>
          </table:table-cell>
          <table:table-cell table:style-name="ce176" table:formula="of:=SUM([.BE12:.CZ12])" office:value-type="float" office:value="201" calcext:value-type="float">
            <text:p>201</text:p>
          </table:table-cell>
          <table:table-cell table:style-name="ce204" table:formula="of:=[.C12]*[.D12]" office:value-type="currency" office:currency="USD" office:value="25.125" calcext:value-type="currency">
            <text:p>$25.1</text:p>
          </table:table-cell>
          <table:table-cell table:style-name="ce176" office:value-type="string" calcext:value-type="string">
            <text:p><text:a xlink:href="https://krep-shop.ru/katalog/bolty_i_vinty/iso_7380w/4kh8_v_sh_p_kr_i_flanets_nerzh_a2_iso_7380_mf/"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201" calcext:value-type="float">
            <text:p>20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2]" office:value-type="float" office:value="0" calcext:value-type="float">
            <text:p>0</text:p>
          </table:table-cell>
          <table:table-cell table:style-name="ce211" table:formula="of:=[.BF$2]*[.I12]" office:value-type="float" office:value="0" calcext:value-type="float">
            <text:p>0</text:p>
          </table:table-cell>
          <table:table-cell table:style-name="ce176" table:formula="of:=[.BG$2]*[.J12]" office:value-type="float" office:value="0" calcext:value-type="float">
            <text:p>0</text:p>
          </table:table-cell>
          <table:table-cell table:style-name="ce211" table:formula="of:=[.BH$2]*[.K12]" office:value-type="float" office:value="0" calcext:value-type="float">
            <text:p>0</text:p>
          </table:table-cell>
          <table:table-cell table:style-name="ce176" table:formula="of:=[.BI$2]*[.L12]" office:value-type="float" office:value="0" calcext:value-type="float">
            <text:p>0</text:p>
          </table:table-cell>
          <table:table-cell table:style-name="ce211" table:formula="of:=[.BJ$2]*[.M12]" office:value-type="float" office:value="0" calcext:value-type="float">
            <text:p>0</text:p>
          </table:table-cell>
          <table:table-cell table:style-name="ce176" table:formula="of:=[.BK$2]*[.N12]" office:value-type="float" office:value="0" calcext:value-type="float">
            <text:p>0</text:p>
          </table:table-cell>
          <table:table-cell table:style-name="ce211" table:formula="of:=[.BL$2]*[.O12]" office:value-type="float" office:value="0" calcext:value-type="float">
            <text:p>0</text:p>
          </table:table-cell>
          <table:table-cell table:style-name="ce176" table:formula="of:=[.BM$2]*[.P12]" office:value-type="float" office:value="0" calcext:value-type="float">
            <text:p>0</text:p>
          </table:table-cell>
          <table:table-cell table:style-name="ce211" table:formula="of:=[.BN$2]*[.Q12]" office:value-type="float" office:value="0" calcext:value-type="float">
            <text:p>0</text:p>
          </table:table-cell>
          <table:table-cell table:style-name="ce176" table:formula="of:=[.BO$2]*[.R12]" office:value-type="float" office:value="0" calcext:value-type="float">
            <text:p>0</text:p>
          </table:table-cell>
          <table:table-cell table:style-name="ce211" table:formula="of:=[.BP$2]*[.S12]" office:value-type="float" office:value="0" calcext:value-type="float">
            <text:p>0</text:p>
          </table:table-cell>
          <table:table-cell table:style-name="ce176" table:formula="of:=[.BQ$2]*[.T12]" office:value-type="float" office:value="0" calcext:value-type="float">
            <text:p>0</text:p>
          </table:table-cell>
          <table:table-cell table:style-name="ce211" table:formula="of:=[.BR$2]*[.U12]" office:value-type="float" office:value="0" calcext:value-type="float">
            <text:p>0</text:p>
          </table:table-cell>
          <table:table-cell table:style-name="ce176" table:formula="of:=[.BS$2]*[.V12]" office:value-type="float" office:value="0" calcext:value-type="float">
            <text:p>0</text:p>
          </table:table-cell>
          <table:table-cell table:style-name="ce211" table:formula="of:=[.BT$2]*[.W12]" office:value-type="float" office:value="0" calcext:value-type="float">
            <text:p>0</text:p>
          </table:table-cell>
          <table:table-cell table:style-name="ce176" table:formula="of:=[.BU$2]*[.X12]" office:value-type="float" office:value="0" calcext:value-type="float">
            <text:p>0</text:p>
          </table:table-cell>
          <table:table-cell table:style-name="ce211" table:formula="of:=[.BV$2]*[.Y12]" office:value-type="float" office:value="0" calcext:value-type="float">
            <text:p>0</text:p>
          </table:table-cell>
          <table:table-cell table:style-name="ce176" table:formula="of:=[.BW$2]*[.Z12]" office:value-type="float" office:value="0" calcext:value-type="float">
            <text:p>0</text:p>
          </table:table-cell>
          <table:table-cell table:style-name="ce211" table:formula="of:=[.BX$2]*[.AA12]" office:value-type="float" office:value="0" calcext:value-type="float">
            <text:p>0</text:p>
          </table:table-cell>
          <table:table-cell table:style-name="ce176" table:formula="of:=[.BY$2]*[.AB12]" office:value-type="float" office:value="0" calcext:value-type="float">
            <text:p>0</text:p>
          </table:table-cell>
          <table:table-cell table:style-name="ce211" table:formula="of:=[.BZ$2]*[.AC12]" office:value-type="float" office:value="0" calcext:value-type="float">
            <text:p>0</text:p>
          </table:table-cell>
          <table:table-cell table:style-name="ce176" table:formula="of:=[.CA$2]*[.AD12]" office:value-type="float" office:value="0" calcext:value-type="float">
            <text:p>0</text:p>
          </table:table-cell>
          <table:table-cell table:style-name="ce211" table:formula="of:=[.CB$2]*[.AE12]" office:value-type="float" office:value="0" calcext:value-type="float">
            <text:p>0</text:p>
          </table:table-cell>
          <table:table-cell table:style-name="ce176" table:formula="of:=[.CC$2]*[.AF12]" office:value-type="float" office:value="0" calcext:value-type="float">
            <text:p>0</text:p>
          </table:table-cell>
          <table:table-cell table:style-name="ce211" table:formula="of:=[.CD$2]*[.AG12]" office:value-type="float" office:value="0" calcext:value-type="float">
            <text:p>0</text:p>
          </table:table-cell>
          <table:table-cell table:style-name="ce176" table:formula="of:=[.CE$2]*[.AH12]" office:value-type="float" office:value="0" calcext:value-type="float">
            <text:p>0</text:p>
          </table:table-cell>
          <table:table-cell table:style-name="ce211" table:formula="of:=[.CF$2]*[.AI12]" office:value-type="float" office:value="0" calcext:value-type="float">
            <text:p>0</text:p>
          </table:table-cell>
          <table:table-cell table:style-name="ce176" table:formula="of:=[.CG$2]*[.AJ12]" office:value-type="float" office:value="0" calcext:value-type="float">
            <text:p>0</text:p>
          </table:table-cell>
          <table:table-cell table:style-name="ce211" table:formula="of:=[.CH$2]*[.AK12]" office:value-type="float" office:value="0" calcext:value-type="float">
            <text:p>0</text:p>
          </table:table-cell>
          <table:table-cell table:style-name="ce176" table:formula="of:=[.CI$2]*[.AL12]" office:value-type="float" office:value="0" calcext:value-type="float">
            <text:p>0</text:p>
          </table:table-cell>
          <table:table-cell table:style-name="ce211" table:formula="of:=[.CJ$2]*[.AM12]" office:value-type="float" office:value="0" calcext:value-type="float">
            <text:p>0</text:p>
          </table:table-cell>
          <table:table-cell table:style-name="ce176" table:formula="of:=[.CK$2]*[.AN12]" office:value-type="float" office:value="0" calcext:value-type="float">
            <text:p>0</text:p>
          </table:table-cell>
          <table:table-cell table:style-name="ce211" table:formula="of:=[.CL$2]*[.AO12]" office:value-type="float" office:value="0" calcext:value-type="float">
            <text:p>0</text:p>
          </table:table-cell>
          <table:table-cell table:style-name="ce176" table:formula="of:=[.CM$2]*[.AP12]" office:value-type="float" office:value="0" calcext:value-type="float">
            <text:p>0</text:p>
          </table:table-cell>
          <table:table-cell table:style-name="ce211" table:formula="of:=[.CN$2]*[.AQ12]" office:value-type="float" office:value="201" calcext:value-type="float">
            <text:p>201</text:p>
          </table:table-cell>
          <table:table-cell table:style-name="ce176" table:formula="of:=[.CO$2]*[.AR12]" office:value-type="float" office:value="0" calcext:value-type="float">
            <text:p>0</text:p>
          </table:table-cell>
          <table:table-cell table:style-name="ce211" table:formula="of:=[.CP$2]*[.AS12]" office:value-type="float" office:value="0" calcext:value-type="float">
            <text:p>0</text:p>
          </table:table-cell>
          <table:table-cell table:style-name="ce176" table:formula="of:=[.CQ$2]*[.AT12]" office:value-type="float" office:value="0" calcext:value-type="float">
            <text:p>0</text:p>
          </table:table-cell>
          <table:table-cell table:style-name="ce211" table:formula="of:=[.CR$2]*[.AU12]" office:value-type="float" office:value="0" calcext:value-type="float">
            <text:p>0</text:p>
          </table:table-cell>
          <table:table-cell table:style-name="ce176" table:formula="of:=[.CS$2]*[.AV12]" office:value-type="float" office:value="0" calcext:value-type="float">
            <text:p>0</text:p>
          </table:table-cell>
          <table:table-cell table:style-name="ce211" table:formula="of:=[.CT$2]*[.AW12]" office:value-type="float" office:value="0" calcext:value-type="float">
            <text:p>0</text:p>
          </table:table-cell>
          <table:table-cell table:style-name="ce176" table:formula="of:=[.CU$2]*[.AX12]" office:value-type="float" office:value="0" calcext:value-type="float">
            <text:p>0</text:p>
          </table:table-cell>
          <table:table-cell table:style-name="ce211" table:formula="of:=[.CV$2]*[.AY12]" office:value-type="float" office:value="0" calcext:value-type="float">
            <text:p>0</text:p>
          </table:table-cell>
          <table:table-cell table:style-name="ce176" table:formula="of:=[.CW$2]*[.AZ12]" office:value-type="float" office:value="0" calcext:value-type="float">
            <text:p>0</text:p>
          </table:table-cell>
          <table:table-cell table:style-name="ce211" table:formula="of:=[.CX$2]*[.BA12]" office:value-type="float" office:value="0" calcext:value-type="float">
            <text:p>0</text:p>
          </table:table-cell>
          <table:table-cell table:style-name="ce176" table:formula="of:=[.CY$2]*[.BB12]" office:value-type="float" office:value="0" calcext:value-type="float">
            <text:p>0</text:p>
          </table:table-cell>
          <table:table-cell table:style-name="ce211" table:formula="of:=[.CZ$2]*[.BC12]" office:value-type="float" office:value="0" calcext:value-type="float">
            <text:p>0</text:p>
          </table:table-cell>
          <table:table-cell table:number-columns-repeated="920"/>
        </table:table-row>
        <table:table-row table:style-name="ro11">
          <table:table-cell table:style-name="ce185" office:value-type="string" calcext:value-type="string">
            <text:p>Винт с потайной головкой</text:p>
          </table:table-cell>
          <table:table-cell table:style-name="ce196" office:value-type="string" calcext:value-type="string">
            <text:p>M3x6</text:p>
          </table:table-cell>
          <table:table-cell table:style-name="ce202" table:formula="of:=2.21/O_USDE" office:value-type="currency" office:currency="USD" office:value="0.0315714285714286" calcext:value-type="currency">
            <text:p>$0.03</text:p>
          </table:table-cell>
          <table:table-cell table:style-name="ce176" table:formula="of:=SUM([.BE13:.CZ13])" office:value-type="float" office:value="10" calcext:value-type="float">
            <text:p>10</text:p>
          </table:table-cell>
          <table:table-cell table:style-name="ce204" table:formula="of:=[.C13]*[.D13]" office:value-type="currency" office:currency="USD" office:value="0.315714285714286" calcext:value-type="currency">
            <text:p>$0.3</text:p>
          </table:table-cell>
          <table:table-cell table:style-name="ce176" office:value-type="string" calcext:value-type="string">
            <text:p><text:a xlink:href="https://krep-shop.ru/katalog/bolty_i_vinty/din_7991/3kh6_pot_v_sh_nerzh_a2_din_7991/" xlink:type="simple">Link</text:a></text:p>
          </table:table-cell>
          <table:table-cell table:style-name="ce207"/>
          <table:table-cell table:style-name="ce176"/>
          <table:table-cell table:style-name="ce211"/>
          <table:table-cell table:style-name="ce176"/>
          <table:table-cell table:style-name="ce211" office:value-type="float" office:value="4" calcext:value-type="float">
            <text:p>4</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176" office:value-type="float" office:value="1" calcext:value-type="float">
            <text:p>1</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3]" office:value-type="float" office:value="0" calcext:value-type="float">
            <text:p>0</text:p>
          </table:table-cell>
          <table:table-cell table:style-name="ce211" table:formula="of:=[.BF$2]*[.I13]" office:value-type="float" office:value="0" calcext:value-type="float">
            <text:p>0</text:p>
          </table:table-cell>
          <table:table-cell table:style-name="ce176" table:formula="of:=[.BG$2]*[.J13]" office:value-type="float" office:value="0" calcext:value-type="float">
            <text:p>0</text:p>
          </table:table-cell>
          <table:table-cell table:style-name="ce211" table:formula="of:=[.BH$2]*[.K13]" office:value-type="float" office:value="8" calcext:value-type="float">
            <text:p>8</text:p>
          </table:table-cell>
          <table:table-cell table:style-name="ce176" table:formula="of:=[.BI$2]*[.L13]" office:value-type="float" office:value="0" calcext:value-type="float">
            <text:p>0</text:p>
          </table:table-cell>
          <table:table-cell table:style-name="ce211" table:formula="of:=[.BJ$2]*[.M13]" office:value-type="float" office:value="0" calcext:value-type="float">
            <text:p>0</text:p>
          </table:table-cell>
          <table:table-cell table:style-name="ce176" table:formula="of:=[.BK$2]*[.N13]" office:value-type="float" office:value="0" calcext:value-type="float">
            <text:p>0</text:p>
          </table:table-cell>
          <table:table-cell table:style-name="ce211" table:formula="of:=[.BL$2]*[.O13]" office:value-type="float" office:value="0" calcext:value-type="float">
            <text:p>0</text:p>
          </table:table-cell>
          <table:table-cell table:style-name="ce176" table:formula="of:=[.BM$2]*[.P13]" office:value-type="float" office:value="0" calcext:value-type="float">
            <text:p>0</text:p>
          </table:table-cell>
          <table:table-cell table:style-name="ce211" table:formula="of:=[.BN$2]*[.Q13]" office:value-type="float" office:value="0" calcext:value-type="float">
            <text:p>0</text:p>
          </table:table-cell>
          <table:table-cell table:style-name="ce176" table:formula="of:=[.BO$2]*[.R13]" office:value-type="float" office:value="0" calcext:value-type="float">
            <text:p>0</text:p>
          </table:table-cell>
          <table:table-cell table:style-name="ce211" table:formula="of:=[.BP$2]*[.S13]" office:value-type="float" office:value="0" calcext:value-type="float">
            <text:p>0</text:p>
          </table:table-cell>
          <table:table-cell table:style-name="ce176" table:formula="of:=[.BQ$2]*[.T13]" office:value-type="float" office:value="2" calcext:value-type="float">
            <text:p>2</text:p>
          </table:table-cell>
          <table:table-cell table:style-name="ce211" table:formula="of:=[.BR$2]*[.U13]" office:value-type="float" office:value="0" calcext:value-type="float">
            <text:p>0</text:p>
          </table:table-cell>
          <table:table-cell table:style-name="ce176" table:formula="of:=[.BS$2]*[.V13]" office:value-type="float" office:value="0" calcext:value-type="float">
            <text:p>0</text:p>
          </table:table-cell>
          <table:table-cell table:style-name="ce211" table:formula="of:=[.BT$2]*[.W13]" office:value-type="float" office:value="0" calcext:value-type="float">
            <text:p>0</text:p>
          </table:table-cell>
          <table:table-cell table:style-name="ce176" table:formula="of:=[.BU$2]*[.X13]" office:value-type="float" office:value="0" calcext:value-type="float">
            <text:p>0</text:p>
          </table:table-cell>
          <table:table-cell table:style-name="ce211" table:formula="of:=[.BV$2]*[.Y13]" office:value-type="float" office:value="0" calcext:value-type="float">
            <text:p>0</text:p>
          </table:table-cell>
          <table:table-cell table:style-name="ce176" table:formula="of:=[.BW$2]*[.Z13]" office:value-type="float" office:value="0" calcext:value-type="float">
            <text:p>0</text:p>
          </table:table-cell>
          <table:table-cell table:style-name="ce211" table:formula="of:=[.BX$2]*[.AA13]" office:value-type="float" office:value="0" calcext:value-type="float">
            <text:p>0</text:p>
          </table:table-cell>
          <table:table-cell table:style-name="ce176" table:formula="of:=[.BY$2]*[.AB13]" office:value-type="float" office:value="0" calcext:value-type="float">
            <text:p>0</text:p>
          </table:table-cell>
          <table:table-cell table:style-name="ce211" table:formula="of:=[.BZ$2]*[.AC13]" office:value-type="float" office:value="0" calcext:value-type="float">
            <text:p>0</text:p>
          </table:table-cell>
          <table:table-cell table:style-name="ce176" table:formula="of:=[.CA$2]*[.AD13]" office:value-type="float" office:value="0" calcext:value-type="float">
            <text:p>0</text:p>
          </table:table-cell>
          <table:table-cell table:style-name="ce211" table:formula="of:=[.CB$2]*[.AE13]" office:value-type="float" office:value="0" calcext:value-type="float">
            <text:p>0</text:p>
          </table:table-cell>
          <table:table-cell table:style-name="ce176" table:formula="of:=[.CC$2]*[.AF13]" office:value-type="float" office:value="0" calcext:value-type="float">
            <text:p>0</text:p>
          </table:table-cell>
          <table:table-cell table:style-name="ce211" table:formula="of:=[.CD$2]*[.AG13]" office:value-type="float" office:value="0" calcext:value-type="float">
            <text:p>0</text:p>
          </table:table-cell>
          <table:table-cell table:style-name="ce176" table:formula="of:=[.CE$2]*[.AH13]" office:value-type="float" office:value="0" calcext:value-type="float">
            <text:p>0</text:p>
          </table:table-cell>
          <table:table-cell table:style-name="ce211" table:formula="of:=[.CF$2]*[.AI13]" office:value-type="float" office:value="0" calcext:value-type="float">
            <text:p>0</text:p>
          </table:table-cell>
          <table:table-cell table:style-name="ce176" table:formula="of:=[.CG$2]*[.AJ13]" office:value-type="float" office:value="0" calcext:value-type="float">
            <text:p>0</text:p>
          </table:table-cell>
          <table:table-cell table:style-name="ce211" table:formula="of:=[.CH$2]*[.AK13]" office:value-type="float" office:value="0" calcext:value-type="float">
            <text:p>0</text:p>
          </table:table-cell>
          <table:table-cell table:style-name="ce176" table:formula="of:=[.CI$2]*[.AL13]" office:value-type="float" office:value="0" calcext:value-type="float">
            <text:p>0</text:p>
          </table:table-cell>
          <table:table-cell table:style-name="ce211" table:formula="of:=[.CJ$2]*[.AM13]" office:value-type="float" office:value="0" calcext:value-type="float">
            <text:p>0</text:p>
          </table:table-cell>
          <table:table-cell table:style-name="ce176" table:formula="of:=[.CK$2]*[.AN13]" office:value-type="float" office:value="0" calcext:value-type="float">
            <text:p>0</text:p>
          </table:table-cell>
          <table:table-cell table:style-name="ce211" table:formula="of:=[.CL$2]*[.AO13]" office:value-type="float" office:value="0" calcext:value-type="float">
            <text:p>0</text:p>
          </table:table-cell>
          <table:table-cell table:style-name="ce176" table:formula="of:=[.CM$2]*[.AP13]" office:value-type="float" office:value="0" calcext:value-type="float">
            <text:p>0</text:p>
          </table:table-cell>
          <table:table-cell table:style-name="ce211" table:formula="of:=[.CN$2]*[.AQ13]" office:value-type="float" office:value="0" calcext:value-type="float">
            <text:p>0</text:p>
          </table:table-cell>
          <table:table-cell table:style-name="ce176" table:formula="of:=[.CO$2]*[.AR13]" office:value-type="float" office:value="0" calcext:value-type="float">
            <text:p>0</text:p>
          </table:table-cell>
          <table:table-cell table:style-name="ce211" table:formula="of:=[.CP$2]*[.AS13]" office:value-type="float" office:value="0" calcext:value-type="float">
            <text:p>0</text:p>
          </table:table-cell>
          <table:table-cell table:style-name="ce176" table:formula="of:=[.CQ$2]*[.AT13]" office:value-type="float" office:value="0" calcext:value-type="float">
            <text:p>0</text:p>
          </table:table-cell>
          <table:table-cell table:style-name="ce211" table:formula="of:=[.CR$2]*[.AU13]" office:value-type="float" office:value="0" calcext:value-type="float">
            <text:p>0</text:p>
          </table:table-cell>
          <table:table-cell table:style-name="ce176" table:formula="of:=[.CS$2]*[.AV13]" office:value-type="float" office:value="0" calcext:value-type="float">
            <text:p>0</text:p>
          </table:table-cell>
          <table:table-cell table:style-name="ce211" table:formula="of:=[.CT$2]*[.AW13]" office:value-type="float" office:value="0" calcext:value-type="float">
            <text:p>0</text:p>
          </table:table-cell>
          <table:table-cell table:style-name="ce176" table:formula="of:=[.CU$2]*[.AX13]" office:value-type="float" office:value="0" calcext:value-type="float">
            <text:p>0</text:p>
          </table:table-cell>
          <table:table-cell table:style-name="ce211" table:formula="of:=[.CV$2]*[.AY13]" office:value-type="float" office:value="0" calcext:value-type="float">
            <text:p>0</text:p>
          </table:table-cell>
          <table:table-cell table:style-name="ce176" table:formula="of:=[.CW$2]*[.AZ13]" office:value-type="float" office:value="0" calcext:value-type="float">
            <text:p>0</text:p>
          </table:table-cell>
          <table:table-cell table:style-name="ce211" table:formula="of:=[.CX$2]*[.BA13]" office:value-type="float" office:value="0" calcext:value-type="float">
            <text:p>0</text:p>
          </table:table-cell>
          <table:table-cell table:style-name="ce176" table:formula="of:=[.CY$2]*[.BB13]" office:value-type="float" office:value="0" calcext:value-type="float">
            <text:p>0</text:p>
          </table:table-cell>
          <table:table-cell table:style-name="ce211" table:formula="of:=[.CZ$2]*[.BC13]"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7" office:value-type="string" calcext:value-type="string">
            <text:p>M3x12</text:p>
          </table:table-cell>
          <table:table-cell table:style-name="ce202" table:formula="of:=2.87/O_USDE" office:value-type="currency" office:currency="USD" office:value="0.041" calcext:value-type="currency">
            <text:p>$0.04</text:p>
          </table:table-cell>
          <table:table-cell table:style-name="ce176" table:formula="of:=SUM([.BE14:.CZ14])" office:value-type="float" office:value="16" calcext:value-type="float">
            <text:p>16</text:p>
          </table:table-cell>
          <table:table-cell table:style-name="ce204" table:formula="of:=[.C14]*[.D14]" office:value-type="currency" office:currency="USD" office:value="0.656" calcext:value-type="currency">
            <text:p>$0.7</text:p>
          </table:table-cell>
          <table:table-cell table:style-name="ce176" office:value-type="string" calcext:value-type="string">
            <text:p><text:a xlink:href="https://krep-shop.ru/katalog/bolty_i_vinty/din_7991/3kh12_pot_v_sh_nerzh_a2_din_7991/" xlink:type="simple">Link</text:a></text:p>
          </table:table-cell>
          <table:table-cell table:style-name="ce207"/>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2" calcext:value-type="float">
            <text:p>2</text:p>
          </table:table-cell>
          <table:table-cell table:style-name="ce176" office:value-type="float" office:value="2" calcext:value-type="float">
            <text:p>2</text:p>
          </table:table-cell>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4]" office:value-type="float" office:value="0" calcext:value-type="float">
            <text:p>0</text:p>
          </table:table-cell>
          <table:table-cell table:style-name="ce211" table:formula="of:=[.BF$2]*[.I14]" office:value-type="float" office:value="0" calcext:value-type="float">
            <text:p>0</text:p>
          </table:table-cell>
          <table:table-cell table:style-name="ce176" table:formula="of:=[.BG$2]*[.J14]" office:value-type="float" office:value="0" calcext:value-type="float">
            <text:p>0</text:p>
          </table:table-cell>
          <table:table-cell table:style-name="ce211" table:formula="of:=[.BH$2]*[.K14]" office:value-type="float" office:value="2" calcext:value-type="float">
            <text:p>2</text:p>
          </table:table-cell>
          <table:table-cell table:style-name="ce176" table:formula="of:=[.BI$2]*[.L14]" office:value-type="float" office:value="0" calcext:value-type="float">
            <text:p>0</text:p>
          </table:table-cell>
          <table:table-cell table:style-name="ce211" table:formula="of:=[.BJ$2]*[.M14]" office:value-type="float" office:value="0" calcext:value-type="float">
            <text:p>0</text:p>
          </table:table-cell>
          <table:table-cell table:style-name="ce176" table:formula="of:=[.BK$2]*[.N14]" office:value-type="float" office:value="0" calcext:value-type="float">
            <text:p>0</text:p>
          </table:table-cell>
          <table:table-cell table:style-name="ce211" table:formula="of:=[.BL$2]*[.O14]" office:value-type="float" office:value="0" calcext:value-type="float">
            <text:p>0</text:p>
          </table:table-cell>
          <table:table-cell table:style-name="ce176" table:formula="of:=[.BM$2]*[.P14]" office:value-type="float" office:value="0" calcext:value-type="float">
            <text:p>0</text:p>
          </table:table-cell>
          <table:table-cell table:style-name="ce211" table:formula="of:=[.BN$2]*[.Q14]" office:value-type="float" office:value="0" calcext:value-type="float">
            <text:p>0</text:p>
          </table:table-cell>
          <table:table-cell table:style-name="ce176" table:formula="of:=[.BO$2]*[.R14]" office:value-type="float" office:value="0" calcext:value-type="float">
            <text:p>0</text:p>
          </table:table-cell>
          <table:table-cell table:style-name="ce211" table:formula="of:=[.BP$2]*[.S14]" office:value-type="float" office:value="0" calcext:value-type="float">
            <text:p>0</text:p>
          </table:table-cell>
          <table:table-cell table:style-name="ce176" table:formula="of:=[.BQ$2]*[.T14]" office:value-type="float" office:value="0" calcext:value-type="float">
            <text:p>0</text:p>
          </table:table-cell>
          <table:table-cell table:style-name="ce211" table:formula="of:=[.BR$2]*[.U14]" office:value-type="float" office:value="0" calcext:value-type="float">
            <text:p>0</text:p>
          </table:table-cell>
          <table:table-cell table:style-name="ce176" table:formula="of:=[.BS$2]*[.V14]" office:value-type="float" office:value="0" calcext:value-type="float">
            <text:p>0</text:p>
          </table:table-cell>
          <table:table-cell table:style-name="ce211" table:formula="of:=[.BT$2]*[.W14]" office:value-type="float" office:value="0" calcext:value-type="float">
            <text:p>0</text:p>
          </table:table-cell>
          <table:table-cell table:style-name="ce176" table:formula="of:=[.BU$2]*[.X14]" office:value-type="float" office:value="0" calcext:value-type="float">
            <text:p>0</text:p>
          </table:table-cell>
          <table:table-cell table:style-name="ce211" table:formula="of:=[.BV$2]*[.Y14]" office:value-type="float" office:value="0" calcext:value-type="float">
            <text:p>0</text:p>
          </table:table-cell>
          <table:table-cell table:style-name="ce176" table:formula="of:=[.BW$2]*[.Z14]" office:value-type="float" office:value="0" calcext:value-type="float">
            <text:p>0</text:p>
          </table:table-cell>
          <table:table-cell table:style-name="ce211" table:formula="of:=[.BX$2]*[.AA14]" office:value-type="float" office:value="0" calcext:value-type="float">
            <text:p>0</text:p>
          </table:table-cell>
          <table:table-cell table:style-name="ce176" table:formula="of:=[.BY$2]*[.AB14]" office:value-type="float" office:value="0" calcext:value-type="float">
            <text:p>0</text:p>
          </table:table-cell>
          <table:table-cell table:style-name="ce211" table:formula="of:=[.BZ$2]*[.AC14]" office:value-type="float" office:value="0" calcext:value-type="float">
            <text:p>0</text:p>
          </table:table-cell>
          <table:table-cell table:style-name="ce176" table:formula="of:=[.CA$2]*[.AD14]" office:value-type="float" office:value="0" calcext:value-type="float">
            <text:p>0</text:p>
          </table:table-cell>
          <table:table-cell table:style-name="ce211" table:formula="of:=[.CB$2]*[.AE14]" office:value-type="float" office:value="0" calcext:value-type="float">
            <text:p>0</text:p>
          </table:table-cell>
          <table:table-cell table:style-name="ce176" table:formula="of:=[.CC$2]*[.AF14]" office:value-type="float" office:value="0" calcext:value-type="float">
            <text:p>0</text:p>
          </table:table-cell>
          <table:table-cell table:style-name="ce211" table:formula="of:=[.CD$2]*[.AG14]" office:value-type="float" office:value="0" calcext:value-type="float">
            <text:p>0</text:p>
          </table:table-cell>
          <table:table-cell table:style-name="ce176" table:formula="of:=[.CE$2]*[.AH14]" office:value-type="float" office:value="0" calcext:value-type="float">
            <text:p>0</text:p>
          </table:table-cell>
          <table:table-cell table:style-name="ce211" table:formula="of:=[.CF$2]*[.AI14]" office:value-type="float" office:value="0" calcext:value-type="float">
            <text:p>0</text:p>
          </table:table-cell>
          <table:table-cell table:style-name="ce176" table:formula="of:=[.CG$2]*[.AJ14]" office:value-type="float" office:value="0" calcext:value-type="float">
            <text:p>0</text:p>
          </table:table-cell>
          <table:table-cell table:style-name="ce211" table:formula="of:=[.CH$2]*[.AK14]" office:value-type="float" office:value="0" calcext:value-type="float">
            <text:p>0</text:p>
          </table:table-cell>
          <table:table-cell table:style-name="ce176" table:formula="of:=[.CI$2]*[.AL14]" office:value-type="float" office:value="0" calcext:value-type="float">
            <text:p>0</text:p>
          </table:table-cell>
          <table:table-cell table:style-name="ce211" table:formula="of:=[.CJ$2]*[.AM14]" office:value-type="float" office:value="0" calcext:value-type="float">
            <text:p>0</text:p>
          </table:table-cell>
          <table:table-cell table:style-name="ce176" table:formula="of:=[.CK$2]*[.AN14]" office:value-type="float" office:value="0" calcext:value-type="float">
            <text:p>0</text:p>
          </table:table-cell>
          <table:table-cell table:style-name="ce211" table:formula="of:=[.CL$2]*[.AO14]" office:value-type="float" office:value="0" calcext:value-type="float">
            <text:p>0</text:p>
          </table:table-cell>
          <table:table-cell table:style-name="ce176" table:formula="of:=[.CM$2]*[.AP14]" office:value-type="float" office:value="0" calcext:value-type="float">
            <text:p>0</text:p>
          </table:table-cell>
          <table:table-cell table:style-name="ce211" table:formula="of:=[.CN$2]*[.AQ14]" office:value-type="float" office:value="0" calcext:value-type="float">
            <text:p>0</text:p>
          </table:table-cell>
          <table:table-cell table:style-name="ce176" table:formula="of:=[.CO$2]*[.AR14]" office:value-type="float" office:value="0" calcext:value-type="float">
            <text:p>0</text:p>
          </table:table-cell>
          <table:table-cell table:style-name="ce211" table:formula="of:=[.CP$2]*[.AS14]" office:value-type="float" office:value="8" calcext:value-type="float">
            <text:p>8</text:p>
          </table:table-cell>
          <table:table-cell table:style-name="ce176" table:formula="of:=[.CQ$2]*[.AT14]" office:value-type="float" office:value="2" calcext:value-type="float">
            <text:p>2</text:p>
          </table:table-cell>
          <table:table-cell table:style-name="ce211" table:formula="of:=[.CR$2]*[.AU14]" office:value-type="float" office:value="0" calcext:value-type="float">
            <text:p>0</text:p>
          </table:table-cell>
          <table:table-cell table:style-name="ce176" table:formula="of:=[.CS$2]*[.AV14]" office:value-type="float" office:value="4" calcext:value-type="float">
            <text:p>4</text:p>
          </table:table-cell>
          <table:table-cell table:style-name="ce211" table:formula="of:=[.CT$2]*[.AW14]" office:value-type="float" office:value="0" calcext:value-type="float">
            <text:p>0</text:p>
          </table:table-cell>
          <table:table-cell table:style-name="ce176" table:formula="of:=[.CU$2]*[.AX14]" office:value-type="float" office:value="0" calcext:value-type="float">
            <text:p>0</text:p>
          </table:table-cell>
          <table:table-cell table:style-name="ce211" table:formula="of:=[.CV$2]*[.AY14]" office:value-type="float" office:value="0" calcext:value-type="float">
            <text:p>0</text:p>
          </table:table-cell>
          <table:table-cell table:style-name="ce176" table:formula="of:=[.CW$2]*[.AZ14]" office:value-type="float" office:value="0" calcext:value-type="float">
            <text:p>0</text:p>
          </table:table-cell>
          <table:table-cell table:style-name="ce211" table:formula="of:=[.CX$2]*[.BA14]" office:value-type="float" office:value="0" calcext:value-type="float">
            <text:p>0</text:p>
          </table:table-cell>
          <table:table-cell table:style-name="ce176" table:formula="of:=[.CY$2]*[.BB14]" office:value-type="float" office:value="0" calcext:value-type="float">
            <text:p>0</text:p>
          </table:table-cell>
          <table:table-cell table:style-name="ce211" table:formula="of:=[.CZ$2]*[.BC14]"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7" office:value-type="string" calcext:value-type="string">
            <text:p>M3x16</text:p>
          </table:table-cell>
          <table:table-cell table:style-name="ce202" table:formula="of:=4.31/O_USDE" office:value-type="currency" office:currency="USD" office:value="0.0615714285714286" calcext:value-type="currency">
            <text:p>$0.06</text:p>
          </table:table-cell>
          <table:table-cell table:style-name="ce176" table:formula="of:=SUM([.BE15:.CZ15])" office:value-type="float" office:value="12" calcext:value-type="float">
            <text:p>12</text:p>
          </table:table-cell>
          <table:table-cell table:style-name="ce204" table:formula="of:=[.C15]*[.D15]" office:value-type="currency" office:currency="USD" office:value="0.738857142857143" calcext:value-type="currency">
            <text:p>$0.7</text:p>
          </table:table-cell>
          <table:table-cell table:style-name="ce176" office:value-type="string" calcext:value-type="string">
            <text:p><text:a xlink:href="https://krep-shop.ru/katalog/bolty_i_vinty/din_7991/3kh16_pot_v_sh_nerzh_a2_din_7991/"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2" calcext:value-type="float">
            <text:p>2</text:p>
          </table:table-cell>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5]" office:value-type="float" office:value="0" calcext:value-type="float">
            <text:p>0</text:p>
          </table:table-cell>
          <table:table-cell table:style-name="ce211" table:formula="of:=[.BF$2]*[.I15]" office:value-type="float" office:value="0" calcext:value-type="float">
            <text:p>0</text:p>
          </table:table-cell>
          <table:table-cell table:style-name="ce176" table:formula="of:=[.BG$2]*[.J15]" office:value-type="float" office:value="0" calcext:value-type="float">
            <text:p>0</text:p>
          </table:table-cell>
          <table:table-cell table:style-name="ce211" table:formula="of:=[.BH$2]*[.K15]" office:value-type="float" office:value="0" calcext:value-type="float">
            <text:p>0</text:p>
          </table:table-cell>
          <table:table-cell table:style-name="ce176" table:formula="of:=[.BI$2]*[.L15]" office:value-type="float" office:value="0" calcext:value-type="float">
            <text:p>0</text:p>
          </table:table-cell>
          <table:table-cell table:style-name="ce211" table:formula="of:=[.BJ$2]*[.M15]" office:value-type="float" office:value="0" calcext:value-type="float">
            <text:p>0</text:p>
          </table:table-cell>
          <table:table-cell table:style-name="ce176" table:formula="of:=[.BK$2]*[.N15]" office:value-type="float" office:value="0" calcext:value-type="float">
            <text:p>0</text:p>
          </table:table-cell>
          <table:table-cell table:style-name="ce211" table:formula="of:=[.BL$2]*[.O15]" office:value-type="float" office:value="0" calcext:value-type="float">
            <text:p>0</text:p>
          </table:table-cell>
          <table:table-cell table:style-name="ce176" table:formula="of:=[.BM$2]*[.P15]" office:value-type="float" office:value="0" calcext:value-type="float">
            <text:p>0</text:p>
          </table:table-cell>
          <table:table-cell table:style-name="ce211" table:formula="of:=[.BN$2]*[.Q15]" office:value-type="float" office:value="0" calcext:value-type="float">
            <text:p>0</text:p>
          </table:table-cell>
          <table:table-cell table:style-name="ce176" table:formula="of:=[.BO$2]*[.R15]" office:value-type="float" office:value="0" calcext:value-type="float">
            <text:p>0</text:p>
          </table:table-cell>
          <table:table-cell table:style-name="ce211" table:formula="of:=[.BP$2]*[.S15]" office:value-type="float" office:value="0" calcext:value-type="float">
            <text:p>0</text:p>
          </table:table-cell>
          <table:table-cell table:style-name="ce176" table:formula="of:=[.BQ$2]*[.T15]" office:value-type="float" office:value="0" calcext:value-type="float">
            <text:p>0</text:p>
          </table:table-cell>
          <table:table-cell table:style-name="ce211" table:formula="of:=[.BR$2]*[.U15]" office:value-type="float" office:value="0" calcext:value-type="float">
            <text:p>0</text:p>
          </table:table-cell>
          <table:table-cell table:style-name="ce176" table:formula="of:=[.BS$2]*[.V15]" office:value-type="float" office:value="0" calcext:value-type="float">
            <text:p>0</text:p>
          </table:table-cell>
          <table:table-cell table:style-name="ce211" table:formula="of:=[.BT$2]*[.W15]" office:value-type="float" office:value="0" calcext:value-type="float">
            <text:p>0</text:p>
          </table:table-cell>
          <table:table-cell table:style-name="ce176" table:formula="of:=[.BU$2]*[.X15]" office:value-type="float" office:value="0" calcext:value-type="float">
            <text:p>0</text:p>
          </table:table-cell>
          <table:table-cell table:style-name="ce211" table:formula="of:=[.BV$2]*[.Y15]" office:value-type="float" office:value="0" calcext:value-type="float">
            <text:p>0</text:p>
          </table:table-cell>
          <table:table-cell table:style-name="ce176" table:formula="of:=[.BW$2]*[.Z15]" office:value-type="float" office:value="0" calcext:value-type="float">
            <text:p>0</text:p>
          </table:table-cell>
          <table:table-cell table:style-name="ce211" table:formula="of:=[.BX$2]*[.AA15]" office:value-type="float" office:value="0" calcext:value-type="float">
            <text:p>0</text:p>
          </table:table-cell>
          <table:table-cell table:style-name="ce176" table:formula="of:=[.BY$2]*[.AB15]" office:value-type="float" office:value="0" calcext:value-type="float">
            <text:p>0</text:p>
          </table:table-cell>
          <table:table-cell table:style-name="ce211" table:formula="of:=[.BZ$2]*[.AC15]" office:value-type="float" office:value="0" calcext:value-type="float">
            <text:p>0</text:p>
          </table:table-cell>
          <table:table-cell table:style-name="ce176" table:formula="of:=[.CA$2]*[.AD15]" office:value-type="float" office:value="0" calcext:value-type="float">
            <text:p>0</text:p>
          </table:table-cell>
          <table:table-cell table:style-name="ce211" table:formula="of:=[.CB$2]*[.AE15]" office:value-type="float" office:value="0" calcext:value-type="float">
            <text:p>0</text:p>
          </table:table-cell>
          <table:table-cell table:style-name="ce176" table:formula="of:=[.CC$2]*[.AF15]" office:value-type="float" office:value="0" calcext:value-type="float">
            <text:p>0</text:p>
          </table:table-cell>
          <table:table-cell table:style-name="ce211" table:formula="of:=[.CD$2]*[.AG15]" office:value-type="float" office:value="0" calcext:value-type="float">
            <text:p>0</text:p>
          </table:table-cell>
          <table:table-cell table:style-name="ce176" table:formula="of:=[.CE$2]*[.AH15]" office:value-type="float" office:value="0" calcext:value-type="float">
            <text:p>0</text:p>
          </table:table-cell>
          <table:table-cell table:style-name="ce211" table:formula="of:=[.CF$2]*[.AI15]" office:value-type="float" office:value="0" calcext:value-type="float">
            <text:p>0</text:p>
          </table:table-cell>
          <table:table-cell table:style-name="ce176" table:formula="of:=[.CG$2]*[.AJ15]" office:value-type="float" office:value="0" calcext:value-type="float">
            <text:p>0</text:p>
          </table:table-cell>
          <table:table-cell table:style-name="ce211" table:formula="of:=[.CH$2]*[.AK15]" office:value-type="float" office:value="0" calcext:value-type="float">
            <text:p>0</text:p>
          </table:table-cell>
          <table:table-cell table:style-name="ce176" table:formula="of:=[.CI$2]*[.AL15]" office:value-type="float" office:value="0" calcext:value-type="float">
            <text:p>0</text:p>
          </table:table-cell>
          <table:table-cell table:style-name="ce211" table:formula="of:=[.CJ$2]*[.AM15]" office:value-type="float" office:value="0" calcext:value-type="float">
            <text:p>0</text:p>
          </table:table-cell>
          <table:table-cell table:style-name="ce176" table:formula="of:=[.CK$2]*[.AN15]" office:value-type="float" office:value="0" calcext:value-type="float">
            <text:p>0</text:p>
          </table:table-cell>
          <table:table-cell table:style-name="ce211" table:formula="of:=[.CL$2]*[.AO15]" office:value-type="float" office:value="0" calcext:value-type="float">
            <text:p>0</text:p>
          </table:table-cell>
          <table:table-cell table:style-name="ce176" table:formula="of:=[.CM$2]*[.AP15]" office:value-type="float" office:value="0" calcext:value-type="float">
            <text:p>0</text:p>
          </table:table-cell>
          <table:table-cell table:style-name="ce211" table:formula="of:=[.CN$2]*[.AQ15]" office:value-type="float" office:value="0" calcext:value-type="float">
            <text:p>0</text:p>
          </table:table-cell>
          <table:table-cell table:style-name="ce176" table:formula="of:=[.CO$2]*[.AR15]" office:value-type="float" office:value="0" calcext:value-type="float">
            <text:p>0</text:p>
          </table:table-cell>
          <table:table-cell table:style-name="ce211" table:formula="of:=[.CP$2]*[.AS15]" office:value-type="float" office:value="8" calcext:value-type="float">
            <text:p>8</text:p>
          </table:table-cell>
          <table:table-cell table:style-name="ce176" table:formula="of:=[.CQ$2]*[.AT15]" office:value-type="float" office:value="0" calcext:value-type="float">
            <text:p>0</text:p>
          </table:table-cell>
          <table:table-cell table:style-name="ce211" table:formula="of:=[.CR$2]*[.AU15]" office:value-type="float" office:value="0" calcext:value-type="float">
            <text:p>0</text:p>
          </table:table-cell>
          <table:table-cell table:style-name="ce176" table:formula="of:=[.CS$2]*[.AV15]" office:value-type="float" office:value="4" calcext:value-type="float">
            <text:p>4</text:p>
          </table:table-cell>
          <table:table-cell table:style-name="ce211" table:formula="of:=[.CT$2]*[.AW15]" office:value-type="float" office:value="0" calcext:value-type="float">
            <text:p>0</text:p>
          </table:table-cell>
          <table:table-cell table:style-name="ce176" table:formula="of:=[.CU$2]*[.AX15]" office:value-type="float" office:value="0" calcext:value-type="float">
            <text:p>0</text:p>
          </table:table-cell>
          <table:table-cell table:style-name="ce211" table:formula="of:=[.CV$2]*[.AY15]" office:value-type="float" office:value="0" calcext:value-type="float">
            <text:p>0</text:p>
          </table:table-cell>
          <table:table-cell table:style-name="ce176" table:formula="of:=[.CW$2]*[.AZ15]" office:value-type="float" office:value="0" calcext:value-type="float">
            <text:p>0</text:p>
          </table:table-cell>
          <table:table-cell table:style-name="ce211" table:formula="of:=[.CX$2]*[.BA15]" office:value-type="float" office:value="0" calcext:value-type="float">
            <text:p>0</text:p>
          </table:table-cell>
          <table:table-cell table:style-name="ce176" table:formula="of:=[.CY$2]*[.BB15]" office:value-type="float" office:value="0" calcext:value-type="float">
            <text:p>0</text:p>
          </table:table-cell>
          <table:table-cell table:style-name="ce211" table:formula="of:=[.CZ$2]*[.BC15]"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7" office:value-type="string" calcext:value-type="string">
            <text:p>M3x18</text:p>
          </table:table-cell>
          <table:table-cell table:style-name="ce202" table:formula="of:=2.55/O_USDE" office:value-type="currency" office:currency="USD" office:value="0.0364285714285714" calcext:value-type="currency">
            <text:p>$0.04</text:p>
          </table:table-cell>
          <table:table-cell table:style-name="ce176" table:formula="of:=SUM([.BE16:.CZ16])" office:value-type="float" office:value="0" calcext:value-type="float">
            <text:p>0</text:p>
          </table:table-cell>
          <table:table-cell table:style-name="ce204" table:formula="of:=[.C16]*[.D16]" office:value-type="currency" office:currency="USD" office:value="0" calcext:value-type="currency">
            <text:p>$0.0</text:p>
          </table:table-cell>
          <table:table-cell table:style-name="ce176" office:value-type="string" calcext:value-type="string">
            <text:p><text:a xlink:href="https://krep-shop.ru/katalog/bolty_i_vinty/din_7991/3kh18_pot_v_sh_nerzh_a2_din_7991/"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formula="of:=IF(O_PrnTy=[БД.$V$3];1;2)" office:value-type="float" office:value="2" calcext:value-type="float">
            <text:p>2</text:p>
          </table:table-cell>
          <table:table-cell table:style-name="ce176"/>
          <table:table-cell table:style-name="ce211"/>
          <table:table-cell table:style-name="ce176" table:formula="of:=IF(O_PrnTy=[БД.$V$3];1;2)"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6]" office:value-type="float" office:value="0" calcext:value-type="float">
            <text:p>0</text:p>
          </table:table-cell>
          <table:table-cell table:style-name="ce211" table:formula="of:=[.BF$2]*[.I16]" office:value-type="float" office:value="0" calcext:value-type="float">
            <text:p>0</text:p>
          </table:table-cell>
          <table:table-cell table:style-name="ce176" table:formula="of:=[.BG$2]*[.J16]" office:value-type="float" office:value="0" calcext:value-type="float">
            <text:p>0</text:p>
          </table:table-cell>
          <table:table-cell table:style-name="ce211" table:formula="of:=[.BH$2]*[.K16]" office:value-type="float" office:value="0" calcext:value-type="float">
            <text:p>0</text:p>
          </table:table-cell>
          <table:table-cell table:style-name="ce176" table:formula="of:=[.BI$2]*[.L16]" office:value-type="float" office:value="0" calcext:value-type="float">
            <text:p>0</text:p>
          </table:table-cell>
          <table:table-cell table:style-name="ce211" table:formula="of:=[.BJ$2]*[.M16]" office:value-type="float" office:value="0" calcext:value-type="float">
            <text:p>0</text:p>
          </table:table-cell>
          <table:table-cell table:style-name="ce176" table:formula="of:=[.BK$2]*[.N16]" office:value-type="float" office:value="0" calcext:value-type="float">
            <text:p>0</text:p>
          </table:table-cell>
          <table:table-cell table:style-name="ce211" table:formula="of:=[.BL$2]*[.O16]" office:value-type="float" office:value="0" calcext:value-type="float">
            <text:p>0</text:p>
          </table:table-cell>
          <table:table-cell table:style-name="ce176" table:formula="of:=[.BM$2]*[.P16]" office:value-type="float" office:value="0" calcext:value-type="float">
            <text:p>0</text:p>
          </table:table-cell>
          <table:table-cell table:style-name="ce211" table:formula="of:=[.BN$2]*[.Q16]" office:value-type="float" office:value="0" calcext:value-type="float">
            <text:p>0</text:p>
          </table:table-cell>
          <table:table-cell table:style-name="ce176" table:formula="of:=[.BO$2]*[.R16]" office:value-type="float" office:value="0" calcext:value-type="float">
            <text:p>0</text:p>
          </table:table-cell>
          <table:table-cell table:style-name="ce211" table:formula="of:=[.BP$2]*[.S16]" office:value-type="float" office:value="0" calcext:value-type="float">
            <text:p>0</text:p>
          </table:table-cell>
          <table:table-cell table:style-name="ce176" table:formula="of:=[.BQ$2]*[.T16]" office:value-type="float" office:value="0" calcext:value-type="float">
            <text:p>0</text:p>
          </table:table-cell>
          <table:table-cell table:style-name="ce211" table:formula="of:=[.BR$2]*[.U16]" office:value-type="float" office:value="0" calcext:value-type="float">
            <text:p>0</text:p>
          </table:table-cell>
          <table:table-cell table:style-name="ce176" table:formula="of:=[.BS$2]*[.V16]" office:value-type="float" office:value="0" calcext:value-type="float">
            <text:p>0</text:p>
          </table:table-cell>
          <table:table-cell table:style-name="ce211" table:formula="of:=[.BT$2]*[.W16]" office:value-type="float" office:value="0" calcext:value-type="float">
            <text:p>0</text:p>
          </table:table-cell>
          <table:table-cell table:style-name="ce176" table:formula="of:=[.BU$2]*[.X16]" office:value-type="float" office:value="0" calcext:value-type="float">
            <text:p>0</text:p>
          </table:table-cell>
          <table:table-cell table:style-name="ce211" table:formula="of:=[.BV$2]*[.Y16]" office:value-type="float" office:value="0" calcext:value-type="float">
            <text:p>0</text:p>
          </table:table-cell>
          <table:table-cell table:style-name="ce176" table:formula="of:=[.BW$2]*[.Z16]" office:value-type="float" office:value="0" calcext:value-type="float">
            <text:p>0</text:p>
          </table:table-cell>
          <table:table-cell table:style-name="ce211" table:formula="of:=[.BX$2]*[.AA16]" office:value-type="float" office:value="0" calcext:value-type="float">
            <text:p>0</text:p>
          </table:table-cell>
          <table:table-cell table:style-name="ce176" table:formula="of:=[.BY$2]*[.AB16]" office:value-type="float" office:value="0" calcext:value-type="float">
            <text:p>0</text:p>
          </table:table-cell>
          <table:table-cell table:style-name="ce211" table:formula="of:=[.BZ$2]*[.AC16]" office:value-type="float" office:value="0" calcext:value-type="float">
            <text:p>0</text:p>
          </table:table-cell>
          <table:table-cell table:style-name="ce176" table:formula="of:=[.CA$2]*[.AD16]" office:value-type="float" office:value="0" calcext:value-type="float">
            <text:p>0</text:p>
          </table:table-cell>
          <table:table-cell table:style-name="ce211" table:formula="of:=[.CB$2]*[.AE16]" office:value-type="float" office:value="0" calcext:value-type="float">
            <text:p>0</text:p>
          </table:table-cell>
          <table:table-cell table:style-name="ce176" table:formula="of:=[.CC$2]*[.AF16]" office:value-type="float" office:value="0" calcext:value-type="float">
            <text:p>0</text:p>
          </table:table-cell>
          <table:table-cell table:style-name="ce211" table:formula="of:=[.CD$2]*[.AG16]" office:value-type="float" office:value="0" calcext:value-type="float">
            <text:p>0</text:p>
          </table:table-cell>
          <table:table-cell table:style-name="ce176" table:formula="of:=[.CE$2]*[.AH16]" office:value-type="float" office:value="0" calcext:value-type="float">
            <text:p>0</text:p>
          </table:table-cell>
          <table:table-cell table:style-name="ce211" table:formula="of:=[.CF$2]*[.AI16]" office:value-type="float" office:value="0" calcext:value-type="float">
            <text:p>0</text:p>
          </table:table-cell>
          <table:table-cell table:style-name="ce176" table:formula="of:=[.CG$2]*[.AJ16]" office:value-type="float" office:value="0" calcext:value-type="float">
            <text:p>0</text:p>
          </table:table-cell>
          <table:table-cell table:style-name="ce211" table:formula="of:=[.CH$2]*[.AK16]" office:value-type="float" office:value="0" calcext:value-type="float">
            <text:p>0</text:p>
          </table:table-cell>
          <table:table-cell table:style-name="ce176" table:formula="of:=[.CI$2]*[.AL16]" office:value-type="float" office:value="0" calcext:value-type="float">
            <text:p>0</text:p>
          </table:table-cell>
          <table:table-cell table:style-name="ce211" table:formula="of:=[.CJ$2]*[.AM16]" office:value-type="float" office:value="0" calcext:value-type="float">
            <text:p>0</text:p>
          </table:table-cell>
          <table:table-cell table:style-name="ce176" table:formula="of:=[.CK$2]*[.AN16]" office:value-type="float" office:value="0" calcext:value-type="float">
            <text:p>0</text:p>
          </table:table-cell>
          <table:table-cell table:style-name="ce211" table:formula="of:=[.CL$2]*[.AO16]" office:value-type="float" office:value="0" calcext:value-type="float">
            <text:p>0</text:p>
          </table:table-cell>
          <table:table-cell table:style-name="ce176" table:formula="of:=[.CM$2]*[.AP16]" office:value-type="float" office:value="0" calcext:value-type="float">
            <text:p>0</text:p>
          </table:table-cell>
          <table:table-cell table:style-name="ce211" table:formula="of:=[.CN$2]*[.AQ16]" office:value-type="float" office:value="0" calcext:value-type="float">
            <text:p>0</text:p>
          </table:table-cell>
          <table:table-cell table:style-name="ce176" table:formula="of:=[.CO$2]*[.AR16]" office:value-type="float" office:value="0" calcext:value-type="float">
            <text:p>0</text:p>
          </table:table-cell>
          <table:table-cell table:style-name="ce211" table:formula="of:=[.CP$2]*[.AS16]" office:value-type="float" office:value="0" calcext:value-type="float">
            <text:p>0</text:p>
          </table:table-cell>
          <table:table-cell table:style-name="ce176" table:formula="of:=[.CQ$2]*[.AT16]" office:value-type="float" office:value="0" calcext:value-type="float">
            <text:p>0</text:p>
          </table:table-cell>
          <table:table-cell table:style-name="ce211" table:formula="of:=[.CR$2]*[.AU16]" office:value-type="float" office:value="0" calcext:value-type="float">
            <text:p>0</text:p>
          </table:table-cell>
          <table:table-cell table:style-name="ce176" table:formula="of:=[.CS$2]*[.AV16]" office:value-type="float" office:value="0" calcext:value-type="float">
            <text:p>0</text:p>
          </table:table-cell>
          <table:table-cell table:style-name="ce211" table:formula="of:=[.CT$2]*[.AW16]" office:value-type="float" office:value="0" calcext:value-type="float">
            <text:p>0</text:p>
          </table:table-cell>
          <table:table-cell table:style-name="ce176" table:formula="of:=[.CU$2]*[.AX16]" office:value-type="float" office:value="0" calcext:value-type="float">
            <text:p>0</text:p>
          </table:table-cell>
          <table:table-cell table:style-name="ce211" table:formula="of:=[.CV$2]*[.AY16]" office:value-type="float" office:value="0" calcext:value-type="float">
            <text:p>0</text:p>
          </table:table-cell>
          <table:table-cell table:style-name="ce176" table:formula="of:=[.CW$2]*[.AZ16]" office:value-type="float" office:value="0" calcext:value-type="float">
            <text:p>0</text:p>
          </table:table-cell>
          <table:table-cell table:style-name="ce211" table:formula="of:=[.CX$2]*[.BA16]" office:value-type="float" office:value="0" calcext:value-type="float">
            <text:p>0</text:p>
          </table:table-cell>
          <table:table-cell table:style-name="ce176" table:formula="of:=[.CY$2]*[.BB16]" office:value-type="float" office:value="0" calcext:value-type="float">
            <text:p>0</text:p>
          </table:table-cell>
          <table:table-cell table:style-name="ce211" table:formula="of:=[.CZ$2]*[.BC16]"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7" office:value-type="string" calcext:value-type="string">
            <text:p>M3x20</text:p>
          </table:table-cell>
          <table:table-cell table:style-name="ce202" table:formula="of:=4.1/O_USDE" office:value-type="currency" office:currency="USD" office:value="0.0585714285714286" calcext:value-type="currency">
            <text:p>$0.06</text:p>
          </table:table-cell>
          <table:table-cell table:style-name="ce176" table:formula="of:=SUM([.BE17:.CZ17])" office:value-type="float" office:value="8" calcext:value-type="float">
            <text:p>8</text:p>
          </table:table-cell>
          <table:table-cell table:style-name="ce204" table:formula="of:=[.C17]*[.D17]" office:value-type="currency" office:currency="USD" office:value="0.468571428571429" calcext:value-type="currency">
            <text:p>$0.5</text:p>
          </table:table-cell>
          <table:table-cell table:style-name="ce176" office:value-type="string" calcext:value-type="string">
            <text:p><text:a xlink:href="https://krep-shop.ru/katalog/bolty_i_vinty/din_7991/3kh20_pot_v_sh_nerzh_a2_din_7991/"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table:table-cell table:style-name="ce176" office:value-type="float" office:value="1" calcext:value-type="float">
            <text:p>1</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7]" office:value-type="float" office:value="0" calcext:value-type="float">
            <text:p>0</text:p>
          </table:table-cell>
          <table:table-cell table:style-name="ce211" table:formula="of:=[.BF$2]*[.I17]" office:value-type="float" office:value="0" calcext:value-type="float">
            <text:p>0</text:p>
          </table:table-cell>
          <table:table-cell table:style-name="ce176" table:formula="of:=[.BG$2]*[.J17]" office:value-type="float" office:value="0" calcext:value-type="float">
            <text:p>0</text:p>
          </table:table-cell>
          <table:table-cell table:style-name="ce211" table:formula="of:=[.BH$2]*[.K17]" office:value-type="float" office:value="0" calcext:value-type="float">
            <text:p>0</text:p>
          </table:table-cell>
          <table:table-cell table:style-name="ce176" table:formula="of:=[.BI$2]*[.L17]" office:value-type="float" office:value="0" calcext:value-type="float">
            <text:p>0</text:p>
          </table:table-cell>
          <table:table-cell table:style-name="ce211" table:formula="of:=[.BJ$2]*[.M17]" office:value-type="float" office:value="0" calcext:value-type="float">
            <text:p>0</text:p>
          </table:table-cell>
          <table:table-cell table:style-name="ce176" table:formula="of:=[.BK$2]*[.N17]" office:value-type="float" office:value="0" calcext:value-type="float">
            <text:p>0</text:p>
          </table:table-cell>
          <table:table-cell table:style-name="ce211" table:formula="of:=[.BL$2]*[.O17]" office:value-type="float" office:value="0" calcext:value-type="float">
            <text:p>0</text:p>
          </table:table-cell>
          <table:table-cell table:style-name="ce176" table:formula="of:=[.BM$2]*[.P17]" office:value-type="float" office:value="0" calcext:value-type="float">
            <text:p>0</text:p>
          </table:table-cell>
          <table:table-cell table:style-name="ce211" table:formula="of:=[.BN$2]*[.Q17]" office:value-type="float" office:value="0" calcext:value-type="float">
            <text:p>0</text:p>
          </table:table-cell>
          <table:table-cell table:style-name="ce176" table:formula="of:=[.BO$2]*[.R17]" office:value-type="float" office:value="0" calcext:value-type="float">
            <text:p>0</text:p>
          </table:table-cell>
          <table:table-cell table:style-name="ce211" table:formula="of:=[.BP$2]*[.S17]" office:value-type="float" office:value="0" calcext:value-type="float">
            <text:p>0</text:p>
          </table:table-cell>
          <table:table-cell table:style-name="ce176" table:formula="of:=[.BQ$2]*[.T17]" office:value-type="float" office:value="0" calcext:value-type="float">
            <text:p>0</text:p>
          </table:table-cell>
          <table:table-cell table:style-name="ce211" table:formula="of:=[.BR$2]*[.U17]" office:value-type="float" office:value="0" calcext:value-type="float">
            <text:p>0</text:p>
          </table:table-cell>
          <table:table-cell table:style-name="ce176" table:formula="of:=[.BS$2]*[.V17]" office:value-type="float" office:value="0" calcext:value-type="float">
            <text:p>0</text:p>
          </table:table-cell>
          <table:table-cell table:style-name="ce211" table:formula="of:=[.BT$2]*[.W17]" office:value-type="float" office:value="0" calcext:value-type="float">
            <text:p>0</text:p>
          </table:table-cell>
          <table:table-cell table:style-name="ce176" table:formula="of:=[.BU$2]*[.X17]" office:value-type="float" office:value="0" calcext:value-type="float">
            <text:p>0</text:p>
          </table:table-cell>
          <table:table-cell table:style-name="ce211" table:formula="of:=[.BV$2]*[.Y17]" office:value-type="float" office:value="1" calcext:value-type="float">
            <text:p>1</text:p>
          </table:table-cell>
          <table:table-cell table:style-name="ce176" table:formula="of:=[.BW$2]*[.Z17]" office:value-type="float" office:value="0" calcext:value-type="float">
            <text:p>0</text:p>
          </table:table-cell>
          <table:table-cell table:style-name="ce211" table:formula="of:=[.BX$2]*[.AA17]" office:value-type="float" office:value="0" calcext:value-type="float">
            <text:p>0</text:p>
          </table:table-cell>
          <table:table-cell table:style-name="ce176" table:formula="of:=[.BY$2]*[.AB17]" office:value-type="float" office:value="0" calcext:value-type="float">
            <text:p>0</text:p>
          </table:table-cell>
          <table:table-cell table:style-name="ce211" table:formula="of:=[.BZ$2]*[.AC17]" office:value-type="float" office:value="1" calcext:value-type="float">
            <text:p>1</text:p>
          </table:table-cell>
          <table:table-cell table:style-name="ce176" table:formula="of:=[.CA$2]*[.AD17]" office:value-type="float" office:value="0" calcext:value-type="float">
            <text:p>0</text:p>
          </table:table-cell>
          <table:table-cell table:style-name="ce211" table:formula="of:=[.CB$2]*[.AE17]" office:value-type="float" office:value="0" calcext:value-type="float">
            <text:p>0</text:p>
          </table:table-cell>
          <table:table-cell table:style-name="ce176" table:formula="of:=[.CC$2]*[.AF17]" office:value-type="float" office:value="0" calcext:value-type="float">
            <text:p>0</text:p>
          </table:table-cell>
          <table:table-cell table:style-name="ce211" table:formula="of:=[.CD$2]*[.AG17]" office:value-type="float" office:value="0" calcext:value-type="float">
            <text:p>0</text:p>
          </table:table-cell>
          <table:table-cell table:style-name="ce176" table:formula="of:=[.CE$2]*[.AH17]" office:value-type="float" office:value="0" calcext:value-type="float">
            <text:p>0</text:p>
          </table:table-cell>
          <table:table-cell table:style-name="ce211" table:formula="of:=[.CF$2]*[.AI17]" office:value-type="float" office:value="0" calcext:value-type="float">
            <text:p>0</text:p>
          </table:table-cell>
          <table:table-cell table:style-name="ce176" table:formula="of:=[.CG$2]*[.AJ17]" office:value-type="float" office:value="0" calcext:value-type="float">
            <text:p>0</text:p>
          </table:table-cell>
          <table:table-cell table:style-name="ce211" table:formula="of:=[.CH$2]*[.AK17]" office:value-type="float" office:value="0" calcext:value-type="float">
            <text:p>0</text:p>
          </table:table-cell>
          <table:table-cell table:style-name="ce176" table:formula="of:=[.CI$2]*[.AL17]" office:value-type="float" office:value="0" calcext:value-type="float">
            <text:p>0</text:p>
          </table:table-cell>
          <table:table-cell table:style-name="ce211" table:formula="of:=[.CJ$2]*[.AM17]" office:value-type="float" office:value="0" calcext:value-type="float">
            <text:p>0</text:p>
          </table:table-cell>
          <table:table-cell table:style-name="ce176" table:formula="of:=[.CK$2]*[.AN17]" office:value-type="float" office:value="0" calcext:value-type="float">
            <text:p>0</text:p>
          </table:table-cell>
          <table:table-cell table:style-name="ce211" table:formula="of:=[.CL$2]*[.AO17]" office:value-type="float" office:value="0" calcext:value-type="float">
            <text:p>0</text:p>
          </table:table-cell>
          <table:table-cell table:style-name="ce176" table:formula="of:=[.CM$2]*[.AP17]" office:value-type="float" office:value="0" calcext:value-type="float">
            <text:p>0</text:p>
          </table:table-cell>
          <table:table-cell table:style-name="ce211" table:formula="of:=[.CN$2]*[.AQ17]" office:value-type="float" office:value="0" calcext:value-type="float">
            <text:p>0</text:p>
          </table:table-cell>
          <table:table-cell table:style-name="ce176" table:formula="of:=[.CO$2]*[.AR17]" office:value-type="float" office:value="0" calcext:value-type="float">
            <text:p>0</text:p>
          </table:table-cell>
          <table:table-cell table:style-name="ce211" table:formula="of:=[.CP$2]*[.AS17]" office:value-type="float" office:value="4" calcext:value-type="float">
            <text:p>4</text:p>
          </table:table-cell>
          <table:table-cell table:style-name="ce176" table:formula="of:=[.CQ$2]*[.AT17]" office:value-type="float" office:value="0" calcext:value-type="float">
            <text:p>0</text:p>
          </table:table-cell>
          <table:table-cell table:style-name="ce211" table:formula="of:=[.CR$2]*[.AU17]" office:value-type="float" office:value="0" calcext:value-type="float">
            <text:p>0</text:p>
          </table:table-cell>
          <table:table-cell table:style-name="ce176" table:formula="of:=[.CS$2]*[.AV17]" office:value-type="float" office:value="2" calcext:value-type="float">
            <text:p>2</text:p>
          </table:table-cell>
          <table:table-cell table:style-name="ce211" table:formula="of:=[.CT$2]*[.AW17]" office:value-type="float" office:value="0" calcext:value-type="float">
            <text:p>0</text:p>
          </table:table-cell>
          <table:table-cell table:style-name="ce176" table:formula="of:=[.CU$2]*[.AX17]" office:value-type="float" office:value="0" calcext:value-type="float">
            <text:p>0</text:p>
          </table:table-cell>
          <table:table-cell table:style-name="ce211" table:formula="of:=[.CV$2]*[.AY17]" office:value-type="float" office:value="0" calcext:value-type="float">
            <text:p>0</text:p>
          </table:table-cell>
          <table:table-cell table:style-name="ce176" table:formula="of:=[.CW$2]*[.AZ17]" office:value-type="float" office:value="0" calcext:value-type="float">
            <text:p>0</text:p>
          </table:table-cell>
          <table:table-cell table:style-name="ce211" table:formula="of:=[.CX$2]*[.BA17]" office:value-type="float" office:value="0" calcext:value-type="float">
            <text:p>0</text:p>
          </table:table-cell>
          <table:table-cell table:style-name="ce176" table:formula="of:=[.CY$2]*[.BB17]" office:value-type="float" office:value="0" calcext:value-type="float">
            <text:p>0</text:p>
          </table:table-cell>
          <table:table-cell table:style-name="ce211" table:formula="of:=[.CZ$2]*[.BC17]"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7" office:value-type="string" calcext:value-type="string">
            <text:p>M3x30</text:p>
          </table:table-cell>
          <table:table-cell table:style-name="ce202" table:formula="of:=7.88/O_USDE" office:value-type="currency" office:currency="USD" office:value="0.112571428571429" calcext:value-type="currency">
            <text:p>$0.11</text:p>
          </table:table-cell>
          <table:table-cell table:style-name="ce176" table:formula="of:=SUM([.BE18:.CZ18])" office:value-type="float" office:value="2" calcext:value-type="float">
            <text:p>2</text:p>
          </table:table-cell>
          <table:table-cell table:style-name="ce204" table:formula="of:=[.C18]*[.D18]" office:value-type="currency" office:currency="USD" office:value="0.225142857142857" calcext:value-type="currency">
            <text:p>$0.2</text:p>
          </table:table-cell>
          <table:table-cell table:style-name="ce176" office:value-type="string" calcext:value-type="string">
            <text:p><text:a xlink:href="https://krep-shop.ru/katalog/bolty_i_vinty/din_7991/3kh30_pot_v_sh_nerzh_a2_din_7991/"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207"/>
          <table:table-cell table:style-name="ce176" table:formula="of:=[.BE$2]*[.H18]" office:value-type="float" office:value="0" calcext:value-type="float">
            <text:p>0</text:p>
          </table:table-cell>
          <table:table-cell table:style-name="ce211" table:formula="of:=[.BF$2]*[.I18]" office:value-type="float" office:value="0" calcext:value-type="float">
            <text:p>0</text:p>
          </table:table-cell>
          <table:table-cell table:style-name="ce176" table:formula="of:=[.BG$2]*[.J18]" office:value-type="float" office:value="0" calcext:value-type="float">
            <text:p>0</text:p>
          </table:table-cell>
          <table:table-cell table:style-name="ce211" table:formula="of:=[.BH$2]*[.K18]" office:value-type="float" office:value="0" calcext:value-type="float">
            <text:p>0</text:p>
          </table:table-cell>
          <table:table-cell table:style-name="ce176" table:formula="of:=[.BI$2]*[.L18]" office:value-type="float" office:value="0" calcext:value-type="float">
            <text:p>0</text:p>
          </table:table-cell>
          <table:table-cell table:style-name="ce211" table:formula="of:=[.BJ$2]*[.M18]" office:value-type="float" office:value="0" calcext:value-type="float">
            <text:p>0</text:p>
          </table:table-cell>
          <table:table-cell table:style-name="ce176" table:formula="of:=[.BK$2]*[.N18]" office:value-type="float" office:value="0" calcext:value-type="float">
            <text:p>0</text:p>
          </table:table-cell>
          <table:table-cell table:style-name="ce211" table:formula="of:=[.BL$2]*[.O18]" office:value-type="float" office:value="0" calcext:value-type="float">
            <text:p>0</text:p>
          </table:table-cell>
          <table:table-cell table:style-name="ce176" table:formula="of:=[.BM$2]*[.P18]" office:value-type="float" office:value="0" calcext:value-type="float">
            <text:p>0</text:p>
          </table:table-cell>
          <table:table-cell table:style-name="ce211" table:formula="of:=[.BN$2]*[.Q18]" office:value-type="float" office:value="0" calcext:value-type="float">
            <text:p>0</text:p>
          </table:table-cell>
          <table:table-cell table:style-name="ce176" table:formula="of:=[.BO$2]*[.R18]" office:value-type="float" office:value="0" calcext:value-type="float">
            <text:p>0</text:p>
          </table:table-cell>
          <table:table-cell table:style-name="ce211" table:formula="of:=[.BP$2]*[.S18]" office:value-type="float" office:value="0" calcext:value-type="float">
            <text:p>0</text:p>
          </table:table-cell>
          <table:table-cell table:style-name="ce176" table:formula="of:=[.BQ$2]*[.T18]" office:value-type="float" office:value="0" calcext:value-type="float">
            <text:p>0</text:p>
          </table:table-cell>
          <table:table-cell table:style-name="ce211" table:formula="of:=[.BR$2]*[.U18]" office:value-type="float" office:value="0" calcext:value-type="float">
            <text:p>0</text:p>
          </table:table-cell>
          <table:table-cell table:style-name="ce176" table:formula="of:=[.BS$2]*[.V18]" office:value-type="float" office:value="0" calcext:value-type="float">
            <text:p>0</text:p>
          </table:table-cell>
          <table:table-cell table:style-name="ce211" table:formula="of:=[.BT$2]*[.W18]" office:value-type="float" office:value="0" calcext:value-type="float">
            <text:p>0</text:p>
          </table:table-cell>
          <table:table-cell table:style-name="ce176" table:formula="of:=[.BU$2]*[.X18]" office:value-type="float" office:value="0" calcext:value-type="float">
            <text:p>0</text:p>
          </table:table-cell>
          <table:table-cell table:style-name="ce211" table:formula="of:=[.BV$2]*[.Y18]" office:value-type="float" office:value="0" calcext:value-type="float">
            <text:p>0</text:p>
          </table:table-cell>
          <table:table-cell table:style-name="ce176" table:formula="of:=[.BW$2]*[.Z18]" office:value-type="float" office:value="0" calcext:value-type="float">
            <text:p>0</text:p>
          </table:table-cell>
          <table:table-cell table:style-name="ce211" table:formula="of:=[.BX$2]*[.AA18]" office:value-type="float" office:value="0" calcext:value-type="float">
            <text:p>0</text:p>
          </table:table-cell>
          <table:table-cell table:style-name="ce176" table:formula="of:=[.BY$2]*[.AB18]" office:value-type="float" office:value="0" calcext:value-type="float">
            <text:p>0</text:p>
          </table:table-cell>
          <table:table-cell table:style-name="ce211" table:formula="of:=[.BZ$2]*[.AC18]" office:value-type="float" office:value="0" calcext:value-type="float">
            <text:p>0</text:p>
          </table:table-cell>
          <table:table-cell table:style-name="ce176" table:formula="of:=[.CA$2]*[.AD18]" office:value-type="float" office:value="0" calcext:value-type="float">
            <text:p>0</text:p>
          </table:table-cell>
          <table:table-cell table:style-name="ce211" table:formula="of:=[.CB$2]*[.AE18]" office:value-type="float" office:value="0" calcext:value-type="float">
            <text:p>0</text:p>
          </table:table-cell>
          <table:table-cell table:style-name="ce176" table:formula="of:=[.CC$2]*[.AF18]" office:value-type="float" office:value="0" calcext:value-type="float">
            <text:p>0</text:p>
          </table:table-cell>
          <table:table-cell table:style-name="ce211" table:formula="of:=[.CD$2]*[.AG18]" office:value-type="float" office:value="0" calcext:value-type="float">
            <text:p>0</text:p>
          </table:table-cell>
          <table:table-cell table:style-name="ce176" table:formula="of:=[.CE$2]*[.AH18]" office:value-type="float" office:value="0" calcext:value-type="float">
            <text:p>0</text:p>
          </table:table-cell>
          <table:table-cell table:style-name="ce211" table:formula="of:=[.CF$2]*[.AI18]" office:value-type="float" office:value="0" calcext:value-type="float">
            <text:p>0</text:p>
          </table:table-cell>
          <table:table-cell table:style-name="ce176" table:formula="of:=[.CG$2]*[.AJ18]" office:value-type="float" office:value="0" calcext:value-type="float">
            <text:p>0</text:p>
          </table:table-cell>
          <table:table-cell table:style-name="ce211" table:formula="of:=[.CH$2]*[.AK18]" office:value-type="float" office:value="0" calcext:value-type="float">
            <text:p>0</text:p>
          </table:table-cell>
          <table:table-cell table:style-name="ce176" table:formula="of:=[.CI$2]*[.AL18]" office:value-type="float" office:value="0" calcext:value-type="float">
            <text:p>0</text:p>
          </table:table-cell>
          <table:table-cell table:style-name="ce211" table:formula="of:=[.CJ$2]*[.AM18]" office:value-type="float" office:value="0" calcext:value-type="float">
            <text:p>0</text:p>
          </table:table-cell>
          <table:table-cell table:style-name="ce176" table:formula="of:=[.CK$2]*[.AN18]" office:value-type="float" office:value="0" calcext:value-type="float">
            <text:p>0</text:p>
          </table:table-cell>
          <table:table-cell table:style-name="ce211" table:formula="of:=[.CL$2]*[.AO18]" office:value-type="float" office:value="0" calcext:value-type="float">
            <text:p>0</text:p>
          </table:table-cell>
          <table:table-cell table:style-name="ce176" table:formula="of:=[.CM$2]*[.AP18]" office:value-type="float" office:value="0" calcext:value-type="float">
            <text:p>0</text:p>
          </table:table-cell>
          <table:table-cell table:style-name="ce211" table:formula="of:=[.CN$2]*[.AQ18]" office:value-type="float" office:value="0" calcext:value-type="float">
            <text:p>0</text:p>
          </table:table-cell>
          <table:table-cell table:style-name="ce176" table:formula="of:=[.CO$2]*[.AR18]" office:value-type="float" office:value="0" calcext:value-type="float">
            <text:p>0</text:p>
          </table:table-cell>
          <table:table-cell table:style-name="ce211" table:formula="of:=[.CP$2]*[.AS18]" office:value-type="float" office:value="0" calcext:value-type="float">
            <text:p>0</text:p>
          </table:table-cell>
          <table:table-cell table:style-name="ce176" table:formula="of:=[.CQ$2]*[.AT18]" office:value-type="float" office:value="0" calcext:value-type="float">
            <text:p>0</text:p>
          </table:table-cell>
          <table:table-cell table:style-name="ce211" table:formula="of:=[.CR$2]*[.AU18]" office:value-type="float" office:value="0" calcext:value-type="float">
            <text:p>0</text:p>
          </table:table-cell>
          <table:table-cell table:style-name="ce176" table:formula="of:=[.CS$2]*[.AV18]" office:value-type="float" office:value="0" calcext:value-type="float">
            <text:p>0</text:p>
          </table:table-cell>
          <table:table-cell table:style-name="ce211" table:formula="of:=[.CT$2]*[.AW18]" office:value-type="float" office:value="0" calcext:value-type="float">
            <text:p>0</text:p>
          </table:table-cell>
          <table:table-cell table:style-name="ce176" table:formula="of:=[.CU$2]*[.AX18]" office:value-type="float" office:value="0" calcext:value-type="float">
            <text:p>0</text:p>
          </table:table-cell>
          <table:table-cell table:style-name="ce211" table:formula="of:=[.CV$2]*[.AY18]" office:value-type="float" office:value="0" calcext:value-type="float">
            <text:p>0</text:p>
          </table:table-cell>
          <table:table-cell table:style-name="ce176" table:formula="of:=[.CW$2]*[.AZ18]" office:value-type="float" office:value="0" calcext:value-type="float">
            <text:p>0</text:p>
          </table:table-cell>
          <table:table-cell table:style-name="ce211" table:formula="of:=[.CX$2]*[.BA18]" office:value-type="float" office:value="0" calcext:value-type="float">
            <text:p>0</text:p>
          </table:table-cell>
          <table:table-cell table:style-name="ce176" table:formula="of:=[.CY$2]*[.BB18]" office:value-type="float" office:value="0" calcext:value-type="float">
            <text:p>0</text:p>
          </table:table-cell>
          <table:table-cell table:style-name="ce211" table:formula="of:=[.CZ$2]*[.BC18]" office:value-type="float" office:value="2" calcext:value-type="float">
            <text:p>2</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7" office:value-type="string" calcext:value-type="string">
            <text:p>M3x35</text:p>
          </table:table-cell>
          <table:table-cell table:style-name="ce202" table:formula="of:=9.31/O_USDE" office:value-type="currency" office:currency="USD" office:value="0.133" calcext:value-type="currency">
            <text:p>$0.13</text:p>
          </table:table-cell>
          <table:table-cell table:style-name="ce176" table:formula="of:=SUM([.BE19:.CZ19])" office:value-type="float" office:value="6" calcext:value-type="float">
            <text:p>6</text:p>
          </table:table-cell>
          <table:table-cell table:style-name="ce204" table:formula="of:=[.C19]*[.D19]" office:value-type="currency" office:currency="USD" office:value="0.798" calcext:value-type="currency">
            <text:p>$0.8</text:p>
          </table:table-cell>
          <table:table-cell table:style-name="ce176" office:value-type="string" calcext:value-type="string">
            <text:p><text:a xlink:href="https://krep-shop.ru/katalog/bolty_i_vinty/din_7991/3kh35_pot_v_sh_nerzh_a2_din_7991/" xlink:type="simple">Link</text:a></text:p>
          </table:table-cell>
          <table:table-cell table:style-name="ce207"/>
          <table:table-cell table:style-name="ce176"/>
          <table:table-cell table:style-name="ce211"/>
          <table:table-cell table:style-name="ce176"/>
          <table:table-cell table:style-name="ce211" office:value-type="float" office:value="3" calcext:value-type="float">
            <text:p>3</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19]" office:value-type="float" office:value="0" calcext:value-type="float">
            <text:p>0</text:p>
          </table:table-cell>
          <table:table-cell table:style-name="ce211" table:formula="of:=[.BF$2]*[.I19]" office:value-type="float" office:value="0" calcext:value-type="float">
            <text:p>0</text:p>
          </table:table-cell>
          <table:table-cell table:style-name="ce176" table:formula="of:=[.BG$2]*[.J19]" office:value-type="float" office:value="0" calcext:value-type="float">
            <text:p>0</text:p>
          </table:table-cell>
          <table:table-cell table:style-name="ce211" table:formula="of:=[.BH$2]*[.K19]" office:value-type="float" office:value="6" calcext:value-type="float">
            <text:p>6</text:p>
          </table:table-cell>
          <table:table-cell table:style-name="ce176" table:formula="of:=[.BI$2]*[.L19]" office:value-type="float" office:value="0" calcext:value-type="float">
            <text:p>0</text:p>
          </table:table-cell>
          <table:table-cell table:style-name="ce211" table:formula="of:=[.BJ$2]*[.M19]" office:value-type="float" office:value="0" calcext:value-type="float">
            <text:p>0</text:p>
          </table:table-cell>
          <table:table-cell table:style-name="ce176" table:formula="of:=[.BK$2]*[.N19]" office:value-type="float" office:value="0" calcext:value-type="float">
            <text:p>0</text:p>
          </table:table-cell>
          <table:table-cell table:style-name="ce211" table:formula="of:=[.BL$2]*[.O19]" office:value-type="float" office:value="0" calcext:value-type="float">
            <text:p>0</text:p>
          </table:table-cell>
          <table:table-cell table:style-name="ce176" table:formula="of:=[.BM$2]*[.P19]" office:value-type="float" office:value="0" calcext:value-type="float">
            <text:p>0</text:p>
          </table:table-cell>
          <table:table-cell table:style-name="ce211" table:formula="of:=[.BN$2]*[.Q19]" office:value-type="float" office:value="0" calcext:value-type="float">
            <text:p>0</text:p>
          </table:table-cell>
          <table:table-cell table:style-name="ce176" table:formula="of:=[.BO$2]*[.R19]" office:value-type="float" office:value="0" calcext:value-type="float">
            <text:p>0</text:p>
          </table:table-cell>
          <table:table-cell table:style-name="ce211" table:formula="of:=[.BP$2]*[.S19]" office:value-type="float" office:value="0" calcext:value-type="float">
            <text:p>0</text:p>
          </table:table-cell>
          <table:table-cell table:style-name="ce176" table:formula="of:=[.BQ$2]*[.T19]" office:value-type="float" office:value="0" calcext:value-type="float">
            <text:p>0</text:p>
          </table:table-cell>
          <table:table-cell table:style-name="ce211" table:formula="of:=[.BR$2]*[.U19]" office:value-type="float" office:value="0" calcext:value-type="float">
            <text:p>0</text:p>
          </table:table-cell>
          <table:table-cell table:style-name="ce176" table:formula="of:=[.BS$2]*[.V19]" office:value-type="float" office:value="0" calcext:value-type="float">
            <text:p>0</text:p>
          </table:table-cell>
          <table:table-cell table:style-name="ce211" table:formula="of:=[.BT$2]*[.W19]" office:value-type="float" office:value="0" calcext:value-type="float">
            <text:p>0</text:p>
          </table:table-cell>
          <table:table-cell table:style-name="ce176" table:formula="of:=[.BU$2]*[.X19]" office:value-type="float" office:value="0" calcext:value-type="float">
            <text:p>0</text:p>
          </table:table-cell>
          <table:table-cell table:style-name="ce211" table:formula="of:=[.BV$2]*[.Y19]" office:value-type="float" office:value="0" calcext:value-type="float">
            <text:p>0</text:p>
          </table:table-cell>
          <table:table-cell table:style-name="ce176" table:formula="of:=[.BW$2]*[.Z19]" office:value-type="float" office:value="0" calcext:value-type="float">
            <text:p>0</text:p>
          </table:table-cell>
          <table:table-cell table:style-name="ce211" table:formula="of:=[.BX$2]*[.AA19]" office:value-type="float" office:value="0" calcext:value-type="float">
            <text:p>0</text:p>
          </table:table-cell>
          <table:table-cell table:style-name="ce176" table:formula="of:=[.BY$2]*[.AB19]" office:value-type="float" office:value="0" calcext:value-type="float">
            <text:p>0</text:p>
          </table:table-cell>
          <table:table-cell table:style-name="ce211" table:formula="of:=[.BZ$2]*[.AC19]" office:value-type="float" office:value="0" calcext:value-type="float">
            <text:p>0</text:p>
          </table:table-cell>
          <table:table-cell table:style-name="ce176" table:formula="of:=[.CA$2]*[.AD19]" office:value-type="float" office:value="0" calcext:value-type="float">
            <text:p>0</text:p>
          </table:table-cell>
          <table:table-cell table:style-name="ce211" table:formula="of:=[.CB$2]*[.AE19]" office:value-type="float" office:value="0" calcext:value-type="float">
            <text:p>0</text:p>
          </table:table-cell>
          <table:table-cell table:style-name="ce176" table:formula="of:=[.CC$2]*[.AF19]" office:value-type="float" office:value="0" calcext:value-type="float">
            <text:p>0</text:p>
          </table:table-cell>
          <table:table-cell table:style-name="ce211" table:formula="of:=[.CD$2]*[.AG19]" office:value-type="float" office:value="0" calcext:value-type="float">
            <text:p>0</text:p>
          </table:table-cell>
          <table:table-cell table:style-name="ce176" table:formula="of:=[.CE$2]*[.AH19]" office:value-type="float" office:value="0" calcext:value-type="float">
            <text:p>0</text:p>
          </table:table-cell>
          <table:table-cell table:style-name="ce211" table:formula="of:=[.CF$2]*[.AI19]" office:value-type="float" office:value="0" calcext:value-type="float">
            <text:p>0</text:p>
          </table:table-cell>
          <table:table-cell table:style-name="ce176" table:formula="of:=[.CG$2]*[.AJ19]" office:value-type="float" office:value="0" calcext:value-type="float">
            <text:p>0</text:p>
          </table:table-cell>
          <table:table-cell table:style-name="ce211" table:formula="of:=[.CH$2]*[.AK19]" office:value-type="float" office:value="0" calcext:value-type="float">
            <text:p>0</text:p>
          </table:table-cell>
          <table:table-cell table:style-name="ce176" table:formula="of:=[.CI$2]*[.AL19]" office:value-type="float" office:value="0" calcext:value-type="float">
            <text:p>0</text:p>
          </table:table-cell>
          <table:table-cell table:style-name="ce211" table:formula="of:=[.CJ$2]*[.AM19]" office:value-type="float" office:value="0" calcext:value-type="float">
            <text:p>0</text:p>
          </table:table-cell>
          <table:table-cell table:style-name="ce176" table:formula="of:=[.CK$2]*[.AN19]" office:value-type="float" office:value="0" calcext:value-type="float">
            <text:p>0</text:p>
          </table:table-cell>
          <table:table-cell table:style-name="ce211" table:formula="of:=[.CL$2]*[.AO19]" office:value-type="float" office:value="0" calcext:value-type="float">
            <text:p>0</text:p>
          </table:table-cell>
          <table:table-cell table:style-name="ce176" table:formula="of:=[.CM$2]*[.AP19]" office:value-type="float" office:value="0" calcext:value-type="float">
            <text:p>0</text:p>
          </table:table-cell>
          <table:table-cell table:style-name="ce211" table:formula="of:=[.CN$2]*[.AQ19]" office:value-type="float" office:value="0" calcext:value-type="float">
            <text:p>0</text:p>
          </table:table-cell>
          <table:table-cell table:style-name="ce176" table:formula="of:=[.CO$2]*[.AR19]" office:value-type="float" office:value="0" calcext:value-type="float">
            <text:p>0</text:p>
          </table:table-cell>
          <table:table-cell table:style-name="ce211" table:formula="of:=[.CP$2]*[.AS19]" office:value-type="float" office:value="0" calcext:value-type="float">
            <text:p>0</text:p>
          </table:table-cell>
          <table:table-cell table:style-name="ce176" table:formula="of:=[.CQ$2]*[.AT19]" office:value-type="float" office:value="0" calcext:value-type="float">
            <text:p>0</text:p>
          </table:table-cell>
          <table:table-cell table:style-name="ce211" table:formula="of:=[.CR$2]*[.AU19]" office:value-type="float" office:value="0" calcext:value-type="float">
            <text:p>0</text:p>
          </table:table-cell>
          <table:table-cell table:style-name="ce176" table:formula="of:=[.CS$2]*[.AV19]" office:value-type="float" office:value="0" calcext:value-type="float">
            <text:p>0</text:p>
          </table:table-cell>
          <table:table-cell table:style-name="ce211" table:formula="of:=[.CT$2]*[.AW19]" office:value-type="float" office:value="0" calcext:value-type="float">
            <text:p>0</text:p>
          </table:table-cell>
          <table:table-cell table:style-name="ce176" table:formula="of:=[.CU$2]*[.AX19]" office:value-type="float" office:value="0" calcext:value-type="float">
            <text:p>0</text:p>
          </table:table-cell>
          <table:table-cell table:style-name="ce211" table:formula="of:=[.CV$2]*[.AY19]" office:value-type="float" office:value="0" calcext:value-type="float">
            <text:p>0</text:p>
          </table:table-cell>
          <table:table-cell table:style-name="ce176" table:formula="of:=[.CW$2]*[.AZ19]" office:value-type="float" office:value="0" calcext:value-type="float">
            <text:p>0</text:p>
          </table:table-cell>
          <table:table-cell table:style-name="ce211" table:formula="of:=[.CX$2]*[.BA19]" office:value-type="float" office:value="0" calcext:value-type="float">
            <text:p>0</text:p>
          </table:table-cell>
          <table:table-cell table:style-name="ce176" table:formula="of:=[.CY$2]*[.BB19]" office:value-type="float" office:value="0" calcext:value-type="float">
            <text:p>0</text:p>
          </table:table-cell>
          <table:table-cell table:style-name="ce211" table:formula="of:=[.CZ$2]*[.BC19]"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8" office:value-type="string" calcext:value-type="string">
            <text:p>M3x50</text:p>
          </table:table-cell>
          <table:table-cell table:style-name="ce202" table:formula="of:=18.27/O_USDE" office:value-type="currency" office:currency="USD" office:value="0.261" calcext:value-type="currency">
            <text:p>$0.26</text:p>
          </table:table-cell>
          <table:table-cell table:style-name="ce176" table:formula="of:=SUM([.BE20:.CZ20])" office:value-type="float" office:value="12" calcext:value-type="float">
            <text:p>12</text:p>
          </table:table-cell>
          <table:table-cell table:style-name="ce204" table:formula="of:=[.C20]*[.D20]" office:value-type="currency" office:currency="USD" office:value="3.132" calcext:value-type="currency">
            <text:p>$3.1</text:p>
          </table:table-cell>
          <table:table-cell table:style-name="ce176" office:value-type="string" calcext:value-type="string">
            <text:p><text:a xlink:href="https://krep-shop.ru/katalog/bolty_i_vinty/din_7991/3kh50_pot_v_sh_nerzh_a2_din_7991/"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office:value-type="float" office:value="2" calcext:value-type="float">
            <text:p>2</text:p>
          </table:table-cell>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formula="of:=O_TMCnt" office:value-type="float" office:value="6" calcext:value-type="float">
            <text:p>6</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0]" office:value-type="float" office:value="0" calcext:value-type="float">
            <text:p>0</text:p>
          </table:table-cell>
          <table:table-cell table:style-name="ce211" table:formula="of:=[.BF$2]*[.I20]" office:value-type="float" office:value="0" calcext:value-type="float">
            <text:p>0</text:p>
          </table:table-cell>
          <table:table-cell table:style-name="ce176" table:formula="of:=[.BG$2]*[.J20]" office:value-type="float" office:value="0" calcext:value-type="float">
            <text:p>0</text:p>
          </table:table-cell>
          <table:table-cell table:style-name="ce211" table:formula="of:=[.BH$2]*[.K20]" office:value-type="float" office:value="0" calcext:value-type="float">
            <text:p>0</text:p>
          </table:table-cell>
          <table:table-cell table:style-name="ce176" table:formula="of:=[.BI$2]*[.L20]" office:value-type="float" office:value="0" calcext:value-type="float">
            <text:p>0</text:p>
          </table:table-cell>
          <table:table-cell table:style-name="ce211" table:formula="of:=[.BJ$2]*[.M20]" office:value-type="float" office:value="0" calcext:value-type="float">
            <text:p>0</text:p>
          </table:table-cell>
          <table:table-cell table:style-name="ce176" table:formula="of:=[.BK$2]*[.N20]" office:value-type="float" office:value="2" calcext:value-type="float">
            <text:p>2</text:p>
          </table:table-cell>
          <table:table-cell table:style-name="ce211" table:formula="of:=[.BL$2]*[.O20]" office:value-type="float" office:value="0" calcext:value-type="float">
            <text:p>0</text:p>
          </table:table-cell>
          <table:table-cell table:style-name="ce176" table:formula="of:=[.BM$2]*[.P20]" office:value-type="float" office:value="0" calcext:value-type="float">
            <text:p>0</text:p>
          </table:table-cell>
          <table:table-cell table:style-name="ce211" table:formula="of:=[.BN$2]*[.Q20]" office:value-type="float" office:value="0" calcext:value-type="float">
            <text:p>0</text:p>
          </table:table-cell>
          <table:table-cell table:style-name="ce176" table:formula="of:=[.BO$2]*[.R20]" office:value-type="float" office:value="0" calcext:value-type="float">
            <text:p>0</text:p>
          </table:table-cell>
          <table:table-cell table:style-name="ce211" table:formula="of:=[.BP$2]*[.S20]" office:value-type="float" office:value="0" calcext:value-type="float">
            <text:p>0</text:p>
          </table:table-cell>
          <table:table-cell table:style-name="ce176" table:formula="of:=[.BQ$2]*[.T20]" office:value-type="float" office:value="4" calcext:value-type="float">
            <text:p>4</text:p>
          </table:table-cell>
          <table:table-cell table:style-name="ce211" table:formula="of:=[.BR$2]*[.U20]" office:value-type="float" office:value="0" calcext:value-type="float">
            <text:p>0</text:p>
          </table:table-cell>
          <table:table-cell table:style-name="ce176" table:formula="of:=[.BS$2]*[.V20]" office:value-type="float" office:value="0" calcext:value-type="float">
            <text:p>0</text:p>
          </table:table-cell>
          <table:table-cell table:style-name="ce211" table:formula="of:=[.BT$2]*[.W20]" office:value-type="float" office:value="0" calcext:value-type="float">
            <text:p>0</text:p>
          </table:table-cell>
          <table:table-cell table:style-name="ce176" table:formula="of:=[.BU$2]*[.X20]" office:value-type="float" office:value="0" calcext:value-type="float">
            <text:p>0</text:p>
          </table:table-cell>
          <table:table-cell table:style-name="ce211" table:formula="of:=[.BV$2]*[.Y20]" office:value-type="float" office:value="0" calcext:value-type="float">
            <text:p>0</text:p>
          </table:table-cell>
          <table:table-cell table:style-name="ce176" table:formula="of:=[.BW$2]*[.Z20]" office:value-type="float" office:value="0" calcext:value-type="float">
            <text:p>0</text:p>
          </table:table-cell>
          <table:table-cell table:style-name="ce211" table:formula="of:=[.BX$2]*[.AA20]" office:value-type="float" office:value="0" calcext:value-type="float">
            <text:p>0</text:p>
          </table:table-cell>
          <table:table-cell table:style-name="ce176" table:formula="of:=[.BY$2]*[.AB20]" office:value-type="float" office:value="0" calcext:value-type="float">
            <text:p>0</text:p>
          </table:table-cell>
          <table:table-cell table:style-name="ce211" table:formula="of:=[.BZ$2]*[.AC20]" office:value-type="float" office:value="0" calcext:value-type="float">
            <text:p>0</text:p>
          </table:table-cell>
          <table:table-cell table:style-name="ce176" table:formula="of:=[.CA$2]*[.AD20]" office:value-type="float" office:value="0" calcext:value-type="float">
            <text:p>0</text:p>
          </table:table-cell>
          <table:table-cell table:style-name="ce211" table:formula="of:=[.CB$2]*[.AE20]" office:value-type="float" office:value="0" calcext:value-type="float">
            <text:p>0</text:p>
          </table:table-cell>
          <table:table-cell table:style-name="ce176" table:formula="of:=[.CC$2]*[.AF20]" office:value-type="float" office:value="0" calcext:value-type="float">
            <text:p>0</text:p>
          </table:table-cell>
          <table:table-cell table:style-name="ce211" table:formula="of:=[.CD$2]*[.AG20]" office:value-type="float" office:value="0" calcext:value-type="float">
            <text:p>0</text:p>
          </table:table-cell>
          <table:table-cell table:style-name="ce176" table:formula="of:=[.CE$2]*[.AH20]" office:value-type="float" office:value="0" calcext:value-type="float">
            <text:p>0</text:p>
          </table:table-cell>
          <table:table-cell table:style-name="ce211" table:formula="of:=[.CF$2]*[.AI20]" office:value-type="float" office:value="0" calcext:value-type="float">
            <text:p>0</text:p>
          </table:table-cell>
          <table:table-cell table:style-name="ce176" table:formula="of:=[.CG$2]*[.AJ20]" office:value-type="float" office:value="0" calcext:value-type="float">
            <text:p>0</text:p>
          </table:table-cell>
          <table:table-cell table:style-name="ce211" table:formula="of:=[.CH$2]*[.AK20]" office:value-type="float" office:value="6" calcext:value-type="float">
            <text:p>6</text:p>
          </table:table-cell>
          <table:table-cell table:style-name="ce176" table:formula="of:=[.CI$2]*[.AL20]" office:value-type="float" office:value="0" calcext:value-type="float">
            <text:p>0</text:p>
          </table:table-cell>
          <table:table-cell table:style-name="ce211" table:formula="of:=[.CJ$2]*[.AM20]" office:value-type="float" office:value="0" calcext:value-type="float">
            <text:p>0</text:p>
          </table:table-cell>
          <table:table-cell table:style-name="ce176" table:formula="of:=[.CK$2]*[.AN20]" office:value-type="float" office:value="0" calcext:value-type="float">
            <text:p>0</text:p>
          </table:table-cell>
          <table:table-cell table:style-name="ce211" table:formula="of:=[.CL$2]*[.AO20]" office:value-type="float" office:value="0" calcext:value-type="float">
            <text:p>0</text:p>
          </table:table-cell>
          <table:table-cell table:style-name="ce176" table:formula="of:=[.CM$2]*[.AP20]" office:value-type="float" office:value="0" calcext:value-type="float">
            <text:p>0</text:p>
          </table:table-cell>
          <table:table-cell table:style-name="ce211" table:formula="of:=[.CN$2]*[.AQ20]" office:value-type="float" office:value="0" calcext:value-type="float">
            <text:p>0</text:p>
          </table:table-cell>
          <table:table-cell table:style-name="ce176" table:formula="of:=[.CO$2]*[.AR20]" office:value-type="float" office:value="0" calcext:value-type="float">
            <text:p>0</text:p>
          </table:table-cell>
          <table:table-cell table:style-name="ce211" table:formula="of:=[.CP$2]*[.AS20]" office:value-type="float" office:value="0" calcext:value-type="float">
            <text:p>0</text:p>
          </table:table-cell>
          <table:table-cell table:style-name="ce176" table:formula="of:=[.CQ$2]*[.AT20]" office:value-type="float" office:value="0" calcext:value-type="float">
            <text:p>0</text:p>
          </table:table-cell>
          <table:table-cell table:style-name="ce211" table:formula="of:=[.CR$2]*[.AU20]" office:value-type="float" office:value="0" calcext:value-type="float">
            <text:p>0</text:p>
          </table:table-cell>
          <table:table-cell table:style-name="ce176" table:formula="of:=[.CS$2]*[.AV20]" office:value-type="float" office:value="0" calcext:value-type="float">
            <text:p>0</text:p>
          </table:table-cell>
          <table:table-cell table:style-name="ce211" table:formula="of:=[.CT$2]*[.AW20]" office:value-type="float" office:value="0" calcext:value-type="float">
            <text:p>0</text:p>
          </table:table-cell>
          <table:table-cell table:style-name="ce176" table:formula="of:=[.CU$2]*[.AX20]" office:value-type="float" office:value="0" calcext:value-type="float">
            <text:p>0</text:p>
          </table:table-cell>
          <table:table-cell table:style-name="ce211" table:formula="of:=[.CV$2]*[.AY20]" office:value-type="float" office:value="0" calcext:value-type="float">
            <text:p>0</text:p>
          </table:table-cell>
          <table:table-cell table:style-name="ce176" table:formula="of:=[.CW$2]*[.AZ20]" office:value-type="float" office:value="0" calcext:value-type="float">
            <text:p>0</text:p>
          </table:table-cell>
          <table:table-cell table:style-name="ce211" table:formula="of:=[.CX$2]*[.BA20]" office:value-type="float" office:value="0" calcext:value-type="float">
            <text:p>0</text:p>
          </table:table-cell>
          <table:table-cell table:style-name="ce176" table:formula="of:=[.CY$2]*[.BB20]" office:value-type="float" office:value="0" calcext:value-type="float">
            <text:p>0</text:p>
          </table:table-cell>
          <table:table-cell table:style-name="ce211" table:formula="of:=[.CZ$2]*[.BC20]"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6" office:value-type="string" calcext:value-type="string">
            <text:p>M4x8</text:p>
          </table:table-cell>
          <table:table-cell table:style-name="ce202" table:formula="of:=4.97/O_USDE" office:value-type="currency" office:currency="USD" office:value="0.071" calcext:value-type="currency">
            <text:p>$0.07</text:p>
          </table:table-cell>
          <table:table-cell table:style-name="ce176" table:formula="of:=SUM([.BE21:.CZ21])" office:value-type="float" office:value="16" calcext:value-type="float">
            <text:p>16</text:p>
          </table:table-cell>
          <table:table-cell table:style-name="ce204" table:formula="of:=[.C21]*[.D21]" office:value-type="currency" office:currency="USD" office:value="1.136" calcext:value-type="currency">
            <text:p>$1.1</text:p>
          </table:table-cell>
          <table:table-cell table:style-name="ce176" office:value-type="string" calcext:value-type="string">
            <text:p><text:a xlink:href="https://krep-shop.ru/katalog/bolty_i_vinty/din_7991/4kh8_pot_v_sh_nerzh_a2_din_7991/"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formula="of:=IF(O_TMCnt&lt;=6;2;3)" office:value-type="float" office:value="2" calcext:value-type="float">
            <text:p>2</text:p>
          </table:table-cell>
          <table:table-cell table:style-name="ce211"/>
          <table:table-cell table:style-name="ce176"/>
          <table:table-cell table:style-name="ce211" table:formula="of:=O_TMCnt" office:value-type="float" office:value="6" calcext:value-type="float">
            <text:p>6</text:p>
          </table:table-cell>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1]" office:value-type="float" office:value="0" calcext:value-type="float">
            <text:p>0</text:p>
          </table:table-cell>
          <table:table-cell table:style-name="ce211" table:formula="of:=[.BF$2]*[.I21]" office:value-type="float" office:value="0" calcext:value-type="float">
            <text:p>0</text:p>
          </table:table-cell>
          <table:table-cell table:style-name="ce176" table:formula="of:=[.BG$2]*[.J21]" office:value-type="float" office:value="0" calcext:value-type="float">
            <text:p>0</text:p>
          </table:table-cell>
          <table:table-cell table:style-name="ce211" table:formula="of:=[.BH$2]*[.K21]" office:value-type="float" office:value="0" calcext:value-type="float">
            <text:p>0</text:p>
          </table:table-cell>
          <table:table-cell table:style-name="ce176" table:formula="of:=[.BI$2]*[.L21]" office:value-type="float" office:value="0" calcext:value-type="float">
            <text:p>0</text:p>
          </table:table-cell>
          <table:table-cell table:style-name="ce211" table:formula="of:=[.BJ$2]*[.M21]" office:value-type="float" office:value="0" calcext:value-type="float">
            <text:p>0</text:p>
          </table:table-cell>
          <table:table-cell table:style-name="ce176" table:formula="of:=[.BK$2]*[.N21]" office:value-type="float" office:value="0" calcext:value-type="float">
            <text:p>0</text:p>
          </table:table-cell>
          <table:table-cell table:style-name="ce211" table:formula="of:=[.BL$2]*[.O21]" office:value-type="float" office:value="0" calcext:value-type="float">
            <text:p>0</text:p>
          </table:table-cell>
          <table:table-cell table:style-name="ce176" table:formula="of:=[.BM$2]*[.P21]" office:value-type="float" office:value="0" calcext:value-type="float">
            <text:p>0</text:p>
          </table:table-cell>
          <table:table-cell table:style-name="ce211" table:formula="of:=[.BN$2]*[.Q21]" office:value-type="float" office:value="0" calcext:value-type="float">
            <text:p>0</text:p>
          </table:table-cell>
          <table:table-cell table:style-name="ce176" table:formula="of:=[.BO$2]*[.R21]" office:value-type="float" office:value="0" calcext:value-type="float">
            <text:p>0</text:p>
          </table:table-cell>
          <table:table-cell table:style-name="ce211" table:formula="of:=[.BP$2]*[.S21]" office:value-type="float" office:value="0" calcext:value-type="float">
            <text:p>0</text:p>
          </table:table-cell>
          <table:table-cell table:style-name="ce176" table:formula="of:=[.BQ$2]*[.T21]" office:value-type="float" office:value="0" calcext:value-type="float">
            <text:p>0</text:p>
          </table:table-cell>
          <table:table-cell table:style-name="ce211" table:formula="of:=[.BR$2]*[.U21]" office:value-type="float" office:value="0" calcext:value-type="float">
            <text:p>0</text:p>
          </table:table-cell>
          <table:table-cell table:style-name="ce176" table:formula="of:=[.BS$2]*[.V21]" office:value-type="float" office:value="0" calcext:value-type="float">
            <text:p>0</text:p>
          </table:table-cell>
          <table:table-cell table:style-name="ce211" table:formula="of:=[.BT$2]*[.W21]" office:value-type="float" office:value="0" calcext:value-type="float">
            <text:p>0</text:p>
          </table:table-cell>
          <table:table-cell table:style-name="ce176" table:formula="of:=[.BU$2]*[.X21]" office:value-type="float" office:value="0" calcext:value-type="float">
            <text:p>0</text:p>
          </table:table-cell>
          <table:table-cell table:style-name="ce211" table:formula="of:=[.BV$2]*[.Y21]" office:value-type="float" office:value="0" calcext:value-type="float">
            <text:p>0</text:p>
          </table:table-cell>
          <table:table-cell table:style-name="ce176" table:formula="of:=[.BW$2]*[.Z21]" office:value-type="float" office:value="0" calcext:value-type="float">
            <text:p>0</text:p>
          </table:table-cell>
          <table:table-cell table:style-name="ce211" table:formula="of:=[.BX$2]*[.AA21]" office:value-type="float" office:value="0" calcext:value-type="float">
            <text:p>0</text:p>
          </table:table-cell>
          <table:table-cell table:style-name="ce176" table:formula="of:=[.BY$2]*[.AB21]" office:value-type="float" office:value="0" calcext:value-type="float">
            <text:p>0</text:p>
          </table:table-cell>
          <table:table-cell table:style-name="ce211" table:formula="of:=[.BZ$2]*[.AC21]" office:value-type="float" office:value="0" calcext:value-type="float">
            <text:p>0</text:p>
          </table:table-cell>
          <table:table-cell table:style-name="ce176" table:formula="of:=[.CA$2]*[.AD21]" office:value-type="float" office:value="0" calcext:value-type="float">
            <text:p>0</text:p>
          </table:table-cell>
          <table:table-cell table:style-name="ce211" table:formula="of:=[.CB$2]*[.AE21]" office:value-type="float" office:value="0" calcext:value-type="float">
            <text:p>0</text:p>
          </table:table-cell>
          <table:table-cell table:style-name="ce176" table:formula="of:=[.CC$2]*[.AF21]" office:value-type="float" office:value="0" calcext:value-type="float">
            <text:p>0</text:p>
          </table:table-cell>
          <table:table-cell table:style-name="ce211" table:formula="of:=[.CD$2]*[.AG21]" office:value-type="float" office:value="0" calcext:value-type="float">
            <text:p>0</text:p>
          </table:table-cell>
          <table:table-cell table:style-name="ce176" table:formula="of:=[.CE$2]*[.AH21]" office:value-type="float" office:value="0" calcext:value-type="float">
            <text:p>0</text:p>
          </table:table-cell>
          <table:table-cell table:style-name="ce211" table:formula="of:=[.CF$2]*[.AI21]" office:value-type="float" office:value="0" calcext:value-type="float">
            <text:p>0</text:p>
          </table:table-cell>
          <table:table-cell table:style-name="ce176" table:formula="of:=[.CG$2]*[.AJ21]" office:value-type="float" office:value="0" calcext:value-type="float">
            <text:p>0</text:p>
          </table:table-cell>
          <table:table-cell table:style-name="ce211" table:formula="of:=[.CH$2]*[.AK21]" office:value-type="float" office:value="0" calcext:value-type="float">
            <text:p>0</text:p>
          </table:table-cell>
          <table:table-cell table:style-name="ce176" table:formula="of:=[.CI$2]*[.AL21]" office:value-type="float" office:value="6" calcext:value-type="float">
            <text:p>6</text:p>
          </table:table-cell>
          <table:table-cell table:style-name="ce211" table:formula="of:=[.CJ$2]*[.AM21]" office:value-type="float" office:value="0" calcext:value-type="float">
            <text:p>0</text:p>
          </table:table-cell>
          <table:table-cell table:style-name="ce176" table:formula="of:=[.CK$2]*[.AN21]" office:value-type="float" office:value="0" calcext:value-type="float">
            <text:p>0</text:p>
          </table:table-cell>
          <table:table-cell table:style-name="ce211" table:formula="of:=[.CL$2]*[.AO21]" office:value-type="float" office:value="6" calcext:value-type="float">
            <text:p>6</text:p>
          </table:table-cell>
          <table:table-cell table:style-name="ce176" table:formula="of:=[.CM$2]*[.AP21]" office:value-type="float" office:value="4" calcext:value-type="float">
            <text:p>4</text:p>
          </table:table-cell>
          <table:table-cell table:style-name="ce211" table:formula="of:=[.CN$2]*[.AQ21]" office:value-type="float" office:value="0" calcext:value-type="float">
            <text:p>0</text:p>
          </table:table-cell>
          <table:table-cell table:style-name="ce176" table:formula="of:=[.CO$2]*[.AR21]" office:value-type="float" office:value="0" calcext:value-type="float">
            <text:p>0</text:p>
          </table:table-cell>
          <table:table-cell table:style-name="ce211" table:formula="of:=[.CP$2]*[.AS21]" office:value-type="float" office:value="0" calcext:value-type="float">
            <text:p>0</text:p>
          </table:table-cell>
          <table:table-cell table:style-name="ce176" table:formula="of:=[.CQ$2]*[.AT21]" office:value-type="float" office:value="0" calcext:value-type="float">
            <text:p>0</text:p>
          </table:table-cell>
          <table:table-cell table:style-name="ce211" table:formula="of:=[.CR$2]*[.AU21]" office:value-type="float" office:value="0" calcext:value-type="float">
            <text:p>0</text:p>
          </table:table-cell>
          <table:table-cell table:style-name="ce176" table:formula="of:=[.CS$2]*[.AV21]" office:value-type="float" office:value="0" calcext:value-type="float">
            <text:p>0</text:p>
          </table:table-cell>
          <table:table-cell table:style-name="ce211" table:formula="of:=[.CT$2]*[.AW21]" office:value-type="float" office:value="0" calcext:value-type="float">
            <text:p>0</text:p>
          </table:table-cell>
          <table:table-cell table:style-name="ce176" table:formula="of:=[.CU$2]*[.AX21]" office:value-type="float" office:value="0" calcext:value-type="float">
            <text:p>0</text:p>
          </table:table-cell>
          <table:table-cell table:style-name="ce211" table:formula="of:=[.CV$2]*[.AY21]" office:value-type="float" office:value="0" calcext:value-type="float">
            <text:p>0</text:p>
          </table:table-cell>
          <table:table-cell table:style-name="ce176" table:formula="of:=[.CW$2]*[.AZ21]" office:value-type="float" office:value="0" calcext:value-type="float">
            <text:p>0</text:p>
          </table:table-cell>
          <table:table-cell table:style-name="ce211" table:formula="of:=[.CX$2]*[.BA21]" office:value-type="float" office:value="0" calcext:value-type="float">
            <text:p>0</text:p>
          </table:table-cell>
          <table:table-cell table:style-name="ce176" table:formula="of:=[.CY$2]*[.BB21]" office:value-type="float" office:value="0" calcext:value-type="float">
            <text:p>0</text:p>
          </table:table-cell>
          <table:table-cell table:style-name="ce211" table:formula="of:=[.CZ$2]*[.BC21]" office:value-type="float" office:value="0" calcext:value-type="float">
            <text:p>0</text:p>
          </table:table-cell>
          <table:table-cell table:number-columns-repeated="920"/>
        </table:table-row>
        <table:table-row table:style-name="ro11">
          <table:table-cell table:style-name="ce186" office:value-type="string" calcext:value-type="string">
            <text:p>Винт с потайной головкой</text:p>
          </table:table-cell>
          <table:table-cell table:style-name="ce198" office:value-type="string" calcext:value-type="string">
            <text:p>M4x12</text:p>
          </table:table-cell>
          <table:table-cell table:style-name="ce202" table:formula="of:=4.8/O_USDE" office:value-type="currency" office:currency="USD" office:value="0.0685714285714286" calcext:value-type="currency">
            <text:p>$0.07</text:p>
          </table:table-cell>
          <table:table-cell table:style-name="ce176" table:formula="of:=SUM([.BE22:.CZ22])" office:value-type="float" office:value="18" calcext:value-type="float">
            <text:p>18</text:p>
          </table:table-cell>
          <table:table-cell table:style-name="ce204" table:formula="of:=[.C22]*[.D22]" office:value-type="currency" office:currency="USD" office:value="1.23428571428571" calcext:value-type="currency">
            <text:p>$1.2</text:p>
          </table:table-cell>
          <table:table-cell table:style-name="ce176" office:value-type="string" calcext:value-type="string">
            <text:p><text:a xlink:href="https://krep-shop.ru/katalog/bolty_i_vinty/din_7991/4kh12_pot_v_sh_nerzh_a2_din_7991/" xlink:type="simple">Link</text:a></text:p>
          </table:table-cell>
          <table:table-cell table:style-name="ce207"/>
          <table:table-cell table:style-name="ce176"/>
          <table:table-cell table:style-name="ce211"/>
          <table:table-cell table:style-name="ce176"/>
          <table:table-cell table:style-name="ce211" office:value-type="float" office:value="2" calcext:value-type="float">
            <text:p>2</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6" calcext:value-type="float">
            <text:p>6</text:p>
          </table:table-cell>
          <table:table-cell table:style-name="ce176"/>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207"/>
          <table:table-cell table:style-name="ce176" table:formula="of:=[.BE$2]*[.H22]" office:value-type="float" office:value="0" calcext:value-type="float">
            <text:p>0</text:p>
          </table:table-cell>
          <table:table-cell table:style-name="ce211" table:formula="of:=[.BF$2]*[.I22]" office:value-type="float" office:value="0" calcext:value-type="float">
            <text:p>0</text:p>
          </table:table-cell>
          <table:table-cell table:style-name="ce176" table:formula="of:=[.BG$2]*[.J22]" office:value-type="float" office:value="0" calcext:value-type="float">
            <text:p>0</text:p>
          </table:table-cell>
          <table:table-cell table:style-name="ce211" table:formula="of:=[.BH$2]*[.K22]" office:value-type="float" office:value="4" calcext:value-type="float">
            <text:p>4</text:p>
          </table:table-cell>
          <table:table-cell table:style-name="ce176" table:formula="of:=[.BI$2]*[.L22]" office:value-type="float" office:value="0" calcext:value-type="float">
            <text:p>0</text:p>
          </table:table-cell>
          <table:table-cell table:style-name="ce211" table:formula="of:=[.BJ$2]*[.M22]" office:value-type="float" office:value="0" calcext:value-type="float">
            <text:p>0</text:p>
          </table:table-cell>
          <table:table-cell table:style-name="ce176" table:formula="of:=[.BK$2]*[.N22]" office:value-type="float" office:value="0" calcext:value-type="float">
            <text:p>0</text:p>
          </table:table-cell>
          <table:table-cell table:style-name="ce211" table:formula="of:=[.BL$2]*[.O22]" office:value-type="float" office:value="0" calcext:value-type="float">
            <text:p>0</text:p>
          </table:table-cell>
          <table:table-cell table:style-name="ce176" table:formula="of:=[.BM$2]*[.P22]" office:value-type="float" office:value="0" calcext:value-type="float">
            <text:p>0</text:p>
          </table:table-cell>
          <table:table-cell table:style-name="ce211" table:formula="of:=[.BN$2]*[.Q22]" office:value-type="float" office:value="0" calcext:value-type="float">
            <text:p>0</text:p>
          </table:table-cell>
          <table:table-cell table:style-name="ce176" table:formula="of:=[.BO$2]*[.R22]" office:value-type="float" office:value="0" calcext:value-type="float">
            <text:p>0</text:p>
          </table:table-cell>
          <table:table-cell table:style-name="ce211" table:formula="of:=[.BP$2]*[.S22]" office:value-type="float" office:value="0" calcext:value-type="float">
            <text:p>0</text:p>
          </table:table-cell>
          <table:table-cell table:style-name="ce176" table:formula="of:=[.BQ$2]*[.T22]" office:value-type="float" office:value="0" calcext:value-type="float">
            <text:p>0</text:p>
          </table:table-cell>
          <table:table-cell table:style-name="ce211" table:formula="of:=[.BR$2]*[.U22]" office:value-type="float" office:value="0" calcext:value-type="float">
            <text:p>0</text:p>
          </table:table-cell>
          <table:table-cell table:style-name="ce176" table:formula="of:=[.BS$2]*[.V22]" office:value-type="float" office:value="0" calcext:value-type="float">
            <text:p>0</text:p>
          </table:table-cell>
          <table:table-cell table:style-name="ce211" table:formula="of:=[.BT$2]*[.W22]" office:value-type="float" office:value="0" calcext:value-type="float">
            <text:p>0</text:p>
          </table:table-cell>
          <table:table-cell table:style-name="ce176" table:formula="of:=[.BU$2]*[.X22]" office:value-type="float" office:value="0" calcext:value-type="float">
            <text:p>0</text:p>
          </table:table-cell>
          <table:table-cell table:style-name="ce211" table:formula="of:=[.BV$2]*[.Y22]" office:value-type="float" office:value="0" calcext:value-type="float">
            <text:p>0</text:p>
          </table:table-cell>
          <table:table-cell table:style-name="ce176" table:formula="of:=[.BW$2]*[.Z22]" office:value-type="float" office:value="0" calcext:value-type="float">
            <text:p>0</text:p>
          </table:table-cell>
          <table:table-cell table:style-name="ce211" table:formula="of:=[.BX$2]*[.AA22]" office:value-type="float" office:value="0" calcext:value-type="float">
            <text:p>0</text:p>
          </table:table-cell>
          <table:table-cell table:style-name="ce176" table:formula="of:=[.BY$2]*[.AB22]" office:value-type="float" office:value="0" calcext:value-type="float">
            <text:p>0</text:p>
          </table:table-cell>
          <table:table-cell table:style-name="ce211" table:formula="of:=[.BZ$2]*[.AC22]" office:value-type="float" office:value="0" calcext:value-type="float">
            <text:p>0</text:p>
          </table:table-cell>
          <table:table-cell table:style-name="ce176" table:formula="of:=[.CA$2]*[.AD22]" office:value-type="float" office:value="0" calcext:value-type="float">
            <text:p>0</text:p>
          </table:table-cell>
          <table:table-cell table:style-name="ce211" table:formula="of:=[.CB$2]*[.AE22]" office:value-type="float" office:value="0" calcext:value-type="float">
            <text:p>0</text:p>
          </table:table-cell>
          <table:table-cell table:style-name="ce176" table:formula="of:=[.CC$2]*[.AF22]" office:value-type="float" office:value="0" calcext:value-type="float">
            <text:p>0</text:p>
          </table:table-cell>
          <table:table-cell table:style-name="ce211" table:formula="of:=[.CD$2]*[.AG22]" office:value-type="float" office:value="0" calcext:value-type="float">
            <text:p>0</text:p>
          </table:table-cell>
          <table:table-cell table:style-name="ce176" table:formula="of:=[.CE$2]*[.AH22]" office:value-type="float" office:value="0" calcext:value-type="float">
            <text:p>0</text:p>
          </table:table-cell>
          <table:table-cell table:style-name="ce211" table:formula="of:=[.CF$2]*[.AI22]" office:value-type="float" office:value="12" calcext:value-type="float">
            <text:p>12</text:p>
          </table:table-cell>
          <table:table-cell table:style-name="ce176" table:formula="of:=[.CG$2]*[.AJ22]" office:value-type="float" office:value="0" calcext:value-type="float">
            <text:p>0</text:p>
          </table:table-cell>
          <table:table-cell table:style-name="ce211" table:formula="of:=[.CH$2]*[.AK22]" office:value-type="float" office:value="0" calcext:value-type="float">
            <text:p>0</text:p>
          </table:table-cell>
          <table:table-cell table:style-name="ce176" table:formula="of:=[.CI$2]*[.AL22]" office:value-type="float" office:value="0" calcext:value-type="float">
            <text:p>0</text:p>
          </table:table-cell>
          <table:table-cell table:style-name="ce211" table:formula="of:=[.CJ$2]*[.AM22]" office:value-type="float" office:value="0" calcext:value-type="float">
            <text:p>0</text:p>
          </table:table-cell>
          <table:table-cell table:style-name="ce176" table:formula="of:=[.CK$2]*[.AN22]" office:value-type="float" office:value="0" calcext:value-type="float">
            <text:p>0</text:p>
          </table:table-cell>
          <table:table-cell table:style-name="ce211" table:formula="of:=[.CL$2]*[.AO22]" office:value-type="float" office:value="0" calcext:value-type="float">
            <text:p>0</text:p>
          </table:table-cell>
          <table:table-cell table:style-name="ce176" table:formula="of:=[.CM$2]*[.AP22]" office:value-type="float" office:value="0" calcext:value-type="float">
            <text:p>0</text:p>
          </table:table-cell>
          <table:table-cell table:style-name="ce211" table:formula="of:=[.CN$2]*[.AQ22]" office:value-type="float" office:value="0" calcext:value-type="float">
            <text:p>0</text:p>
          </table:table-cell>
          <table:table-cell table:style-name="ce176" table:formula="of:=[.CO$2]*[.AR22]" office:value-type="float" office:value="0" calcext:value-type="float">
            <text:p>0</text:p>
          </table:table-cell>
          <table:table-cell table:style-name="ce211" table:formula="of:=[.CP$2]*[.AS22]" office:value-type="float" office:value="0" calcext:value-type="float">
            <text:p>0</text:p>
          </table:table-cell>
          <table:table-cell table:style-name="ce176" table:formula="of:=[.CQ$2]*[.AT22]" office:value-type="float" office:value="0" calcext:value-type="float">
            <text:p>0</text:p>
          </table:table-cell>
          <table:table-cell table:style-name="ce211" table:formula="of:=[.CR$2]*[.AU22]" office:value-type="float" office:value="0" calcext:value-type="float">
            <text:p>0</text:p>
          </table:table-cell>
          <table:table-cell table:style-name="ce176" table:formula="of:=[.CS$2]*[.AV22]" office:value-type="float" office:value="0" calcext:value-type="float">
            <text:p>0</text:p>
          </table:table-cell>
          <table:table-cell table:style-name="ce211" table:formula="of:=[.CT$2]*[.AW22]" office:value-type="float" office:value="0" calcext:value-type="float">
            <text:p>0</text:p>
          </table:table-cell>
          <table:table-cell table:style-name="ce176" table:formula="of:=[.CU$2]*[.AX22]" office:value-type="float" office:value="0" calcext:value-type="float">
            <text:p>0</text:p>
          </table:table-cell>
          <table:table-cell table:style-name="ce211" table:formula="of:=[.CV$2]*[.AY22]" office:value-type="float" office:value="0" calcext:value-type="float">
            <text:p>0</text:p>
          </table:table-cell>
          <table:table-cell table:style-name="ce176" table:formula="of:=[.CW$2]*[.AZ22]" office:value-type="float" office:value="0" calcext:value-type="float">
            <text:p>0</text:p>
          </table:table-cell>
          <table:table-cell table:style-name="ce211" table:formula="of:=[.CX$2]*[.BA22]" office:value-type="float" office:value="0" calcext:value-type="float">
            <text:p>0</text:p>
          </table:table-cell>
          <table:table-cell table:style-name="ce176" table:formula="of:=[.CY$2]*[.BB22]" office:value-type="float" office:value="2" calcext:value-type="float">
            <text:p>2</text:p>
          </table:table-cell>
          <table:table-cell table:style-name="ce211" table:formula="of:=[.CZ$2]*[.BC22]" office:value-type="float" office:value="0" calcext:value-type="float">
            <text:p>0</text:p>
          </table:table-cell>
          <table:table-cell table:number-columns-repeated="920"/>
        </table:table-row>
        <table:table-row table:style-name="ro11">
          <table:table-cell table:style-name="ce187" office:value-type="string" calcext:value-type="string">
            <text:p>Винт с потайной головкой</text:p>
          </table:table-cell>
          <table:table-cell table:style-name="ce199" office:value-type="string" calcext:value-type="string">
            <text:p>M6x12</text:p>
          </table:table-cell>
          <table:table-cell table:style-name="ce202" table:formula="of:=10.12/O_USDE" office:value-type="currency" office:currency="USD" office:value="0.144571428571429" calcext:value-type="currency">
            <text:p>$0.14</text:p>
          </table:table-cell>
          <table:table-cell table:style-name="ce176" table:formula="of:=SUM([.BE23:.CZ23])" office:value-type="float" office:value="6" calcext:value-type="float">
            <text:p>6</text:p>
          </table:table-cell>
          <table:table-cell table:style-name="ce204" table:formula="of:=[.C23]*[.D23]" office:value-type="currency" office:currency="USD" office:value="0.867428571428571" calcext:value-type="currency">
            <text:p>$0.9</text:p>
          </table:table-cell>
          <table:table-cell table:style-name="ce176" office:value-type="string" calcext:value-type="string">
            <text:p><text:a xlink:href="https://krep-shop.ru/katalog/bolty_i_vinty/din_7991/6kh12_pot_v_sh_nerzh_a2_din_7991/" xlink:type="simple">Link</text:a></text:p>
          </table:table-cell>
          <table:table-cell table:style-name="ce207"/>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4" calcext:value-type="float">
            <text:p>4</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3]" office:value-type="float" office:value="0" calcext:value-type="float">
            <text:p>0</text:p>
          </table:table-cell>
          <table:table-cell table:style-name="ce211" table:formula="of:=[.BF$2]*[.I23]" office:value-type="float" office:value="0" calcext:value-type="float">
            <text:p>0</text:p>
          </table:table-cell>
          <table:table-cell table:style-name="ce176" table:formula="of:=[.BG$2]*[.J23]" office:value-type="float" office:value="0" calcext:value-type="float">
            <text:p>0</text:p>
          </table:table-cell>
          <table:table-cell table:style-name="ce211" table:formula="of:=[.BH$2]*[.K23]" office:value-type="float" office:value="2" calcext:value-type="float">
            <text:p>2</text:p>
          </table:table-cell>
          <table:table-cell table:style-name="ce176" table:formula="of:=[.BI$2]*[.L23]" office:value-type="float" office:value="0" calcext:value-type="float">
            <text:p>0</text:p>
          </table:table-cell>
          <table:table-cell table:style-name="ce211" table:formula="of:=[.BJ$2]*[.M23]" office:value-type="float" office:value="0" calcext:value-type="float">
            <text:p>0</text:p>
          </table:table-cell>
          <table:table-cell table:style-name="ce176" table:formula="of:=[.BK$2]*[.N23]" office:value-type="float" office:value="0" calcext:value-type="float">
            <text:p>0</text:p>
          </table:table-cell>
          <table:table-cell table:style-name="ce211" table:formula="of:=[.BL$2]*[.O23]" office:value-type="float" office:value="0" calcext:value-type="float">
            <text:p>0</text:p>
          </table:table-cell>
          <table:table-cell table:style-name="ce176" table:formula="of:=[.BM$2]*[.P23]" office:value-type="float" office:value="0" calcext:value-type="float">
            <text:p>0</text:p>
          </table:table-cell>
          <table:table-cell table:style-name="ce211" table:formula="of:=[.BN$2]*[.Q23]" office:value-type="float" office:value="0" calcext:value-type="float">
            <text:p>0</text:p>
          </table:table-cell>
          <table:table-cell table:style-name="ce176" table:formula="of:=[.BO$2]*[.R23]" office:value-type="float" office:value="0" calcext:value-type="float">
            <text:p>0</text:p>
          </table:table-cell>
          <table:table-cell table:style-name="ce211" table:formula="of:=[.BP$2]*[.S23]" office:value-type="float" office:value="0" calcext:value-type="float">
            <text:p>0</text:p>
          </table:table-cell>
          <table:table-cell table:style-name="ce176" table:formula="of:=[.BQ$2]*[.T23]" office:value-type="float" office:value="0" calcext:value-type="float">
            <text:p>0</text:p>
          </table:table-cell>
          <table:table-cell table:style-name="ce211" table:formula="of:=[.BR$2]*[.U23]" office:value-type="float" office:value="0" calcext:value-type="float">
            <text:p>0</text:p>
          </table:table-cell>
          <table:table-cell table:style-name="ce176" table:formula="of:=[.BS$2]*[.V23]" office:value-type="float" office:value="0" calcext:value-type="float">
            <text:p>0</text:p>
          </table:table-cell>
          <table:table-cell table:style-name="ce211" table:formula="of:=[.BT$2]*[.W23]" office:value-type="float" office:value="0" calcext:value-type="float">
            <text:p>0</text:p>
          </table:table-cell>
          <table:table-cell table:style-name="ce176" table:formula="of:=[.BU$2]*[.X23]" office:value-type="float" office:value="0" calcext:value-type="float">
            <text:p>0</text:p>
          </table:table-cell>
          <table:table-cell table:style-name="ce211" table:formula="of:=[.BV$2]*[.Y23]" office:value-type="float" office:value="0" calcext:value-type="float">
            <text:p>0</text:p>
          </table:table-cell>
          <table:table-cell table:style-name="ce176" table:formula="of:=[.BW$2]*[.Z23]" office:value-type="float" office:value="0" calcext:value-type="float">
            <text:p>0</text:p>
          </table:table-cell>
          <table:table-cell table:style-name="ce211" table:formula="of:=[.BX$2]*[.AA23]" office:value-type="float" office:value="0" calcext:value-type="float">
            <text:p>0</text:p>
          </table:table-cell>
          <table:table-cell table:style-name="ce176" table:formula="of:=[.BY$2]*[.AB23]" office:value-type="float" office:value="0" calcext:value-type="float">
            <text:p>0</text:p>
          </table:table-cell>
          <table:table-cell table:style-name="ce211" table:formula="of:=[.BZ$2]*[.AC23]" office:value-type="float" office:value="0" calcext:value-type="float">
            <text:p>0</text:p>
          </table:table-cell>
          <table:table-cell table:style-name="ce176" table:formula="of:=[.CA$2]*[.AD23]" office:value-type="float" office:value="0" calcext:value-type="float">
            <text:p>0</text:p>
          </table:table-cell>
          <table:table-cell table:style-name="ce211" table:formula="of:=[.CB$2]*[.AE23]" office:value-type="float" office:value="0" calcext:value-type="float">
            <text:p>0</text:p>
          </table:table-cell>
          <table:table-cell table:style-name="ce176" table:formula="of:=[.CC$2]*[.AF23]" office:value-type="float" office:value="0" calcext:value-type="float">
            <text:p>0</text:p>
          </table:table-cell>
          <table:table-cell table:style-name="ce211" table:formula="of:=[.CD$2]*[.AG23]" office:value-type="float" office:value="4" calcext:value-type="float">
            <text:p>4</text:p>
          </table:table-cell>
          <table:table-cell table:style-name="ce176" table:formula="of:=[.CE$2]*[.AH23]" office:value-type="float" office:value="0" calcext:value-type="float">
            <text:p>0</text:p>
          </table:table-cell>
          <table:table-cell table:style-name="ce211" table:formula="of:=[.CF$2]*[.AI23]" office:value-type="float" office:value="0" calcext:value-type="float">
            <text:p>0</text:p>
          </table:table-cell>
          <table:table-cell table:style-name="ce176" table:formula="of:=[.CG$2]*[.AJ23]" office:value-type="float" office:value="0" calcext:value-type="float">
            <text:p>0</text:p>
          </table:table-cell>
          <table:table-cell table:style-name="ce211" table:formula="of:=[.CH$2]*[.AK23]" office:value-type="float" office:value="0" calcext:value-type="float">
            <text:p>0</text:p>
          </table:table-cell>
          <table:table-cell table:style-name="ce176" table:formula="of:=[.CI$2]*[.AL23]" office:value-type="float" office:value="0" calcext:value-type="float">
            <text:p>0</text:p>
          </table:table-cell>
          <table:table-cell table:style-name="ce211" table:formula="of:=[.CJ$2]*[.AM23]" office:value-type="float" office:value="0" calcext:value-type="float">
            <text:p>0</text:p>
          </table:table-cell>
          <table:table-cell table:style-name="ce176" table:formula="of:=[.CK$2]*[.AN23]" office:value-type="float" office:value="0" calcext:value-type="float">
            <text:p>0</text:p>
          </table:table-cell>
          <table:table-cell table:style-name="ce211" table:formula="of:=[.CL$2]*[.AO23]" office:value-type="float" office:value="0" calcext:value-type="float">
            <text:p>0</text:p>
          </table:table-cell>
          <table:table-cell table:style-name="ce176" table:formula="of:=[.CM$2]*[.AP23]" office:value-type="float" office:value="0" calcext:value-type="float">
            <text:p>0</text:p>
          </table:table-cell>
          <table:table-cell table:style-name="ce211" table:formula="of:=[.CN$2]*[.AQ23]" office:value-type="float" office:value="0" calcext:value-type="float">
            <text:p>0</text:p>
          </table:table-cell>
          <table:table-cell table:style-name="ce176" table:formula="of:=[.CO$2]*[.AR23]" office:value-type="float" office:value="0" calcext:value-type="float">
            <text:p>0</text:p>
          </table:table-cell>
          <table:table-cell table:style-name="ce211" table:formula="of:=[.CP$2]*[.AS23]" office:value-type="float" office:value="0" calcext:value-type="float">
            <text:p>0</text:p>
          </table:table-cell>
          <table:table-cell table:style-name="ce176" table:formula="of:=[.CQ$2]*[.AT23]" office:value-type="float" office:value="0" calcext:value-type="float">
            <text:p>0</text:p>
          </table:table-cell>
          <table:table-cell table:style-name="ce211" table:formula="of:=[.CR$2]*[.AU23]" office:value-type="float" office:value="0" calcext:value-type="float">
            <text:p>0</text:p>
          </table:table-cell>
          <table:table-cell table:style-name="ce176" table:formula="of:=[.CS$2]*[.AV23]" office:value-type="float" office:value="0" calcext:value-type="float">
            <text:p>0</text:p>
          </table:table-cell>
          <table:table-cell table:style-name="ce211" table:formula="of:=[.CT$2]*[.AW23]" office:value-type="float" office:value="0" calcext:value-type="float">
            <text:p>0</text:p>
          </table:table-cell>
          <table:table-cell table:style-name="ce176" table:formula="of:=[.CU$2]*[.AX23]" office:value-type="float" office:value="0" calcext:value-type="float">
            <text:p>0</text:p>
          </table:table-cell>
          <table:table-cell table:style-name="ce211" table:formula="of:=[.CV$2]*[.AY23]" office:value-type="float" office:value="0" calcext:value-type="float">
            <text:p>0</text:p>
          </table:table-cell>
          <table:table-cell table:style-name="ce176" table:formula="of:=[.CW$2]*[.AZ23]" office:value-type="float" office:value="0" calcext:value-type="float">
            <text:p>0</text:p>
          </table:table-cell>
          <table:table-cell table:style-name="ce211" table:formula="of:=[.CX$2]*[.BA23]" office:value-type="float" office:value="0" calcext:value-type="float">
            <text:p>0</text:p>
          </table:table-cell>
          <table:table-cell table:style-name="ce176" table:formula="of:=[.CY$2]*[.BB23]" office:value-type="float" office:value="0" calcext:value-type="float">
            <text:p>0</text:p>
          </table:table-cell>
          <table:table-cell table:style-name="ce211" table:formula="of:=[.CZ$2]*[.BC23]" office:value-type="float" office:value="0" calcext:value-type="float">
            <text:p>0</text:p>
          </table:table-cell>
          <table:table-cell table:number-columns-repeated="920"/>
        </table:table-row>
        <table:table-row table:style-name="ro11">
          <table:table-cell table:style-name="ce185" office:value-type="string" calcext:value-type="string">
            <text:p>Винт с цилиндр. головкой</text:p>
          </table:table-cell>
          <table:table-cell table:style-name="ce196" office:value-type="string" calcext:value-type="string">
            <text:p>M3x8</text:p>
          </table:table-cell>
          <table:table-cell table:style-name="ce202" table:formula="of:=3.22/O_USDE" office:value-type="currency" office:currency="USD" office:value="0.046" calcext:value-type="currency">
            <text:p>$0.05</text:p>
          </table:table-cell>
          <table:table-cell table:style-name="ce176" table:formula="of:=SUM([.BE24:.CZ24])" office:value-type="float" office:value="49" calcext:value-type="float">
            <text:p>49</text:p>
          </table:table-cell>
          <table:table-cell table:style-name="ce204" table:formula="of:=[.C24]*[.D24]" office:value-type="currency" office:currency="USD" office:value="2.254" calcext:value-type="currency">
            <text:p>$2.3</text:p>
          </table:table-cell>
          <table:table-cell table:style-name="ce176" office:value-type="string" calcext:value-type="string">
            <text:p><text:a xlink:href="https://krep-shop.ru/katalog/bolty_i_vinty/din_912/3kh8_v_sh_nerzh_a2_din_912/" xlink:type="simple">Link</text:a></text:p>
          </table:table-cell>
          <table:table-cell table:style-name="ce207"/>
          <table:table-cell table:style-name="ce176"/>
          <table:table-cell table:style-name="ce211" table:formula="of:=FLOOR([Покупные_изделия.$E$30]/0.03;1)*2" office:value-type="float" office:value="20" calcext:value-type="float">
            <text:p>20</text:p>
          </table:table-cell>
          <table:table-cell table:style-name="ce176" table:formula="of:=[Покупные_изделия.$E$17]/0.02" office:value-type="float" office:value="25" calcext:value-type="float">
            <text:p>25</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4]" office:value-type="float" office:value="0" calcext:value-type="float">
            <text:p>0</text:p>
          </table:table-cell>
          <table:table-cell table:style-name="ce211" table:formula="of:=[.BF$2]*[.I24]" office:value-type="float" office:value="20" calcext:value-type="float">
            <text:p>20</text:p>
          </table:table-cell>
          <table:table-cell table:style-name="ce176" table:formula="of:=[.BG$2]*[.J24]" office:value-type="float" office:value="25" calcext:value-type="float">
            <text:p>25</text:p>
          </table:table-cell>
          <table:table-cell table:style-name="ce211" table:formula="of:=[.BH$2]*[.K24]" office:value-type="float" office:value="0" calcext:value-type="float">
            <text:p>0</text:p>
          </table:table-cell>
          <table:table-cell table:style-name="ce176" table:formula="of:=[.BI$2]*[.L24]" office:value-type="float" office:value="0" calcext:value-type="float">
            <text:p>0</text:p>
          </table:table-cell>
          <table:table-cell table:style-name="ce211" table:formula="of:=[.BJ$2]*[.M24]" office:value-type="float" office:value="0" calcext:value-type="float">
            <text:p>0</text:p>
          </table:table-cell>
          <table:table-cell table:style-name="ce176" table:formula="of:=[.BK$2]*[.N24]" office:value-type="float" office:value="0" calcext:value-type="float">
            <text:p>0</text:p>
          </table:table-cell>
          <table:table-cell table:style-name="ce211" table:formula="of:=[.BL$2]*[.O24]" office:value-type="float" office:value="0" calcext:value-type="float">
            <text:p>0</text:p>
          </table:table-cell>
          <table:table-cell table:style-name="ce176" table:formula="of:=[.BM$2]*[.P24]" office:value-type="float" office:value="0" calcext:value-type="float">
            <text:p>0</text:p>
          </table:table-cell>
          <table:table-cell table:style-name="ce211" table:formula="of:=[.BN$2]*[.Q24]" office:value-type="float" office:value="0" calcext:value-type="float">
            <text:p>0</text:p>
          </table:table-cell>
          <table:table-cell table:style-name="ce176" table:formula="of:=[.BO$2]*[.R24]" office:value-type="float" office:value="0" calcext:value-type="float">
            <text:p>0</text:p>
          </table:table-cell>
          <table:table-cell table:style-name="ce211" table:formula="of:=[.BP$2]*[.S24]" office:value-type="float" office:value="0" calcext:value-type="float">
            <text:p>0</text:p>
          </table:table-cell>
          <table:table-cell table:style-name="ce176" table:formula="of:=[.BQ$2]*[.T24]" office:value-type="float" office:value="0" calcext:value-type="float">
            <text:p>0</text:p>
          </table:table-cell>
          <table:table-cell table:style-name="ce211" table:formula="of:=[.BR$2]*[.U24]" office:value-type="float" office:value="0" calcext:value-type="float">
            <text:p>0</text:p>
          </table:table-cell>
          <table:table-cell table:style-name="ce176" table:formula="of:=[.BS$2]*[.V24]" office:value-type="float" office:value="0" calcext:value-type="float">
            <text:p>0</text:p>
          </table:table-cell>
          <table:table-cell table:style-name="ce211" table:formula="of:=[.BT$2]*[.W24]" office:value-type="float" office:value="0" calcext:value-type="float">
            <text:p>0</text:p>
          </table:table-cell>
          <table:table-cell table:style-name="ce176" table:formula="of:=[.BU$2]*[.X24]" office:value-type="float" office:value="0" calcext:value-type="float">
            <text:p>0</text:p>
          </table:table-cell>
          <table:table-cell table:style-name="ce211" table:formula="of:=[.BV$2]*[.Y24]" office:value-type="float" office:value="0" calcext:value-type="float">
            <text:p>0</text:p>
          </table:table-cell>
          <table:table-cell table:style-name="ce176" table:formula="of:=[.BW$2]*[.Z24]" office:value-type="float" office:value="0" calcext:value-type="float">
            <text:p>0</text:p>
          </table:table-cell>
          <table:table-cell table:style-name="ce211" table:formula="of:=[.BX$2]*[.AA24]" office:value-type="float" office:value="0" calcext:value-type="float">
            <text:p>0</text:p>
          </table:table-cell>
          <table:table-cell table:style-name="ce176" table:formula="of:=[.BY$2]*[.AB24]" office:value-type="float" office:value="0" calcext:value-type="float">
            <text:p>0</text:p>
          </table:table-cell>
          <table:table-cell table:style-name="ce211" table:formula="of:=[.BZ$2]*[.AC24]" office:value-type="float" office:value="0" calcext:value-type="float">
            <text:p>0</text:p>
          </table:table-cell>
          <table:table-cell table:style-name="ce176" table:formula="of:=[.CA$2]*[.AD24]" office:value-type="float" office:value="0" calcext:value-type="float">
            <text:p>0</text:p>
          </table:table-cell>
          <table:table-cell table:style-name="ce211" table:formula="of:=[.CB$2]*[.AE24]" office:value-type="float" office:value="0" calcext:value-type="float">
            <text:p>0</text:p>
          </table:table-cell>
          <table:table-cell table:style-name="ce176" table:formula="of:=[.CC$2]*[.AF24]" office:value-type="float" office:value="0" calcext:value-type="float">
            <text:p>0</text:p>
          </table:table-cell>
          <table:table-cell table:style-name="ce211" table:formula="of:=[.CD$2]*[.AG24]" office:value-type="float" office:value="0" calcext:value-type="float">
            <text:p>0</text:p>
          </table:table-cell>
          <table:table-cell table:style-name="ce176" table:formula="of:=[.CE$2]*[.AH24]" office:value-type="float" office:value="0" calcext:value-type="float">
            <text:p>0</text:p>
          </table:table-cell>
          <table:table-cell table:style-name="ce211" table:formula="of:=[.CF$2]*[.AI24]" office:value-type="float" office:value="0" calcext:value-type="float">
            <text:p>0</text:p>
          </table:table-cell>
          <table:table-cell table:style-name="ce176" table:formula="of:=[.CG$2]*[.AJ24]" office:value-type="float" office:value="0" calcext:value-type="float">
            <text:p>0</text:p>
          </table:table-cell>
          <table:table-cell table:style-name="ce211" table:formula="of:=[.CH$2]*[.AK24]" office:value-type="float" office:value="0" calcext:value-type="float">
            <text:p>0</text:p>
          </table:table-cell>
          <table:table-cell table:style-name="ce176" table:formula="of:=[.CI$2]*[.AL24]" office:value-type="float" office:value="0" calcext:value-type="float">
            <text:p>0</text:p>
          </table:table-cell>
          <table:table-cell table:style-name="ce211" table:formula="of:=[.CJ$2]*[.AM24]" office:value-type="float" office:value="0" calcext:value-type="float">
            <text:p>0</text:p>
          </table:table-cell>
          <table:table-cell table:style-name="ce176" table:formula="of:=[.CK$2]*[.AN24]" office:value-type="float" office:value="0" calcext:value-type="float">
            <text:p>0</text:p>
          </table:table-cell>
          <table:table-cell table:style-name="ce211" table:formula="of:=[.CL$2]*[.AO24]" office:value-type="float" office:value="0" calcext:value-type="float">
            <text:p>0</text:p>
          </table:table-cell>
          <table:table-cell table:style-name="ce176" table:formula="of:=[.CM$2]*[.AP24]" office:value-type="float" office:value="4" calcext:value-type="float">
            <text:p>4</text:p>
          </table:table-cell>
          <table:table-cell table:style-name="ce211" table:formula="of:=[.CN$2]*[.AQ24]" office:value-type="float" office:value="0" calcext:value-type="float">
            <text:p>0</text:p>
          </table:table-cell>
          <table:table-cell table:style-name="ce176" table:formula="of:=[.CO$2]*[.AR24]" office:value-type="float" office:value="0" calcext:value-type="float">
            <text:p>0</text:p>
          </table:table-cell>
          <table:table-cell table:style-name="ce211" table:formula="of:=[.CP$2]*[.AS24]" office:value-type="float" office:value="0" calcext:value-type="float">
            <text:p>0</text:p>
          </table:table-cell>
          <table:table-cell table:style-name="ce176" table:formula="of:=[.CQ$2]*[.AT24]" office:value-type="float" office:value="0" calcext:value-type="float">
            <text:p>0</text:p>
          </table:table-cell>
          <table:table-cell table:style-name="ce211" table:formula="of:=[.CR$2]*[.AU24]" office:value-type="float" office:value="0" calcext:value-type="float">
            <text:p>0</text:p>
          </table:table-cell>
          <table:table-cell table:style-name="ce176" table:formula="of:=[.CS$2]*[.AV24]" office:value-type="float" office:value="0" calcext:value-type="float">
            <text:p>0</text:p>
          </table:table-cell>
          <table:table-cell table:style-name="ce211" table:formula="of:=[.CT$2]*[.AW24]" office:value-type="float" office:value="0" calcext:value-type="float">
            <text:p>0</text:p>
          </table:table-cell>
          <table:table-cell table:style-name="ce176" table:formula="of:=[.CU$2]*[.AX24]" office:value-type="float" office:value="0" calcext:value-type="float">
            <text:p>0</text:p>
          </table:table-cell>
          <table:table-cell table:style-name="ce211" table:formula="of:=[.CV$2]*[.AY24]" office:value-type="float" office:value="0" calcext:value-type="float">
            <text:p>0</text:p>
          </table:table-cell>
          <table:table-cell table:style-name="ce176" table:formula="of:=[.CW$2]*[.AZ24]" office:value-type="float" office:value="0" calcext:value-type="float">
            <text:p>0</text:p>
          </table:table-cell>
          <table:table-cell table:style-name="ce211" table:formula="of:=[.CX$2]*[.BA24]" office:value-type="float" office:value="0" calcext:value-type="float">
            <text:p>0</text:p>
          </table:table-cell>
          <table:table-cell table:style-name="ce176" table:formula="of:=[.CY$2]*[.BB24]" office:value-type="float" office:value="0" calcext:value-type="float">
            <text:p>0</text:p>
          </table:table-cell>
          <table:table-cell table:style-name="ce211" table:formula="of:=[.CZ$2]*[.BC24]" office:value-type="float" office:value="0" calcext:value-type="float">
            <text:p>0</text:p>
          </table:table-cell>
          <table:table-cell table:number-columns-repeated="920"/>
        </table:table-row>
        <table:table-row table:style-name="ro11">
          <table:table-cell table:style-name="ce187" office:value-type="string" calcext:value-type="string">
            <text:p>Винт с цилиндр. головкой</text:p>
          </table:table-cell>
          <table:table-cell table:style-name="ce198" office:value-type="string" calcext:value-type="string">
            <text:p>M3x40</text:p>
          </table:table-cell>
          <table:table-cell table:style-name="ce202" table:formula="of:=7.95/O_USDE" office:value-type="currency" office:currency="USD" office:value="0.113571428571429" calcext:value-type="currency">
            <text:p>$0.11</text:p>
          </table:table-cell>
          <table:table-cell table:style-name="ce176" table:formula="of:=SUM([.BE25:.CZ25])" office:value-type="float" office:value="3" calcext:value-type="float">
            <text:p>3</text:p>
          </table:table-cell>
          <table:table-cell table:style-name="ce204" table:formula="of:=[.C25]*[.D25]" office:value-type="currency" office:currency="USD" office:value="0.340714285714286" calcext:value-type="currency">
            <text:p>$0.3</text:p>
          </table:table-cell>
          <table:table-cell table:style-name="ce176" office:value-type="string" calcext:value-type="string">
            <text:p><text:a xlink:href="https://krep-shop.ru/katalog/bolty_i_vinty/din_912/3kh40_v_sh_nerzh_a2_din_912/"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office:value-type="float" office:value="3" calcext:value-type="float">
            <text:p>3</text:p>
          </table:table-cell>
          <table:table-cell table:style-name="ce176" office:value-type="float" office:value="3" calcext:value-type="float">
            <text:p>3</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5]" office:value-type="float" office:value="0" calcext:value-type="float">
            <text:p>0</text:p>
          </table:table-cell>
          <table:table-cell table:style-name="ce211" table:formula="of:=[.BF$2]*[.I25]" office:value-type="float" office:value="0" calcext:value-type="float">
            <text:p>0</text:p>
          </table:table-cell>
          <table:table-cell table:style-name="ce176" table:formula="of:=[.BG$2]*[.J25]" office:value-type="float" office:value="0" calcext:value-type="float">
            <text:p>0</text:p>
          </table:table-cell>
          <table:table-cell table:style-name="ce211" table:formula="of:=[.BH$2]*[.K25]" office:value-type="float" office:value="0" calcext:value-type="float">
            <text:p>0</text:p>
          </table:table-cell>
          <table:table-cell table:style-name="ce176" table:formula="of:=[.BI$2]*[.L25]" office:value-type="float" office:value="0" calcext:value-type="float">
            <text:p>0</text:p>
          </table:table-cell>
          <table:table-cell table:style-name="ce211" table:formula="of:=[.BJ$2]*[.M25]" office:value-type="float" office:value="0" calcext:value-type="float">
            <text:p>0</text:p>
          </table:table-cell>
          <table:table-cell table:style-name="ce176" table:formula="of:=[.BK$2]*[.N25]" office:value-type="float" office:value="3" calcext:value-type="float">
            <text:p>3</text:p>
          </table:table-cell>
          <table:table-cell table:style-name="ce211" table:formula="of:=[.BL$2]*[.O25]" office:value-type="float" office:value="0" calcext:value-type="float">
            <text:p>0</text:p>
          </table:table-cell>
          <table:table-cell table:style-name="ce176" table:formula="of:=[.BM$2]*[.P25]" office:value-type="float" office:value="0" calcext:value-type="float">
            <text:p>0</text:p>
          </table:table-cell>
          <table:table-cell table:style-name="ce211" table:formula="of:=[.BN$2]*[.Q25]" office:value-type="float" office:value="0" calcext:value-type="float">
            <text:p>0</text:p>
          </table:table-cell>
          <table:table-cell table:style-name="ce176" table:formula="of:=[.BO$2]*[.R25]" office:value-type="float" office:value="0" calcext:value-type="float">
            <text:p>0</text:p>
          </table:table-cell>
          <table:table-cell table:style-name="ce211" table:formula="of:=[.BP$2]*[.S25]" office:value-type="float" office:value="0" calcext:value-type="float">
            <text:p>0</text:p>
          </table:table-cell>
          <table:table-cell table:style-name="ce176" table:formula="of:=[.BQ$2]*[.T25]" office:value-type="float" office:value="0" calcext:value-type="float">
            <text:p>0</text:p>
          </table:table-cell>
          <table:table-cell table:style-name="ce211" table:formula="of:=[.BR$2]*[.U25]" office:value-type="float" office:value="0" calcext:value-type="float">
            <text:p>0</text:p>
          </table:table-cell>
          <table:table-cell table:style-name="ce176" table:formula="of:=[.BS$2]*[.V25]" office:value-type="float" office:value="0" calcext:value-type="float">
            <text:p>0</text:p>
          </table:table-cell>
          <table:table-cell table:style-name="ce211" table:formula="of:=[.BT$2]*[.W25]" office:value-type="float" office:value="0" calcext:value-type="float">
            <text:p>0</text:p>
          </table:table-cell>
          <table:table-cell table:style-name="ce176" table:formula="of:=[.BU$2]*[.X25]" office:value-type="float" office:value="0" calcext:value-type="float">
            <text:p>0</text:p>
          </table:table-cell>
          <table:table-cell table:style-name="ce211" table:formula="of:=[.BV$2]*[.Y25]" office:value-type="float" office:value="0" calcext:value-type="float">
            <text:p>0</text:p>
          </table:table-cell>
          <table:table-cell table:style-name="ce176" table:formula="of:=[.BW$2]*[.Z25]" office:value-type="float" office:value="0" calcext:value-type="float">
            <text:p>0</text:p>
          </table:table-cell>
          <table:table-cell table:style-name="ce211" table:formula="of:=[.BX$2]*[.AA25]" office:value-type="float" office:value="0" calcext:value-type="float">
            <text:p>0</text:p>
          </table:table-cell>
          <table:table-cell table:style-name="ce176" table:formula="of:=[.BY$2]*[.AB25]" office:value-type="float" office:value="0" calcext:value-type="float">
            <text:p>0</text:p>
          </table:table-cell>
          <table:table-cell table:style-name="ce211" table:formula="of:=[.BZ$2]*[.AC25]" office:value-type="float" office:value="0" calcext:value-type="float">
            <text:p>0</text:p>
          </table:table-cell>
          <table:table-cell table:style-name="ce176" table:formula="of:=[.CA$2]*[.AD25]" office:value-type="float" office:value="0" calcext:value-type="float">
            <text:p>0</text:p>
          </table:table-cell>
          <table:table-cell table:style-name="ce211" table:formula="of:=[.CB$2]*[.AE25]" office:value-type="float" office:value="0" calcext:value-type="float">
            <text:p>0</text:p>
          </table:table-cell>
          <table:table-cell table:style-name="ce176" table:formula="of:=[.CC$2]*[.AF25]" office:value-type="float" office:value="0" calcext:value-type="float">
            <text:p>0</text:p>
          </table:table-cell>
          <table:table-cell table:style-name="ce211" table:formula="of:=[.CD$2]*[.AG25]" office:value-type="float" office:value="0" calcext:value-type="float">
            <text:p>0</text:p>
          </table:table-cell>
          <table:table-cell table:style-name="ce176" table:formula="of:=[.CE$2]*[.AH25]" office:value-type="float" office:value="0" calcext:value-type="float">
            <text:p>0</text:p>
          </table:table-cell>
          <table:table-cell table:style-name="ce211" table:formula="of:=[.CF$2]*[.AI25]" office:value-type="float" office:value="0" calcext:value-type="float">
            <text:p>0</text:p>
          </table:table-cell>
          <table:table-cell table:style-name="ce176" table:formula="of:=[.CG$2]*[.AJ25]" office:value-type="float" office:value="0" calcext:value-type="float">
            <text:p>0</text:p>
          </table:table-cell>
          <table:table-cell table:style-name="ce211" table:formula="of:=[.CH$2]*[.AK25]" office:value-type="float" office:value="0" calcext:value-type="float">
            <text:p>0</text:p>
          </table:table-cell>
          <table:table-cell table:style-name="ce176" table:formula="of:=[.CI$2]*[.AL25]" office:value-type="float" office:value="0" calcext:value-type="float">
            <text:p>0</text:p>
          </table:table-cell>
          <table:table-cell table:style-name="ce211" table:formula="of:=[.CJ$2]*[.AM25]" office:value-type="float" office:value="0" calcext:value-type="float">
            <text:p>0</text:p>
          </table:table-cell>
          <table:table-cell table:style-name="ce176" table:formula="of:=[.CK$2]*[.AN25]" office:value-type="float" office:value="0" calcext:value-type="float">
            <text:p>0</text:p>
          </table:table-cell>
          <table:table-cell table:style-name="ce211" table:formula="of:=[.CL$2]*[.AO25]" office:value-type="float" office:value="0" calcext:value-type="float">
            <text:p>0</text:p>
          </table:table-cell>
          <table:table-cell table:style-name="ce176" table:formula="of:=[.CM$2]*[.AP25]" office:value-type="float" office:value="0" calcext:value-type="float">
            <text:p>0</text:p>
          </table:table-cell>
          <table:table-cell table:style-name="ce211" table:formula="of:=[.CN$2]*[.AQ25]" office:value-type="float" office:value="0" calcext:value-type="float">
            <text:p>0</text:p>
          </table:table-cell>
          <table:table-cell table:style-name="ce176" table:formula="of:=[.CO$2]*[.AR25]" office:value-type="float" office:value="0" calcext:value-type="float">
            <text:p>0</text:p>
          </table:table-cell>
          <table:table-cell table:style-name="ce211" table:formula="of:=[.CP$2]*[.AS25]" office:value-type="float" office:value="0" calcext:value-type="float">
            <text:p>0</text:p>
          </table:table-cell>
          <table:table-cell table:style-name="ce176" table:formula="of:=[.CQ$2]*[.AT25]" office:value-type="float" office:value="0" calcext:value-type="float">
            <text:p>0</text:p>
          </table:table-cell>
          <table:table-cell table:style-name="ce211" table:formula="of:=[.CR$2]*[.AU25]" office:value-type="float" office:value="0" calcext:value-type="float">
            <text:p>0</text:p>
          </table:table-cell>
          <table:table-cell table:style-name="ce176" table:formula="of:=[.CS$2]*[.AV25]" office:value-type="float" office:value="0" calcext:value-type="float">
            <text:p>0</text:p>
          </table:table-cell>
          <table:table-cell table:style-name="ce211" table:formula="of:=[.CT$2]*[.AW25]" office:value-type="float" office:value="0" calcext:value-type="float">
            <text:p>0</text:p>
          </table:table-cell>
          <table:table-cell table:style-name="ce176" table:formula="of:=[.CU$2]*[.AX25]" office:value-type="float" office:value="0" calcext:value-type="float">
            <text:p>0</text:p>
          </table:table-cell>
          <table:table-cell table:style-name="ce211" table:formula="of:=[.CV$2]*[.AY25]" office:value-type="float" office:value="0" calcext:value-type="float">
            <text:p>0</text:p>
          </table:table-cell>
          <table:table-cell table:style-name="ce176" table:formula="of:=[.CW$2]*[.AZ25]" office:value-type="float" office:value="0" calcext:value-type="float">
            <text:p>0</text:p>
          </table:table-cell>
          <table:table-cell table:style-name="ce211" table:formula="of:=[.CX$2]*[.BA25]" office:value-type="float" office:value="0" calcext:value-type="float">
            <text:p>0</text:p>
          </table:table-cell>
          <table:table-cell table:style-name="ce176" table:formula="of:=[.CY$2]*[.BB25]" office:value-type="float" office:value="0" calcext:value-type="float">
            <text:p>0</text:p>
          </table:table-cell>
          <table:table-cell table:style-name="ce211" table:formula="of:=[.CZ$2]*[.BC25]" office:value-type="float" office:value="0" calcext:value-type="float">
            <text:p>0</text:p>
          </table:table-cell>
          <table:table-cell table:number-columns-repeated="920"/>
        </table:table-row>
        <table:table-row table:style-name="ro11">
          <table:table-cell table:style-name="ce185" office:value-type="string" calcext:value-type="string">
            <text:p>Гайка</text:p>
          </table:table-cell>
          <table:table-cell table:style-name="ce200" office:value-type="string" calcext:value-type="string">
            <text:p>M3</text:p>
          </table:table-cell>
          <table:table-cell table:style-name="ce202" table:formula="of:=2.52/O_USDE" office:value-type="currency" office:currency="USD" office:value="0.036" calcext:value-type="currency">
            <text:p>$0.04</text:p>
          </table:table-cell>
          <table:table-cell table:style-name="ce176" table:formula="of:=SUM([.BE26:.CZ26])" office:value-type="float" office:value="42" calcext:value-type="float">
            <text:p>42</text:p>
          </table:table-cell>
          <table:table-cell table:style-name="ce204" table:formula="of:=[.C26]*[.D26]" office:value-type="currency" office:currency="USD" office:value="1.512" calcext:value-type="currency">
            <text:p>$1.5</text:p>
          </table:table-cell>
          <table:table-cell table:style-name="ce176" office:value-type="string" calcext:value-type="string">
            <text:p><text:a xlink:href="https://krep-shop.ru/katalog/gaiki/din_934/m3_nerzh_a_2_din_934/" xlink:type="simple">Link</text:a></text:p>
          </table:table-cell>
          <table:table-cell table:style-name="ce207"/>
          <table:table-cell table:style-name="ce176"/>
          <table:table-cell table:style-name="ce211"/>
          <table:table-cell table:style-name="ce176"/>
          <table:table-cell table:style-name="ce211" office:value-type="float" office:value="10" calcext:value-type="float">
            <text:p>10</text:p>
          </table:table-cell>
          <table:table-cell table:style-name="ce176"/>
          <table:table-cell table:style-name="ce211" table:formula="of:=[.M16]" office:value-type="float" office:value="2" calcext:value-type="float">
            <text:p>2</text:p>
          </table:table-cell>
          <table:table-cell table:style-name="ce176" office:value-type="float" office:value="6" calcext:value-type="float">
            <text:p>6</text:p>
          </table:table-cell>
          <table:table-cell table:style-name="ce211"/>
          <table:table-cell table:style-name="ce176" table:formula="of:=[.P16]" office:value-type="float" office:value="2" calcext:value-type="float">
            <text:p>2</text:p>
          </table:table-cell>
          <table:table-cell table:style-name="ce211" office:value-type="float" office:value="6" calcext:value-type="float">
            <text:p>6</text:p>
          </table:table-cell>
          <table:table-cell table:style-name="ce176"/>
          <table:table-cell table:style-name="ce211" office:value-type="float" office:value="4" calcext:value-type="float">
            <text:p>4</text:p>
          </table:table-cell>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formula="of:=[.AO21]" office:value-type="float" office:value="6" calcext:value-type="float">
            <text:p>6</text:p>
          </table:table-cell>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6]" office:value-type="float" office:value="0" calcext:value-type="float">
            <text:p>0</text:p>
          </table:table-cell>
          <table:table-cell table:style-name="ce211" table:formula="of:=[.BF$2]*[.I26]" office:value-type="float" office:value="0" calcext:value-type="float">
            <text:p>0</text:p>
          </table:table-cell>
          <table:table-cell table:style-name="ce176" table:formula="of:=[.BG$2]*[.J26]" office:value-type="float" office:value="0" calcext:value-type="float">
            <text:p>0</text:p>
          </table:table-cell>
          <table:table-cell table:style-name="ce211" table:formula="of:=[.BH$2]*[.K26]" office:value-type="float" office:value="20" calcext:value-type="float">
            <text:p>20</text:p>
          </table:table-cell>
          <table:table-cell table:style-name="ce176" table:formula="of:=[.BI$2]*[.L26]" office:value-type="float" office:value="0" calcext:value-type="float">
            <text:p>0</text:p>
          </table:table-cell>
          <table:table-cell table:style-name="ce211" table:formula="of:=[.BJ$2]*[.M26]" office:value-type="float" office:value="0" calcext:value-type="float">
            <text:p>0</text:p>
          </table:table-cell>
          <table:table-cell table:style-name="ce176" table:formula="of:=[.BK$2]*[.N26]" office:value-type="float" office:value="6" calcext:value-type="float">
            <text:p>6</text:p>
          </table:table-cell>
          <table:table-cell table:style-name="ce211" table:formula="of:=[.BL$2]*[.O26]" office:value-type="float" office:value="0" calcext:value-type="float">
            <text:p>0</text:p>
          </table:table-cell>
          <table:table-cell table:style-name="ce176" table:formula="of:=[.BM$2]*[.P26]" office:value-type="float" office:value="0" calcext:value-type="float">
            <text:p>0</text:p>
          </table:table-cell>
          <table:table-cell table:style-name="ce211" table:formula="of:=[.BN$2]*[.Q26]" office:value-type="float" office:value="0" calcext:value-type="float">
            <text:p>0</text:p>
          </table:table-cell>
          <table:table-cell table:style-name="ce176" table:formula="of:=[.BO$2]*[.R26]" office:value-type="float" office:value="0" calcext:value-type="float">
            <text:p>0</text:p>
          </table:table-cell>
          <table:table-cell table:style-name="ce211" table:formula="of:=[.BP$2]*[.S26]" office:value-type="float" office:value="0" calcext:value-type="float">
            <text:p>0</text:p>
          </table:table-cell>
          <table:table-cell table:style-name="ce176" table:formula="of:=[.BQ$2]*[.T26]" office:value-type="float" office:value="8" calcext:value-type="float">
            <text:p>8</text:p>
          </table:table-cell>
          <table:table-cell table:style-name="ce211" table:formula="of:=[.BR$2]*[.U26]" office:value-type="float" office:value="0" calcext:value-type="float">
            <text:p>0</text:p>
          </table:table-cell>
          <table:table-cell table:style-name="ce176" table:formula="of:=[.BS$2]*[.V26]" office:value-type="float" office:value="0" calcext:value-type="float">
            <text:p>0</text:p>
          </table:table-cell>
          <table:table-cell table:style-name="ce211" table:formula="of:=[.BT$2]*[.W26]" office:value-type="float" office:value="0" calcext:value-type="float">
            <text:p>0</text:p>
          </table:table-cell>
          <table:table-cell table:style-name="ce176" table:formula="of:=[.BU$2]*[.X26]" office:value-type="float" office:value="0" calcext:value-type="float">
            <text:p>0</text:p>
          </table:table-cell>
          <table:table-cell table:style-name="ce211" table:formula="of:=[.BV$2]*[.Y26]" office:value-type="float" office:value="0" calcext:value-type="float">
            <text:p>0</text:p>
          </table:table-cell>
          <table:table-cell table:style-name="ce176" table:formula="of:=[.BW$2]*[.Z26]" office:value-type="float" office:value="0" calcext:value-type="float">
            <text:p>0</text:p>
          </table:table-cell>
          <table:table-cell table:style-name="ce211" table:formula="of:=[.BX$2]*[.AA26]" office:value-type="float" office:value="0" calcext:value-type="float">
            <text:p>0</text:p>
          </table:table-cell>
          <table:table-cell table:style-name="ce176" table:formula="of:=[.BY$2]*[.AB26]" office:value-type="float" office:value="0" calcext:value-type="float">
            <text:p>0</text:p>
          </table:table-cell>
          <table:table-cell table:style-name="ce211" table:formula="of:=[.BZ$2]*[.AC26]" office:value-type="float" office:value="0" calcext:value-type="float">
            <text:p>0</text:p>
          </table:table-cell>
          <table:table-cell table:style-name="ce176" table:formula="of:=[.CA$2]*[.AD26]" office:value-type="float" office:value="0" calcext:value-type="float">
            <text:p>0</text:p>
          </table:table-cell>
          <table:table-cell table:style-name="ce211" table:formula="of:=[.CB$2]*[.AE26]" office:value-type="float" office:value="0" calcext:value-type="float">
            <text:p>0</text:p>
          </table:table-cell>
          <table:table-cell table:style-name="ce176" table:formula="of:=[.CC$2]*[.AF26]" office:value-type="float" office:value="0" calcext:value-type="float">
            <text:p>0</text:p>
          </table:table-cell>
          <table:table-cell table:style-name="ce211" table:formula="of:=[.CD$2]*[.AG26]" office:value-type="float" office:value="0" calcext:value-type="float">
            <text:p>0</text:p>
          </table:table-cell>
          <table:table-cell table:style-name="ce176" table:formula="of:=[.CE$2]*[.AH26]" office:value-type="float" office:value="0" calcext:value-type="float">
            <text:p>0</text:p>
          </table:table-cell>
          <table:table-cell table:style-name="ce211" table:formula="of:=[.CF$2]*[.AI26]" office:value-type="float" office:value="0" calcext:value-type="float">
            <text:p>0</text:p>
          </table:table-cell>
          <table:table-cell table:style-name="ce176" table:formula="of:=[.CG$2]*[.AJ26]" office:value-type="float" office:value="0" calcext:value-type="float">
            <text:p>0</text:p>
          </table:table-cell>
          <table:table-cell table:style-name="ce211" table:formula="of:=[.CH$2]*[.AK26]" office:value-type="float" office:value="0" calcext:value-type="float">
            <text:p>0</text:p>
          </table:table-cell>
          <table:table-cell table:style-name="ce176" table:formula="of:=[.CI$2]*[.AL26]" office:value-type="float" office:value="0" calcext:value-type="float">
            <text:p>0</text:p>
          </table:table-cell>
          <table:table-cell table:style-name="ce211" table:formula="of:=[.CJ$2]*[.AM26]" office:value-type="float" office:value="0" calcext:value-type="float">
            <text:p>0</text:p>
          </table:table-cell>
          <table:table-cell table:style-name="ce176" table:formula="of:=[.CK$2]*[.AN26]" office:value-type="float" office:value="0" calcext:value-type="float">
            <text:p>0</text:p>
          </table:table-cell>
          <table:table-cell table:style-name="ce211" table:formula="of:=[.CL$2]*[.AO26]" office:value-type="float" office:value="6" calcext:value-type="float">
            <text:p>6</text:p>
          </table:table-cell>
          <table:table-cell table:style-name="ce176" table:formula="of:=[.CM$2]*[.AP26]" office:value-type="float" office:value="0" calcext:value-type="float">
            <text:p>0</text:p>
          </table:table-cell>
          <table:table-cell table:style-name="ce211" table:formula="of:=[.CN$2]*[.AQ26]" office:value-type="float" office:value="0" calcext:value-type="float">
            <text:p>0</text:p>
          </table:table-cell>
          <table:table-cell table:style-name="ce176" table:formula="of:=[.CO$2]*[.AR26]" office:value-type="float" office:value="0" calcext:value-type="float">
            <text:p>0</text:p>
          </table:table-cell>
          <table:table-cell table:style-name="ce211" table:formula="of:=[.CP$2]*[.AS26]" office:value-type="float" office:value="0" calcext:value-type="float">
            <text:p>0</text:p>
          </table:table-cell>
          <table:table-cell table:style-name="ce176" table:formula="of:=[.CQ$2]*[.AT26]" office:value-type="float" office:value="2" calcext:value-type="float">
            <text:p>2</text:p>
          </table:table-cell>
          <table:table-cell table:style-name="ce211" table:formula="of:=[.CR$2]*[.AU26]" office:value-type="float" office:value="0" calcext:value-type="float">
            <text:p>0</text:p>
          </table:table-cell>
          <table:table-cell table:style-name="ce176" table:formula="of:=[.CS$2]*[.AV26]" office:value-type="float" office:value="0" calcext:value-type="float">
            <text:p>0</text:p>
          </table:table-cell>
          <table:table-cell table:style-name="ce211" table:formula="of:=[.CT$2]*[.AW26]" office:value-type="float" office:value="0" calcext:value-type="float">
            <text:p>0</text:p>
          </table:table-cell>
          <table:table-cell table:style-name="ce176" table:formula="of:=[.CU$2]*[.AX26]" office:value-type="float" office:value="0" calcext:value-type="float">
            <text:p>0</text:p>
          </table:table-cell>
          <table:table-cell table:style-name="ce211" table:formula="of:=[.CV$2]*[.AY26]" office:value-type="float" office:value="0" calcext:value-type="float">
            <text:p>0</text:p>
          </table:table-cell>
          <table:table-cell table:style-name="ce176" table:formula="of:=[.CW$2]*[.AZ26]" office:value-type="float" office:value="0" calcext:value-type="float">
            <text:p>0</text:p>
          </table:table-cell>
          <table:table-cell table:style-name="ce211" table:formula="of:=[.CX$2]*[.BA26]" office:value-type="float" office:value="0" calcext:value-type="float">
            <text:p>0</text:p>
          </table:table-cell>
          <table:table-cell table:style-name="ce176" table:formula="of:=[.CY$2]*[.BB26]" office:value-type="float" office:value="0" calcext:value-type="float">
            <text:p>0</text:p>
          </table:table-cell>
          <table:table-cell table:style-name="ce211" table:formula="of:=[.CZ$2]*[.BC26]" office:value-type="float" office:value="0" calcext:value-type="float">
            <text:p>0</text:p>
          </table:table-cell>
          <table:table-cell table:number-columns-repeated="920"/>
        </table:table-row>
        <table:table-row table:style-name="ro11">
          <table:table-cell table:style-name="ce186" office:value-type="string" calcext:value-type="string">
            <text:p>Гайка</text:p>
          </table:table-cell>
          <table:table-cell table:style-name="ce200" office:value-type="string" calcext:value-type="string">
            <text:p>M4</text:p>
          </table:table-cell>
          <table:table-cell table:style-name="ce202" table:formula="of:=2.42/O_USDE" office:value-type="currency" office:currency="USD" office:value="0.0345714285714286" calcext:value-type="currency">
            <text:p>$0.03</text:p>
          </table:table-cell>
          <table:table-cell table:style-name="ce176" table:formula="of:=SUM([.BE27:.CZ27])" office:value-type="float" office:value="16" calcext:value-type="float">
            <text:p>16</text:p>
          </table:table-cell>
          <table:table-cell table:style-name="ce204" table:formula="of:=[.C27]*[.D27]" office:value-type="currency" office:currency="USD" office:value="0.553142857142857" calcext:value-type="currency">
            <text:p>$0.6</text:p>
          </table:table-cell>
          <table:table-cell table:style-name="ce176" office:value-type="string" calcext:value-type="string">
            <text:p><text:a xlink:href="https://krep-shop.ru/katalog/gaiki/din_934/m4_nerzh_a_2_din_934/"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3" calcext:value-type="float">
            <text:p>3</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4" calcext:value-type="float">
            <text:p>4</text:p>
          </table:table-cell>
          <table:table-cell table:style-name="ce176"/>
          <table:table-cell table:style-name="ce211"/>
          <table:table-cell table:style-name="ce176" office:value-type="float" office:value="2" calcext:value-type="float">
            <text:p>2</text:p>
          </table:table-cell>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207"/>
          <table:table-cell table:style-name="ce176" table:formula="of:=[.BE$2]*[.H27]" office:value-type="float" office:value="0" calcext:value-type="float">
            <text:p>0</text:p>
          </table:table-cell>
          <table:table-cell table:style-name="ce211" table:formula="of:=[.BF$2]*[.I27]" office:value-type="float" office:value="0" calcext:value-type="float">
            <text:p>0</text:p>
          </table:table-cell>
          <table:table-cell table:style-name="ce176" table:formula="of:=[.BG$2]*[.J27]" office:value-type="float" office:value="0" calcext:value-type="float">
            <text:p>0</text:p>
          </table:table-cell>
          <table:table-cell table:style-name="ce211" table:formula="of:=[.BH$2]*[.K27]" office:value-type="float" office:value="0" calcext:value-type="float">
            <text:p>0</text:p>
          </table:table-cell>
          <table:table-cell table:style-name="ce176" table:formula="of:=[.BI$2]*[.L27]" office:value-type="float" office:value="0" calcext:value-type="float">
            <text:p>0</text:p>
          </table:table-cell>
          <table:table-cell table:style-name="ce211" table:formula="of:=[.BJ$2]*[.M27]" office:value-type="float" office:value="0" calcext:value-type="float">
            <text:p>0</text:p>
          </table:table-cell>
          <table:table-cell table:style-name="ce176" table:formula="of:=[.BK$2]*[.N27]" office:value-type="float" office:value="0" calcext:value-type="float">
            <text:p>0</text:p>
          </table:table-cell>
          <table:table-cell table:style-name="ce211" table:formula="of:=[.BL$2]*[.O27]" office:value-type="float" office:value="0" calcext:value-type="float">
            <text:p>0</text:p>
          </table:table-cell>
          <table:table-cell table:style-name="ce176" table:formula="of:=[.BM$2]*[.P27]" office:value-type="float" office:value="0" calcext:value-type="float">
            <text:p>0</text:p>
          </table:table-cell>
          <table:table-cell table:style-name="ce211" table:formula="of:=[.BN$2]*[.Q27]" office:value-type="float" office:value="0" calcext:value-type="float">
            <text:p>0</text:p>
          </table:table-cell>
          <table:table-cell table:style-name="ce176" table:formula="of:=[.BO$2]*[.R27]" office:value-type="float" office:value="0" calcext:value-type="float">
            <text:p>0</text:p>
          </table:table-cell>
          <table:table-cell table:style-name="ce211" table:formula="of:=[.BP$2]*[.S27]" office:value-type="float" office:value="0" calcext:value-type="float">
            <text:p>0</text:p>
          </table:table-cell>
          <table:table-cell table:style-name="ce176" table:formula="of:=[.BQ$2]*[.T27]" office:value-type="float" office:value="0" calcext:value-type="float">
            <text:p>0</text:p>
          </table:table-cell>
          <table:table-cell table:style-name="ce211" table:formula="of:=[.BR$2]*[.U27]" office:value-type="float" office:value="0" calcext:value-type="float">
            <text:p>0</text:p>
          </table:table-cell>
          <table:table-cell table:style-name="ce176" table:formula="of:=[.BS$2]*[.V27]" office:value-type="float" office:value="0" calcext:value-type="float">
            <text:p>0</text:p>
          </table:table-cell>
          <table:table-cell table:style-name="ce211" table:formula="of:=[.BT$2]*[.W27]" office:value-type="float" office:value="0" calcext:value-type="float">
            <text:p>0</text:p>
          </table:table-cell>
          <table:table-cell table:style-name="ce176" table:formula="of:=[.BU$2]*[.X27]" office:value-type="float" office:value="0" calcext:value-type="float">
            <text:p>0</text:p>
          </table:table-cell>
          <table:table-cell table:style-name="ce211" table:formula="of:=[.BV$2]*[.Y27]" office:value-type="float" office:value="0" calcext:value-type="float">
            <text:p>0</text:p>
          </table:table-cell>
          <table:table-cell table:style-name="ce176" table:formula="of:=[.BW$2]*[.Z27]" office:value-type="float" office:value="0" calcext:value-type="float">
            <text:p>0</text:p>
          </table:table-cell>
          <table:table-cell table:style-name="ce211" table:formula="of:=[.BX$2]*[.AA27]" office:value-type="float" office:value="0" calcext:value-type="float">
            <text:p>0</text:p>
          </table:table-cell>
          <table:table-cell table:style-name="ce176" table:formula="of:=[.BY$2]*[.AB27]" office:value-type="float" office:value="0" calcext:value-type="float">
            <text:p>0</text:p>
          </table:table-cell>
          <table:table-cell table:style-name="ce211" table:formula="of:=[.BZ$2]*[.AC27]" office:value-type="float" office:value="0" calcext:value-type="float">
            <text:p>0</text:p>
          </table:table-cell>
          <table:table-cell table:style-name="ce176" table:formula="of:=[.CA$2]*[.AD27]" office:value-type="float" office:value="0" calcext:value-type="float">
            <text:p>0</text:p>
          </table:table-cell>
          <table:table-cell table:style-name="ce211" table:formula="of:=[.CB$2]*[.AE27]" office:value-type="float" office:value="0" calcext:value-type="float">
            <text:p>0</text:p>
          </table:table-cell>
          <table:table-cell table:style-name="ce176" table:formula="of:=[.CC$2]*[.AF27]" office:value-type="float" office:value="0" calcext:value-type="float">
            <text:p>0</text:p>
          </table:table-cell>
          <table:table-cell table:style-name="ce211" table:formula="of:=[.CD$2]*[.AG27]" office:value-type="float" office:value="0" calcext:value-type="float">
            <text:p>0</text:p>
          </table:table-cell>
          <table:table-cell table:style-name="ce176" table:formula="of:=[.CE$2]*[.AH27]" office:value-type="float" office:value="0" calcext:value-type="float">
            <text:p>0</text:p>
          </table:table-cell>
          <table:table-cell table:style-name="ce211" table:formula="of:=[.CF$2]*[.AI27]" office:value-type="float" office:value="6" calcext:value-type="float">
            <text:p>6</text:p>
          </table:table-cell>
          <table:table-cell table:style-name="ce176" table:formula="of:=[.CG$2]*[.AJ27]" office:value-type="float" office:value="0" calcext:value-type="float">
            <text:p>0</text:p>
          </table:table-cell>
          <table:table-cell table:style-name="ce211" table:formula="of:=[.CH$2]*[.AK27]" office:value-type="float" office:value="0" calcext:value-type="float">
            <text:p>0</text:p>
          </table:table-cell>
          <table:table-cell table:style-name="ce176" table:formula="of:=[.CI$2]*[.AL27]" office:value-type="float" office:value="0" calcext:value-type="float">
            <text:p>0</text:p>
          </table:table-cell>
          <table:table-cell table:style-name="ce211" table:formula="of:=[.CJ$2]*[.AM27]" office:value-type="float" office:value="0" calcext:value-type="float">
            <text:p>0</text:p>
          </table:table-cell>
          <table:table-cell table:style-name="ce176" table:formula="of:=[.CK$2]*[.AN27]" office:value-type="float" office:value="0" calcext:value-type="float">
            <text:p>0</text:p>
          </table:table-cell>
          <table:table-cell table:style-name="ce211" table:formula="of:=[.CL$2]*[.AO27]" office:value-type="float" office:value="0" calcext:value-type="float">
            <text:p>0</text:p>
          </table:table-cell>
          <table:table-cell table:style-name="ce176" table:formula="of:=[.CM$2]*[.AP27]" office:value-type="float" office:value="0" calcext:value-type="float">
            <text:p>0</text:p>
          </table:table-cell>
          <table:table-cell table:style-name="ce211" table:formula="of:=[.CN$2]*[.AQ27]" office:value-type="float" office:value="0" calcext:value-type="float">
            <text:p>0</text:p>
          </table:table-cell>
          <table:table-cell table:style-name="ce176" table:formula="of:=[.CO$2]*[.AR27]" office:value-type="float" office:value="0" calcext:value-type="float">
            <text:p>0</text:p>
          </table:table-cell>
          <table:table-cell table:style-name="ce211" table:formula="of:=[.CP$2]*[.AS27]" office:value-type="float" office:value="0" calcext:value-type="float">
            <text:p>0</text:p>
          </table:table-cell>
          <table:table-cell table:style-name="ce176" table:formula="of:=[.CQ$2]*[.AT27]" office:value-type="float" office:value="0" calcext:value-type="float">
            <text:p>0</text:p>
          </table:table-cell>
          <table:table-cell table:style-name="ce211" table:formula="of:=[.CR$2]*[.AU27]" office:value-type="float" office:value="4" calcext:value-type="float">
            <text:p>4</text:p>
          </table:table-cell>
          <table:table-cell table:style-name="ce176" table:formula="of:=[.CS$2]*[.AV27]" office:value-type="float" office:value="0" calcext:value-type="float">
            <text:p>0</text:p>
          </table:table-cell>
          <table:table-cell table:style-name="ce211" table:formula="of:=[.CT$2]*[.AW27]" office:value-type="float" office:value="0" calcext:value-type="float">
            <text:p>0</text:p>
          </table:table-cell>
          <table:table-cell table:style-name="ce176" table:formula="of:=[.CU$2]*[.AX27]" office:value-type="float" office:value="2" calcext:value-type="float">
            <text:p>2</text:p>
          </table:table-cell>
          <table:table-cell table:style-name="ce211" table:formula="of:=[.CV$2]*[.AY27]" office:value-type="float" office:value="0" calcext:value-type="float">
            <text:p>0</text:p>
          </table:table-cell>
          <table:table-cell table:style-name="ce176" table:formula="of:=[.CW$2]*[.AZ27]" office:value-type="float" office:value="4" calcext:value-type="float">
            <text:p>4</text:p>
          </table:table-cell>
          <table:table-cell table:style-name="ce211" table:formula="of:=[.CX$2]*[.BA27]" office:value-type="float" office:value="0" calcext:value-type="float">
            <text:p>0</text:p>
          </table:table-cell>
          <table:table-cell table:style-name="ce176" table:formula="of:=[.CY$2]*[.BB27]" office:value-type="float" office:value="0" calcext:value-type="float">
            <text:p>0</text:p>
          </table:table-cell>
          <table:table-cell table:style-name="ce211" table:formula="of:=[.CZ$2]*[.BC27]" office:value-type="float" office:value="0" calcext:value-type="float">
            <text:p>0</text:p>
          </table:table-cell>
          <table:table-cell table:number-columns-repeated="920"/>
        </table:table-row>
        <table:table-row table:style-name="ro11">
          <table:table-cell table:style-name="ce187" office:value-type="string" calcext:value-type="string">
            <text:p>Гайка</text:p>
          </table:table-cell>
          <table:table-cell table:style-name="ce200" office:value-type="string" calcext:value-type="string">
            <text:p>M5</text:p>
          </table:table-cell>
          <table:table-cell table:style-name="ce202" table:formula="of:=3.05/O_USDE" office:value-type="currency" office:currency="USD" office:value="0.0435714285714286" calcext:value-type="currency">
            <text:p>$0.04</text:p>
          </table:table-cell>
          <table:table-cell table:style-name="ce176" table:formula="of:=SUM([.BE28:.CZ28])" office:value-type="float" office:value="3" calcext:value-type="float">
            <text:p>3</text:p>
          </table:table-cell>
          <table:table-cell table:style-name="ce204" table:formula="of:=[.C28]*[.D28]" office:value-type="currency" office:currency="USD" office:value="0.130714285714286" calcext:value-type="currency">
            <text:p>$0.1</text:p>
          </table:table-cell>
          <table:table-cell table:style-name="ce176" office:value-type="string" calcext:value-type="string">
            <text:p><text:a xlink:href="https://krep-shop.ru/katalog/gaiki/din_934/m5_nerzh_a_2_din_934/"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office:value-type="float" office:value="1" calcext:value-type="float">
            <text:p>1</text:p>
          </table:table-cell>
          <table:table-cell table:style-name="ce176"/>
          <table:table-cell table:style-name="ce211" office:value-type="float" office:value="1" calcext:value-type="float">
            <text:p>1</text:p>
          </table:table-cell>
          <table:table-cell table:style-name="ce176"/>
          <table:table-cell table:style-name="ce211" office:value-type="float" office:value="1" calcext:value-type="float">
            <text:p>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28]" office:value-type="float" office:value="0" calcext:value-type="float">
            <text:p>0</text:p>
          </table:table-cell>
          <table:table-cell table:style-name="ce211" table:formula="of:=[.BF$2]*[.I28]" office:value-type="float" office:value="0" calcext:value-type="float">
            <text:p>0</text:p>
          </table:table-cell>
          <table:table-cell table:style-name="ce176" table:formula="of:=[.BG$2]*[.J28]" office:value-type="float" office:value="0" calcext:value-type="float">
            <text:p>0</text:p>
          </table:table-cell>
          <table:table-cell table:style-name="ce211" table:formula="of:=[.BH$2]*[.K28]" office:value-type="float" office:value="0" calcext:value-type="float">
            <text:p>0</text:p>
          </table:table-cell>
          <table:table-cell table:style-name="ce176" table:formula="of:=[.BI$2]*[.L28]" office:value-type="float" office:value="0" calcext:value-type="float">
            <text:p>0</text:p>
          </table:table-cell>
          <table:table-cell table:style-name="ce211" table:formula="of:=[.BJ$2]*[.M28]" office:value-type="float" office:value="0" calcext:value-type="float">
            <text:p>0</text:p>
          </table:table-cell>
          <table:table-cell table:style-name="ce176" table:formula="of:=[.BK$2]*[.N28]" office:value-type="float" office:value="0" calcext:value-type="float">
            <text:p>0</text:p>
          </table:table-cell>
          <table:table-cell table:style-name="ce211" table:formula="of:=[.BL$2]*[.O28]" office:value-type="float" office:value="0" calcext:value-type="float">
            <text:p>0</text:p>
          </table:table-cell>
          <table:table-cell table:style-name="ce176" table:formula="of:=[.BM$2]*[.P28]" office:value-type="float" office:value="0" calcext:value-type="float">
            <text:p>0</text:p>
          </table:table-cell>
          <table:table-cell table:style-name="ce211" table:formula="of:=[.BN$2]*[.Q28]" office:value-type="float" office:value="0" calcext:value-type="float">
            <text:p>0</text:p>
          </table:table-cell>
          <table:table-cell table:style-name="ce176" table:formula="of:=[.BO$2]*[.R28]" office:value-type="float" office:value="0" calcext:value-type="float">
            <text:p>0</text:p>
          </table:table-cell>
          <table:table-cell table:style-name="ce211" table:formula="of:=[.BP$2]*[.S28]" office:value-type="float" office:value="0" calcext:value-type="float">
            <text:p>0</text:p>
          </table:table-cell>
          <table:table-cell table:style-name="ce176" table:formula="of:=[.BQ$2]*[.T28]" office:value-type="float" office:value="0" calcext:value-type="float">
            <text:p>0</text:p>
          </table:table-cell>
          <table:table-cell table:style-name="ce211" table:formula="of:=[.BR$2]*[.U28]" office:value-type="float" office:value="0" calcext:value-type="float">
            <text:p>0</text:p>
          </table:table-cell>
          <table:table-cell table:style-name="ce176" table:formula="of:=[.BS$2]*[.V28]" office:value-type="float" office:value="0" calcext:value-type="float">
            <text:p>0</text:p>
          </table:table-cell>
          <table:table-cell table:style-name="ce211" table:formula="of:=[.BT$2]*[.W28]" office:value-type="float" office:value="0" calcext:value-type="float">
            <text:p>0</text:p>
          </table:table-cell>
          <table:table-cell table:style-name="ce176" table:formula="of:=[.BU$2]*[.X28]" office:value-type="float" office:value="0" calcext:value-type="float">
            <text:p>0</text:p>
          </table:table-cell>
          <table:table-cell table:style-name="ce211" table:formula="of:=[.BV$2]*[.Y28]" office:value-type="float" office:value="1" calcext:value-type="float">
            <text:p>1</text:p>
          </table:table-cell>
          <table:table-cell table:style-name="ce176" table:formula="of:=[.BW$2]*[.Z28]" office:value-type="float" office:value="0" calcext:value-type="float">
            <text:p>0</text:p>
          </table:table-cell>
          <table:table-cell table:style-name="ce211" table:formula="of:=[.BX$2]*[.AA28]" office:value-type="float" office:value="1" calcext:value-type="float">
            <text:p>1</text:p>
          </table:table-cell>
          <table:table-cell table:style-name="ce176" table:formula="of:=[.BY$2]*[.AB28]" office:value-type="float" office:value="0" calcext:value-type="float">
            <text:p>0</text:p>
          </table:table-cell>
          <table:table-cell table:style-name="ce211" table:formula="of:=[.BZ$2]*[.AC28]" office:value-type="float" office:value="1" calcext:value-type="float">
            <text:p>1</text:p>
          </table:table-cell>
          <table:table-cell table:style-name="ce176" table:formula="of:=[.CA$2]*[.AD28]" office:value-type="float" office:value="0" calcext:value-type="float">
            <text:p>0</text:p>
          </table:table-cell>
          <table:table-cell table:style-name="ce211" table:formula="of:=[.CB$2]*[.AE28]" office:value-type="float" office:value="0" calcext:value-type="float">
            <text:p>0</text:p>
          </table:table-cell>
          <table:table-cell table:style-name="ce176" table:formula="of:=[.CC$2]*[.AF28]" office:value-type="float" office:value="0" calcext:value-type="float">
            <text:p>0</text:p>
          </table:table-cell>
          <table:table-cell table:style-name="ce211" table:formula="of:=[.CD$2]*[.AG28]" office:value-type="float" office:value="0" calcext:value-type="float">
            <text:p>0</text:p>
          </table:table-cell>
          <table:table-cell table:style-name="ce176" table:formula="of:=[.CE$2]*[.AH28]" office:value-type="float" office:value="0" calcext:value-type="float">
            <text:p>0</text:p>
          </table:table-cell>
          <table:table-cell table:style-name="ce211" table:formula="of:=[.CF$2]*[.AI28]" office:value-type="float" office:value="0" calcext:value-type="float">
            <text:p>0</text:p>
          </table:table-cell>
          <table:table-cell table:style-name="ce176" table:formula="of:=[.CG$2]*[.AJ28]" office:value-type="float" office:value="0" calcext:value-type="float">
            <text:p>0</text:p>
          </table:table-cell>
          <table:table-cell table:style-name="ce211" table:formula="of:=[.CH$2]*[.AK28]" office:value-type="float" office:value="0" calcext:value-type="float">
            <text:p>0</text:p>
          </table:table-cell>
          <table:table-cell table:style-name="ce176" table:formula="of:=[.CI$2]*[.AL28]" office:value-type="float" office:value="0" calcext:value-type="float">
            <text:p>0</text:p>
          </table:table-cell>
          <table:table-cell table:style-name="ce211" table:formula="of:=[.CJ$2]*[.AM28]" office:value-type="float" office:value="0" calcext:value-type="float">
            <text:p>0</text:p>
          </table:table-cell>
          <table:table-cell table:style-name="ce176" table:formula="of:=[.CK$2]*[.AN28]" office:value-type="float" office:value="0" calcext:value-type="float">
            <text:p>0</text:p>
          </table:table-cell>
          <table:table-cell table:style-name="ce211" table:formula="of:=[.CL$2]*[.AO28]" office:value-type="float" office:value="0" calcext:value-type="float">
            <text:p>0</text:p>
          </table:table-cell>
          <table:table-cell table:style-name="ce176" table:formula="of:=[.CM$2]*[.AP28]" office:value-type="float" office:value="0" calcext:value-type="float">
            <text:p>0</text:p>
          </table:table-cell>
          <table:table-cell table:style-name="ce211" table:formula="of:=[.CN$2]*[.AQ28]" office:value-type="float" office:value="0" calcext:value-type="float">
            <text:p>0</text:p>
          </table:table-cell>
          <table:table-cell table:style-name="ce176" table:formula="of:=[.CO$2]*[.AR28]" office:value-type="float" office:value="0" calcext:value-type="float">
            <text:p>0</text:p>
          </table:table-cell>
          <table:table-cell table:style-name="ce211" table:formula="of:=[.CP$2]*[.AS28]" office:value-type="float" office:value="0" calcext:value-type="float">
            <text:p>0</text:p>
          </table:table-cell>
          <table:table-cell table:style-name="ce176" table:formula="of:=[.CQ$2]*[.AT28]" office:value-type="float" office:value="0" calcext:value-type="float">
            <text:p>0</text:p>
          </table:table-cell>
          <table:table-cell table:style-name="ce211" table:formula="of:=[.CR$2]*[.AU28]" office:value-type="float" office:value="0" calcext:value-type="float">
            <text:p>0</text:p>
          </table:table-cell>
          <table:table-cell table:style-name="ce176" table:formula="of:=[.CS$2]*[.AV28]" office:value-type="float" office:value="0" calcext:value-type="float">
            <text:p>0</text:p>
          </table:table-cell>
          <table:table-cell table:style-name="ce211" table:formula="of:=[.CT$2]*[.AW28]" office:value-type="float" office:value="0" calcext:value-type="float">
            <text:p>0</text:p>
          </table:table-cell>
          <table:table-cell table:style-name="ce176" table:formula="of:=[.CU$2]*[.AX28]" office:value-type="float" office:value="0" calcext:value-type="float">
            <text:p>0</text:p>
          </table:table-cell>
          <table:table-cell table:style-name="ce211" table:formula="of:=[.CV$2]*[.AY28]" office:value-type="float" office:value="0" calcext:value-type="float">
            <text:p>0</text:p>
          </table:table-cell>
          <table:table-cell table:style-name="ce176" table:formula="of:=[.CW$2]*[.AZ28]" office:value-type="float" office:value="0" calcext:value-type="float">
            <text:p>0</text:p>
          </table:table-cell>
          <table:table-cell table:style-name="ce211" table:formula="of:=[.CX$2]*[.BA28]" office:value-type="float" office:value="0" calcext:value-type="float">
            <text:p>0</text:p>
          </table:table-cell>
          <table:table-cell table:style-name="ce176" table:formula="of:=[.CY$2]*[.BB28]" office:value-type="float" office:value="0" calcext:value-type="float">
            <text:p>0</text:p>
          </table:table-cell>
          <table:table-cell table:style-name="ce211" table:formula="of:=[.CZ$2]*[.BC28]" office:value-type="float" office:value="0" calcext:value-type="float">
            <text:p>0</text:p>
          </table:table-cell>
          <table:table-cell table:number-columns-repeated="920"/>
        </table:table-row>
        <table:table-row table:style-name="ro11">
          <table:table-cell table:style-name="ce185" office:value-type="string" calcext:value-type="string">
            <text:p>Т-гайка</text:p>
          </table:table-cell>
          <table:table-cell table:style-name="ce200" office:value-type="string" calcext:value-type="string">
            <text:p>М3</text:p>
          </table:table-cell>
          <table:table-cell table:style-name="ce202" table:formula="of:=8.59/100" office:value-type="currency" office:currency="USD" office:value="0.0859" calcext:value-type="currency">
            <text:p>$0.09</text:p>
          </table:table-cell>
          <table:table-cell table:style-name="ce176" table:formula="of:=SUM([.BE29:.CZ29])" office:value-type="float" office:value="55" calcext:value-type="float">
            <text:p>55</text:p>
          </table:table-cell>
          <table:table-cell table:style-name="ce204" table:formula="of:=[.C29]*[.D29]" office:value-type="currency" office:currency="USD" office:value="4.7245" calcext:value-type="currency">
            <text:p>$4.7</text:p>
          </table:table-cell>
          <table:table-cell table:style-name="ce176" office:value-type="string" calcext:value-type="string">
            <text:p><text:a xlink:href="https://letyshops.com/r/aliexpress-041e9f7da983" xlink:type="simple">Link</text:a></text:p>
          </table:table-cell>
          <table:table-cell table:style-name="ce207"/>
          <table:table-cell table:style-name="ce176"/>
          <table:table-cell table:style-name="ce211" table:formula="of:=[.I24]" office:value-type="float" office:value="20" calcext:value-type="float">
            <text:p>20</text:p>
          </table:table-cell>
          <table:table-cell table:style-name="ce176" table:formula="of:=[.J24]" office:value-type="float" office:value="25" calcext:value-type="float">
            <text:p>25</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5" calcext:value-type="float">
            <text:p>5</text:p>
          </table:table-cell>
          <table:table-cell table:style-name="ce207"/>
          <table:table-cell table:style-name="ce176" table:formula="of:=[.BE$2]*[.H29]" office:value-type="float" office:value="0" calcext:value-type="float">
            <text:p>0</text:p>
          </table:table-cell>
          <table:table-cell table:style-name="ce211" table:formula="of:=[.BF$2]*[.I29]" office:value-type="float" office:value="20" calcext:value-type="float">
            <text:p>20</text:p>
          </table:table-cell>
          <table:table-cell table:style-name="ce176" table:formula="of:=[.BG$2]*[.J29]" office:value-type="float" office:value="25" calcext:value-type="float">
            <text:p>25</text:p>
          </table:table-cell>
          <table:table-cell table:style-name="ce211" table:formula="of:=[.BH$2]*[.K29]" office:value-type="float" office:value="0" calcext:value-type="float">
            <text:p>0</text:p>
          </table:table-cell>
          <table:table-cell table:style-name="ce176" table:formula="of:=[.BI$2]*[.L29]" office:value-type="float" office:value="0" calcext:value-type="float">
            <text:p>0</text:p>
          </table:table-cell>
          <table:table-cell table:style-name="ce211" table:formula="of:=[.BJ$2]*[.M29]" office:value-type="float" office:value="0" calcext:value-type="float">
            <text:p>0</text:p>
          </table:table-cell>
          <table:table-cell table:style-name="ce176" table:formula="of:=[.BK$2]*[.N29]" office:value-type="float" office:value="0" calcext:value-type="float">
            <text:p>0</text:p>
          </table:table-cell>
          <table:table-cell table:style-name="ce211" table:formula="of:=[.BL$2]*[.O29]" office:value-type="float" office:value="0" calcext:value-type="float">
            <text:p>0</text:p>
          </table:table-cell>
          <table:table-cell table:style-name="ce176" table:formula="of:=[.BM$2]*[.P29]" office:value-type="float" office:value="0" calcext:value-type="float">
            <text:p>0</text:p>
          </table:table-cell>
          <table:table-cell table:style-name="ce211" table:formula="of:=[.BN$2]*[.Q29]" office:value-type="float" office:value="0" calcext:value-type="float">
            <text:p>0</text:p>
          </table:table-cell>
          <table:table-cell table:style-name="ce176" table:formula="of:=[.BO$2]*[.R29]" office:value-type="float" office:value="0" calcext:value-type="float">
            <text:p>0</text:p>
          </table:table-cell>
          <table:table-cell table:style-name="ce211" table:formula="of:=[.BP$2]*[.S29]" office:value-type="float" office:value="0" calcext:value-type="float">
            <text:p>0</text:p>
          </table:table-cell>
          <table:table-cell table:style-name="ce176" table:formula="of:=[.BQ$2]*[.T29]" office:value-type="float" office:value="0" calcext:value-type="float">
            <text:p>0</text:p>
          </table:table-cell>
          <table:table-cell table:style-name="ce211" table:formula="of:=[.BR$2]*[.U29]" office:value-type="float" office:value="0" calcext:value-type="float">
            <text:p>0</text:p>
          </table:table-cell>
          <table:table-cell table:style-name="ce176" table:formula="of:=[.BS$2]*[.V29]" office:value-type="float" office:value="0" calcext:value-type="float">
            <text:p>0</text:p>
          </table:table-cell>
          <table:table-cell table:style-name="ce211" table:formula="of:=[.BT$2]*[.W29]" office:value-type="float" office:value="0" calcext:value-type="float">
            <text:p>0</text:p>
          </table:table-cell>
          <table:table-cell table:style-name="ce176" table:formula="of:=[.BU$2]*[.X29]" office:value-type="float" office:value="0" calcext:value-type="float">
            <text:p>0</text:p>
          </table:table-cell>
          <table:table-cell table:style-name="ce211" table:formula="of:=[.BV$2]*[.Y29]" office:value-type="float" office:value="0" calcext:value-type="float">
            <text:p>0</text:p>
          </table:table-cell>
          <table:table-cell table:style-name="ce176" table:formula="of:=[.BW$2]*[.Z29]" office:value-type="float" office:value="0" calcext:value-type="float">
            <text:p>0</text:p>
          </table:table-cell>
          <table:table-cell table:style-name="ce211" table:formula="of:=[.BX$2]*[.AA29]" office:value-type="float" office:value="0" calcext:value-type="float">
            <text:p>0</text:p>
          </table:table-cell>
          <table:table-cell table:style-name="ce176" table:formula="of:=[.BY$2]*[.AB29]" office:value-type="float" office:value="0" calcext:value-type="float">
            <text:p>0</text:p>
          </table:table-cell>
          <table:table-cell table:style-name="ce211" table:formula="of:=[.BZ$2]*[.AC29]" office:value-type="float" office:value="0" calcext:value-type="float">
            <text:p>0</text:p>
          </table:table-cell>
          <table:table-cell table:style-name="ce176" table:formula="of:=[.CA$2]*[.AD29]" office:value-type="float" office:value="0" calcext:value-type="float">
            <text:p>0</text:p>
          </table:table-cell>
          <table:table-cell table:style-name="ce211" table:formula="of:=[.CB$2]*[.AE29]" office:value-type="float" office:value="0" calcext:value-type="float">
            <text:p>0</text:p>
          </table:table-cell>
          <table:table-cell table:style-name="ce176" table:formula="of:=[.CC$2]*[.AF29]" office:value-type="float" office:value="0" calcext:value-type="float">
            <text:p>0</text:p>
          </table:table-cell>
          <table:table-cell table:style-name="ce211" table:formula="of:=[.CD$2]*[.AG29]" office:value-type="float" office:value="0" calcext:value-type="float">
            <text:p>0</text:p>
          </table:table-cell>
          <table:table-cell table:style-name="ce176" table:formula="of:=[.CE$2]*[.AH29]" office:value-type="float" office:value="0" calcext:value-type="float">
            <text:p>0</text:p>
          </table:table-cell>
          <table:table-cell table:style-name="ce211" table:formula="of:=[.CF$2]*[.AI29]" office:value-type="float" office:value="0" calcext:value-type="float">
            <text:p>0</text:p>
          </table:table-cell>
          <table:table-cell table:style-name="ce176" table:formula="of:=[.CG$2]*[.AJ29]" office:value-type="float" office:value="0" calcext:value-type="float">
            <text:p>0</text:p>
          </table:table-cell>
          <table:table-cell table:style-name="ce211" table:formula="of:=[.CH$2]*[.AK29]" office:value-type="float" office:value="0" calcext:value-type="float">
            <text:p>0</text:p>
          </table:table-cell>
          <table:table-cell table:style-name="ce176" table:formula="of:=[.CI$2]*[.AL29]" office:value-type="float" office:value="0" calcext:value-type="float">
            <text:p>0</text:p>
          </table:table-cell>
          <table:table-cell table:style-name="ce211" table:formula="of:=[.CJ$2]*[.AM29]" office:value-type="float" office:value="0" calcext:value-type="float">
            <text:p>0</text:p>
          </table:table-cell>
          <table:table-cell table:style-name="ce176" table:formula="of:=[.CK$2]*[.AN29]" office:value-type="float" office:value="0" calcext:value-type="float">
            <text:p>0</text:p>
          </table:table-cell>
          <table:table-cell table:style-name="ce211" table:formula="of:=[.CL$2]*[.AO29]" office:value-type="float" office:value="0" calcext:value-type="float">
            <text:p>0</text:p>
          </table:table-cell>
          <table:table-cell table:style-name="ce176" table:formula="of:=[.CM$2]*[.AP29]" office:value-type="float" office:value="0" calcext:value-type="float">
            <text:p>0</text:p>
          </table:table-cell>
          <table:table-cell table:style-name="ce211" table:formula="of:=[.CN$2]*[.AQ29]" office:value-type="float" office:value="0" calcext:value-type="float">
            <text:p>0</text:p>
          </table:table-cell>
          <table:table-cell table:style-name="ce176" table:formula="of:=[.CO$2]*[.AR29]" office:value-type="float" office:value="0" calcext:value-type="float">
            <text:p>0</text:p>
          </table:table-cell>
          <table:table-cell table:style-name="ce211" table:formula="of:=[.CP$2]*[.AS29]" office:value-type="float" office:value="0" calcext:value-type="float">
            <text:p>0</text:p>
          </table:table-cell>
          <table:table-cell table:style-name="ce176" table:formula="of:=[.CQ$2]*[.AT29]" office:value-type="float" office:value="0" calcext:value-type="float">
            <text:p>0</text:p>
          </table:table-cell>
          <table:table-cell table:style-name="ce211" table:formula="of:=[.CR$2]*[.AU29]" office:value-type="float" office:value="0" calcext:value-type="float">
            <text:p>0</text:p>
          </table:table-cell>
          <table:table-cell table:style-name="ce176" table:formula="of:=[.CS$2]*[.AV29]" office:value-type="float" office:value="0" calcext:value-type="float">
            <text:p>0</text:p>
          </table:table-cell>
          <table:table-cell table:style-name="ce211" table:formula="of:=[.CT$2]*[.AW29]" office:value-type="float" office:value="0" calcext:value-type="float">
            <text:p>0</text:p>
          </table:table-cell>
          <table:table-cell table:style-name="ce176" table:formula="of:=[.CU$2]*[.AX29]" office:value-type="float" office:value="0" calcext:value-type="float">
            <text:p>0</text:p>
          </table:table-cell>
          <table:table-cell table:style-name="ce211" table:formula="of:=[.CV$2]*[.AY29]" office:value-type="float" office:value="0" calcext:value-type="float">
            <text:p>0</text:p>
          </table:table-cell>
          <table:table-cell table:style-name="ce176" table:formula="of:=[.CW$2]*[.AZ29]" office:value-type="float" office:value="0" calcext:value-type="float">
            <text:p>0</text:p>
          </table:table-cell>
          <table:table-cell table:style-name="ce211" table:formula="of:=[.CX$2]*[.BA29]" office:value-type="float" office:value="0" calcext:value-type="float">
            <text:p>0</text:p>
          </table:table-cell>
          <table:table-cell table:style-name="ce176" table:formula="of:=[.CY$2]*[.BB29]" office:value-type="float" office:value="0" calcext:value-type="float">
            <text:p>0</text:p>
          </table:table-cell>
          <table:table-cell table:style-name="ce211" table:formula="of:=[.CZ$2]*[.BC29]" office:value-type="float" office:value="10" calcext:value-type="float">
            <text:p>10</text:p>
          </table:table-cell>
          <table:table-cell table:number-columns-repeated="920"/>
        </table:table-row>
        <table:table-row table:style-name="ro11">
          <table:table-cell table:style-name="ce187" office:value-type="string" calcext:value-type="string">
            <text:p>Т-гайка</text:p>
          </table:table-cell>
          <table:table-cell table:style-name="ce200" office:value-type="string" calcext:value-type="string">
            <text:p>М4</text:p>
          </table:table-cell>
          <table:table-cell table:style-name="ce202" table:formula="of:=8.59/100" office:value-type="currency" office:currency="USD" office:value="0.0859" calcext:value-type="currency">
            <text:p>$0.09</text:p>
          </table:table-cell>
          <table:table-cell table:style-name="ce176" table:formula="of:=SUM([.BE30:.CZ30])" office:value-type="float" office:value="289" calcext:value-type="float">
            <text:p>289</text:p>
          </table:table-cell>
          <table:table-cell table:style-name="ce204" table:formula="of:=[.C30]*[.D30]" office:value-type="currency" office:currency="USD" office:value="24.8251" calcext:value-type="currency">
            <text:p>$24.8</text:p>
          </table:table-cell>
          <table:table-cell table:style-name="ce176" office:value-type="string" calcext:value-type="string">
            <text:p><text:a xlink:href="https://letyshops.com/r/aliexpress-041e9f7da983" xlink:type="simple">Link</text:a></text:p>
          </table:table-cell>
          <table:table-cell table:style-name="ce207"/>
          <table:table-cell table:style-name="ce176"/>
          <table:table-cell table:style-name="ce211"/>
          <table:table-cell table:style-name="ce176"/>
          <table:table-cell table:style-name="ce211" table:formula="of:=[.K22]" office:value-type="float" office:value="2" calcext:value-type="float">
            <text:p>2</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formula="of:=[.S8]" office:value-type="float" office:value="7" calcext:value-type="float">
            <text:p>7</text:p>
          </table:table-cell>
          <table:table-cell table:style-name="ce176" table:formula="of:=[.T8]" office:value-type="float" office:value="7" calcext:value-type="float">
            <text:p>7</text:p>
          </table:table-cell>
          <table:table-cell table:style-name="ce211"/>
          <table:table-cell table:style-name="ce176" office:value-type="float" office:value="4" calcext:value-type="float">
            <text:p>4</text:p>
          </table:table-cell>
          <table:table-cell table:style-name="ce211"/>
          <table:table-cell table:style-name="ce176" table:formula="of:=[.X8]" office:value-type="float" office:value="4" calcext:value-type="float">
            <text:p>4</text:p>
          </table:table-cell>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office:value-type="float" office:value="6" calcext:value-type="float">
            <text:p>6</text:p>
          </table:table-cell>
          <table:table-cell table:style-name="ce176" office:value-type="float" office:value="3" calcext:value-type="float">
            <text:p>3</text:p>
          </table:table-cell>
          <table:table-cell table:style-name="ce211"/>
          <table:table-cell table:style-name="ce176" table:formula="of:=[.AL21]" office:value-type="float" office:value="2" calcext:value-type="float">
            <text:p>2</text:p>
          </table:table-cell>
          <table:table-cell table:style-name="ce211" office:value-type="float" office:value="5" calcext:value-type="float">
            <text:p>5</text:p>
          </table:table-cell>
          <table:table-cell table:style-name="ce176" office:value-type="float" office:value="6" calcext:value-type="float">
            <text:p>6</text:p>
          </table:table-cell>
          <table:table-cell table:style-name="ce211"/>
          <table:table-cell table:style-name="ce176" office:value-type="float" office:value="2" calcext:value-type="float">
            <text:p>2</text:p>
          </table:table-cell>
          <table:table-cell table:style-name="ce211" office:value-type="float" office:value="201" calcext:value-type="float">
            <text:p>20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0]" office:value-type="float" office:value="0" calcext:value-type="float">
            <text:p>0</text:p>
          </table:table-cell>
          <table:table-cell table:style-name="ce211" table:formula="of:=[.BF$2]*[.I30]" office:value-type="float" office:value="0" calcext:value-type="float">
            <text:p>0</text:p>
          </table:table-cell>
          <table:table-cell table:style-name="ce176" table:formula="of:=[.BG$2]*[.J30]" office:value-type="float" office:value="0" calcext:value-type="float">
            <text:p>0</text:p>
          </table:table-cell>
          <table:table-cell table:style-name="ce211" table:formula="of:=[.BH$2]*[.K30]" office:value-type="float" office:value="4" calcext:value-type="float">
            <text:p>4</text:p>
          </table:table-cell>
          <table:table-cell table:style-name="ce176" table:formula="of:=[.BI$2]*[.L30]" office:value-type="float" office:value="0" calcext:value-type="float">
            <text:p>0</text:p>
          </table:table-cell>
          <table:table-cell table:style-name="ce211" table:formula="of:=[.BJ$2]*[.M30]" office:value-type="float" office:value="0" calcext:value-type="float">
            <text:p>0</text:p>
          </table:table-cell>
          <table:table-cell table:style-name="ce176" table:formula="of:=[.BK$2]*[.N30]" office:value-type="float" office:value="0" calcext:value-type="float">
            <text:p>0</text:p>
          </table:table-cell>
          <table:table-cell table:style-name="ce211" table:formula="of:=[.BL$2]*[.O30]" office:value-type="float" office:value="0" calcext:value-type="float">
            <text:p>0</text:p>
          </table:table-cell>
          <table:table-cell table:style-name="ce176" table:formula="of:=[.BM$2]*[.P30]" office:value-type="float" office:value="0" calcext:value-type="float">
            <text:p>0</text:p>
          </table:table-cell>
          <table:table-cell table:style-name="ce211" table:formula="of:=[.BN$2]*[.Q30]" office:value-type="float" office:value="0" calcext:value-type="float">
            <text:p>0</text:p>
          </table:table-cell>
          <table:table-cell table:style-name="ce176" table:formula="of:=[.BO$2]*[.R30]" office:value-type="float" office:value="0" calcext:value-type="float">
            <text:p>0</text:p>
          </table:table-cell>
          <table:table-cell table:style-name="ce211" table:formula="of:=[.BP$2]*[.S30]" office:value-type="float" office:value="0" calcext:value-type="float">
            <text:p>0</text:p>
          </table:table-cell>
          <table:table-cell table:style-name="ce176" table:formula="of:=[.BQ$2]*[.T30]" office:value-type="float" office:value="14" calcext:value-type="float">
            <text:p>14</text:p>
          </table:table-cell>
          <table:table-cell table:style-name="ce211" table:formula="of:=[.BR$2]*[.U30]" office:value-type="float" office:value="0" calcext:value-type="float">
            <text:p>0</text:p>
          </table:table-cell>
          <table:table-cell table:style-name="ce176" table:formula="of:=[.BS$2]*[.V30]" office:value-type="float" office:value="4" calcext:value-type="float">
            <text:p>4</text:p>
          </table:table-cell>
          <table:table-cell table:style-name="ce211" table:formula="of:=[.BT$2]*[.W30]" office:value-type="float" office:value="0" calcext:value-type="float">
            <text:p>0</text:p>
          </table:table-cell>
          <table:table-cell table:style-name="ce176" table:formula="of:=[.BU$2]*[.X30]" office:value-type="float" office:value="4" calcext:value-type="float">
            <text:p>4</text:p>
          </table:table-cell>
          <table:table-cell table:style-name="ce211" table:formula="of:=[.BV$2]*[.Y30]" office:value-type="float" office:value="0" calcext:value-type="float">
            <text:p>0</text:p>
          </table:table-cell>
          <table:table-cell table:style-name="ce176" table:formula="of:=[.BW$2]*[.Z30]" office:value-type="float" office:value="0" calcext:value-type="float">
            <text:p>0</text:p>
          </table:table-cell>
          <table:table-cell table:style-name="ce211" table:formula="of:=[.BX$2]*[.AA30]" office:value-type="float" office:value="0" calcext:value-type="float">
            <text:p>0</text:p>
          </table:table-cell>
          <table:table-cell table:style-name="ce176" table:formula="of:=[.BY$2]*[.AB30]" office:value-type="float" office:value="4" calcext:value-type="float">
            <text:p>4</text:p>
          </table:table-cell>
          <table:table-cell table:style-name="ce211" table:formula="of:=[.BZ$2]*[.AC30]" office:value-type="float" office:value="0" calcext:value-type="float">
            <text:p>0</text:p>
          </table:table-cell>
          <table:table-cell table:style-name="ce176" table:formula="of:=[.CA$2]*[.AD30]" office:value-type="float" office:value="0" calcext:value-type="float">
            <text:p>0</text:p>
          </table:table-cell>
          <table:table-cell table:style-name="ce211" table:formula="of:=[.CB$2]*[.AE30]" office:value-type="float" office:value="0" calcext:value-type="float">
            <text:p>0</text:p>
          </table:table-cell>
          <table:table-cell table:style-name="ce176" table:formula="of:=[.CC$2]*[.AF30]" office:value-type="float" office:value="0" calcext:value-type="float">
            <text:p>0</text:p>
          </table:table-cell>
          <table:table-cell table:style-name="ce211" table:formula="of:=[.CD$2]*[.AG30]" office:value-type="float" office:value="0" calcext:value-type="float">
            <text:p>0</text:p>
          </table:table-cell>
          <table:table-cell table:style-name="ce176" table:formula="of:=[.CE$2]*[.AH30]" office:value-type="float" office:value="0" calcext:value-type="float">
            <text:p>0</text:p>
          </table:table-cell>
          <table:table-cell table:style-name="ce211" table:formula="of:=[.CF$2]*[.AI30]" office:value-type="float" office:value="12" calcext:value-type="float">
            <text:p>12</text:p>
          </table:table-cell>
          <table:table-cell table:style-name="ce176" table:formula="of:=[.CG$2]*[.AJ30]" office:value-type="float" office:value="6" calcext:value-type="float">
            <text:p>6</text:p>
          </table:table-cell>
          <table:table-cell table:style-name="ce211" table:formula="of:=[.CH$2]*[.AK30]" office:value-type="float" office:value="0" calcext:value-type="float">
            <text:p>0</text:p>
          </table:table-cell>
          <table:table-cell table:style-name="ce176" table:formula="of:=[.CI$2]*[.AL30]" office:value-type="float" office:value="6" calcext:value-type="float">
            <text:p>6</text:p>
          </table:table-cell>
          <table:table-cell table:style-name="ce211" table:formula="of:=[.CJ$2]*[.AM30]" office:value-type="float" office:value="30" calcext:value-type="float">
            <text:p>30</text:p>
          </table:table-cell>
          <table:table-cell table:style-name="ce176" table:formula="of:=[.CK$2]*[.AN30]" office:value-type="float" office:value="0" calcext:value-type="float">
            <text:p>0</text:p>
          </table:table-cell>
          <table:table-cell table:style-name="ce211" table:formula="of:=[.CL$2]*[.AO30]" office:value-type="float" office:value="0" calcext:value-type="float">
            <text:p>0</text:p>
          </table:table-cell>
          <table:table-cell table:style-name="ce176" table:formula="of:=[.CM$2]*[.AP30]" office:value-type="float" office:value="4" calcext:value-type="float">
            <text:p>4</text:p>
          </table:table-cell>
          <table:table-cell table:style-name="ce211" table:formula="of:=[.CN$2]*[.AQ30]" office:value-type="float" office:value="201" calcext:value-type="float">
            <text:p>201</text:p>
          </table:table-cell>
          <table:table-cell table:style-name="ce176" table:formula="of:=[.CO$2]*[.AR30]" office:value-type="float" office:value="0" calcext:value-type="float">
            <text:p>0</text:p>
          </table:table-cell>
          <table:table-cell table:style-name="ce211" table:formula="of:=[.CP$2]*[.AS30]" office:value-type="float" office:value="0" calcext:value-type="float">
            <text:p>0</text:p>
          </table:table-cell>
          <table:table-cell table:style-name="ce176" table:formula="of:=[.CQ$2]*[.AT30]" office:value-type="float" office:value="0" calcext:value-type="float">
            <text:p>0</text:p>
          </table:table-cell>
          <table:table-cell table:style-name="ce211" table:formula="of:=[.CR$2]*[.AU30]" office:value-type="float" office:value="0" calcext:value-type="float">
            <text:p>0</text:p>
          </table:table-cell>
          <table:table-cell table:style-name="ce176" table:formula="of:=[.CS$2]*[.AV30]" office:value-type="float" office:value="0" calcext:value-type="float">
            <text:p>0</text:p>
          </table:table-cell>
          <table:table-cell table:style-name="ce211" table:formula="of:=[.CT$2]*[.AW30]" office:value-type="float" office:value="0" calcext:value-type="float">
            <text:p>0</text:p>
          </table:table-cell>
          <table:table-cell table:style-name="ce176" table:formula="of:=[.CU$2]*[.AX30]" office:value-type="float" office:value="0" calcext:value-type="float">
            <text:p>0</text:p>
          </table:table-cell>
          <table:table-cell table:style-name="ce211" table:formula="of:=[.CV$2]*[.AY30]" office:value-type="float" office:value="0" calcext:value-type="float">
            <text:p>0</text:p>
          </table:table-cell>
          <table:table-cell table:style-name="ce176" table:formula="of:=[.CW$2]*[.AZ30]" office:value-type="float" office:value="0" calcext:value-type="float">
            <text:p>0</text:p>
          </table:table-cell>
          <table:table-cell table:style-name="ce211" table:formula="of:=[.CX$2]*[.BA30]" office:value-type="float" office:value="0" calcext:value-type="float">
            <text:p>0</text:p>
          </table:table-cell>
          <table:table-cell table:style-name="ce176" table:formula="of:=[.CY$2]*[.BB30]" office:value-type="float" office:value="0" calcext:value-type="float">
            <text:p>0</text:p>
          </table:table-cell>
          <table:table-cell table:style-name="ce211" table:formula="of:=[.CZ$2]*[.BC30]" office:value-type="float" office:value="0" calcext:value-type="float">
            <text:p>0</text:p>
          </table:table-cell>
          <table:table-cell table:number-columns-repeated="920"/>
        </table:table-row>
        <table:table-row table:style-name="ro11">
          <table:table-cell table:style-name="ce193" office:value-type="string" calcext:value-type="string">
            <text:p>Резьб. Вставка</text:p>
          </table:table-cell>
          <table:table-cell table:style-name="ce199" office:value-type="string" calcext:value-type="string">
            <text:p>M3x5</text:p>
          </table:table-cell>
          <table:table-cell table:style-name="ce202" table:formula="of:=4.43/100" office:value-type="currency" office:currency="USD" office:value="0.0443" calcext:value-type="currency">
            <text:p>$0.04</text:p>
          </table:table-cell>
          <table:table-cell table:style-name="ce176" table:formula="of:=SUM([.BE31:.CZ31])" office:value-type="float" office:value="6" calcext:value-type="float">
            <text:p>6</text:p>
          </table:table-cell>
          <table:table-cell table:style-name="ce204" table:formula="of:=[.C31]*[.D31]" office:value-type="currency" office:currency="USD" office:value="0.2658" calcext:value-type="currency">
            <text:p>$0.3</text:p>
          </table:table-cell>
          <table:table-cell table:style-name="ce176" office:value-type="string" calcext:value-type="string">
            <text:p><text:a xlink:href="https://aliexpress.ru/item/32958273559.html"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formula="of:=[.AO21]" office:value-type="float" office:value="6" calcext:value-type="float">
            <text:p>6</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1]" office:value-type="float" office:value="0" calcext:value-type="float">
            <text:p>0</text:p>
          </table:table-cell>
          <table:table-cell table:style-name="ce211" table:formula="of:=[.BF$2]*[.I31]" office:value-type="float" office:value="0" calcext:value-type="float">
            <text:p>0</text:p>
          </table:table-cell>
          <table:table-cell table:style-name="ce176" table:formula="of:=[.BG$2]*[.J31]" office:value-type="float" office:value="0" calcext:value-type="float">
            <text:p>0</text:p>
          </table:table-cell>
          <table:table-cell table:style-name="ce211" table:formula="of:=[.BH$2]*[.K31]" office:value-type="float" office:value="0" calcext:value-type="float">
            <text:p>0</text:p>
          </table:table-cell>
          <table:table-cell table:style-name="ce176" table:formula="of:=[.BI$2]*[.L31]" office:value-type="float" office:value="0" calcext:value-type="float">
            <text:p>0</text:p>
          </table:table-cell>
          <table:table-cell table:style-name="ce211" table:formula="of:=[.BJ$2]*[.M31]" office:value-type="float" office:value="0" calcext:value-type="float">
            <text:p>0</text:p>
          </table:table-cell>
          <table:table-cell table:style-name="ce176" table:formula="of:=[.BK$2]*[.N31]" office:value-type="float" office:value="0" calcext:value-type="float">
            <text:p>0</text:p>
          </table:table-cell>
          <table:table-cell table:style-name="ce211" table:formula="of:=[.BL$2]*[.O31]" office:value-type="float" office:value="0" calcext:value-type="float">
            <text:p>0</text:p>
          </table:table-cell>
          <table:table-cell table:style-name="ce176" table:formula="of:=[.BM$2]*[.P31]" office:value-type="float" office:value="0" calcext:value-type="float">
            <text:p>0</text:p>
          </table:table-cell>
          <table:table-cell table:style-name="ce211" table:formula="of:=[.BN$2]*[.Q31]" office:value-type="float" office:value="0" calcext:value-type="float">
            <text:p>0</text:p>
          </table:table-cell>
          <table:table-cell table:style-name="ce176" table:formula="of:=[.BO$2]*[.R31]" office:value-type="float" office:value="0" calcext:value-type="float">
            <text:p>0</text:p>
          </table:table-cell>
          <table:table-cell table:style-name="ce211" table:formula="of:=[.BP$2]*[.S31]" office:value-type="float" office:value="0" calcext:value-type="float">
            <text:p>0</text:p>
          </table:table-cell>
          <table:table-cell table:style-name="ce176" table:formula="of:=[.BQ$2]*[.T31]" office:value-type="float" office:value="0" calcext:value-type="float">
            <text:p>0</text:p>
          </table:table-cell>
          <table:table-cell table:style-name="ce211" table:formula="of:=[.BR$2]*[.U31]" office:value-type="float" office:value="0" calcext:value-type="float">
            <text:p>0</text:p>
          </table:table-cell>
          <table:table-cell table:style-name="ce176" table:formula="of:=[.BS$2]*[.V31]" office:value-type="float" office:value="0" calcext:value-type="float">
            <text:p>0</text:p>
          </table:table-cell>
          <table:table-cell table:style-name="ce211" table:formula="of:=[.BT$2]*[.W31]" office:value-type="float" office:value="0" calcext:value-type="float">
            <text:p>0</text:p>
          </table:table-cell>
          <table:table-cell table:style-name="ce176" table:formula="of:=[.BU$2]*[.X31]" office:value-type="float" office:value="0" calcext:value-type="float">
            <text:p>0</text:p>
          </table:table-cell>
          <table:table-cell table:style-name="ce211" table:formula="of:=[.BV$2]*[.Y31]" office:value-type="float" office:value="0" calcext:value-type="float">
            <text:p>0</text:p>
          </table:table-cell>
          <table:table-cell table:style-name="ce176" table:formula="of:=[.BW$2]*[.Z31]" office:value-type="float" office:value="0" calcext:value-type="float">
            <text:p>0</text:p>
          </table:table-cell>
          <table:table-cell table:style-name="ce211" table:formula="of:=[.BX$2]*[.AA31]" office:value-type="float" office:value="0" calcext:value-type="float">
            <text:p>0</text:p>
          </table:table-cell>
          <table:table-cell table:style-name="ce176" table:formula="of:=[.BY$2]*[.AB31]" office:value-type="float" office:value="0" calcext:value-type="float">
            <text:p>0</text:p>
          </table:table-cell>
          <table:table-cell table:style-name="ce211" table:formula="of:=[.BZ$2]*[.AC31]" office:value-type="float" office:value="0" calcext:value-type="float">
            <text:p>0</text:p>
          </table:table-cell>
          <table:table-cell table:style-name="ce176" table:formula="of:=[.CA$2]*[.AD31]" office:value-type="float" office:value="0" calcext:value-type="float">
            <text:p>0</text:p>
          </table:table-cell>
          <table:table-cell table:style-name="ce211" table:formula="of:=[.CB$2]*[.AE31]" office:value-type="float" office:value="0" calcext:value-type="float">
            <text:p>0</text:p>
          </table:table-cell>
          <table:table-cell table:style-name="ce176" table:formula="of:=[.CC$2]*[.AF31]" office:value-type="float" office:value="0" calcext:value-type="float">
            <text:p>0</text:p>
          </table:table-cell>
          <table:table-cell table:style-name="ce211" table:formula="of:=[.CD$2]*[.AG31]" office:value-type="float" office:value="0" calcext:value-type="float">
            <text:p>0</text:p>
          </table:table-cell>
          <table:table-cell table:style-name="ce176" table:formula="of:=[.CE$2]*[.AH31]" office:value-type="float" office:value="0" calcext:value-type="float">
            <text:p>0</text:p>
          </table:table-cell>
          <table:table-cell table:style-name="ce211" table:formula="of:=[.CF$2]*[.AI31]" office:value-type="float" office:value="0" calcext:value-type="float">
            <text:p>0</text:p>
          </table:table-cell>
          <table:table-cell table:style-name="ce176" table:formula="of:=[.CG$2]*[.AJ31]" office:value-type="float" office:value="0" calcext:value-type="float">
            <text:p>0</text:p>
          </table:table-cell>
          <table:table-cell table:style-name="ce211" table:formula="of:=[.CH$2]*[.AK31]" office:value-type="float" office:value="0" calcext:value-type="float">
            <text:p>0</text:p>
          </table:table-cell>
          <table:table-cell table:style-name="ce176" table:formula="of:=[.CI$2]*[.AL31]" office:value-type="float" office:value="0" calcext:value-type="float">
            <text:p>0</text:p>
          </table:table-cell>
          <table:table-cell table:style-name="ce211" table:formula="of:=[.CJ$2]*[.AM31]" office:value-type="float" office:value="0" calcext:value-type="float">
            <text:p>0</text:p>
          </table:table-cell>
          <table:table-cell table:style-name="ce176" table:formula="of:=[.CK$2]*[.AN31]" office:value-type="float" office:value="0" calcext:value-type="float">
            <text:p>0</text:p>
          </table:table-cell>
          <table:table-cell table:style-name="ce211" table:formula="of:=[.CL$2]*[.AO31]" office:value-type="float" office:value="6" calcext:value-type="float">
            <text:p>6</text:p>
          </table:table-cell>
          <table:table-cell table:style-name="ce176" table:formula="of:=[.CM$2]*[.AP31]" office:value-type="float" office:value="0" calcext:value-type="float">
            <text:p>0</text:p>
          </table:table-cell>
          <table:table-cell table:style-name="ce211" table:formula="of:=[.CN$2]*[.AQ31]" office:value-type="float" office:value="0" calcext:value-type="float">
            <text:p>0</text:p>
          </table:table-cell>
          <table:table-cell table:style-name="ce176" table:formula="of:=[.CO$2]*[.AR31]" office:value-type="float" office:value="0" calcext:value-type="float">
            <text:p>0</text:p>
          </table:table-cell>
          <table:table-cell table:style-name="ce211" table:formula="of:=[.CP$2]*[.AS31]" office:value-type="float" office:value="0" calcext:value-type="float">
            <text:p>0</text:p>
          </table:table-cell>
          <table:table-cell table:style-name="ce176" table:formula="of:=[.CQ$2]*[.AT31]" office:value-type="float" office:value="0" calcext:value-type="float">
            <text:p>0</text:p>
          </table:table-cell>
          <table:table-cell table:style-name="ce211" table:formula="of:=[.CR$2]*[.AU31]" office:value-type="float" office:value="0" calcext:value-type="float">
            <text:p>0</text:p>
          </table:table-cell>
          <table:table-cell table:style-name="ce176" table:formula="of:=[.CS$2]*[.AV31]" office:value-type="float" office:value="0" calcext:value-type="float">
            <text:p>0</text:p>
          </table:table-cell>
          <table:table-cell table:style-name="ce211" table:formula="of:=[.CT$2]*[.AW31]" office:value-type="float" office:value="0" calcext:value-type="float">
            <text:p>0</text:p>
          </table:table-cell>
          <table:table-cell table:style-name="ce176" table:formula="of:=[.CU$2]*[.AX31]" office:value-type="float" office:value="0" calcext:value-type="float">
            <text:p>0</text:p>
          </table:table-cell>
          <table:table-cell table:style-name="ce211" table:formula="of:=[.CV$2]*[.AY31]" office:value-type="float" office:value="0" calcext:value-type="float">
            <text:p>0</text:p>
          </table:table-cell>
          <table:table-cell table:style-name="ce176" table:formula="of:=[.CW$2]*[.AZ31]" office:value-type="float" office:value="0" calcext:value-type="float">
            <text:p>0</text:p>
          </table:table-cell>
          <table:table-cell table:style-name="ce211" table:formula="of:=[.CX$2]*[.BA31]" office:value-type="float" office:value="0" calcext:value-type="float">
            <text:p>0</text:p>
          </table:table-cell>
          <table:table-cell table:style-name="ce176" table:formula="of:=[.CY$2]*[.BB31]" office:value-type="float" office:value="0" calcext:value-type="float">
            <text:p>0</text:p>
          </table:table-cell>
          <table:table-cell table:style-name="ce211" table:formula="of:=[.CZ$2]*[.BC31]" office:value-type="float" office:value="0" calcext:value-type="float">
            <text:p>0</text:p>
          </table:table-cell>
          <table:table-cell table:number-columns-repeated="920"/>
        </table:table-row>
        <table:table-row table:style-name="ro11">
          <table:table-cell table:style-name="ce193" office:value-type="string" calcext:value-type="string">
            <text:p>Болт</text:p>
          </table:table-cell>
          <table:table-cell table:style-name="ce199" office:value-type="string" calcext:value-type="string">
            <text:p>М5x50</text:p>
          </table:table-cell>
          <table:table-cell table:style-name="ce202" table:formula="of:=17.4/O_USDE" office:value-type="currency" office:currency="USD" office:value="0.248571428571429" calcext:value-type="currency">
            <text:p>$0.25</text:p>
          </table:table-cell>
          <table:table-cell table:style-name="ce176" table:formula="of:=SUM([.BE32:.CZ32])" office:value-type="float" office:value="3" calcext:value-type="float">
            <text:p>3</text:p>
          </table:table-cell>
          <table:table-cell table:style-name="ce204" table:formula="of:=[.C32]*[.D32]" office:value-type="currency" office:currency="USD" office:value="0.745714285714286" calcext:value-type="currency">
            <text:p>$0.7</text:p>
          </table:table-cell>
          <table:table-cell table:style-name="ce176" office:value-type="string" calcext:value-type="string">
            <text:p><text:a xlink:href="https://krep-shop.ru/katalog/bolty_i_vinty/din_933/5kh50_nerzh_a2_din_933/"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1" calcext:value-type="float">
            <text:p>1</text:p>
          </table:table-cell>
          <table:table-cell table:style-name="ce176"/>
          <table:table-cell table:style-name="ce211" office:value-type="float" office:value="1" calcext:value-type="float">
            <text:p>1</text:p>
          </table:table-cell>
          <table:table-cell table:style-name="ce176"/>
          <table:table-cell table:style-name="ce211" office:value-type="float" office:value="1" calcext:value-type="float">
            <text:p>1</text:p>
          </table:table-cell>
          <table:table-cell table:style-name="ce176"/>
          <table:table-cell table:style-name="ce211" office:value-type="float" office:value="1" calcext:value-type="float">
            <text:p>1</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2]" office:value-type="float" office:value="0" calcext:value-type="float">
            <text:p>0</text:p>
          </table:table-cell>
          <table:table-cell table:style-name="ce211" table:formula="of:=[.BF$2]*[.I32]" office:value-type="float" office:value="0" calcext:value-type="float">
            <text:p>0</text:p>
          </table:table-cell>
          <table:table-cell table:style-name="ce176" table:formula="of:=[.BG$2]*[.J32]" office:value-type="float" office:value="0" calcext:value-type="float">
            <text:p>0</text:p>
          </table:table-cell>
          <table:table-cell table:style-name="ce211" table:formula="of:=[.BH$2]*[.K32]" office:value-type="float" office:value="0" calcext:value-type="float">
            <text:p>0</text:p>
          </table:table-cell>
          <table:table-cell table:style-name="ce176" table:formula="of:=[.BI$2]*[.L32]" office:value-type="float" office:value="0" calcext:value-type="float">
            <text:p>0</text:p>
          </table:table-cell>
          <table:table-cell table:style-name="ce211" table:formula="of:=[.BJ$2]*[.M32]" office:value-type="float" office:value="0" calcext:value-type="float">
            <text:p>0</text:p>
          </table:table-cell>
          <table:table-cell table:style-name="ce176" table:formula="of:=[.BK$2]*[.N32]" office:value-type="float" office:value="0" calcext:value-type="float">
            <text:p>0</text:p>
          </table:table-cell>
          <table:table-cell table:style-name="ce211" table:formula="of:=[.BL$2]*[.O32]" office:value-type="float" office:value="0" calcext:value-type="float">
            <text:p>0</text:p>
          </table:table-cell>
          <table:table-cell table:style-name="ce176" table:formula="of:=[.BM$2]*[.P32]" office:value-type="float" office:value="0" calcext:value-type="float">
            <text:p>0</text:p>
          </table:table-cell>
          <table:table-cell table:style-name="ce211" table:formula="of:=[.BN$2]*[.Q32]" office:value-type="float" office:value="0" calcext:value-type="float">
            <text:p>0</text:p>
          </table:table-cell>
          <table:table-cell table:style-name="ce176" table:formula="of:=[.BO$2]*[.R32]" office:value-type="float" office:value="0" calcext:value-type="float">
            <text:p>0</text:p>
          </table:table-cell>
          <table:table-cell table:style-name="ce211" table:formula="of:=[.BP$2]*[.S32]" office:value-type="float" office:value="0" calcext:value-type="float">
            <text:p>0</text:p>
          </table:table-cell>
          <table:table-cell table:style-name="ce176" table:formula="of:=[.BQ$2]*[.T32]" office:value-type="float" office:value="0" calcext:value-type="float">
            <text:p>0</text:p>
          </table:table-cell>
          <table:table-cell table:style-name="ce211" table:formula="of:=[.BR$2]*[.U32]" office:value-type="float" office:value="0" calcext:value-type="float">
            <text:p>0</text:p>
          </table:table-cell>
          <table:table-cell table:style-name="ce176" table:formula="of:=[.BS$2]*[.V32]" office:value-type="float" office:value="0" calcext:value-type="float">
            <text:p>0</text:p>
          </table:table-cell>
          <table:table-cell table:style-name="ce211" table:formula="of:=[.BT$2]*[.W32]" office:value-type="float" office:value="0" calcext:value-type="float">
            <text:p>0</text:p>
          </table:table-cell>
          <table:table-cell table:style-name="ce176" table:formula="of:=[.BU$2]*[.X32]" office:value-type="float" office:value="0" calcext:value-type="float">
            <text:p>0</text:p>
          </table:table-cell>
          <table:table-cell table:style-name="ce211" table:formula="of:=[.BV$2]*[.Y32]" office:value-type="float" office:value="1" calcext:value-type="float">
            <text:p>1</text:p>
          </table:table-cell>
          <table:table-cell table:style-name="ce176" table:formula="of:=[.BW$2]*[.Z32]" office:value-type="float" office:value="0" calcext:value-type="float">
            <text:p>0</text:p>
          </table:table-cell>
          <table:table-cell table:style-name="ce211" table:formula="of:=[.BX$2]*[.AA32]" office:value-type="float" office:value="1" calcext:value-type="float">
            <text:p>1</text:p>
          </table:table-cell>
          <table:table-cell table:style-name="ce176" table:formula="of:=[.BY$2]*[.AB32]" office:value-type="float" office:value="0" calcext:value-type="float">
            <text:p>0</text:p>
          </table:table-cell>
          <table:table-cell table:style-name="ce211" table:formula="of:=[.BZ$2]*[.AC32]" office:value-type="float" office:value="1" calcext:value-type="float">
            <text:p>1</text:p>
          </table:table-cell>
          <table:table-cell table:style-name="ce176" table:formula="of:=[.CA$2]*[.AD32]" office:value-type="float" office:value="0" calcext:value-type="float">
            <text:p>0</text:p>
          </table:table-cell>
          <table:table-cell table:style-name="ce211" table:formula="of:=[.CB$2]*[.AE32]" office:value-type="float" office:value="0" calcext:value-type="float">
            <text:p>0</text:p>
          </table:table-cell>
          <table:table-cell table:style-name="ce176" table:formula="of:=[.CC$2]*[.AF32]" office:value-type="float" office:value="0" calcext:value-type="float">
            <text:p>0</text:p>
          </table:table-cell>
          <table:table-cell table:style-name="ce211" table:formula="of:=[.CD$2]*[.AG32]" office:value-type="float" office:value="0" calcext:value-type="float">
            <text:p>0</text:p>
          </table:table-cell>
          <table:table-cell table:style-name="ce176" table:formula="of:=[.CE$2]*[.AH32]" office:value-type="float" office:value="0" calcext:value-type="float">
            <text:p>0</text:p>
          </table:table-cell>
          <table:table-cell table:style-name="ce211" table:formula="of:=[.CF$2]*[.AI32]" office:value-type="float" office:value="0" calcext:value-type="float">
            <text:p>0</text:p>
          </table:table-cell>
          <table:table-cell table:style-name="ce176" table:formula="of:=[.CG$2]*[.AJ32]" office:value-type="float" office:value="0" calcext:value-type="float">
            <text:p>0</text:p>
          </table:table-cell>
          <table:table-cell table:style-name="ce211" table:formula="of:=[.CH$2]*[.AK32]" office:value-type="float" office:value="0" calcext:value-type="float">
            <text:p>0</text:p>
          </table:table-cell>
          <table:table-cell table:style-name="ce176" table:formula="of:=[.CI$2]*[.AL32]" office:value-type="float" office:value="0" calcext:value-type="float">
            <text:p>0</text:p>
          </table:table-cell>
          <table:table-cell table:style-name="ce211" table:formula="of:=[.CJ$2]*[.AM32]" office:value-type="float" office:value="0" calcext:value-type="float">
            <text:p>0</text:p>
          </table:table-cell>
          <table:table-cell table:style-name="ce176" table:formula="of:=[.CK$2]*[.AN32]" office:value-type="float" office:value="0" calcext:value-type="float">
            <text:p>0</text:p>
          </table:table-cell>
          <table:table-cell table:style-name="ce211" table:formula="of:=[.CL$2]*[.AO32]" office:value-type="float" office:value="0" calcext:value-type="float">
            <text:p>0</text:p>
          </table:table-cell>
          <table:table-cell table:style-name="ce176" table:formula="of:=[.CM$2]*[.AP32]" office:value-type="float" office:value="0" calcext:value-type="float">
            <text:p>0</text:p>
          </table:table-cell>
          <table:table-cell table:style-name="ce211" table:formula="of:=[.CN$2]*[.AQ32]" office:value-type="float" office:value="0" calcext:value-type="float">
            <text:p>0</text:p>
          </table:table-cell>
          <table:table-cell table:style-name="ce176" table:formula="of:=[.CO$2]*[.AR32]" office:value-type="float" office:value="0" calcext:value-type="float">
            <text:p>0</text:p>
          </table:table-cell>
          <table:table-cell table:style-name="ce211" table:formula="of:=[.CP$2]*[.AS32]" office:value-type="float" office:value="0" calcext:value-type="float">
            <text:p>0</text:p>
          </table:table-cell>
          <table:table-cell table:style-name="ce176" table:formula="of:=[.CQ$2]*[.AT32]" office:value-type="float" office:value="0" calcext:value-type="float">
            <text:p>0</text:p>
          </table:table-cell>
          <table:table-cell table:style-name="ce211" table:formula="of:=[.CR$2]*[.AU32]" office:value-type="float" office:value="0" calcext:value-type="float">
            <text:p>0</text:p>
          </table:table-cell>
          <table:table-cell table:style-name="ce176" table:formula="of:=[.CS$2]*[.AV32]" office:value-type="float" office:value="0" calcext:value-type="float">
            <text:p>0</text:p>
          </table:table-cell>
          <table:table-cell table:style-name="ce211" table:formula="of:=[.CT$2]*[.AW32]" office:value-type="float" office:value="0" calcext:value-type="float">
            <text:p>0</text:p>
          </table:table-cell>
          <table:table-cell table:style-name="ce176" table:formula="of:=[.CU$2]*[.AX32]" office:value-type="float" office:value="0" calcext:value-type="float">
            <text:p>0</text:p>
          </table:table-cell>
          <table:table-cell table:style-name="ce211" table:formula="of:=[.CV$2]*[.AY32]" office:value-type="float" office:value="0" calcext:value-type="float">
            <text:p>0</text:p>
          </table:table-cell>
          <table:table-cell table:style-name="ce176" table:formula="of:=[.CW$2]*[.AZ32]" office:value-type="float" office:value="0" calcext:value-type="float">
            <text:p>0</text:p>
          </table:table-cell>
          <table:table-cell table:style-name="ce211" table:formula="of:=[.CX$2]*[.BA32]" office:value-type="float" office:value="0" calcext:value-type="float">
            <text:p>0</text:p>
          </table:table-cell>
          <table:table-cell table:style-name="ce176" table:formula="of:=[.CY$2]*[.BB32]" office:value-type="float" office:value="0" calcext:value-type="float">
            <text:p>0</text:p>
          </table:table-cell>
          <table:table-cell table:style-name="ce211" table:formula="of:=[.CZ$2]*[.BC32]" office:value-type="float" office:value="0" calcext:value-type="float">
            <text:p>0</text:p>
          </table:table-cell>
          <table:table-cell table:number-columns-repeated="920"/>
        </table:table-row>
        <table:table-row table:style-name="ro11">
          <table:table-cell table:style-name="ce185" office:value-type="string" calcext:value-type="string">
            <text:p>Шайба</text:p>
          </table:table-cell>
          <table:table-cell table:style-name="ce200" office:value-type="string" calcext:value-type="string">
            <text:p>М3</text:p>
          </table:table-cell>
          <table:table-cell table:style-name="ce202" table:formula="of:=0.6/O_USDE" office:value-type="currency" office:currency="USD" office:value="0.00857142857142857" calcext:value-type="currency">
            <text:p>$0.01</text:p>
          </table:table-cell>
          <table:table-cell table:style-name="ce176" table:formula="of:=SUM([.BE33:.CZ33])" office:value-type="float" office:value="40" calcext:value-type="float">
            <text:p>40</text:p>
          </table:table-cell>
          <table:table-cell table:style-name="ce204" table:formula="of:=[.C33]*[.D33]" office:value-type="currency" office:currency="USD" office:value="0.342857142857143" calcext:value-type="currency">
            <text:p>$0.3</text:p>
          </table:table-cell>
          <table:table-cell table:style-name="ce176" office:value-type="string" calcext:value-type="string">
            <text:p><text:a xlink:href="https://krep-shop.ru/katalog/shaiby/din_125/f3_2_m3_pl_nerzh_a2_din_125/" xlink:type="simple">Link</text:a></text:p>
          </table:table-cell>
          <table:table-cell table:style-name="ce207"/>
          <table:table-cell table:style-name="ce176"/>
          <table:table-cell table:style-name="ce211"/>
          <table:table-cell table:style-name="ce176"/>
          <table:table-cell table:style-name="ce211"/>
          <table:table-cell table:style-name="ce176" office:value-type="float" office:value="4" calcext:value-type="float">
            <text:p>4</text:p>
          </table:table-cell>
          <table:table-cell table:style-name="ce211"/>
          <table:table-cell table:style-name="ce176"/>
          <table:table-cell table:style-name="ce211" table:formula="of:=[.$L33]" office:value-type="float" office:value="4" calcext:value-type="float">
            <text:p>4</text:p>
          </table:table-cell>
          <table:table-cell table:style-name="ce176"/>
          <table:table-cell table:style-name="ce211"/>
          <table:table-cell table:style-name="ce176" table:formula="of:=[.$L33]" office:value-type="float" office:value="4" calcext:value-type="float">
            <text:p>4</text:p>
          </table:table-cell>
          <table:table-cell table:style-name="ce211"/>
          <table:table-cell table:style-name="ce176"/>
          <table:table-cell table:style-name="ce211" table:formula="of:=[.$L33]" office:value-type="float" office:value="4" calcext:value-type="float">
            <text:p>4</text:p>
          </table:table-cell>
          <table:table-cell table:style-name="ce176"/>
          <table:table-cell table:style-name="ce211"/>
          <table:table-cell table:style-name="ce176"/>
          <table:table-cell table:style-name="ce211"/>
          <table:table-cell table:style-name="ce176" table:formula="of:=[.$L33]" office:value-type="float" office:value="4" calcext:value-type="float">
            <text:p>4</text:p>
          </table:table-cell>
          <table:table-cell table:style-name="ce211"/>
          <table:table-cell table:style-name="ce176"/>
          <table:table-cell table:style-name="ce211"/>
          <table:table-cell table:style-name="ce176" table:formula="of:=[.$L33]" office:value-type="float" office:value="4" calcext:value-type="float">
            <text:p>4</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3]" office:value-type="float" office:value="0" calcext:value-type="float">
            <text:p>0</text:p>
          </table:table-cell>
          <table:table-cell table:style-name="ce211" table:formula="of:=[.BF$2]*[.I33]" office:value-type="float" office:value="0" calcext:value-type="float">
            <text:p>0</text:p>
          </table:table-cell>
          <table:table-cell table:style-name="ce176" table:formula="of:=[.BG$2]*[.J33]" office:value-type="float" office:value="0" calcext:value-type="float">
            <text:p>0</text:p>
          </table:table-cell>
          <table:table-cell table:style-name="ce211" table:formula="of:=[.BH$2]*[.K33]" office:value-type="float" office:value="0" calcext:value-type="float">
            <text:p>0</text:p>
          </table:table-cell>
          <table:table-cell table:style-name="ce176" table:formula="of:=[.BI$2]*[.L33]" office:value-type="float" office:value="16" calcext:value-type="float">
            <text:p>16</text:p>
          </table:table-cell>
          <table:table-cell table:style-name="ce211" table:formula="of:=[.BJ$2]*[.M33]" office:value-type="float" office:value="0" calcext:value-type="float">
            <text:p>0</text:p>
          </table:table-cell>
          <table:table-cell table:style-name="ce176" table:formula="of:=[.BK$2]*[.N33]" office:value-type="float" office:value="0" calcext:value-type="float">
            <text:p>0</text:p>
          </table:table-cell>
          <table:table-cell table:style-name="ce211" table:formula="of:=[.BL$2]*[.O33]" office:value-type="float" office:value="8" calcext:value-type="float">
            <text:p>8</text:p>
          </table:table-cell>
          <table:table-cell table:style-name="ce176" table:formula="of:=[.BM$2]*[.P33]" office:value-type="float" office:value="0" calcext:value-type="float">
            <text:p>0</text:p>
          </table:table-cell>
          <table:table-cell table:style-name="ce211" table:formula="of:=[.BN$2]*[.Q33]" office:value-type="float" office:value="0" calcext:value-type="float">
            <text:p>0</text:p>
          </table:table-cell>
          <table:table-cell table:style-name="ce176" table:formula="of:=[.BO$2]*[.R33]" office:value-type="float" office:value="0" calcext:value-type="float">
            <text:p>0</text:p>
          </table:table-cell>
          <table:table-cell table:style-name="ce211" table:formula="of:=[.BP$2]*[.S33]" office:value-type="float" office:value="0" calcext:value-type="float">
            <text:p>0</text:p>
          </table:table-cell>
          <table:table-cell table:style-name="ce176" table:formula="of:=[.BQ$2]*[.T33]" office:value-type="float" office:value="0" calcext:value-type="float">
            <text:p>0</text:p>
          </table:table-cell>
          <table:table-cell table:style-name="ce211" table:formula="of:=[.BR$2]*[.U33]" office:value-type="float" office:value="8" calcext:value-type="float">
            <text:p>8</text:p>
          </table:table-cell>
          <table:table-cell table:style-name="ce176" table:formula="of:=[.BS$2]*[.V33]" office:value-type="float" office:value="0" calcext:value-type="float">
            <text:p>0</text:p>
          </table:table-cell>
          <table:table-cell table:style-name="ce211" table:formula="of:=[.BT$2]*[.W33]" office:value-type="float" office:value="0" calcext:value-type="float">
            <text:p>0</text:p>
          </table:table-cell>
          <table:table-cell table:style-name="ce176" table:formula="of:=[.BU$2]*[.X33]" office:value-type="float" office:value="0" calcext:value-type="float">
            <text:p>0</text:p>
          </table:table-cell>
          <table:table-cell table:style-name="ce211" table:formula="of:=[.BV$2]*[.Y33]" office:value-type="float" office:value="0" calcext:value-type="float">
            <text:p>0</text:p>
          </table:table-cell>
          <table:table-cell table:style-name="ce176" table:formula="of:=[.BW$2]*[.Z33]" office:value-type="float" office:value="4" calcext:value-type="float">
            <text:p>4</text:p>
          </table:table-cell>
          <table:table-cell table:style-name="ce211" table:formula="of:=[.BX$2]*[.AA33]" office:value-type="float" office:value="0" calcext:value-type="float">
            <text:p>0</text:p>
          </table:table-cell>
          <table:table-cell table:style-name="ce176" table:formula="of:=[.BY$2]*[.AB33]" office:value-type="float" office:value="0" calcext:value-type="float">
            <text:p>0</text:p>
          </table:table-cell>
          <table:table-cell table:style-name="ce211" table:formula="of:=[.BZ$2]*[.AC33]" office:value-type="float" office:value="0" calcext:value-type="float">
            <text:p>0</text:p>
          </table:table-cell>
          <table:table-cell table:style-name="ce176" table:formula="of:=[.CA$2]*[.AD33]" office:value-type="float" office:value="4" calcext:value-type="float">
            <text:p>4</text:p>
          </table:table-cell>
          <table:table-cell table:style-name="ce211" table:formula="of:=[.CB$2]*[.AE33]" office:value-type="float" office:value="0" calcext:value-type="float">
            <text:p>0</text:p>
          </table:table-cell>
          <table:table-cell table:style-name="ce176" table:formula="of:=[.CC$2]*[.AF33]" office:value-type="float" office:value="0" calcext:value-type="float">
            <text:p>0</text:p>
          </table:table-cell>
          <table:table-cell table:style-name="ce211" table:formula="of:=[.CD$2]*[.AG33]" office:value-type="float" office:value="0" calcext:value-type="float">
            <text:p>0</text:p>
          </table:table-cell>
          <table:table-cell table:style-name="ce176" table:formula="of:=[.CE$2]*[.AH33]" office:value-type="float" office:value="0" calcext:value-type="float">
            <text:p>0</text:p>
          </table:table-cell>
          <table:table-cell table:style-name="ce211" table:formula="of:=[.CF$2]*[.AI33]" office:value-type="float" office:value="0" calcext:value-type="float">
            <text:p>0</text:p>
          </table:table-cell>
          <table:table-cell table:style-name="ce176" table:formula="of:=[.CG$2]*[.AJ33]" office:value-type="float" office:value="0" calcext:value-type="float">
            <text:p>0</text:p>
          </table:table-cell>
          <table:table-cell table:style-name="ce211" table:formula="of:=[.CH$2]*[.AK33]" office:value-type="float" office:value="0" calcext:value-type="float">
            <text:p>0</text:p>
          </table:table-cell>
          <table:table-cell table:style-name="ce176" table:formula="of:=[.CI$2]*[.AL33]" office:value-type="float" office:value="0" calcext:value-type="float">
            <text:p>0</text:p>
          </table:table-cell>
          <table:table-cell table:style-name="ce211" table:formula="of:=[.CJ$2]*[.AM33]" office:value-type="float" office:value="0" calcext:value-type="float">
            <text:p>0</text:p>
          </table:table-cell>
          <table:table-cell table:style-name="ce176" table:formula="of:=[.CK$2]*[.AN33]" office:value-type="float" office:value="0" calcext:value-type="float">
            <text:p>0</text:p>
          </table:table-cell>
          <table:table-cell table:style-name="ce211" table:formula="of:=[.CL$2]*[.AO33]" office:value-type="float" office:value="0" calcext:value-type="float">
            <text:p>0</text:p>
          </table:table-cell>
          <table:table-cell table:style-name="ce176" table:formula="of:=[.CM$2]*[.AP33]" office:value-type="float" office:value="0" calcext:value-type="float">
            <text:p>0</text:p>
          </table:table-cell>
          <table:table-cell table:style-name="ce211" table:formula="of:=[.CN$2]*[.AQ33]" office:value-type="float" office:value="0" calcext:value-type="float">
            <text:p>0</text:p>
          </table:table-cell>
          <table:table-cell table:style-name="ce176" table:formula="of:=[.CO$2]*[.AR33]" office:value-type="float" office:value="0" calcext:value-type="float">
            <text:p>0</text:p>
          </table:table-cell>
          <table:table-cell table:style-name="ce211" table:formula="of:=[.CP$2]*[.AS33]" office:value-type="float" office:value="0" calcext:value-type="float">
            <text:p>0</text:p>
          </table:table-cell>
          <table:table-cell table:style-name="ce176" table:formula="of:=[.CQ$2]*[.AT33]" office:value-type="float" office:value="0" calcext:value-type="float">
            <text:p>0</text:p>
          </table:table-cell>
          <table:table-cell table:style-name="ce211" table:formula="of:=[.CR$2]*[.AU33]" office:value-type="float" office:value="0" calcext:value-type="float">
            <text:p>0</text:p>
          </table:table-cell>
          <table:table-cell table:style-name="ce176" table:formula="of:=[.CS$2]*[.AV33]" office:value-type="float" office:value="0" calcext:value-type="float">
            <text:p>0</text:p>
          </table:table-cell>
          <table:table-cell table:style-name="ce211" table:formula="of:=[.CT$2]*[.AW33]" office:value-type="float" office:value="0" calcext:value-type="float">
            <text:p>0</text:p>
          </table:table-cell>
          <table:table-cell table:style-name="ce176" table:formula="of:=[.CU$2]*[.AX33]" office:value-type="float" office:value="0" calcext:value-type="float">
            <text:p>0</text:p>
          </table:table-cell>
          <table:table-cell table:style-name="ce211" table:formula="of:=[.CV$2]*[.AY33]" office:value-type="float" office:value="0" calcext:value-type="float">
            <text:p>0</text:p>
          </table:table-cell>
          <table:table-cell table:style-name="ce176" table:formula="of:=[.CW$2]*[.AZ33]" office:value-type="float" office:value="0" calcext:value-type="float">
            <text:p>0</text:p>
          </table:table-cell>
          <table:table-cell table:style-name="ce211" table:formula="of:=[.CX$2]*[.BA33]" office:value-type="float" office:value="0" calcext:value-type="float">
            <text:p>0</text:p>
          </table:table-cell>
          <table:table-cell table:style-name="ce176" table:formula="of:=[.CY$2]*[.BB33]" office:value-type="float" office:value="0" calcext:value-type="float">
            <text:p>0</text:p>
          </table:table-cell>
          <table:table-cell table:style-name="ce211" table:formula="of:=[.CZ$2]*[.BC33]" office:value-type="float" office:value="0" calcext:value-type="float">
            <text:p>0</text:p>
          </table:table-cell>
          <table:table-cell table:number-columns-repeated="920"/>
        </table:table-row>
        <table:table-row table:style-name="ro11">
          <table:table-cell table:style-name="ce186" office:value-type="string" calcext:value-type="string">
            <text:p>Шайба</text:p>
          </table:table-cell>
          <table:table-cell table:style-name="ce200" office:value-type="string" calcext:value-type="string">
            <text:p>М4</text:p>
          </table:table-cell>
          <table:table-cell table:style-name="ce202" table:formula="of:=0.91/O_USDE" office:value-type="currency" office:currency="USD" office:value="0.013" calcext:value-type="currency">
            <text:p>$0.01</text:p>
          </table:table-cell>
          <table:table-cell table:style-name="ce176" table:formula="of:=SUM([.BE34:.CZ34])" office:value-type="float" office:value="10" calcext:value-type="float">
            <text:p>10</text:p>
          </table:table-cell>
          <table:table-cell table:style-name="ce204" table:formula="of:=[.C34]*[.D34]" office:value-type="currency" office:currency="USD" office:value="0.13" calcext:value-type="currency">
            <text:p>$0.1</text:p>
          </table:table-cell>
          <table:table-cell table:style-name="ce176" office:value-type="string" calcext:value-type="string">
            <text:p><text:a xlink:href="https://krep-shop.ru/katalog/shaiby/din_125/f4_3_m4_pl_nerzh_a2_din_125/"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3" calcext:value-type="float">
            <text:p>3</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4" calcext:value-type="float">
            <text:p>4</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4]" office:value-type="float" office:value="0" calcext:value-type="float">
            <text:p>0</text:p>
          </table:table-cell>
          <table:table-cell table:style-name="ce211" table:formula="of:=[.BF$2]*[.I34]" office:value-type="float" office:value="0" calcext:value-type="float">
            <text:p>0</text:p>
          </table:table-cell>
          <table:table-cell table:style-name="ce176" table:formula="of:=[.BG$2]*[.J34]" office:value-type="float" office:value="0" calcext:value-type="float">
            <text:p>0</text:p>
          </table:table-cell>
          <table:table-cell table:style-name="ce211" table:formula="of:=[.BH$2]*[.K34]" office:value-type="float" office:value="0" calcext:value-type="float">
            <text:p>0</text:p>
          </table:table-cell>
          <table:table-cell table:style-name="ce176" table:formula="of:=[.BI$2]*[.L34]" office:value-type="float" office:value="0" calcext:value-type="float">
            <text:p>0</text:p>
          </table:table-cell>
          <table:table-cell table:style-name="ce211" table:formula="of:=[.BJ$2]*[.M34]" office:value-type="float" office:value="0" calcext:value-type="float">
            <text:p>0</text:p>
          </table:table-cell>
          <table:table-cell table:style-name="ce176" table:formula="of:=[.BK$2]*[.N34]" office:value-type="float" office:value="0" calcext:value-type="float">
            <text:p>0</text:p>
          </table:table-cell>
          <table:table-cell table:style-name="ce211" table:formula="of:=[.BL$2]*[.O34]" office:value-type="float" office:value="0" calcext:value-type="float">
            <text:p>0</text:p>
          </table:table-cell>
          <table:table-cell table:style-name="ce176" table:formula="of:=[.BM$2]*[.P34]" office:value-type="float" office:value="0" calcext:value-type="float">
            <text:p>0</text:p>
          </table:table-cell>
          <table:table-cell table:style-name="ce211" table:formula="of:=[.BN$2]*[.Q34]" office:value-type="float" office:value="0" calcext:value-type="float">
            <text:p>0</text:p>
          </table:table-cell>
          <table:table-cell table:style-name="ce176" table:formula="of:=[.BO$2]*[.R34]" office:value-type="float" office:value="0" calcext:value-type="float">
            <text:p>0</text:p>
          </table:table-cell>
          <table:table-cell table:style-name="ce211" table:formula="of:=[.BP$2]*[.S34]" office:value-type="float" office:value="0" calcext:value-type="float">
            <text:p>0</text:p>
          </table:table-cell>
          <table:table-cell table:style-name="ce176" table:formula="of:=[.BQ$2]*[.T34]" office:value-type="float" office:value="0" calcext:value-type="float">
            <text:p>0</text:p>
          </table:table-cell>
          <table:table-cell table:style-name="ce211" table:formula="of:=[.BR$2]*[.U34]" office:value-type="float" office:value="0" calcext:value-type="float">
            <text:p>0</text:p>
          </table:table-cell>
          <table:table-cell table:style-name="ce176" table:formula="of:=[.BS$2]*[.V34]" office:value-type="float" office:value="0" calcext:value-type="float">
            <text:p>0</text:p>
          </table:table-cell>
          <table:table-cell table:style-name="ce211" table:formula="of:=[.BT$2]*[.W34]" office:value-type="float" office:value="0" calcext:value-type="float">
            <text:p>0</text:p>
          </table:table-cell>
          <table:table-cell table:style-name="ce176" table:formula="of:=[.BU$2]*[.X34]" office:value-type="float" office:value="0" calcext:value-type="float">
            <text:p>0</text:p>
          </table:table-cell>
          <table:table-cell table:style-name="ce211" table:formula="of:=[.BV$2]*[.Y34]" office:value-type="float" office:value="0" calcext:value-type="float">
            <text:p>0</text:p>
          </table:table-cell>
          <table:table-cell table:style-name="ce176" table:formula="of:=[.BW$2]*[.Z34]" office:value-type="float" office:value="0" calcext:value-type="float">
            <text:p>0</text:p>
          </table:table-cell>
          <table:table-cell table:style-name="ce211" table:formula="of:=[.BX$2]*[.AA34]" office:value-type="float" office:value="0" calcext:value-type="float">
            <text:p>0</text:p>
          </table:table-cell>
          <table:table-cell table:style-name="ce176" table:formula="of:=[.BY$2]*[.AB34]" office:value-type="float" office:value="0" calcext:value-type="float">
            <text:p>0</text:p>
          </table:table-cell>
          <table:table-cell table:style-name="ce211" table:formula="of:=[.BZ$2]*[.AC34]" office:value-type="float" office:value="0" calcext:value-type="float">
            <text:p>0</text:p>
          </table:table-cell>
          <table:table-cell table:style-name="ce176" table:formula="of:=[.CA$2]*[.AD34]" office:value-type="float" office:value="0" calcext:value-type="float">
            <text:p>0</text:p>
          </table:table-cell>
          <table:table-cell table:style-name="ce211" table:formula="of:=[.CB$2]*[.AE34]" office:value-type="float" office:value="0" calcext:value-type="float">
            <text:p>0</text:p>
          </table:table-cell>
          <table:table-cell table:style-name="ce176" table:formula="of:=[.CC$2]*[.AF34]" office:value-type="float" office:value="0" calcext:value-type="float">
            <text:p>0</text:p>
          </table:table-cell>
          <table:table-cell table:style-name="ce211" table:formula="of:=[.CD$2]*[.AG34]" office:value-type="float" office:value="0" calcext:value-type="float">
            <text:p>0</text:p>
          </table:table-cell>
          <table:table-cell table:style-name="ce176" table:formula="of:=[.CE$2]*[.AH34]" office:value-type="float" office:value="0" calcext:value-type="float">
            <text:p>0</text:p>
          </table:table-cell>
          <table:table-cell table:style-name="ce211" table:formula="of:=[.CF$2]*[.AI34]" office:value-type="float" office:value="6" calcext:value-type="float">
            <text:p>6</text:p>
          </table:table-cell>
          <table:table-cell table:style-name="ce176" table:formula="of:=[.CG$2]*[.AJ34]" office:value-type="float" office:value="0" calcext:value-type="float">
            <text:p>0</text:p>
          </table:table-cell>
          <table:table-cell table:style-name="ce211" table:formula="of:=[.CH$2]*[.AK34]" office:value-type="float" office:value="0" calcext:value-type="float">
            <text:p>0</text:p>
          </table:table-cell>
          <table:table-cell table:style-name="ce176" table:formula="of:=[.CI$2]*[.AL34]" office:value-type="float" office:value="0" calcext:value-type="float">
            <text:p>0</text:p>
          </table:table-cell>
          <table:table-cell table:style-name="ce211" table:formula="of:=[.CJ$2]*[.AM34]" office:value-type="float" office:value="0" calcext:value-type="float">
            <text:p>0</text:p>
          </table:table-cell>
          <table:table-cell table:style-name="ce176" table:formula="of:=[.CK$2]*[.AN34]" office:value-type="float" office:value="0" calcext:value-type="float">
            <text:p>0</text:p>
          </table:table-cell>
          <table:table-cell table:style-name="ce211" table:formula="of:=[.CL$2]*[.AO34]" office:value-type="float" office:value="0" calcext:value-type="float">
            <text:p>0</text:p>
          </table:table-cell>
          <table:table-cell table:style-name="ce176" table:formula="of:=[.CM$2]*[.AP34]" office:value-type="float" office:value="0" calcext:value-type="float">
            <text:p>0</text:p>
          </table:table-cell>
          <table:table-cell table:style-name="ce211" table:formula="of:=[.CN$2]*[.AQ34]" office:value-type="float" office:value="0" calcext:value-type="float">
            <text:p>0</text:p>
          </table:table-cell>
          <table:table-cell table:style-name="ce176" table:formula="of:=[.CO$2]*[.AR34]" office:value-type="float" office:value="0" calcext:value-type="float">
            <text:p>0</text:p>
          </table:table-cell>
          <table:table-cell table:style-name="ce211" table:formula="of:=[.CP$2]*[.AS34]" office:value-type="float" office:value="0" calcext:value-type="float">
            <text:p>0</text:p>
          </table:table-cell>
          <table:table-cell table:style-name="ce176" table:formula="of:=[.CQ$2]*[.AT34]" office:value-type="float" office:value="0" calcext:value-type="float">
            <text:p>0</text:p>
          </table:table-cell>
          <table:table-cell table:style-name="ce211" table:formula="of:=[.CR$2]*[.AU34]" office:value-type="float" office:value="4" calcext:value-type="float">
            <text:p>4</text:p>
          </table:table-cell>
          <table:table-cell table:style-name="ce176" table:formula="of:=[.CS$2]*[.AV34]" office:value-type="float" office:value="0" calcext:value-type="float">
            <text:p>0</text:p>
          </table:table-cell>
          <table:table-cell table:style-name="ce211" table:formula="of:=[.CT$2]*[.AW34]" office:value-type="float" office:value="0" calcext:value-type="float">
            <text:p>0</text:p>
          </table:table-cell>
          <table:table-cell table:style-name="ce176" table:formula="of:=[.CU$2]*[.AX34]" office:value-type="float" office:value="0" calcext:value-type="float">
            <text:p>0</text:p>
          </table:table-cell>
          <table:table-cell table:style-name="ce211" table:formula="of:=[.CV$2]*[.AY34]" office:value-type="float" office:value="0" calcext:value-type="float">
            <text:p>0</text:p>
          </table:table-cell>
          <table:table-cell table:style-name="ce176" table:formula="of:=[.CW$2]*[.AZ34]" office:value-type="float" office:value="0" calcext:value-type="float">
            <text:p>0</text:p>
          </table:table-cell>
          <table:table-cell table:style-name="ce211" table:formula="of:=[.CX$2]*[.BA34]" office:value-type="float" office:value="0" calcext:value-type="float">
            <text:p>0</text:p>
          </table:table-cell>
          <table:table-cell table:style-name="ce176" table:formula="of:=[.CY$2]*[.BB34]" office:value-type="float" office:value="0" calcext:value-type="float">
            <text:p>0</text:p>
          </table:table-cell>
          <table:table-cell table:style-name="ce211" table:formula="of:=[.CZ$2]*[.BC34]" office:value-type="float" office:value="0" calcext:value-type="float">
            <text:p>0</text:p>
          </table:table-cell>
          <table:table-cell table:number-columns-repeated="920"/>
        </table:table-row>
        <table:table-row table:style-name="ro11">
          <table:table-cell table:style-name="ce187" office:value-type="string" calcext:value-type="string">
            <text:p>Шайба</text:p>
          </table:table-cell>
          <table:table-cell table:style-name="ce201" office:value-type="string" calcext:value-type="string">
            <text:p>M8 Рег.</text:p>
          </table:table-cell>
          <table:table-cell table:style-name="ce202" table:formula="of:=28.67/O_USDE" office:value-type="currency" office:currency="USD" office:value="0.409571428571429" calcext:value-type="currency">
            <text:p>$0.41</text:p>
          </table:table-cell>
          <table:table-cell table:style-name="ce176" table:formula="of:=SUM([.BE35:.CZ35])" office:value-type="float" office:value="3" calcext:value-type="float">
            <text:p>3</text:p>
          </table:table-cell>
          <table:table-cell table:style-name="ce204" table:formula="of:=[.C35]*[.D35]" office:value-type="currency" office:currency="USD" office:value="1.22871428571429" calcext:value-type="currency">
            <text:p>$1.2</text:p>
          </table:table-cell>
          <table:table-cell table:style-name="ce176" office:value-type="string" calcext:value-type="string">
            <text:p><text:a xlink:href="https://krep-shop.ru/katalog/shaiby/din_988/f8kh14kh0_5_pl_regulirovochnaya_nerzh_a2_din_988/"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3" calcext:value-type="float">
            <text:p>3</text:p>
          </table:table-cell>
          <table:table-cell table:style-name="ce211" office:value-type="float" office:value="3" calcext:value-type="float">
            <text:p>3</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5]" office:value-type="float" office:value="0" calcext:value-type="float">
            <text:p>0</text:p>
          </table:table-cell>
          <table:table-cell table:style-name="ce211" table:formula="of:=[.BF$2]*[.I35]" office:value-type="float" office:value="0" calcext:value-type="float">
            <text:p>0</text:p>
          </table:table-cell>
          <table:table-cell table:style-name="ce176" table:formula="of:=[.BG$2]*[.J35]" office:value-type="float" office:value="0" calcext:value-type="float">
            <text:p>0</text:p>
          </table:table-cell>
          <table:table-cell table:style-name="ce211" table:formula="of:=[.BH$2]*[.K35]" office:value-type="float" office:value="0" calcext:value-type="float">
            <text:p>0</text:p>
          </table:table-cell>
          <table:table-cell table:style-name="ce176" table:formula="of:=[.BI$2]*[.L35]" office:value-type="float" office:value="0" calcext:value-type="float">
            <text:p>0</text:p>
          </table:table-cell>
          <table:table-cell table:style-name="ce211" table:formula="of:=[.BJ$2]*[.M35]" office:value-type="float" office:value="0" calcext:value-type="float">
            <text:p>0</text:p>
          </table:table-cell>
          <table:table-cell table:style-name="ce176" table:formula="of:=[.BK$2]*[.N35]" office:value-type="float" office:value="0" calcext:value-type="float">
            <text:p>0</text:p>
          </table:table-cell>
          <table:table-cell table:style-name="ce211" table:formula="of:=[.BL$2]*[.O35]" office:value-type="float" office:value="0" calcext:value-type="float">
            <text:p>0</text:p>
          </table:table-cell>
          <table:table-cell table:style-name="ce176" table:formula="of:=[.BM$2]*[.P35]" office:value-type="float" office:value="0" calcext:value-type="float">
            <text:p>0</text:p>
          </table:table-cell>
          <table:table-cell table:style-name="ce211" table:formula="of:=[.BN$2]*[.Q35]" office:value-type="float" office:value="0" calcext:value-type="float">
            <text:p>0</text:p>
          </table:table-cell>
          <table:table-cell table:style-name="ce176" table:formula="of:=[.BO$2]*[.R35]" office:value-type="float" office:value="0" calcext:value-type="float">
            <text:p>0</text:p>
          </table:table-cell>
          <table:table-cell table:style-name="ce211" table:formula="of:=[.BP$2]*[.S35]" office:value-type="float" office:value="0" calcext:value-type="float">
            <text:p>0</text:p>
          </table:table-cell>
          <table:table-cell table:style-name="ce176" table:formula="of:=[.BQ$2]*[.T35]" office:value-type="float" office:value="0" calcext:value-type="float">
            <text:p>0</text:p>
          </table:table-cell>
          <table:table-cell table:style-name="ce211" table:formula="of:=[.BR$2]*[.U35]" office:value-type="float" office:value="0" calcext:value-type="float">
            <text:p>0</text:p>
          </table:table-cell>
          <table:table-cell table:style-name="ce176" table:formula="of:=[.BS$2]*[.V35]" office:value-type="float" office:value="3" calcext:value-type="float">
            <text:p>3</text:p>
          </table:table-cell>
          <table:table-cell table:style-name="ce211" table:formula="of:=[.BT$2]*[.W35]" office:value-type="float" office:value="0" calcext:value-type="float">
            <text:p>0</text:p>
          </table:table-cell>
          <table:table-cell table:style-name="ce176" table:formula="of:=[.BU$2]*[.X35]" office:value-type="float" office:value="0" calcext:value-type="float">
            <text:p>0</text:p>
          </table:table-cell>
          <table:table-cell table:style-name="ce211" table:formula="of:=[.BV$2]*[.Y35]" office:value-type="float" office:value="0" calcext:value-type="float">
            <text:p>0</text:p>
          </table:table-cell>
          <table:table-cell table:style-name="ce176" table:formula="of:=[.BW$2]*[.Z35]" office:value-type="float" office:value="0" calcext:value-type="float">
            <text:p>0</text:p>
          </table:table-cell>
          <table:table-cell table:style-name="ce211" table:formula="of:=[.BX$2]*[.AA35]" office:value-type="float" office:value="0" calcext:value-type="float">
            <text:p>0</text:p>
          </table:table-cell>
          <table:table-cell table:style-name="ce176" table:formula="of:=[.BY$2]*[.AB35]" office:value-type="float" office:value="0" calcext:value-type="float">
            <text:p>0</text:p>
          </table:table-cell>
          <table:table-cell table:style-name="ce211" table:formula="of:=[.BZ$2]*[.AC35]" office:value-type="float" office:value="0" calcext:value-type="float">
            <text:p>0</text:p>
          </table:table-cell>
          <table:table-cell table:style-name="ce176" table:formula="of:=[.CA$2]*[.AD35]" office:value-type="float" office:value="0" calcext:value-type="float">
            <text:p>0</text:p>
          </table:table-cell>
          <table:table-cell table:style-name="ce211" table:formula="of:=[.CB$2]*[.AE35]" office:value-type="float" office:value="0" calcext:value-type="float">
            <text:p>0</text:p>
          </table:table-cell>
          <table:table-cell table:style-name="ce176" table:formula="of:=[.CC$2]*[.AF35]" office:value-type="float" office:value="0" calcext:value-type="float">
            <text:p>0</text:p>
          </table:table-cell>
          <table:table-cell table:style-name="ce211" table:formula="of:=[.CD$2]*[.AG35]" office:value-type="float" office:value="0" calcext:value-type="float">
            <text:p>0</text:p>
          </table:table-cell>
          <table:table-cell table:style-name="ce176" table:formula="of:=[.CE$2]*[.AH35]" office:value-type="float" office:value="0" calcext:value-type="float">
            <text:p>0</text:p>
          </table:table-cell>
          <table:table-cell table:style-name="ce211" table:formula="of:=[.CF$2]*[.AI35]" office:value-type="float" office:value="0" calcext:value-type="float">
            <text:p>0</text:p>
          </table:table-cell>
          <table:table-cell table:style-name="ce176" table:formula="of:=[.CG$2]*[.AJ35]" office:value-type="float" office:value="0" calcext:value-type="float">
            <text:p>0</text:p>
          </table:table-cell>
          <table:table-cell table:style-name="ce211" table:formula="of:=[.CH$2]*[.AK35]" office:value-type="float" office:value="0" calcext:value-type="float">
            <text:p>0</text:p>
          </table:table-cell>
          <table:table-cell table:style-name="ce176" table:formula="of:=[.CI$2]*[.AL35]" office:value-type="float" office:value="0" calcext:value-type="float">
            <text:p>0</text:p>
          </table:table-cell>
          <table:table-cell table:style-name="ce211" table:formula="of:=[.CJ$2]*[.AM35]" office:value-type="float" office:value="0" calcext:value-type="float">
            <text:p>0</text:p>
          </table:table-cell>
          <table:table-cell table:style-name="ce176" table:formula="of:=[.CK$2]*[.AN35]" office:value-type="float" office:value="0" calcext:value-type="float">
            <text:p>0</text:p>
          </table:table-cell>
          <table:table-cell table:style-name="ce211" table:formula="of:=[.CL$2]*[.AO35]" office:value-type="float" office:value="0" calcext:value-type="float">
            <text:p>0</text:p>
          </table:table-cell>
          <table:table-cell table:style-name="ce176" table:formula="of:=[.CM$2]*[.AP35]" office:value-type="float" office:value="0" calcext:value-type="float">
            <text:p>0</text:p>
          </table:table-cell>
          <table:table-cell table:style-name="ce211" table:formula="of:=[.CN$2]*[.AQ35]" office:value-type="float" office:value="0" calcext:value-type="float">
            <text:p>0</text:p>
          </table:table-cell>
          <table:table-cell table:style-name="ce176" table:formula="of:=[.CO$2]*[.AR35]" office:value-type="float" office:value="0" calcext:value-type="float">
            <text:p>0</text:p>
          </table:table-cell>
          <table:table-cell table:style-name="ce211" table:formula="of:=[.CP$2]*[.AS35]" office:value-type="float" office:value="0" calcext:value-type="float">
            <text:p>0</text:p>
          </table:table-cell>
          <table:table-cell table:style-name="ce176" table:formula="of:=[.CQ$2]*[.AT35]" office:value-type="float" office:value="0" calcext:value-type="float">
            <text:p>0</text:p>
          </table:table-cell>
          <table:table-cell table:style-name="ce211" table:formula="of:=[.CR$2]*[.AU35]" office:value-type="float" office:value="0" calcext:value-type="float">
            <text:p>0</text:p>
          </table:table-cell>
          <table:table-cell table:style-name="ce176" table:formula="of:=[.CS$2]*[.AV35]" office:value-type="float" office:value="0" calcext:value-type="float">
            <text:p>0</text:p>
          </table:table-cell>
          <table:table-cell table:style-name="ce211" table:formula="of:=[.CT$2]*[.AW35]" office:value-type="float" office:value="0" calcext:value-type="float">
            <text:p>0</text:p>
          </table:table-cell>
          <table:table-cell table:style-name="ce176" table:formula="of:=[.CU$2]*[.AX35]" office:value-type="float" office:value="0" calcext:value-type="float">
            <text:p>0</text:p>
          </table:table-cell>
          <table:table-cell table:style-name="ce211" table:formula="of:=[.CV$2]*[.AY35]" office:value-type="float" office:value="0" calcext:value-type="float">
            <text:p>0</text:p>
          </table:table-cell>
          <table:table-cell table:style-name="ce176" table:formula="of:=[.CW$2]*[.AZ35]" office:value-type="float" office:value="0" calcext:value-type="float">
            <text:p>0</text:p>
          </table:table-cell>
          <table:table-cell table:style-name="ce211" table:formula="of:=[.CX$2]*[.BA35]" office:value-type="float" office:value="0" calcext:value-type="float">
            <text:p>0</text:p>
          </table:table-cell>
          <table:table-cell table:style-name="ce176" table:formula="of:=[.CY$2]*[.BB35]" office:value-type="float" office:value="0" calcext:value-type="float">
            <text:p>0</text:p>
          </table:table-cell>
          <table:table-cell table:style-name="ce211" table:formula="of:=[.CZ$2]*[.BC35]" office:value-type="float" office:value="0" calcext:value-type="float">
            <text:p>0</text:p>
          </table:table-cell>
          <table:table-cell table:number-columns-repeated="920"/>
        </table:table-row>
        <table:table-row table:style-name="ro11">
          <table:table-cell table:style-name="ce185" office:value-type="string" calcext:value-type="string">
            <text:p>Подшипник</text:p>
          </table:table-cell>
          <table:table-cell table:style-name="ce200" office:value-type="string" calcext:value-type="string">
            <text:p>623</text:p>
          </table:table-cell>
          <table:table-cell table:style-name="ce202" office:value-type="currency" office:currency="USD" office:value="0.63" calcext:value-type="currency">
            <text:p>$0.63</text:p>
          </table:table-cell>
          <table:table-cell table:style-name="ce176" table:formula="of:=SUM([.BE36:.CZ36])" office:value-type="float" office:value="10" calcext:value-type="float">
            <text:p>10</text:p>
          </table:table-cell>
          <table:table-cell table:style-name="ce204" table:formula="of:=[.C36]*[.D36]" office:value-type="currency" office:currency="USD" office:value="6.3" calcext:value-type="currency">
            <text:p>$6.3</text:p>
          </table:table-cell>
          <table:table-cell table:style-name="ce176" office:value-type="string" calcext:value-type="string">
            <text:p><text:a xlink:href="https://letyshops.com/r/aliexpress-d4dba4cc6af5" xlink:type="simple">Link</text:a></text:p>
          </table:table-cell>
          <table:table-cell table:style-name="ce207"/>
          <table:table-cell table:style-name="ce176"/>
          <table:table-cell table:style-name="ce211"/>
          <table:table-cell table:style-name="ce176"/>
          <table:table-cell table:style-name="ce211"/>
          <table:table-cell table:style-name="ce176" office:value-type="float" office:value="1" calcext:value-type="float">
            <text:p>1</text:p>
          </table:table-cell>
          <table:table-cell table:style-name="ce211"/>
          <table:table-cell table:style-name="ce176"/>
          <table:table-cell table:style-name="ce211" table:formula="of:=[.$L36]" office:value-type="float" office:value="1" calcext:value-type="float">
            <text:p>1</text:p>
          </table:table-cell>
          <table:table-cell table:style-name="ce176"/>
          <table:table-cell table:style-name="ce211"/>
          <table:table-cell table:style-name="ce176" table:formula="of:=[.$L36]" office:value-type="float" office:value="1" calcext:value-type="float">
            <text:p>1</text:p>
          </table:table-cell>
          <table:table-cell table:style-name="ce211"/>
          <table:table-cell table:style-name="ce176"/>
          <table:table-cell table:style-name="ce211" table:formula="of:=[.$L36]" office:value-type="float" office:value="1" calcext:value-type="float">
            <text:p>1</text:p>
          </table:table-cell>
          <table:table-cell table:style-name="ce176"/>
          <table:table-cell table:style-name="ce211"/>
          <table:table-cell table:style-name="ce176"/>
          <table:table-cell table:style-name="ce211"/>
          <table:table-cell table:style-name="ce176" table:formula="of:=[.$L36]" office:value-type="float" office:value="1" calcext:value-type="float">
            <text:p>1</text:p>
          </table:table-cell>
          <table:table-cell table:style-name="ce211"/>
          <table:table-cell table:style-name="ce176"/>
          <table:table-cell table:style-name="ce211"/>
          <table:table-cell table:style-name="ce176" table:formula="of:=[.$L36]" office:value-type="float" office:value="1" calcext:value-type="float">
            <text:p>1</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6]" office:value-type="float" office:value="0" calcext:value-type="float">
            <text:p>0</text:p>
          </table:table-cell>
          <table:table-cell table:style-name="ce211" table:formula="of:=[.BF$2]*[.I36]" office:value-type="float" office:value="0" calcext:value-type="float">
            <text:p>0</text:p>
          </table:table-cell>
          <table:table-cell table:style-name="ce176" table:formula="of:=[.BG$2]*[.J36]" office:value-type="float" office:value="0" calcext:value-type="float">
            <text:p>0</text:p>
          </table:table-cell>
          <table:table-cell table:style-name="ce211" table:formula="of:=[.BH$2]*[.K36]" office:value-type="float" office:value="0" calcext:value-type="float">
            <text:p>0</text:p>
          </table:table-cell>
          <table:table-cell table:style-name="ce176" table:formula="of:=[.BI$2]*[.L36]" office:value-type="float" office:value="4" calcext:value-type="float">
            <text:p>4</text:p>
          </table:table-cell>
          <table:table-cell table:style-name="ce211" table:formula="of:=[.BJ$2]*[.M36]" office:value-type="float" office:value="0" calcext:value-type="float">
            <text:p>0</text:p>
          </table:table-cell>
          <table:table-cell table:style-name="ce176" table:formula="of:=[.BK$2]*[.N36]" office:value-type="float" office:value="0" calcext:value-type="float">
            <text:p>0</text:p>
          </table:table-cell>
          <table:table-cell table:style-name="ce211" table:formula="of:=[.BL$2]*[.O36]" office:value-type="float" office:value="2" calcext:value-type="float">
            <text:p>2</text:p>
          </table:table-cell>
          <table:table-cell table:style-name="ce176" table:formula="of:=[.BM$2]*[.P36]" office:value-type="float" office:value="0" calcext:value-type="float">
            <text:p>0</text:p>
          </table:table-cell>
          <table:table-cell table:style-name="ce211" table:formula="of:=[.BN$2]*[.Q36]" office:value-type="float" office:value="0" calcext:value-type="float">
            <text:p>0</text:p>
          </table:table-cell>
          <table:table-cell table:style-name="ce176" table:formula="of:=[.BO$2]*[.R36]" office:value-type="float" office:value="0" calcext:value-type="float">
            <text:p>0</text:p>
          </table:table-cell>
          <table:table-cell table:style-name="ce211" table:formula="of:=[.BP$2]*[.S36]" office:value-type="float" office:value="0" calcext:value-type="float">
            <text:p>0</text:p>
          </table:table-cell>
          <table:table-cell table:style-name="ce176" table:formula="of:=[.BQ$2]*[.T36]" office:value-type="float" office:value="0" calcext:value-type="float">
            <text:p>0</text:p>
          </table:table-cell>
          <table:table-cell table:style-name="ce211" table:formula="of:=[.BR$2]*[.U36]" office:value-type="float" office:value="2" calcext:value-type="float">
            <text:p>2</text:p>
          </table:table-cell>
          <table:table-cell table:style-name="ce176" table:formula="of:=[.BS$2]*[.V36]" office:value-type="float" office:value="0" calcext:value-type="float">
            <text:p>0</text:p>
          </table:table-cell>
          <table:table-cell table:style-name="ce211" table:formula="of:=[.BT$2]*[.W36]" office:value-type="float" office:value="0" calcext:value-type="float">
            <text:p>0</text:p>
          </table:table-cell>
          <table:table-cell table:style-name="ce176" table:formula="of:=[.BU$2]*[.X36]" office:value-type="float" office:value="0" calcext:value-type="float">
            <text:p>0</text:p>
          </table:table-cell>
          <table:table-cell table:style-name="ce211" table:formula="of:=[.BV$2]*[.Y36]" office:value-type="float" office:value="0" calcext:value-type="float">
            <text:p>0</text:p>
          </table:table-cell>
          <table:table-cell table:style-name="ce176" table:formula="of:=[.BW$2]*[.Z36]" office:value-type="float" office:value="1" calcext:value-type="float">
            <text:p>1</text:p>
          </table:table-cell>
          <table:table-cell table:style-name="ce211" table:formula="of:=[.BX$2]*[.AA36]" office:value-type="float" office:value="0" calcext:value-type="float">
            <text:p>0</text:p>
          </table:table-cell>
          <table:table-cell table:style-name="ce176" table:formula="of:=[.BY$2]*[.AB36]" office:value-type="float" office:value="0" calcext:value-type="float">
            <text:p>0</text:p>
          </table:table-cell>
          <table:table-cell table:style-name="ce211" table:formula="of:=[.BZ$2]*[.AC36]" office:value-type="float" office:value="0" calcext:value-type="float">
            <text:p>0</text:p>
          </table:table-cell>
          <table:table-cell table:style-name="ce176" table:formula="of:=[.CA$2]*[.AD36]" office:value-type="float" office:value="1" calcext:value-type="float">
            <text:p>1</text:p>
          </table:table-cell>
          <table:table-cell table:style-name="ce211" table:formula="of:=[.CB$2]*[.AE36]" office:value-type="float" office:value="0" calcext:value-type="float">
            <text:p>0</text:p>
          </table:table-cell>
          <table:table-cell table:style-name="ce176" table:formula="of:=[.CC$2]*[.AF36]" office:value-type="float" office:value="0" calcext:value-type="float">
            <text:p>0</text:p>
          </table:table-cell>
          <table:table-cell table:style-name="ce211" table:formula="of:=[.CD$2]*[.AG36]" office:value-type="float" office:value="0" calcext:value-type="float">
            <text:p>0</text:p>
          </table:table-cell>
          <table:table-cell table:style-name="ce176" table:formula="of:=[.CE$2]*[.AH36]" office:value-type="float" office:value="0" calcext:value-type="float">
            <text:p>0</text:p>
          </table:table-cell>
          <table:table-cell table:style-name="ce211" table:formula="of:=[.CF$2]*[.AI36]" office:value-type="float" office:value="0" calcext:value-type="float">
            <text:p>0</text:p>
          </table:table-cell>
          <table:table-cell table:style-name="ce176" table:formula="of:=[.CG$2]*[.AJ36]" office:value-type="float" office:value="0" calcext:value-type="float">
            <text:p>0</text:p>
          </table:table-cell>
          <table:table-cell table:style-name="ce211" table:formula="of:=[.CH$2]*[.AK36]" office:value-type="float" office:value="0" calcext:value-type="float">
            <text:p>0</text:p>
          </table:table-cell>
          <table:table-cell table:style-name="ce176" table:formula="of:=[.CI$2]*[.AL36]" office:value-type="float" office:value="0" calcext:value-type="float">
            <text:p>0</text:p>
          </table:table-cell>
          <table:table-cell table:style-name="ce211" table:formula="of:=[.CJ$2]*[.AM36]" office:value-type="float" office:value="0" calcext:value-type="float">
            <text:p>0</text:p>
          </table:table-cell>
          <table:table-cell table:style-name="ce176" table:formula="of:=[.CK$2]*[.AN36]" office:value-type="float" office:value="0" calcext:value-type="float">
            <text:p>0</text:p>
          </table:table-cell>
          <table:table-cell table:style-name="ce211" table:formula="of:=[.CL$2]*[.AO36]" office:value-type="float" office:value="0" calcext:value-type="float">
            <text:p>0</text:p>
          </table:table-cell>
          <table:table-cell table:style-name="ce176" table:formula="of:=[.CM$2]*[.AP36]" office:value-type="float" office:value="0" calcext:value-type="float">
            <text:p>0</text:p>
          </table:table-cell>
          <table:table-cell table:style-name="ce211" table:formula="of:=[.CN$2]*[.AQ36]" office:value-type="float" office:value="0" calcext:value-type="float">
            <text:p>0</text:p>
          </table:table-cell>
          <table:table-cell table:style-name="ce176" table:formula="of:=[.CO$2]*[.AR36]" office:value-type="float" office:value="0" calcext:value-type="float">
            <text:p>0</text:p>
          </table:table-cell>
          <table:table-cell table:style-name="ce211" table:formula="of:=[.CP$2]*[.AS36]" office:value-type="float" office:value="0" calcext:value-type="float">
            <text:p>0</text:p>
          </table:table-cell>
          <table:table-cell table:style-name="ce176" table:formula="of:=[.CQ$2]*[.AT36]" office:value-type="float" office:value="0" calcext:value-type="float">
            <text:p>0</text:p>
          </table:table-cell>
          <table:table-cell table:style-name="ce211" table:formula="of:=[.CR$2]*[.AU36]" office:value-type="float" office:value="0" calcext:value-type="float">
            <text:p>0</text:p>
          </table:table-cell>
          <table:table-cell table:style-name="ce176" table:formula="of:=[.CS$2]*[.AV36]" office:value-type="float" office:value="0" calcext:value-type="float">
            <text:p>0</text:p>
          </table:table-cell>
          <table:table-cell table:style-name="ce211" table:formula="of:=[.CT$2]*[.AW36]" office:value-type="float" office:value="0" calcext:value-type="float">
            <text:p>0</text:p>
          </table:table-cell>
          <table:table-cell table:style-name="ce176" table:formula="of:=[.CU$2]*[.AX36]" office:value-type="float" office:value="0" calcext:value-type="float">
            <text:p>0</text:p>
          </table:table-cell>
          <table:table-cell table:style-name="ce211" table:formula="of:=[.CV$2]*[.AY36]" office:value-type="float" office:value="0" calcext:value-type="float">
            <text:p>0</text:p>
          </table:table-cell>
          <table:table-cell table:style-name="ce176" table:formula="of:=[.CW$2]*[.AZ36]" office:value-type="float" office:value="0" calcext:value-type="float">
            <text:p>0</text:p>
          </table:table-cell>
          <table:table-cell table:style-name="ce211" table:formula="of:=[.CX$2]*[.BA36]" office:value-type="float" office:value="0" calcext:value-type="float">
            <text:p>0</text:p>
          </table:table-cell>
          <table:table-cell table:style-name="ce176" table:formula="of:=[.CY$2]*[.BB36]" office:value-type="float" office:value="0" calcext:value-type="float">
            <text:p>0</text:p>
          </table:table-cell>
          <table:table-cell table:style-name="ce211" table:formula="of:=[.CZ$2]*[.BC36]" office:value-type="float" office:value="0" calcext:value-type="float">
            <text:p>0</text:p>
          </table:table-cell>
          <table:table-cell table:number-columns-repeated="920"/>
        </table:table-row>
        <table:table-row table:style-name="ro11">
          <table:table-cell table:style-name="ce186" office:value-type="string" calcext:value-type="string">
            <text:p>Подшипник</text:p>
          </table:table-cell>
          <table:table-cell table:style-name="ce200" office:value-type="string" calcext:value-type="string">
            <text:p>F623</text:p>
          </table:table-cell>
          <table:table-cell table:style-name="ce202" office:value-type="currency" office:currency="USD" office:value="0.72" calcext:value-type="currency">
            <text:p>$0.72</text:p>
          </table:table-cell>
          <table:table-cell table:style-name="ce176" table:formula="of:=SUM([.BE37:.CZ37])" office:value-type="float" office:value="20" calcext:value-type="float">
            <text:p>20</text:p>
          </table:table-cell>
          <table:table-cell table:style-name="ce204" table:formula="of:=[.C37]*[.D37]" office:value-type="currency" office:currency="USD" office:value="14.4" calcext:value-type="currency">
            <text:p>$14.4</text:p>
          </table:table-cell>
          <table:table-cell table:style-name="ce176" office:value-type="string" calcext:value-type="string">
            <text:p><text:a xlink:href="https://aliexpress.ru/item/4001227123701.html" xlink:type="simple">Link</text:a></text:p>
          </table:table-cell>
          <table:table-cell table:style-name="ce207"/>
          <table:table-cell table:style-name="ce176"/>
          <table:table-cell table:style-name="ce211"/>
          <table:table-cell table:style-name="ce176"/>
          <table:table-cell table:style-name="ce211"/>
          <table:table-cell table:style-name="ce176" office:value-type="float" office:value="2" calcext:value-type="float">
            <text:p>2</text:p>
          </table:table-cell>
          <table:table-cell table:style-name="ce211"/>
          <table:table-cell table:style-name="ce176"/>
          <table:table-cell table:style-name="ce211" table:formula="of:=[.$L37]" office:value-type="float" office:value="2" calcext:value-type="float">
            <text:p>2</text:p>
          </table:table-cell>
          <table:table-cell table:style-name="ce176"/>
          <table:table-cell table:style-name="ce211"/>
          <table:table-cell table:style-name="ce176" table:formula="of:=[.$L37]" office:value-type="float" office:value="2" calcext:value-type="float">
            <text:p>2</text:p>
          </table:table-cell>
          <table:table-cell table:style-name="ce211"/>
          <table:table-cell table:style-name="ce176"/>
          <table:table-cell table:style-name="ce211" table:formula="of:=[.$L37]" office:value-type="float" office:value="2" calcext:value-type="float">
            <text:p>2</text:p>
          </table:table-cell>
          <table:table-cell table:style-name="ce176"/>
          <table:table-cell table:style-name="ce211"/>
          <table:table-cell table:style-name="ce176"/>
          <table:table-cell table:style-name="ce211"/>
          <table:table-cell table:style-name="ce176" table:formula="of:=[.$L37]" office:value-type="float" office:value="2" calcext:value-type="float">
            <text:p>2</text:p>
          </table:table-cell>
          <table:table-cell table:style-name="ce211"/>
          <table:table-cell table:style-name="ce176"/>
          <table:table-cell table:style-name="ce211"/>
          <table:table-cell table:style-name="ce176" table:formula="of:=[.$L37]" office:value-type="float" office:value="2" calcext:value-type="float">
            <text:p>2</text:p>
          </table:table-cell>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7]" office:value-type="float" office:value="0" calcext:value-type="float">
            <text:p>0</text:p>
          </table:table-cell>
          <table:table-cell table:style-name="ce211" table:formula="of:=[.BF$2]*[.I37]" office:value-type="float" office:value="0" calcext:value-type="float">
            <text:p>0</text:p>
          </table:table-cell>
          <table:table-cell table:style-name="ce176" table:formula="of:=[.BG$2]*[.J37]" office:value-type="float" office:value="0" calcext:value-type="float">
            <text:p>0</text:p>
          </table:table-cell>
          <table:table-cell table:style-name="ce211" table:formula="of:=[.BH$2]*[.K37]" office:value-type="float" office:value="0" calcext:value-type="float">
            <text:p>0</text:p>
          </table:table-cell>
          <table:table-cell table:style-name="ce176" table:formula="of:=[.BI$2]*[.L37]" office:value-type="float" office:value="8" calcext:value-type="float">
            <text:p>8</text:p>
          </table:table-cell>
          <table:table-cell table:style-name="ce211" table:formula="of:=[.BJ$2]*[.M37]" office:value-type="float" office:value="0" calcext:value-type="float">
            <text:p>0</text:p>
          </table:table-cell>
          <table:table-cell table:style-name="ce176" table:formula="of:=[.BK$2]*[.N37]" office:value-type="float" office:value="0" calcext:value-type="float">
            <text:p>0</text:p>
          </table:table-cell>
          <table:table-cell table:style-name="ce211" table:formula="of:=[.BL$2]*[.O37]" office:value-type="float" office:value="4" calcext:value-type="float">
            <text:p>4</text:p>
          </table:table-cell>
          <table:table-cell table:style-name="ce176" table:formula="of:=[.BM$2]*[.P37]" office:value-type="float" office:value="0" calcext:value-type="float">
            <text:p>0</text:p>
          </table:table-cell>
          <table:table-cell table:style-name="ce211" table:formula="of:=[.BN$2]*[.Q37]" office:value-type="float" office:value="0" calcext:value-type="float">
            <text:p>0</text:p>
          </table:table-cell>
          <table:table-cell table:style-name="ce176" table:formula="of:=[.BO$2]*[.R37]" office:value-type="float" office:value="0" calcext:value-type="float">
            <text:p>0</text:p>
          </table:table-cell>
          <table:table-cell table:style-name="ce211" table:formula="of:=[.BP$2]*[.S37]" office:value-type="float" office:value="0" calcext:value-type="float">
            <text:p>0</text:p>
          </table:table-cell>
          <table:table-cell table:style-name="ce176" table:formula="of:=[.BQ$2]*[.T37]" office:value-type="float" office:value="0" calcext:value-type="float">
            <text:p>0</text:p>
          </table:table-cell>
          <table:table-cell table:style-name="ce211" table:formula="of:=[.BR$2]*[.U37]" office:value-type="float" office:value="4" calcext:value-type="float">
            <text:p>4</text:p>
          </table:table-cell>
          <table:table-cell table:style-name="ce176" table:formula="of:=[.BS$2]*[.V37]" office:value-type="float" office:value="0" calcext:value-type="float">
            <text:p>0</text:p>
          </table:table-cell>
          <table:table-cell table:style-name="ce211" table:formula="of:=[.BT$2]*[.W37]" office:value-type="float" office:value="0" calcext:value-type="float">
            <text:p>0</text:p>
          </table:table-cell>
          <table:table-cell table:style-name="ce176" table:formula="of:=[.BU$2]*[.X37]" office:value-type="float" office:value="0" calcext:value-type="float">
            <text:p>0</text:p>
          </table:table-cell>
          <table:table-cell table:style-name="ce211" table:formula="of:=[.BV$2]*[.Y37]" office:value-type="float" office:value="0" calcext:value-type="float">
            <text:p>0</text:p>
          </table:table-cell>
          <table:table-cell table:style-name="ce176" table:formula="of:=[.BW$2]*[.Z37]" office:value-type="float" office:value="2" calcext:value-type="float">
            <text:p>2</text:p>
          </table:table-cell>
          <table:table-cell table:style-name="ce211" table:formula="of:=[.BX$2]*[.AA37]" office:value-type="float" office:value="0" calcext:value-type="float">
            <text:p>0</text:p>
          </table:table-cell>
          <table:table-cell table:style-name="ce176" table:formula="of:=[.BY$2]*[.AB37]" office:value-type="float" office:value="0" calcext:value-type="float">
            <text:p>0</text:p>
          </table:table-cell>
          <table:table-cell table:style-name="ce211" table:formula="of:=[.BZ$2]*[.AC37]" office:value-type="float" office:value="0" calcext:value-type="float">
            <text:p>0</text:p>
          </table:table-cell>
          <table:table-cell table:style-name="ce176" table:formula="of:=[.CA$2]*[.AD37]" office:value-type="float" office:value="2" calcext:value-type="float">
            <text:p>2</text:p>
          </table:table-cell>
          <table:table-cell table:style-name="ce211" table:formula="of:=[.CB$2]*[.AE37]" office:value-type="float" office:value="0" calcext:value-type="float">
            <text:p>0</text:p>
          </table:table-cell>
          <table:table-cell table:style-name="ce176" table:formula="of:=[.CC$2]*[.AF37]" office:value-type="float" office:value="0" calcext:value-type="float">
            <text:p>0</text:p>
          </table:table-cell>
          <table:table-cell table:style-name="ce211" table:formula="of:=[.CD$2]*[.AG37]" office:value-type="float" office:value="0" calcext:value-type="float">
            <text:p>0</text:p>
          </table:table-cell>
          <table:table-cell table:style-name="ce176" table:formula="of:=[.CE$2]*[.AH37]" office:value-type="float" office:value="0" calcext:value-type="float">
            <text:p>0</text:p>
          </table:table-cell>
          <table:table-cell table:style-name="ce211" table:formula="of:=[.CF$2]*[.AI37]" office:value-type="float" office:value="0" calcext:value-type="float">
            <text:p>0</text:p>
          </table:table-cell>
          <table:table-cell table:style-name="ce176" table:formula="of:=[.CG$2]*[.AJ37]" office:value-type="float" office:value="0" calcext:value-type="float">
            <text:p>0</text:p>
          </table:table-cell>
          <table:table-cell table:style-name="ce211" table:formula="of:=[.CH$2]*[.AK37]" office:value-type="float" office:value="0" calcext:value-type="float">
            <text:p>0</text:p>
          </table:table-cell>
          <table:table-cell table:style-name="ce176" table:formula="of:=[.CI$2]*[.AL37]" office:value-type="float" office:value="0" calcext:value-type="float">
            <text:p>0</text:p>
          </table:table-cell>
          <table:table-cell table:style-name="ce211" table:formula="of:=[.CJ$2]*[.AM37]" office:value-type="float" office:value="0" calcext:value-type="float">
            <text:p>0</text:p>
          </table:table-cell>
          <table:table-cell table:style-name="ce176" table:formula="of:=[.CK$2]*[.AN37]" office:value-type="float" office:value="0" calcext:value-type="float">
            <text:p>0</text:p>
          </table:table-cell>
          <table:table-cell table:style-name="ce211" table:formula="of:=[.CL$2]*[.AO37]" office:value-type="float" office:value="0" calcext:value-type="float">
            <text:p>0</text:p>
          </table:table-cell>
          <table:table-cell table:style-name="ce176" table:formula="of:=[.CM$2]*[.AP37]" office:value-type="float" office:value="0" calcext:value-type="float">
            <text:p>0</text:p>
          </table:table-cell>
          <table:table-cell table:style-name="ce211" table:formula="of:=[.CN$2]*[.AQ37]" office:value-type="float" office:value="0" calcext:value-type="float">
            <text:p>0</text:p>
          </table:table-cell>
          <table:table-cell table:style-name="ce176" table:formula="of:=[.CO$2]*[.AR37]" office:value-type="float" office:value="0" calcext:value-type="float">
            <text:p>0</text:p>
          </table:table-cell>
          <table:table-cell table:style-name="ce211" table:formula="of:=[.CP$2]*[.AS37]" office:value-type="float" office:value="0" calcext:value-type="float">
            <text:p>0</text:p>
          </table:table-cell>
          <table:table-cell table:style-name="ce176" table:formula="of:=[.CQ$2]*[.AT37]" office:value-type="float" office:value="0" calcext:value-type="float">
            <text:p>0</text:p>
          </table:table-cell>
          <table:table-cell table:style-name="ce211" table:formula="of:=[.CR$2]*[.AU37]" office:value-type="float" office:value="0" calcext:value-type="float">
            <text:p>0</text:p>
          </table:table-cell>
          <table:table-cell table:style-name="ce176" table:formula="of:=[.CS$2]*[.AV37]" office:value-type="float" office:value="0" calcext:value-type="float">
            <text:p>0</text:p>
          </table:table-cell>
          <table:table-cell table:style-name="ce211" table:formula="of:=[.CT$2]*[.AW37]" office:value-type="float" office:value="0" calcext:value-type="float">
            <text:p>0</text:p>
          </table:table-cell>
          <table:table-cell table:style-name="ce176" table:formula="of:=[.CU$2]*[.AX37]" office:value-type="float" office:value="0" calcext:value-type="float">
            <text:p>0</text:p>
          </table:table-cell>
          <table:table-cell table:style-name="ce211" table:formula="of:=[.CV$2]*[.AY37]" office:value-type="float" office:value="0" calcext:value-type="float">
            <text:p>0</text:p>
          </table:table-cell>
          <table:table-cell table:style-name="ce176" table:formula="of:=[.CW$2]*[.AZ37]" office:value-type="float" office:value="0" calcext:value-type="float">
            <text:p>0</text:p>
          </table:table-cell>
          <table:table-cell table:style-name="ce211" table:formula="of:=[.CX$2]*[.BA37]" office:value-type="float" office:value="0" calcext:value-type="float">
            <text:p>0</text:p>
          </table:table-cell>
          <table:table-cell table:style-name="ce176" table:formula="of:=[.CY$2]*[.BB37]" office:value-type="float" office:value="0" calcext:value-type="float">
            <text:p>0</text:p>
          </table:table-cell>
          <table:table-cell table:style-name="ce211" table:formula="of:=[.CZ$2]*[.BC37]" office:value-type="float" office:value="0" calcext:value-type="float">
            <text:p>0</text:p>
          </table:table-cell>
          <table:table-cell table:number-columns-repeated="920"/>
        </table:table-row>
        <table:table-row table:style-name="ro11">
          <table:table-cell table:style-name="ce186" office:value-type="string" calcext:value-type="string">
            <text:p>Подшипник</text:p>
          </table:table-cell>
          <table:table-cell table:style-name="ce201" office:value-type="string" calcext:value-type="string">
            <text:p>F695</text:p>
          </table:table-cell>
          <table:table-cell table:style-name="ce202" office:value-type="currency" office:currency="USD" office:value="0.42" calcext:value-type="currency">
            <text:p>$0.42</text:p>
          </table:table-cell>
          <table:table-cell table:style-name="ce176" table:formula="of:=SUM([.BE38:.CZ38])" office:value-type="float" office:value="12" calcext:value-type="float">
            <text:p>12</text:p>
          </table:table-cell>
          <table:table-cell table:style-name="ce204" table:formula="of:=[.C38]*[.D38]" office:value-type="currency" office:currency="USD" office:value="5.04" calcext:value-type="currency">
            <text:p>$5.0</text:p>
          </table:table-cell>
          <table:table-cell table:style-name="ce176" office:value-type="string" calcext:value-type="string">
            <text:p><text:a xlink:href="https://letyshops.com/r/aliexpress-3a8c6e5a7013"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office:value-type="float" office:value="3" calcext:value-type="float">
            <text:p>3</text:p>
          </table:table-cell>
          <table:table-cell table:style-name="ce176"/>
          <table:table-cell table:style-name="ce211"/>
          <table:table-cell table:style-name="ce207"/>
          <table:table-cell table:style-name="ce176" table:formula="of:=[.BE$2]*[.H38]" office:value-type="float" office:value="0" calcext:value-type="float">
            <text:p>0</text:p>
          </table:table-cell>
          <table:table-cell table:style-name="ce211" table:formula="of:=[.BF$2]*[.I38]" office:value-type="float" office:value="0" calcext:value-type="float">
            <text:p>0</text:p>
          </table:table-cell>
          <table:table-cell table:style-name="ce176" table:formula="of:=[.BG$2]*[.J38]" office:value-type="float" office:value="0" calcext:value-type="float">
            <text:p>0</text:p>
          </table:table-cell>
          <table:table-cell table:style-name="ce211" table:formula="of:=[.BH$2]*[.K38]" office:value-type="float" office:value="0" calcext:value-type="float">
            <text:p>0</text:p>
          </table:table-cell>
          <table:table-cell table:style-name="ce176" table:formula="of:=[.BI$2]*[.L38]" office:value-type="float" office:value="0" calcext:value-type="float">
            <text:p>0</text:p>
          </table:table-cell>
          <table:table-cell table:style-name="ce211" table:formula="of:=[.BJ$2]*[.M38]" office:value-type="float" office:value="0" calcext:value-type="float">
            <text:p>0</text:p>
          </table:table-cell>
          <table:table-cell table:style-name="ce176" table:formula="of:=[.BK$2]*[.N38]" office:value-type="float" office:value="0" calcext:value-type="float">
            <text:p>0</text:p>
          </table:table-cell>
          <table:table-cell table:style-name="ce211" table:formula="of:=[.BL$2]*[.O38]" office:value-type="float" office:value="0" calcext:value-type="float">
            <text:p>0</text:p>
          </table:table-cell>
          <table:table-cell table:style-name="ce176" table:formula="of:=[.BM$2]*[.P38]" office:value-type="float" office:value="0" calcext:value-type="float">
            <text:p>0</text:p>
          </table:table-cell>
          <table:table-cell table:style-name="ce211" table:formula="of:=[.BN$2]*[.Q38]" office:value-type="float" office:value="0" calcext:value-type="float">
            <text:p>0</text:p>
          </table:table-cell>
          <table:table-cell table:style-name="ce176" table:formula="of:=[.BO$2]*[.R38]" office:value-type="float" office:value="0" calcext:value-type="float">
            <text:p>0</text:p>
          </table:table-cell>
          <table:table-cell table:style-name="ce211" table:formula="of:=[.BP$2]*[.S38]" office:value-type="float" office:value="0" calcext:value-type="float">
            <text:p>0</text:p>
          </table:table-cell>
          <table:table-cell table:style-name="ce176" table:formula="of:=[.BQ$2]*[.T38]" office:value-type="float" office:value="0" calcext:value-type="float">
            <text:p>0</text:p>
          </table:table-cell>
          <table:table-cell table:style-name="ce211" table:formula="of:=[.BR$2]*[.U38]" office:value-type="float" office:value="0" calcext:value-type="float">
            <text:p>0</text:p>
          </table:table-cell>
          <table:table-cell table:style-name="ce176" table:formula="of:=[.BS$2]*[.V38]" office:value-type="float" office:value="0" calcext:value-type="float">
            <text:p>0</text:p>
          </table:table-cell>
          <table:table-cell table:style-name="ce211" table:formula="of:=[.BT$2]*[.W38]" office:value-type="float" office:value="0" calcext:value-type="float">
            <text:p>0</text:p>
          </table:table-cell>
          <table:table-cell table:style-name="ce176" table:formula="of:=[.BU$2]*[.X38]" office:value-type="float" office:value="0" calcext:value-type="float">
            <text:p>0</text:p>
          </table:table-cell>
          <table:table-cell table:style-name="ce211" table:formula="of:=[.BV$2]*[.Y38]" office:value-type="float" office:value="0" calcext:value-type="float">
            <text:p>0</text:p>
          </table:table-cell>
          <table:table-cell table:style-name="ce176" table:formula="of:=[.BW$2]*[.Z38]" office:value-type="float" office:value="0" calcext:value-type="float">
            <text:p>0</text:p>
          </table:table-cell>
          <table:table-cell table:style-name="ce211" table:formula="of:=[.BX$2]*[.AA38]" office:value-type="float" office:value="0" calcext:value-type="float">
            <text:p>0</text:p>
          </table:table-cell>
          <table:table-cell table:style-name="ce176" table:formula="of:=[.BY$2]*[.AB38]" office:value-type="float" office:value="0" calcext:value-type="float">
            <text:p>0</text:p>
          </table:table-cell>
          <table:table-cell table:style-name="ce211" table:formula="of:=[.BZ$2]*[.AC38]" office:value-type="float" office:value="0" calcext:value-type="float">
            <text:p>0</text:p>
          </table:table-cell>
          <table:table-cell table:style-name="ce176" table:formula="of:=[.CA$2]*[.AD38]" office:value-type="float" office:value="0" calcext:value-type="float">
            <text:p>0</text:p>
          </table:table-cell>
          <table:table-cell table:style-name="ce211" table:formula="of:=[.CB$2]*[.AE38]" office:value-type="float" office:value="0" calcext:value-type="float">
            <text:p>0</text:p>
          </table:table-cell>
          <table:table-cell table:style-name="ce176" table:formula="of:=[.CC$2]*[.AF38]" office:value-type="float" office:value="0" calcext:value-type="float">
            <text:p>0</text:p>
          </table:table-cell>
          <table:table-cell table:style-name="ce211" table:formula="of:=[.CD$2]*[.AG38]" office:value-type="float" office:value="0" calcext:value-type="float">
            <text:p>0</text:p>
          </table:table-cell>
          <table:table-cell table:style-name="ce176" table:formula="of:=[.CE$2]*[.AH38]" office:value-type="float" office:value="0" calcext:value-type="float">
            <text:p>0</text:p>
          </table:table-cell>
          <table:table-cell table:style-name="ce211" table:formula="of:=[.CF$2]*[.AI38]" office:value-type="float" office:value="0" calcext:value-type="float">
            <text:p>0</text:p>
          </table:table-cell>
          <table:table-cell table:style-name="ce176" table:formula="of:=[.CG$2]*[.AJ38]" office:value-type="float" office:value="0" calcext:value-type="float">
            <text:p>0</text:p>
          </table:table-cell>
          <table:table-cell table:style-name="ce211" table:formula="of:=[.CH$2]*[.AK38]" office:value-type="float" office:value="0" calcext:value-type="float">
            <text:p>0</text:p>
          </table:table-cell>
          <table:table-cell table:style-name="ce176" table:formula="of:=[.CI$2]*[.AL38]" office:value-type="float" office:value="0" calcext:value-type="float">
            <text:p>0</text:p>
          </table:table-cell>
          <table:table-cell table:style-name="ce211" table:formula="of:=[.CJ$2]*[.AM38]" office:value-type="float" office:value="0" calcext:value-type="float">
            <text:p>0</text:p>
          </table:table-cell>
          <table:table-cell table:style-name="ce176" table:formula="of:=[.CK$2]*[.AN38]" office:value-type="float" office:value="0" calcext:value-type="float">
            <text:p>0</text:p>
          </table:table-cell>
          <table:table-cell table:style-name="ce211" table:formula="of:=[.CL$2]*[.AO38]" office:value-type="float" office:value="0" calcext:value-type="float">
            <text:p>0</text:p>
          </table:table-cell>
          <table:table-cell table:style-name="ce176" table:formula="of:=[.CM$2]*[.AP38]" office:value-type="float" office:value="0" calcext:value-type="float">
            <text:p>0</text:p>
          </table:table-cell>
          <table:table-cell table:style-name="ce211" table:formula="of:=[.CN$2]*[.AQ38]" office:value-type="float" office:value="0" calcext:value-type="float">
            <text:p>0</text:p>
          </table:table-cell>
          <table:table-cell table:style-name="ce176" table:formula="of:=[.CO$2]*[.AR38]" office:value-type="float" office:value="0" calcext:value-type="float">
            <text:p>0</text:p>
          </table:table-cell>
          <table:table-cell table:style-name="ce211" table:formula="of:=[.CP$2]*[.AS38]" office:value-type="float" office:value="0" calcext:value-type="float">
            <text:p>0</text:p>
          </table:table-cell>
          <table:table-cell table:style-name="ce176" table:formula="of:=[.CQ$2]*[.AT38]" office:value-type="float" office:value="0" calcext:value-type="float">
            <text:p>0</text:p>
          </table:table-cell>
          <table:table-cell table:style-name="ce211" table:formula="of:=[.CR$2]*[.AU38]" office:value-type="float" office:value="0" calcext:value-type="float">
            <text:p>0</text:p>
          </table:table-cell>
          <table:table-cell table:style-name="ce176" table:formula="of:=[.CS$2]*[.AV38]" office:value-type="float" office:value="0" calcext:value-type="float">
            <text:p>0</text:p>
          </table:table-cell>
          <table:table-cell table:style-name="ce211" table:formula="of:=[.CT$2]*[.AW38]" office:value-type="float" office:value="0" calcext:value-type="float">
            <text:p>0</text:p>
          </table:table-cell>
          <table:table-cell table:style-name="ce176" table:formula="of:=[.CU$2]*[.AX38]" office:value-type="float" office:value="0" calcext:value-type="float">
            <text:p>0</text:p>
          </table:table-cell>
          <table:table-cell table:style-name="ce211" table:formula="of:=[.CV$2]*[.AY38]" office:value-type="float" office:value="0" calcext:value-type="float">
            <text:p>0</text:p>
          </table:table-cell>
          <table:table-cell table:style-name="ce176" table:formula="of:=[.CW$2]*[.AZ38]" office:value-type="float" office:value="0" calcext:value-type="float">
            <text:p>0</text:p>
          </table:table-cell>
          <table:table-cell table:style-name="ce211" table:formula="of:=[.CX$2]*[.BA38]" office:value-type="float" office:value="12" calcext:value-type="float">
            <text:p>12</text:p>
          </table:table-cell>
          <table:table-cell table:style-name="ce176" table:formula="of:=[.CY$2]*[.BB38]" office:value-type="float" office:value="0" calcext:value-type="float">
            <text:p>0</text:p>
          </table:table-cell>
          <table:table-cell table:style-name="ce211" table:formula="of:=[.CZ$2]*[.BC38]" office:value-type="float" office:value="0" calcext:value-type="float">
            <text:p>0</text:p>
          </table:table-cell>
          <table:table-cell table:number-columns-repeated="920"/>
        </table:table-row>
        <table:table-row table:style-name="ro11">
          <table:table-cell table:style-name="ce187" office:value-type="string" calcext:value-type="string">
            <text:p>Подшипник</text:p>
          </table:table-cell>
          <table:table-cell table:style-name="ce201" office:value-type="string" calcext:value-type="string">
            <text:p>F688</text:p>
          </table:table-cell>
          <table:table-cell table:style-name="ce202" office:value-type="currency" office:currency="USD" office:value="0.77" calcext:value-type="currency">
            <text:p>$0.77</text:p>
          </table:table-cell>
          <table:table-cell table:style-name="ce176" table:formula="of:=SUM([.BE39:.CZ39])" office:value-type="float" office:value="3" calcext:value-type="float">
            <text:p>3</text:p>
          </table:table-cell>
          <table:table-cell table:style-name="ce204" table:formula="of:=[.C39]*[.D39]" office:value-type="currency" office:currency="USD" office:value="2.31" calcext:value-type="currency">
            <text:p>$2.3</text:p>
          </table:table-cell>
          <table:table-cell table:style-name="ce176" office:value-type="string" calcext:value-type="string">
            <text:p><text:a xlink:href="https://aliexpress.ru/item/32851656343.html" xlink:type="simple">Link</text:a></text:p>
          </table:table-cell>
          <table:table-cell table:style-name="ce207"/>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office:value-type="float" office:value="3" calcext:value-type="float">
            <text:p>3</text:p>
          </table:table-cell>
          <table:table-cell table:style-name="ce211" office:value-type="float" office:value="3" calcext:value-type="float">
            <text:p>3</text:p>
          </table:table-cell>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176"/>
          <table:table-cell table:style-name="ce211"/>
          <table:table-cell table:style-name="ce207"/>
          <table:table-cell table:style-name="ce176" table:formula="of:=[.BE$2]*[.H39]" office:value-type="float" office:value="0" calcext:value-type="float">
            <text:p>0</text:p>
          </table:table-cell>
          <table:table-cell table:style-name="ce211" table:formula="of:=[.BF$2]*[.I39]" office:value-type="float" office:value="0" calcext:value-type="float">
            <text:p>0</text:p>
          </table:table-cell>
          <table:table-cell table:style-name="ce176" table:formula="of:=[.BG$2]*[.J39]" office:value-type="float" office:value="0" calcext:value-type="float">
            <text:p>0</text:p>
          </table:table-cell>
          <table:table-cell table:style-name="ce211" table:formula="of:=[.BH$2]*[.K39]" office:value-type="float" office:value="0" calcext:value-type="float">
            <text:p>0</text:p>
          </table:table-cell>
          <table:table-cell table:style-name="ce176" table:formula="of:=[.BI$2]*[.L39]" office:value-type="float" office:value="0" calcext:value-type="float">
            <text:p>0</text:p>
          </table:table-cell>
          <table:table-cell table:style-name="ce211" table:formula="of:=[.BJ$2]*[.M39]" office:value-type="float" office:value="0" calcext:value-type="float">
            <text:p>0</text:p>
          </table:table-cell>
          <table:table-cell table:style-name="ce176" table:formula="of:=[.BK$2]*[.N39]" office:value-type="float" office:value="0" calcext:value-type="float">
            <text:p>0</text:p>
          </table:table-cell>
          <table:table-cell table:style-name="ce211" table:formula="of:=[.BL$2]*[.O39]" office:value-type="float" office:value="0" calcext:value-type="float">
            <text:p>0</text:p>
          </table:table-cell>
          <table:table-cell table:style-name="ce176" table:formula="of:=[.BM$2]*[.P39]" office:value-type="float" office:value="0" calcext:value-type="float">
            <text:p>0</text:p>
          </table:table-cell>
          <table:table-cell table:style-name="ce211" table:formula="of:=[.BN$2]*[.Q39]" office:value-type="float" office:value="0" calcext:value-type="float">
            <text:p>0</text:p>
          </table:table-cell>
          <table:table-cell table:style-name="ce176" table:formula="of:=[.BO$2]*[.R39]" office:value-type="float" office:value="0" calcext:value-type="float">
            <text:p>0</text:p>
          </table:table-cell>
          <table:table-cell table:style-name="ce211" table:formula="of:=[.BP$2]*[.S39]" office:value-type="float" office:value="0" calcext:value-type="float">
            <text:p>0</text:p>
          </table:table-cell>
          <table:table-cell table:style-name="ce176" table:formula="of:=[.BQ$2]*[.T39]" office:value-type="float" office:value="0" calcext:value-type="float">
            <text:p>0</text:p>
          </table:table-cell>
          <table:table-cell table:style-name="ce211" table:formula="of:=[.BR$2]*[.U39]" office:value-type="float" office:value="0" calcext:value-type="float">
            <text:p>0</text:p>
          </table:table-cell>
          <table:table-cell table:style-name="ce176" table:formula="of:=[.BS$2]*[.V39]" office:value-type="float" office:value="3" calcext:value-type="float">
            <text:p>3</text:p>
          </table:table-cell>
          <table:table-cell table:style-name="ce211" table:formula="of:=[.BT$2]*[.W39]" office:value-type="float" office:value="0" calcext:value-type="float">
            <text:p>0</text:p>
          </table:table-cell>
          <table:table-cell table:style-name="ce176" table:formula="of:=[.BU$2]*[.X39]" office:value-type="float" office:value="0" calcext:value-type="float">
            <text:p>0</text:p>
          </table:table-cell>
          <table:table-cell table:style-name="ce211" table:formula="of:=[.BV$2]*[.Y39]" office:value-type="float" office:value="0" calcext:value-type="float">
            <text:p>0</text:p>
          </table:table-cell>
          <table:table-cell table:style-name="ce176" table:formula="of:=[.BW$2]*[.Z39]" office:value-type="float" office:value="0" calcext:value-type="float">
            <text:p>0</text:p>
          </table:table-cell>
          <table:table-cell table:style-name="ce211" table:formula="of:=[.BX$2]*[.AA39]" office:value-type="float" office:value="0" calcext:value-type="float">
            <text:p>0</text:p>
          </table:table-cell>
          <table:table-cell table:style-name="ce176" table:formula="of:=[.BY$2]*[.AB39]" office:value-type="float" office:value="0" calcext:value-type="float">
            <text:p>0</text:p>
          </table:table-cell>
          <table:table-cell table:style-name="ce211" table:formula="of:=[.BZ$2]*[.AC39]" office:value-type="float" office:value="0" calcext:value-type="float">
            <text:p>0</text:p>
          </table:table-cell>
          <table:table-cell table:style-name="ce176" table:formula="of:=[.CA$2]*[.AD39]" office:value-type="float" office:value="0" calcext:value-type="float">
            <text:p>0</text:p>
          </table:table-cell>
          <table:table-cell table:style-name="ce211" table:formula="of:=[.CB$2]*[.AE39]" office:value-type="float" office:value="0" calcext:value-type="float">
            <text:p>0</text:p>
          </table:table-cell>
          <table:table-cell table:style-name="ce176" table:formula="of:=[.CC$2]*[.AF39]" office:value-type="float" office:value="0" calcext:value-type="float">
            <text:p>0</text:p>
          </table:table-cell>
          <table:table-cell table:style-name="ce211" table:formula="of:=[.CD$2]*[.AG39]" office:value-type="float" office:value="0" calcext:value-type="float">
            <text:p>0</text:p>
          </table:table-cell>
          <table:table-cell table:style-name="ce176" table:formula="of:=[.CE$2]*[.AH39]" office:value-type="float" office:value="0" calcext:value-type="float">
            <text:p>0</text:p>
          </table:table-cell>
          <table:table-cell table:style-name="ce211" table:formula="of:=[.CF$2]*[.AI39]" office:value-type="float" office:value="0" calcext:value-type="float">
            <text:p>0</text:p>
          </table:table-cell>
          <table:table-cell table:style-name="ce176" table:formula="of:=[.CG$2]*[.AJ39]" office:value-type="float" office:value="0" calcext:value-type="float">
            <text:p>0</text:p>
          </table:table-cell>
          <table:table-cell table:style-name="ce211" table:formula="of:=[.CH$2]*[.AK39]" office:value-type="float" office:value="0" calcext:value-type="float">
            <text:p>0</text:p>
          </table:table-cell>
          <table:table-cell table:style-name="ce176" table:formula="of:=[.CI$2]*[.AL39]" office:value-type="float" office:value="0" calcext:value-type="float">
            <text:p>0</text:p>
          </table:table-cell>
          <table:table-cell table:style-name="ce211" table:formula="of:=[.CJ$2]*[.AM39]" office:value-type="float" office:value="0" calcext:value-type="float">
            <text:p>0</text:p>
          </table:table-cell>
          <table:table-cell table:style-name="ce176" table:formula="of:=[.CK$2]*[.AN39]" office:value-type="float" office:value="0" calcext:value-type="float">
            <text:p>0</text:p>
          </table:table-cell>
          <table:table-cell table:style-name="ce211" table:formula="of:=[.CL$2]*[.AO39]" office:value-type="float" office:value="0" calcext:value-type="float">
            <text:p>0</text:p>
          </table:table-cell>
          <table:table-cell table:style-name="ce176" table:formula="of:=[.CM$2]*[.AP39]" office:value-type="float" office:value="0" calcext:value-type="float">
            <text:p>0</text:p>
          </table:table-cell>
          <table:table-cell table:style-name="ce211" table:formula="of:=[.CN$2]*[.AQ39]" office:value-type="float" office:value="0" calcext:value-type="float">
            <text:p>0</text:p>
          </table:table-cell>
          <table:table-cell table:style-name="ce176" table:formula="of:=[.CO$2]*[.AR39]" office:value-type="float" office:value="0" calcext:value-type="float">
            <text:p>0</text:p>
          </table:table-cell>
          <table:table-cell table:style-name="ce211" table:formula="of:=[.CP$2]*[.AS39]" office:value-type="float" office:value="0" calcext:value-type="float">
            <text:p>0</text:p>
          </table:table-cell>
          <table:table-cell table:style-name="ce176" table:formula="of:=[.CQ$2]*[.AT39]" office:value-type="float" office:value="0" calcext:value-type="float">
            <text:p>0</text:p>
          </table:table-cell>
          <table:table-cell table:style-name="ce211" table:formula="of:=[.CR$2]*[.AU39]" office:value-type="float" office:value="0" calcext:value-type="float">
            <text:p>0</text:p>
          </table:table-cell>
          <table:table-cell table:style-name="ce176" table:formula="of:=[.CS$2]*[.AV39]" office:value-type="float" office:value="0" calcext:value-type="float">
            <text:p>0</text:p>
          </table:table-cell>
          <table:table-cell table:style-name="ce211" table:formula="of:=[.CT$2]*[.AW39]" office:value-type="float" office:value="0" calcext:value-type="float">
            <text:p>0</text:p>
          </table:table-cell>
          <table:table-cell table:style-name="ce176" table:formula="of:=[.CU$2]*[.AX39]" office:value-type="float" office:value="0" calcext:value-type="float">
            <text:p>0</text:p>
          </table:table-cell>
          <table:table-cell table:style-name="ce211" table:formula="of:=[.CV$2]*[.AY39]" office:value-type="float" office:value="0" calcext:value-type="float">
            <text:p>0</text:p>
          </table:table-cell>
          <table:table-cell table:style-name="ce176" table:formula="of:=[.CW$2]*[.AZ39]" office:value-type="float" office:value="0" calcext:value-type="float">
            <text:p>0</text:p>
          </table:table-cell>
          <table:table-cell table:style-name="ce211" table:formula="of:=[.CX$2]*[.BA39]" office:value-type="float" office:value="0" calcext:value-type="float">
            <text:p>0</text:p>
          </table:table-cell>
          <table:table-cell table:style-name="ce176" table:formula="of:=[.CY$2]*[.BB39]" office:value-type="float" office:value="0" calcext:value-type="float">
            <text:p>0</text:p>
          </table:table-cell>
          <table:table-cell table:style-name="ce211" table:formula="of:=[.CZ$2]*[.BC39]" office:value-type="float" office:value="0" calcext:value-type="float">
            <text:p>0</text:p>
          </table:table-cell>
          <table:table-cell table:number-columns-repeated="920"/>
        </table:table-row>
        <table:table-row table:style-name="ro14" table:number-rows-repeated="1048536">
          <table:table-cell table:number-columns-repeated="1024"/>
        </table:table-row>
        <table:table-row table:style-name="ro14">
          <table:table-cell table:number-columns-repeated="1024"/>
        </table:table-row>
      </table:table>
      <table:table table:name="Профиль_алюминиевый" table:style-name="ta1">
        <table:table-column table:style-name="co109" table:default-cell-style-name="ce110"/>
        <table:table-column table:style-name="co110" table:default-cell-style-name="ce110"/>
        <table:table-column table:style-name="co4" table:default-cell-style-name="ce110"/>
        <table:table-column table:style-name="co111" table:number-columns-repeated="2" table:default-cell-style-name="ce110"/>
        <table:table-column table:style-name="co112" table:default-cell-style-name="ce110"/>
        <table:table-column table:style-name="co113" table:default-cell-style-name="ce110"/>
        <table:table-column table:style-name="co5" table:number-columns-repeated="1017" table:default-cell-style-name="ce110"/>
        <table:table-row table:style-name="ro32">
          <table:table-cell table:style-name="ce156" office:value-type="string" calcext:value-type="string">
            <text:p>Наименование детали</text:p>
          </table:table-cell>
          <table:table-cell table:style-name="ce156" office:value-type="string" calcext:value-type="string">
            <text:p>Тип профиля</text:p>
          </table:table-cell>
          <table:table-cell table:style-name="ce156" office:value-type="string" calcext:value-type="string">
            <text:p>Длина</text:p>
            <text:p>[м]</text:p>
          </table:table-cell>
          <table:table-cell table:style-name="ce156" office:value-type="string" calcext:value-type="string">
            <text:p>Количество</text:p>
            <text:p>[шт]</text:p>
          </table:table-cell>
          <table:table-cell table:style-name="ce156" office:value-type="string" calcext:value-type="string">
            <text:p>Цена профиля</text:p>
            <text:p>[$/м]</text:p>
          </table:table-cell>
          <table:table-cell table:style-name="ce156" office:value-type="string" calcext:value-type="string">
            <text:p>Цена реза</text:p>
            <text:p>[$]</text:p>
          </table:table-cell>
          <table:table-cell table:style-name="ce83" office:value-type="string" calcext:value-type="string">
            <text:p>Итого стоимость</text:p>
            <text:p>[$]</text:p>
          </table:table-cell>
          <table:table-cell table:number-columns-repeated="1017"/>
        </table:table-row>
        <table:table-row table:style-name="ro6">
          <table:table-cell table:style-name="ce80" office:value-type="string" calcext:value-type="string">
            <text:p>Изготовление</text:p>
          </table:table-cell>
          <table:table-cell table:style-name="ce98" table:content-validation-name="val13" office:value-type="string" calcext:value-type="string">
            <text:p>2060 T-slot</text:p>
          </table:table-cell>
          <table:table-cell table:style-name="ce81" office:value-type="float" office:value="0" calcext:value-type="float">
            <text:p>0,00</text:p>
          </table:table-cell>
          <table:table-cell table:style-name="ce98" office:value-type="float" office:value="0" calcext:value-type="float">
            <text:p>0</text:p>
          </table:table-cell>
          <table:table-cell table:style-name="ce82" office:value-type="currency" office:currency="USD" office:value="11.86" calcext:value-type="currency">
            <text:p>$11.86</text:p>
          </table:table-cell>
          <table:table-cell table:style-name="ce82" office:value-type="currency" office:currency="USD" office:value="0.285714285714286" calcext:value-type="currency">
            <text:p>$0.29</text:p>
          </table:table-cell>
          <table:table-cell table:style-name="ce82" office:value-type="currency" office:currency="USD" office:value="0" calcext:value-type="currency">
            <text:p>$0.00</text:p>
          </table:table-cell>
          <table:table-cell table:number-columns-repeated="1017"/>
        </table:table-row>
        <table:table-row table:style-name="ro6">
          <table:table-cell table:style-name="ce80" office:value-type="string" calcext:value-type="string">
            <text:p>Изготовление</text:p>
          </table:table-cell>
          <table:table-cell table:style-name="ce98" table:content-validation-name="val13" office:value-type="string" calcext:value-type="string">
            <text:p>2020 T-slot</text:p>
          </table:table-cell>
          <table:table-cell table:style-name="ce81" office:value-type="float" office:value="0" calcext:value-type="float">
            <text:p>0,00</text:p>
          </table:table-cell>
          <table:table-cell table:style-name="ce98" office:value-type="float" office:value="0" calcext:value-type="float">
            <text:p>0</text:p>
          </table:table-cell>
          <table:table-cell table:style-name="ce82" office:value-type="currency" office:currency="USD" office:value="4.58" calcext:value-type="currency">
            <text:p>$4.58</text:p>
          </table:table-cell>
          <table:table-cell table:style-name="ce82" office:value-type="currency" office:currency="USD" office:value="0.285714285714286" calcext:value-type="currency">
            <text:p>$0.29</text:p>
          </table:table-cell>
          <table:table-cell table:style-name="ce82" office:value-type="currency" office:currency="USD" office:value="0" calcext:value-type="currency">
            <text:p>$0.00</text:p>
          </table:table-cell>
          <table:table-cell table:number-columns-repeated="1017"/>
        </table:table-row>
        <table:table-row table:style-name="ro6">
          <table:table-cell table:style-name="ce80" office:value-type="string" calcext:value-type="string">
            <text:p>Изготовление</text:p>
          </table:table-cell>
          <table:table-cell table:style-name="ce98" table:content-validation-name="val13" office:value-type="string" calcext:value-type="string">
            <text:p>2020 V-slot</text:p>
          </table:table-cell>
          <table:table-cell table:style-name="ce81" office:value-type="float" office:value="0" calcext:value-type="float">
            <text:p>0,00</text:p>
          </table:table-cell>
          <table:table-cell table:style-name="ce98" office:value-type="float" office:value="0" calcext:value-type="float">
            <text:p>0</text:p>
          </table:table-cell>
          <table:table-cell table:style-name="ce82" office:value-type="currency" office:currency="USD" office:value="4.49" calcext:value-type="currency">
            <text:p>$4.49</text:p>
          </table:table-cell>
          <table:table-cell table:style-name="ce82" office:value-type="currency" office:currency="USD" office:value="0.285714285714286" calcext:value-type="currency">
            <text:p>$0.29</text:p>
          </table:table-cell>
          <table:table-cell table:style-name="ce82" office:value-type="currency" office:currency="USD" office:value="0" calcext:value-type="currency">
            <text:p>$0.00</text:p>
          </table:table-cell>
          <table:table-cell table:number-columns-repeated="1017"/>
        </table:table-row>
        <table:table-row table:style-name="ro6">
          <table:table-cell table:style-name="ce80" office:value-type="string" calcext:value-type="string">
            <text:p>Изготовление</text:p>
          </table:table-cell>
          <table:table-cell table:style-name="ce98" table:content-validation-name="val13" office:value-type="string" calcext:value-type="string">
            <text:p>2020 T-slot облегчённый</text:p>
          </table:table-cell>
          <table:table-cell table:style-name="ce81" office:value-type="float" office:value="0" calcext:value-type="float">
            <text:p>0,00</text:p>
          </table:table-cell>
          <table:table-cell table:style-name="ce98" office:value-type="float" office:value="0" calcext:value-type="float">
            <text:p>0</text:p>
          </table:table-cell>
          <table:table-cell table:style-name="ce82" office:value-type="currency" office:currency="USD" office:value="3.3" calcext:value-type="currency">
            <text:p>$3.30</text:p>
          </table:table-cell>
          <table:table-cell table:style-name="ce82" office:value-type="currency" office:currency="USD" office:value="0.285714285714286" calcext:value-type="currency">
            <text:p>$0.29</text:p>
          </table:table-cell>
          <table:table-cell table:style-name="ce82" office:value-type="currency" office:currency="USD" office:value="0" calcext:value-type="currency">
            <text:p>$0.00</text:p>
          </table:table-cell>
          <table:table-cell table:number-columns-repeated="1017"/>
        </table:table-row>
        <table:table-row table:style-name="ro6">
          <table:table-cell table:style-name="ce98" office:value-type="string" calcext:value-type="string">
            <text:p>Продольная балка портала</text:p>
          </table:table-cell>
          <table:table-cell table:style-name="ce98" table:content-validation-name="val13" office:value-type="string" calcext:value-type="string">
            <text:p>2060 T-slot</text:p>
          </table:table-cell>
          <table:table-cell table:style-name="ce81" table:formula="of:=[Расчёты.$G$13]-0.04" office:value-type="float" office:value="0.45" calcext:value-type="float">
            <text:p>0,45</text:p>
          </table:table-cell>
          <table:table-cell table:style-name="ce98" office:value-type="float" office:value="2" calcext:value-type="float">
            <text:p>2</text:p>
          </table:table-cell>
          <table:table-cell table:style-name="ce82" table:formula="of:=VLOOKUP([.$B6];[.$B$2:.$F$5];4;0)" office:value-type="currency" office:currency="USD" office:value="11.86" calcext:value-type="currency">
            <text:p>$11.86</text:p>
          </table:table-cell>
          <table:table-cell table:style-name="ce82" table:formula="of:=VLOOKUP([.$B6];[.$B$2:.$F$5];5;0)" office:value-type="currency" office:currency="USD" office:value="0.285714285714286" calcext:value-type="currency">
            <text:p>$0.29</text:p>
          </table:table-cell>
          <table:table-cell table:style-name="ce82" table:formula="of:=[.D6]*([.C6]*[.E6]+[.F6]+IF([.D6]&lt;&gt;0;[.F6]/[.D6];0))" office:value-type="currency" office:currency="USD" office:value="11.5311428571429" calcext:value-type="currency">
            <text:p>$11.53</text:p>
          </table:table-cell>
          <table:table-cell table:number-columns-repeated="1017"/>
        </table:table-row>
        <table:table-row table:style-name="ro6">
          <table:table-cell table:style-name="ce98" office:value-type="string" calcext:value-type="string">
            <text:p>Поперечная балка портала</text:p>
          </table:table-cell>
          <table:table-cell table:style-name="ce98" table:content-validation-name="val13" office:value-type="string" calcext:value-type="string">
            <text:p>2020 T-slot</text:p>
          </table:table-cell>
          <table:table-cell table:style-name="ce81" table:formula="of:=[Расчёты.$G$12]" office:value-type="float" office:value="0.65" calcext:value-type="float">
            <text:p>0,65</text:p>
          </table:table-cell>
          <table:table-cell table:style-name="ce98" office:value-type="float" office:value="2" calcext:value-type="float">
            <text:p>2</text:p>
          </table:table-cell>
          <table:table-cell table:style-name="ce82" table:formula="of:=VLOOKUP([.$B7];[.$B$2:.$F$5];4;0)" office:value-type="currency" office:currency="USD" office:value="4.58" calcext:value-type="currency">
            <text:p>$4.58</text:p>
          </table:table-cell>
          <table:table-cell table:style-name="ce82" table:formula="of:=VLOOKUP([.$B7];[.$B$2:.$F$5];5;0)" office:value-type="currency" office:currency="USD" office:value="0.285714285714286" calcext:value-type="currency">
            <text:p>$0.29</text:p>
          </table:table-cell>
          <table:table-cell table:style-name="ce82" table:formula="of:=[.D7]*([.C7]*[.E7]+[.F7]+IF([.D7]&lt;&gt;0;[.F7]/[.D7];0))" office:value-type="currency" office:currency="USD" office:value="6.81114285714286" calcext:value-type="currency">
            <text:p>$6.81</text:p>
          </table:table-cell>
          <table:table-cell table:number-columns-repeated="1017"/>
        </table:table-row>
        <table:table-row table:style-name="ro6">
          <table:table-cell table:style-name="ce98" office:value-type="string" calcext:value-type="string">
            <text:p>Вспомогательная балка портала</text:p>
          </table:table-cell>
          <table:table-cell table:style-name="ce98" table:content-validation-name="val13" office:value-type="string" calcext:value-type="string">
            <text:p>2020 T-slot</text:p>
          </table:table-cell>
          <table:table-cell table:style-name="ce81" table:formula="of:=[Расчёты.$G$12]-0.12" office:value-type="float" office:value="0.53" calcext:value-type="float">
            <text:p>0,53</text:p>
          </table:table-cell>
          <table:table-cell table:style-name="ce98" office:value-type="float" office:value="1" calcext:value-type="float">
            <text:p>1</text:p>
          </table:table-cell>
          <table:table-cell table:style-name="ce82" table:formula="of:=VLOOKUP([.$B8];[.$B$2:.$F$5];4;0)" office:value-type="currency" office:currency="USD" office:value="4.58" calcext:value-type="currency">
            <text:p>$4.58</text:p>
          </table:table-cell>
          <table:table-cell table:style-name="ce82" table:formula="of:=VLOOKUP([.$B8];[.$B$2:.$F$5];5;0)" office:value-type="currency" office:currency="USD" office:value="0.285714285714286" calcext:value-type="currency">
            <text:p>$0.29</text:p>
          </table:table-cell>
          <table:table-cell table:style-name="ce82" table:formula="of:=[.D8]*([.C8]*[.E8]+[.F8]+IF([.D8]&lt;&gt;0;[.F8]/[.D8];0))" office:value-type="currency" office:currency="USD" office:value="2.99882857142857" calcext:value-type="currency">
            <text:p>$3.00</text:p>
          </table:table-cell>
          <table:table-cell table:number-columns-repeated="1017"/>
        </table:table-row>
        <table:table-row table:style-name="ro6">
          <table:table-cell table:style-name="ce98" office:value-type="string" calcext:value-type="string">
            <text:p>Угловая стойка</text:p>
          </table:table-cell>
          <table:table-cell table:style-name="ce98" table:content-validation-name="val13" office:value-type="string" calcext:value-type="string">
            <text:p>2020 T-slot</text:p>
          </table:table-cell>
          <table:table-cell table:style-name="ce81" table:formula="of:=[Расчёты.$G$14]-0.02+[Расчёты.$G$15]" office:value-type="float" office:value="0.45" calcext:value-type="float">
            <text:p>0,45</text:p>
          </table:table-cell>
          <table:table-cell table:style-name="ce98" office:value-type="float" office:value="4" calcext:value-type="float">
            <text:p>4</text:p>
          </table:table-cell>
          <table:table-cell table:style-name="ce82" table:formula="of:=VLOOKUP([.$B9];[.$B$2:.$F$5];4;0)" office:value-type="currency" office:currency="USD" office:value="4.58" calcext:value-type="currency">
            <text:p>$4.58</text:p>
          </table:table-cell>
          <table:table-cell table:style-name="ce82" table:formula="of:=VLOOKUP([.$B9];[.$B$2:.$F$5];5;0)" office:value-type="currency" office:currency="USD" office:value="0.285714285714286" calcext:value-type="currency">
            <text:p>$0.29</text:p>
          </table:table-cell>
          <table:table-cell table:style-name="ce82" table:formula="of:=[.D9]*([.C9]*[.E9]+[.F9]+IF([.D9]&lt;&gt;0;[.F9]/[.D9];0))" office:value-type="currency" office:currency="USD" office:value="9.67257142857143" calcext:value-type="currency">
            <text:p>$9.67</text:p>
          </table:table-cell>
          <table:table-cell table:number-columns-repeated="1017"/>
        </table:table-row>
        <table:table-row table:style-name="ro6">
          <table:table-cell table:style-name="ce98" office:value-type="string" calcext:value-type="string">
            <text:p>Вспомогательная стойка</text:p>
          </table:table-cell>
          <table:table-cell table:style-name="ce98" table:content-validation-name="val13" office:value-type="string" calcext:value-type="string">
            <text:p>2020 T-slot</text:p>
          </table:table-cell>
          <table:table-cell table:style-name="ce81" table:formula="of:=[Расчёты.$G$14]-0.04" office:value-type="float" office:value="0.4" calcext:value-type="float">
            <text:p>0,40</text:p>
          </table:table-cell>
          <table:table-cell table:style-name="ce98" office:value-type="float" office:value="2" calcext:value-type="float">
            <text:p>2</text:p>
          </table:table-cell>
          <table:table-cell table:style-name="ce82" table:formula="of:=VLOOKUP([.$B10];[.$B$2:.$F$5];4;0)" office:value-type="currency" office:currency="USD" office:value="4.58" calcext:value-type="currency">
            <text:p>$4.58</text:p>
          </table:table-cell>
          <table:table-cell table:style-name="ce82" table:formula="of:=VLOOKUP([.$B10];[.$B$2:.$F$5];5;0)" office:value-type="currency" office:currency="USD" office:value="0.285714285714286" calcext:value-type="currency">
            <text:p>$0.29</text:p>
          </table:table-cell>
          <table:table-cell table:style-name="ce82" table:formula="of:=[.D10]*([.C10]*[.E10]+[.F10]+IF([.D10]&lt;&gt;0;[.F10]/[.D10];0))" office:value-type="currency" office:currency="USD" office:value="4.52114285714286" calcext:value-type="currency">
            <text:p>$4.52</text:p>
          </table:table-cell>
          <table:table-cell table:number-columns-repeated="1017"/>
        </table:table-row>
        <table:table-row table:style-name="ro6">
          <table:table-cell table:style-name="ce98" office:value-type="string" calcext:value-type="string">
            <text:p>Вспомогательная поперечина</text:p>
          </table:table-cell>
          <table:table-cell table:style-name="ce98" table:content-validation-name="val13" office:value-type="string" calcext:value-type="string">
            <text:p>2020 T-slot</text:p>
          </table:table-cell>
          <table:table-cell table:style-name="ce81" table:formula="of:=[Расчёты.$G$12]-0.04" office:value-type="float" office:value="0.61" calcext:value-type="float">
            <text:p>0,61</text:p>
          </table:table-cell>
          <table:table-cell table:style-name="ce98" office:value-type="float" office:value="1" calcext:value-type="float">
            <text:p>1</text:p>
          </table:table-cell>
          <table:table-cell table:style-name="ce82" table:formula="of:=VLOOKUP([.$B11];[.$B$2:.$F$5];4;0)" office:value-type="currency" office:currency="USD" office:value="4.58" calcext:value-type="currency">
            <text:p>$4.58</text:p>
          </table:table-cell>
          <table:table-cell table:style-name="ce82" table:formula="of:=VLOOKUP([.$B11];[.$B$2:.$F$5];5;0)" office:value-type="currency" office:currency="USD" office:value="0.285714285714286" calcext:value-type="currency">
            <text:p>$0.29</text:p>
          </table:table-cell>
          <table:table-cell table:style-name="ce82" table:formula="of:=[.D11]*([.C11]*[.E11]+[.F11]+IF([.D11]&lt;&gt;0;[.F11]/[.D11];0))" office:value-type="currency" office:currency="USD" office:value="3.36522857142857" calcext:value-type="currency">
            <text:p>$3.37</text:p>
          </table:table-cell>
          <table:table-cell table:number-columns-repeated="1017"/>
        </table:table-row>
        <table:table-row table:style-name="ro6">
          <table:table-cell table:style-name="ce98" office:value-type="string" calcext:value-type="string">
            <text:p>Поперечная балка основания</text:p>
          </table:table-cell>
          <table:table-cell table:style-name="ce98" table:content-validation-name="val13" office:value-type="string" calcext:value-type="string">
            <text:p>2020 T-slot</text:p>
          </table:table-cell>
          <table:table-cell table:style-name="ce81" table:formula="of:=[Расчёты.$G$12]-0.04" office:value-type="float" office:value="0.61" calcext:value-type="float">
            <text:p>0,61</text:p>
          </table:table-cell>
          <table:table-cell table:style-name="ce98" office:value-type="float" office:value="2" calcext:value-type="float">
            <text:p>2</text:p>
          </table:table-cell>
          <table:table-cell table:style-name="ce82" table:formula="of:=VLOOKUP([.$B12];[.$B$2:.$F$5];4;0)" office:value-type="currency" office:currency="USD" office:value="4.58" calcext:value-type="currency">
            <text:p>$4.58</text:p>
          </table:table-cell>
          <table:table-cell table:style-name="ce82" table:formula="of:=VLOOKUP([.$B12];[.$B$2:.$F$5];5;0)" office:value-type="currency" office:currency="USD" office:value="0.285714285714286" calcext:value-type="currency">
            <text:p>$0.29</text:p>
          </table:table-cell>
          <table:table-cell table:style-name="ce82" table:formula="of:=[.D12]*([.C12]*[.E12]+[.F12]+IF([.D12]&lt;&gt;0;[.F12]/[.D12];0))" office:value-type="currency" office:currency="USD" office:value="6.44474285714286" calcext:value-type="currency">
            <text:p>$6.44</text:p>
          </table:table-cell>
          <table:table-cell table:number-columns-repeated="1017"/>
        </table:table-row>
        <table:table-row table:style-name="ro6">
          <table:table-cell table:style-name="ce98" office:value-type="string" calcext:value-type="string">
            <text:p>Продольная балка основания</text:p>
          </table:table-cell>
          <table:table-cell table:style-name="ce98" table:content-validation-name="val13" office:value-type="string" calcext:value-type="string">
            <text:p>2020 T-slot</text:p>
          </table:table-cell>
          <table:table-cell table:style-name="ce81" table:formula="of:=[Расчёты.$G$13]-0.04" office:value-type="float" office:value="0.45" calcext:value-type="float">
            <text:p>0,45</text:p>
          </table:table-cell>
          <table:table-cell table:style-name="ce98" office:value-type="float" office:value="2" calcext:value-type="float">
            <text:p>2</text:p>
          </table:table-cell>
          <table:table-cell table:style-name="ce82" table:formula="of:=VLOOKUP([.$B13];[.$B$2:.$F$5];4;0)" office:value-type="currency" office:currency="USD" office:value="4.58" calcext:value-type="currency">
            <text:p>$4.58</text:p>
          </table:table-cell>
          <table:table-cell table:style-name="ce82" table:formula="of:=VLOOKUP([.$B13];[.$B$2:.$F$5];5;0)" office:value-type="currency" office:currency="USD" office:value="0.285714285714286" calcext:value-type="currency">
            <text:p>$0.29</text:p>
          </table:table-cell>
          <table:table-cell table:style-name="ce82" table:formula="of:=[.D13]*([.C13]*[.E13]+[.F13]+IF([.D13]&lt;&gt;0;[.F13]/[.D13];0))" office:value-type="currency" office:currency="USD" office:value="4.97914285714286" calcext:value-type="currency">
            <text:p>$4.98</text:p>
          </table:table-cell>
          <table:table-cell table:number-columns-repeated="1017"/>
        </table:table-row>
        <table:table-row table:style-name="ro6">
          <table:table-cell table:style-name="ce98" office:value-type="string" calcext:value-type="string">
            <text:p>Стойка оси Z</text:p>
          </table:table-cell>
          <table:table-cell table:style-name="ce98" table:content-validation-name="val13" office:value-type="string" calcext:value-type="string">
            <text:p>2020 V-slot</text:p>
          </table:table-cell>
          <table:table-cell table:style-name="ce81" table:formula="of:=[Расчёты.$G$14]-0.04" office:value-type="float" office:value="0.4" calcext:value-type="float">
            <text:p>0,40</text:p>
          </table:table-cell>
          <table:table-cell table:style-name="ce98" table:formula="of:=O_ZMCnt" office:value-type="float" office:value="2" calcext:value-type="float">
            <text:p>2</text:p>
          </table:table-cell>
          <table:table-cell table:style-name="ce82" table:formula="of:=VLOOKUP([.$B14];[.$B$2:.$F$5];4;0)" office:value-type="currency" office:currency="USD" office:value="4.49" calcext:value-type="currency">
            <text:p>$4.49</text:p>
          </table:table-cell>
          <table:table-cell table:style-name="ce82" table:formula="of:=VLOOKUP([.$B14];[.$B$2:.$F$5];5;0)" office:value-type="currency" office:currency="USD" office:value="0.285714285714286" calcext:value-type="currency">
            <text:p>$0.29</text:p>
          </table:table-cell>
          <table:table-cell table:style-name="ce82" table:formula="of:=[.D14]*([.C14]*[.E14]+[.F14]+IF([.D14]&lt;&gt;0;[.F14]/[.D14];0))" office:value-type="currency" office:currency="USD" office:value="4.44914285714286" calcext:value-type="currency">
            <text:p>$4.45</text:p>
          </table:table-cell>
          <table:table-cell table:number-columns-repeated="1017"/>
        </table:table-row>
        <table:table-row table:style-name="ro6">
          <table:table-cell table:style-name="ce98" office:value-type="string" calcext:value-type="string">
            <text:p>Поперечная балка рамы стола</text:p>
          </table:table-cell>
          <table:table-cell table:style-name="ce98" table:content-validation-name="val13" office:value-type="string" calcext:value-type="string">
            <text:p>2060 T-slot</text:p>
          </table:table-cell>
          <table:table-cell table:style-name="ce81" table:formula="of:=[Расчёты.$G$10]" office:value-type="float" office:value="0.5" calcext:value-type="float">
            <text:p>0,50</text:p>
          </table:table-cell>
          <table:table-cell table:style-name="ce98" table:formula="of:=IF(O_ZMCnt=2;1;0)" office:value-type="float" office:value="1" calcext:value-type="float">
            <text:p>1</text:p>
          </table:table-cell>
          <table:table-cell table:style-name="ce82" table:formula="of:=VLOOKUP([.$B15];[.$B$2:.$F$5];4;0)" office:value-type="currency" office:currency="USD" office:value="11.86" calcext:value-type="currency">
            <text:p>$11.86</text:p>
          </table:table-cell>
          <table:table-cell table:style-name="ce82" table:formula="of:=VLOOKUP([.$B15];[.$B$2:.$F$5];5;0)" office:value-type="currency" office:currency="USD" office:value="0.285714285714286" calcext:value-type="currency">
            <text:p>$0.29</text:p>
          </table:table-cell>
          <table:table-cell table:style-name="ce82" table:formula="of:=[.D15]*([.C15]*[.E15]+[.F15]+IF([.D15]&lt;&gt;0;[.F15]/[.D15];0))" office:value-type="currency" office:currency="USD" office:value="6.50142857142857" calcext:value-type="currency">
            <text:p>$6.50</text:p>
          </table:table-cell>
          <table:table-cell table:number-columns-repeated="1017"/>
        </table:table-row>
        <table:table-row table:style-name="ro6">
          <table:table-cell table:style-name="ce98" office:value-type="string" calcext:value-type="string">
            <text:p>Поперечная балка рамы стола</text:p>
          </table:table-cell>
          <table:table-cell table:style-name="ce98" table:content-validation-name="val13" office:value-type="string" calcext:value-type="string">
            <text:p>2020 T-slot</text:p>
          </table:table-cell>
          <table:table-cell table:style-name="ce81" table:formula="of:=[Расчёты.$G$10]" office:value-type="float" office:value="0.5" calcext:value-type="float">
            <text:p>0,50</text:p>
          </table:table-cell>
          <table:table-cell table:style-name="ce98" table:formula="of:=IF(O_ZMCnt=4;2;0)" office:value-type="float" office:value="0" calcext:value-type="float">
            <text:p>0</text:p>
          </table:table-cell>
          <table:table-cell table:style-name="ce82" table:formula="of:=VLOOKUP([.$B16];[.$B$2:.$F$5];4;0)" office:value-type="currency" office:currency="USD" office:value="4.58" calcext:value-type="currency">
            <text:p>$4.58</text:p>
          </table:table-cell>
          <table:table-cell table:style-name="ce82" table:formula="of:=VLOOKUP([.$B16];[.$B$2:.$F$5];5;0)" office:value-type="currency" office:currency="USD" office:value="0.285714285714286" calcext:value-type="currency">
            <text:p>$0.29</text:p>
          </table:table-cell>
          <table:table-cell table:style-name="ce82" table:formula="of:=[.D16]*([.C16]*[.E16]+[.F16]+IF([.D16]&lt;&gt;0;[.F16]/[.D16];0))" office:value-type="currency" office:currency="USD" office:value="0" calcext:value-type="currency">
            <text:p>$0.00</text:p>
          </table:table-cell>
          <table:table-cell table:number-columns-repeated="1017"/>
        </table:table-row>
        <table:table-row table:style-name="ro6">
          <table:table-cell table:style-name="ce98" office:value-type="string" calcext:value-type="string">
            <text:p>Продольные балки рамы стола</text:p>
          </table:table-cell>
          <table:table-cell table:style-name="ce98" table:content-validation-name="val13" office:value-type="string" calcext:value-type="string">
            <text:p>2020 T-slot</text:p>
          </table:table-cell>
          <table:table-cell table:style-name="ce81" table:formula="of:=[Расчёты.$G$11]" office:value-type="float" office:value="0.32" calcext:value-type="float">
            <text:p>0,32</text:p>
          </table:table-cell>
          <table:table-cell table:style-name="ce98" office:value-type="float" office:value="3" calcext:value-type="float">
            <text:p>3</text:p>
          </table:table-cell>
          <table:table-cell table:style-name="ce82" table:formula="of:=VLOOKUP([.$B17];[.$B$2:.$F$5];4;0)" office:value-type="currency" office:currency="USD" office:value="4.58" calcext:value-type="currency">
            <text:p>$4.58</text:p>
          </table:table-cell>
          <table:table-cell table:style-name="ce82" table:formula="of:=VLOOKUP([.$B17];[.$B$2:.$F$5];5;0)" office:value-type="currency" office:currency="USD" office:value="0.285714285714286" calcext:value-type="currency">
            <text:p>$0.29</text:p>
          </table:table-cell>
          <table:table-cell table:style-name="ce82" table:formula="of:=[.D17]*([.C17]*[.E17]+[.F17]+IF([.D17]&lt;&gt;0;[.F17]/[.D17];0))" office:value-type="currency" office:currency="USD" office:value="5.53965714285714" calcext:value-type="currency">
            <text:p>$5.54</text:p>
          </table:table-cell>
          <table:table-cell table:number-columns-repeated="1017"/>
        </table:table-row>
        <table:table-row table:style-name="ro6">
          <table:table-cell table:style-name="ce98" office:value-type="string" calcext:value-type="string">
            <text:p>Балка оси X</text:p>
          </table:table-cell>
          <table:table-cell table:style-name="ce98" table:content-validation-name="val13" office:value-type="string" calcext:value-type="string">
            <text:p>2020 T-slot облегчённый</text:p>
          </table:table-cell>
          <table:table-cell table:style-name="ce81" table:formula="of:=[Расчёты.$G$9]" office:value-type="float" office:value="0.5" calcext:value-type="float">
            <text:p>0,50</text:p>
          </table:table-cell>
          <table:table-cell table:style-name="ce98" office:value-type="float" office:value="1" calcext:value-type="float">
            <text:p>1</text:p>
          </table:table-cell>
          <table:table-cell table:style-name="ce82" table:formula="of:=VLOOKUP([.$B18];[.$B$2:.$F$5];4;0)" office:value-type="currency" office:currency="USD" office:value="3.3" calcext:value-type="currency">
            <text:p>$3.30</text:p>
          </table:table-cell>
          <table:table-cell table:style-name="ce82" table:formula="of:=VLOOKUP([.$B18];[.$B$2:.$F$5];5;0)" office:value-type="currency" office:currency="USD" office:value="0.285714285714286" calcext:value-type="currency">
            <text:p>$0.29</text:p>
          </table:table-cell>
          <table:table-cell table:style-name="ce82" table:formula="of:=[.D18]*([.C18]*[.E18]+[.F18]+IF([.D18]&lt;&gt;0;[.F18]/[.D18];0))" office:value-type="currency" office:currency="USD" office:value="2.22142857142857" calcext:value-type="currency">
            <text:p>$2.22</text:p>
          </table:table-cell>
          <table:table-cell table:number-columns-repeated="1017"/>
        </table:table-row>
        <table:table-row table:style-name="ro14" table:number-rows-repeated="1048557">
          <table:table-cell table:number-columns-repeated="1024"/>
        </table:table-row>
        <table:table-row table:style-name="ro14">
          <table:table-cell table:number-columns-repeated="1024"/>
        </table:table-row>
      </table:table>
      <table:table table:name="БД" table:style-name="ta1">
        <table:table-column-group table:display="false">
          <table:table-column table:style-name="co61" table:visibility="collapse" table:default-cell-style-name="ce110"/>
          <table:table-column table:style-name="co62" table:visibility="collapse" table:number-columns-repeated="2" table:default-cell-style-name="ce110"/>
        </table:table-column-group>
        <table:table-column table:style-name="co63" table:default-cell-style-name="ce110"/>
        <table:table-column-group table:display="false">
          <table:table-column table:style-name="co64" table:visibility="collapse" table:default-cell-style-name="ce110"/>
        </table:table-column-group>
        <table:table-column table:style-name="co65" table:default-cell-style-name="ce110"/>
        <table:table-column-group table:display="false">
          <table:table-column table:style-name="co66" table:visibility="collapse" table:default-cell-style-name="ce110"/>
        </table:table-column-group>
        <table:table-column table:style-name="co67" table:default-cell-style-name="ce110"/>
        <table:table-column-group table:display="false">
          <table:table-column table:style-name="co68" table:visibility="collapse" table:default-cell-style-name="ce110"/>
        </table:table-column-group>
        <table:table-column table:style-name="co69" table:default-cell-style-name="ce110"/>
        <table:table-column-group table:display="false">
          <table:table-column table:style-name="co70" table:visibility="collapse" table:default-cell-style-name="ce110"/>
        </table:table-column-group>
        <table:table-column table:style-name="co71" table:default-cell-style-name="ce110"/>
        <table:table-column-group table:display="false">
          <table:table-column table:style-name="co73" table:visibility="collapse" table:default-cell-style-name="ce110"/>
        </table:table-column-group>
        <table:table-column table:style-name="co74" table:default-cell-style-name="ce110"/>
        <table:table-column-group table:display="false">
          <table:table-column table:style-name="co75" table:visibility="collapse" table:default-cell-style-name="ce110"/>
          <table:table-column table:style-name="co76" table:visibility="collapse" table:default-cell-style-name="ce110"/>
        </table:table-column-group>
        <table:table-column table:style-name="co85" table:default-cell-style-name="ce110"/>
        <table:table-column-group table:display="false">
          <table:table-column table:style-name="co86" table:visibility="collapse" table:default-cell-style-name="ce110"/>
        </table:table-column-group>
        <table:table-column table:style-name="co87" table:default-cell-style-name="ce110"/>
        <table:table-column-group table:display="false">
          <table:table-column table:style-name="co88" table:visibility="collapse" table:default-cell-style-name="ce110"/>
        </table:table-column-group>
        <table:table-column table:style-name="co89" table:default-cell-style-name="ce110"/>
        <table:table-column-group table:display="false">
          <table:table-column table:style-name="co72" table:visibility="collapse" table:default-cell-style-name="ce110"/>
          <table:table-column table:style-name="co90" table:visibility="collapse" table:number-columns-repeated="5" table:default-cell-style-name="ce110"/>
        </table:table-column-group>
        <table:table-column table:style-name="co91" table:default-cell-style-name="ce110"/>
        <table:table-column-group table:display="false">
          <table:table-column table:style-name="co92" table:visibility="collapse" table:default-cell-style-name="ce110"/>
        </table:table-column-group>
        <table:table-column table:style-name="co93" table:default-cell-style-name="ce110"/>
        <table:table-column table:style-name="co5" table:number-columns-repeated="994" table:default-cell-style-name="ce110"/>
        <table:table-row table:style-name="ro29">
          <table:table-cell table:style-name="ce229" office:value-type="string" calcext:value-type="string">
            <text:p>Список столов</text:p>
          </table:table-cell>
          <table:table-cell table:style-name="ce229" table:number-columns-repeated="2"/>
          <table:table-cell table:style-name="ce229" office:value-type="string" calcext:value-type="string">
            <text:p>&lt;&lt; Список столов</text:p>
          </table:table-cell>
          <table:table-cell table:style-name="ce229"/>
          <table:table-cell table:style-name="ce229" office:value-type="string" calcext:value-type="string">
            <text:p>&lt;&lt; Список типов подающих механизмов</text:p>
          </table:table-cell>
          <table:table-cell table:style-name="ce229"/>
          <table:table-cell table:style-name="ce229" office:value-type="string" calcext:value-type="string">
            <text:p>&lt;&lt; Список типов нагревательных блоков</text:p>
          </table:table-cell>
          <table:table-cell table:style-name="ce229"/>
          <table:table-cell table:style-name="ce229" office:value-type="string" calcext:value-type="string">
            <text:p>&lt;&lt; Список материнских плат</text:p>
          </table:table-cell>
          <table:table-cell table:style-name="ce229"/>
          <table:table-cell table:style-name="ce229" office:value-type="string" calcext:value-type="string">
            <text:p>&lt;&lt; Список управляющих плат</text:p>
          </table:table-cell>
          <table:table-cell table:style-name="ce229"/>
          <table:table-cell table:style-name="ce229" office:value-type="string" calcext:value-type="string">
            <text:p>&lt;&lt; Список типов подсветки</text:p>
          </table:table-cell>
          <table:table-cell table:style-name="ce229" table:number-columns-repeated="2"/>
          <table:table-cell table:style-name="ce229" office:value-type="string" calcext:value-type="string">
            <text:p>&lt;&lt; Список блоков питания</text:p>
          </table:table-cell>
          <table:table-cell table:style-name="ce229"/>
          <table:table-cell table:style-name="ce229" office:value-type="string" calcext:value-type="string">
            <text:p>&lt;&lt; Варианты питания пишки</text:p>
          </table:table-cell>
          <table:table-cell table:style-name="ce229"/>
          <table:table-cell table:style-name="ce229" office:value-type="string" calcext:value-type="string">
            <text:p>&lt;&lt; Варианты количества стоек оси Z</text:p>
          </table:table-cell>
          <table:table-cell table:style-name="ce229" office:value-type="string" calcext:value-type="string">
            <text:p>Варианты кинематик</text:p>
          </table:table-cell>
          <table:table-cell table:style-name="ce229" table:number-columns-repeated="5"/>
          <table:table-cell table:style-name="ce229" office:value-type="string" calcext:value-type="string">
            <text:p>&lt;&lt; Варианты кинематик</text:p>
          </table:table-cell>
          <table:table-cell table:style-name="ce229"/>
          <table:table-cell table:style-name="ce229" office:value-type="string" calcext:value-type="string">
            <text:p>&lt;&lt; Типы Al профиля</text:p>
          </table:table-cell>
          <table:table-cell table:number-columns-repeated="994"/>
        </table:table-row>
        <table:table-row table:style-name="ro30">
          <table:table-cell table:style-name="ce230" office:value-type="string" calcext:value-type="string">
            <text:p>Название</text:p>
          </table:table-cell>
          <table:table-cell table:style-name="ce230" office:value-type="string" calcext:value-type="string">
            <text:p>Размер по Х</text:p>
          </table:table-cell>
          <table:table-cell table:style-name="ce230" office:value-type="string" calcext:value-type="string">
            <text:p>Размер по Y</text:p>
          </table:table-cell>
          <table:table-cell table:style-name="ce232"/>
          <table:table-cell table:style-name="ce234" office:value-type="string" calcext:value-type="string">
            <text:p>Тип</text:p>
          </table:table-cell>
          <table:table-cell table:style-name="ce232"/>
          <table:table-cell table:style-name="ce234" office:value-type="string" calcext:value-type="string">
            <text:p>Тип</text:p>
          </table:table-cell>
          <table:table-cell table:style-name="ce232"/>
          <table:table-cell table:style-name="ce234" office:value-type="string" calcext:value-type="string">
            <text:p>Наименование</text:p>
          </table:table-cell>
          <table:table-cell table:style-name="ce232"/>
          <table:table-cell table:style-name="ce234" office:value-type="string" calcext:value-type="string">
            <text:p>Наименование</text:p>
          </table:table-cell>
          <table:table-cell table:style-name="ce232"/>
          <table:table-cell table:style-name="ce234" office:value-type="string" calcext:value-type="string">
            <text:p>Тип</text:p>
          </table:table-cell>
          <table:table-cell table:style-name="ce232"/>
          <table:table-cell table:style-name="ce234" office:value-type="string" calcext:value-type="string">
            <text:p>Мощность [Вт]</text:p>
          </table:table-cell>
          <table:table-cell table:style-name="ce234" office:value-type="string" calcext:value-type="string">
            <text:p>Наименование</text:p>
          </table:table-cell>
          <table:table-cell table:style-name="ce232"/>
          <table:table-cell table:style-name="ce234" office:value-type="string" calcext:value-type="string">
            <text:p>Питание</text:p>
          </table:table-cell>
          <table:table-cell table:style-name="ce232"/>
          <table:table-cell table:style-name="ce234" office:value-type="string" calcext:value-type="string">
            <text:p>Кол-во</text:p>
          </table:table-cell>
          <table:table-cell table:style-name="ce232"/>
          <table:table-cell table:style-name="ce230" office:value-type="string" calcext:value-type="string">
            <text:p>Название кинематики</text:p>
          </table:table-cell>
          <table:table-cell table:style-name="ce236" office:value-type="string" calcext:value-type="string">
            <text:p>Количество синхровалов Y</text:p>
          </table:table-cell>
          <table:table-cell table:style-name="ce236" office:value-type="string" calcext:value-type="string">
            <text:p>Количество приводов Y</text:p>
          </table:table-cell>
          <table:table-cell table:style-name="ce236" office:value-type="string" calcext:value-type="string">
            <text:p>Количество свободных роликов на 1 голову</text:p>
          </table:table-cell>
          <table:table-cell table:style-name="ce236" office:value-type="string" calcext:value-type="string">
            <text:p>Количество креплений ремня X</text:p>
          </table:table-cell>
          <table:table-cell table:style-name="ce236" office:value-type="string" calcext:value-type="string">
            <text:p>Количество подшипниковых сборок Y</text:p>
          </table:table-cell>
          <table:table-cell table:style-name="ce232"/>
          <table:table-cell table:style-name="ce230" office:value-type="string" calcext:value-type="string">
            <text:p>Тип</text:p>
          </table:table-cell>
          <table:table-cell table:style-name="ce232"/>
          <table:table-cell table:number-columns-repeated="994"/>
        </table:table-row>
        <table:table-row table:style-name="ro6">
          <table:table-cell table:style-name="ce231" office:value-type="string" calcext:value-type="string">
            <text:p>AC 300x200</text:p>
          </table:table-cell>
          <table:table-cell table:style-name="ce231" office:value-type="float" office:value="300" calcext:value-type="float">
            <text:p>300</text:p>
          </table:table-cell>
          <table:table-cell table:style-name="ce231" office:value-type="float" office:value="200" calcext:value-type="float">
            <text:p>200</text:p>
          </table:table-cell>
          <table:table-cell table:style-name="ce233"/>
          <table:table-cell table:style-name="ce231" office:value-type="string" calcext:value-type="string">
            <text:p>BMG</text:p>
          </table:table-cell>
          <table:table-cell table:style-name="ce233"/>
          <table:table-cell table:style-name="ce231" office:value-type="string" calcext:value-type="string">
            <text:p>V6</text:p>
          </table:table-cell>
          <table:table-cell table:style-name="ce233"/>
          <table:table-cell table:style-name="ce231" office:value-type="string" calcext:value-type="string">
            <text:p>Fysetc spider</text:p>
          </table:table-cell>
          <table:table-cell table:style-name="ce233"/>
          <table:table-cell table:style-name="ce231" office:value-type="string" calcext:value-type="string">
            <text:p>Raspberry Pi Zero W</text:p>
          </table:table-cell>
          <table:table-cell table:style-name="ce233"/>
          <table:table-cell table:style-name="ce231" office:value-type="string" calcext:value-type="string">
            <text:p>Да</text:p>
          </table:table-cell>
          <table:table-cell table:style-name="ce233"/>
          <table:table-cell table:style-name="ce231" office:value-type="float" office:value="200" calcext:value-type="float">
            <text:p>200</text:p>
          </table:table-cell>
          <table:table-cell table:style-name="ce231" office:value-type="string" calcext:value-type="string">
            <text:p>Блок питания 24в 200Вт</text:p>
          </table:table-cell>
          <table:table-cell table:style-name="ce233"/>
          <table:table-cell table:style-name="ce231" office:value-type="string" calcext:value-type="string">
            <text:p>Нет</text:p>
          </table:table-cell>
          <table:table-cell table:style-name="ce233"/>
          <table:table-cell table:style-name="ce231" office:value-type="float" office:value="2" calcext:value-type="float">
            <text:p>2</text:p>
          </table:table-cell>
          <table:table-cell table:style-name="ce233"/>
          <table:table-cell table:style-name="ce231" office:value-type="string" calcext:value-type="string">
            <text:p>Hybrid-CoreXY (Markforged)</text:p>
          </table:table-cell>
          <table:table-cell table:number-columns-repeated="2" table:style-name="ce231" office:value-type="float" office:value="1" calcext:value-type="float">
            <text:p>1</text:p>
          </table:table-cell>
          <table:table-cell table:style-name="ce231" office:value-type="float" office:value="4" calcext:value-type="float">
            <text:p>4</text:p>
          </table:table-cell>
          <table:table-cell table:style-name="ce231" table:formula="of:=O_ECnt" office:value-type="float" office:value="1" calcext:value-type="float">
            <text:p>1</text:p>
          </table:table-cell>
          <table:table-cell table:style-name="ce231" table:formula="of:=3*O_ECnt" office:value-type="float" office:value="3" calcext:value-type="float">
            <text:p>3</text:p>
          </table:table-cell>
          <table:table-cell table:style-name="ce233"/>
          <table:table-cell table:style-name="ce231" office:value-type="string" calcext:value-type="string">
            <text:p>2060 T-slot</text:p>
          </table:table-cell>
          <table:table-cell table:style-name="ce233"/>
          <table:table-cell table:number-columns-repeated="994"/>
        </table:table-row>
        <table:table-row table:style-name="ro6">
          <table:table-cell table:style-name="ce231" office:value-type="string" calcext:value-type="string">
            <text:p>AC 300x300</text:p>
          </table:table-cell>
          <table:table-cell table:number-columns-repeated="2" table:style-name="ce231" office:value-type="float" office:value="300" calcext:value-type="float">
            <text:p>300</text:p>
          </table:table-cell>
          <table:table-cell table:style-name="ce233"/>
          <table:table-cell table:style-name="ce231" office:value-type="string" calcext:value-type="string">
            <text:p>Matrix</text:p>
          </table:table-cell>
          <table:table-cell table:style-name="ce233"/>
          <table:table-cell table:style-name="ce231" office:value-type="string" calcext:value-type="string">
            <text:p>Volcano</text:p>
          </table:table-cell>
          <table:table-cell table:style-name="ce233"/>
          <table:table-cell table:style-name="ce235"/>
          <table:table-cell table:style-name="ce233"/>
          <table:table-cell table:style-name="ce231" office:value-type="string" calcext:value-type="string">
            <text:p>Raspberry Pi 3B+</text:p>
          </table:table-cell>
          <table:table-cell table:style-name="ce233"/>
          <table:table-cell table:style-name="ce231" office:value-type="string" calcext:value-type="string">
            <text:p>Нет</text:p>
          </table:table-cell>
          <table:table-cell table:style-name="ce233"/>
          <table:table-cell table:style-name="ce231" office:value-type="float" office:value="350" calcext:value-type="float">
            <text:p>350</text:p>
          </table:table-cell>
          <table:table-cell table:style-name="ce231" office:value-type="string" calcext:value-type="string">
            <text:p>Блок питания 24в 350Вт</text:p>
          </table:table-cell>
          <table:table-cell table:style-name="ce233"/>
          <table:table-cell table:style-name="ce231" office:value-type="string" calcext:value-type="string">
            <text:p>От платы</text:p>
          </table:table-cell>
          <table:table-cell table:style-name="ce233"/>
          <table:table-cell table:style-name="ce231" office:value-type="float" office:value="4" calcext:value-type="float">
            <text:p>4</text:p>
          </table:table-cell>
          <table:table-cell table:style-name="ce233"/>
          <table:table-cell table:style-name="ce231" office:value-type="string" calcext:value-type="string">
            <text:p>Synchro-CoreXY</text:p>
          </table:table-cell>
          <table:table-cell table:style-name="ce231" office:value-type="float" office:value="1" calcext:value-type="float">
            <text:p>1</text:p>
          </table:table-cell>
          <table:table-cell table:style-name="ce231" office:value-type="float" office:value="0" calcext:value-type="float">
            <text:p>0</text:p>
          </table:table-cell>
          <table:table-cell table:style-name="ce231" office:value-type="float" office:value="4" calcext:value-type="float">
            <text:p>4</text:p>
          </table:table-cell>
          <table:table-cell table:style-name="ce231" office:value-type="float" office:value="2" calcext:value-type="float">
            <text:p>2</text:p>
          </table:table-cell>
          <table:table-cell table:style-name="ce231" office:value-type="float" office:value="6" calcext:value-type="float">
            <text:p>6</text:p>
          </table:table-cell>
          <table:table-cell table:style-name="ce233"/>
          <table:table-cell table:style-name="ce231" office:value-type="string" calcext:value-type="string">
            <text:p>2020 T-slot</text:p>
          </table:table-cell>
          <table:table-cell table:style-name="ce233"/>
          <table:table-cell table:number-columns-repeated="994"/>
        </table:table-row>
        <table:table-row table:style-name="ro6">
          <table:table-cell table:style-name="ce231" office:value-type="string" calcext:value-type="string">
            <text:p>AC 400х250</text:p>
          </table:table-cell>
          <table:table-cell table:style-name="ce231" office:value-type="float" office:value="400" calcext:value-type="float">
            <text:p>400</text:p>
          </table:table-cell>
          <table:table-cell table:style-name="ce231" office:value-type="float" office:value="250" calcext:value-type="float">
            <text:p>250</text:p>
          </table:table-cell>
          <table:table-cell table:style-name="ce233"/>
          <table:table-cell table:style-name="ce235"/>
          <table:table-cell table:style-name="ce233"/>
          <table:table-cell table:style-name="ce235"/>
          <table:table-cell table:style-name="ce233"/>
          <table:table-cell table:style-name="ce235"/>
          <table:table-cell table:style-name="ce233"/>
          <table:table-cell table:style-name="ce231" office:value-type="string" calcext:value-type="string">
            <text:p>Raspberry Pi 4</text:p>
          </table:table-cell>
          <table:table-cell table:style-name="ce233"/>
          <table:table-cell table:style-name="ce235"/>
          <table:table-cell table:style-name="ce233"/>
          <table:table-cell table:style-name="ce235" table:number-columns-repeated="2"/>
          <table:table-cell table:style-name="ce233"/>
          <table:table-cell table:style-name="ce231" office:value-type="string" calcext:value-type="string">
            <text:p>Понижающий преобразователь</text:p>
          </table:table-cell>
          <table:table-cell table:style-name="ce233"/>
          <table:table-cell table:style-name="ce235"/>
          <table:table-cell table:style-name="ce233"/>
          <table:table-cell table:style-name="ce231" office:value-type="string" calcext:value-type="string">
            <text:p>CoreXY</text:p>
          </table:table-cell>
          <table:table-cell table:number-columns-repeated="2" table:style-name="ce231" office:value-type="float" office:value="0" calcext:value-type="float">
            <text:p>0</text:p>
          </table:table-cell>
          <table:table-cell table:style-name="ce231" office:value-type="float" office:value="5" calcext:value-type="float">
            <text:p>5</text:p>
          </table:table-cell>
          <table:table-cell table:style-name="ce231" office:value-type="float" office:value="2" calcext:value-type="float">
            <text:p>2</text:p>
          </table:table-cell>
          <table:table-cell table:style-name="ce231" office:value-type="float" office:value="4" calcext:value-type="float">
            <text:p>4</text:p>
          </table:table-cell>
          <table:table-cell table:style-name="ce233"/>
          <table:table-cell table:style-name="ce231" office:value-type="string" calcext:value-type="string">
            <text:p>2020 V-slot</text:p>
          </table:table-cell>
          <table:table-cell table:style-name="ce233"/>
          <table:table-cell table:number-columns-repeated="994"/>
        </table:table-row>
        <table:table-row table:style-name="ro6">
          <table:table-cell table:style-name="ce231" office:value-type="string" calcext:value-type="string">
            <text:p>AC 400x300</text:p>
          </table:table-cell>
          <table:table-cell table:style-name="ce231" office:value-type="float" office:value="400" calcext:value-type="float">
            <text:p>400</text:p>
          </table:table-cell>
          <table:table-cell table:style-name="ce231" office:value-type="float" office:value="300" calcext:value-type="float">
            <text:p>300</text:p>
          </table:table-cell>
          <table:table-cell table:style-name="ce233"/>
          <table:table-cell table:style-name="ce235"/>
          <table:table-cell table:style-name="ce233"/>
          <table:table-cell table:style-name="ce235"/>
          <table:table-cell table:style-name="ce233"/>
          <table:table-cell table:style-name="ce235"/>
          <table:table-cell table:style-name="ce233"/>
          <table:table-cell table:style-name="ce231" office:value-type="string" calcext:value-type="string">
            <text:p>Orange Pi Lite</text:p>
          </table:table-cell>
          <table:table-cell table:style-name="ce233"/>
          <table:table-cell table:style-name="ce235"/>
          <table:table-cell table:style-name="ce233"/>
          <table:table-cell table:style-name="ce235" table:number-columns-repeated="2"/>
          <table:table-cell table:style-name="ce233"/>
          <table:table-cell table:style-name="ce231" office:value-type="string" calcext:value-type="string">
            <text:p>Блок питания</text:p>
          </table:table-cell>
          <table:table-cell table:style-name="ce233"/>
          <table:table-cell table:style-name="ce235"/>
          <table:table-cell table:style-name="ce233"/>
          <table:table-cell table:style-name="ce231" office:value-type="string" calcext:value-type="string">
            <text:p>0.5XY</text:p>
          </table:table-cell>
          <table:table-cell table:number-columns-repeated="2" table:style-name="ce231" office:value-type="float" office:value="1" calcext:value-type="float">
            <text:p>1</text:p>
          </table:table-cell>
          <table:table-cell table:style-name="ce231" office:value-type="float" office:value="8" calcext:value-type="float">
            <text:p>8</text:p>
          </table:table-cell>
          <table:table-cell table:style-name="ce231" table:formula="of:=O_ECnt" office:value-type="float" office:value="1" calcext:value-type="float">
            <text:p>1</text:p>
          </table:table-cell>
          <table:table-cell table:style-name="ce231" table:formula="of:=4*O_ECnt" office:value-type="float" office:value="4" calcext:value-type="float">
            <text:p>4</text:p>
          </table:table-cell>
          <table:table-cell table:style-name="ce233"/>
          <table:table-cell table:style-name="ce231" office:value-type="string" calcext:value-type="string">
            <text:p>2020 T-slot облегчённый</text:p>
          </table:table-cell>
          <table:table-cell table:style-name="ce233"/>
          <table:table-cell table:number-columns-repeated="994"/>
        </table:table-row>
        <table:table-row table:style-name="ro6">
          <table:table-cell table:style-name="ce231" office:value-type="string" calcext:value-type="string">
            <text:p>AC 400x400</text:p>
          </table:table-cell>
          <table:table-cell table:number-columns-repeated="2" table:style-name="ce231" office:value-type="float" office:value="400" calcext:value-type="float">
            <text:p>400</text:p>
          </table:table-cell>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number-columns-repeated="2"/>
          <table:table-cell table:style-name="ce233"/>
          <table:table-cell table:style-name="ce235"/>
          <table:table-cell table:style-name="ce233"/>
          <table:table-cell table:style-name="ce235"/>
          <table:table-cell table:style-name="ce233"/>
          <table:table-cell table:style-name="ce235" table:number-columns-repeated="6"/>
          <table:table-cell table:style-name="ce233"/>
          <table:table-cell table:style-name="ce235"/>
          <table:table-cell table:style-name="ce233"/>
          <table:table-cell table:number-columns-repeated="994"/>
        </table:table-row>
        <table:table-row table:style-name="ro6">
          <table:table-cell table:style-name="ce231" office:value-type="string" calcext:value-type="string">
            <text:p>AC 450x450</text:p>
          </table:table-cell>
          <table:table-cell table:number-columns-repeated="2" table:style-name="ce231" office:value-type="float" office:value="450" calcext:value-type="float">
            <text:p>450</text:p>
          </table:table-cell>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number-columns-repeated="2"/>
          <table:table-cell table:style-name="ce233"/>
          <table:table-cell table:style-name="ce235"/>
          <table:table-cell table:style-name="ce233"/>
          <table:table-cell table:style-name="ce235"/>
          <table:table-cell table:style-name="ce233"/>
          <table:table-cell table:style-name="ce235" table:number-columns-repeated="6"/>
          <table:table-cell table:style-name="ce233"/>
          <table:table-cell table:style-name="ce235"/>
          <table:table-cell table:style-name="ce233"/>
          <table:table-cell table:number-columns-repeated="994"/>
        </table:table-row>
        <table:table-row table:style-name="ro6">
          <table:table-cell table:style-name="ce231" office:value-type="string" calcext:value-type="string">
            <text:p>AC 510x510</text:p>
          </table:table-cell>
          <table:table-cell table:number-columns-repeated="2" table:style-name="ce231" office:value-type="float" office:value="510" calcext:value-type="float">
            <text:p>510</text:p>
          </table:table-cell>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table-cell table:style-name="ce233"/>
          <table:table-cell table:style-name="ce235" table:number-columns-repeated="2"/>
          <table:table-cell table:style-name="ce233"/>
          <table:table-cell table:style-name="ce235"/>
          <table:table-cell table:style-name="ce233"/>
          <table:table-cell table:style-name="ce235"/>
          <table:table-cell table:style-name="ce233"/>
          <table:table-cell table:style-name="ce235" table:number-columns-repeated="6"/>
          <table:table-cell table:style-name="ce233"/>
          <table:table-cell table:style-name="ce235"/>
          <table:table-cell table:style-name="ce233"/>
          <table:table-cell table:number-columns-repeated="994"/>
        </table:table-row>
        <table:table-row table:style-name="ro14" table:number-rows-repeated="1048566">
          <table:table-cell table:number-columns-repeated="1024"/>
        </table:table-row>
        <table:table-row table:style-name="ro14">
          <table:table-cell table:number-columns-repeated="1024"/>
        </table:table-row>
      </table:table>
      <table:table table:name="Расчёты" table:style-name="ta1">
        <table:table-column-group table:display="false">
          <table:table-column table:style-name="co77" table:visibility="collapse" table:default-cell-style-name="ce110"/>
          <table:table-column table:style-name="co78" table:visibility="collapse" table:number-columns-repeated="3" table:default-cell-style-name="ce110"/>
        </table:table-column-group>
        <table:table-column table:style-name="co79" table:default-cell-style-name="ce110"/>
        <table:table-column-group table:display="false">
          <table:table-column table:style-name="co80" table:visibility="collapse" table:default-cell-style-name="ce110"/>
          <table:table-column table:style-name="co81" table:visibility="collapse" table:default-cell-style-name="ce110"/>
        </table:table-column-group>
        <table:table-column table:style-name="co82" table:default-cell-style-name="ce110"/>
        <table:table-column-group table:display="false">
          <table:table-column table:style-name="co72" table:visibility="collapse" table:default-cell-style-name="ce110"/>
          <table:table-column table:style-name="co83" table:visibility="collapse" table:number-columns-repeated="2" table:default-cell-style-name="ce110"/>
        </table:table-column-group>
        <table:table-column table:style-name="co84" table:default-cell-style-name="ce110"/>
        <table:table-column table:style-name="co5" table:number-columns-repeated="1012" table:default-cell-style-name="ce110"/>
        <table:table-row table:style-name="ro25">
          <table:table-cell table:style-name="ce229" office:value-type="string" calcext:value-type="string">
            <text:p>Расчёт мощности блока питания</text:p>
          </table:table-cell>
          <table:table-cell table:style-name="ce229" table:number-columns-repeated="3"/>
          <table:table-cell table:style-name="ce229" office:value-type="string" calcext:value-type="string">
            <text:p>&lt;&lt; Расчёт мощности блока питания</text:p>
          </table:table-cell>
          <table:table-cell table:style-name="ce229" office:value-type="string" calcext:value-type="string">
            <text:p>Параметры принтера</text:p>
          </table:table-cell>
          <table:table-cell table:style-name="ce229"/>
          <table:table-cell table:style-name="ce229" office:value-type="string" calcext:value-type="string">
            <text:p>&lt;&lt; Параметры принтера</text:p>
          </table:table-cell>
          <table:table-cell table:style-name="ce229" office:value-type="string" calcext:value-type="string">
            <text:p>Расчёт длины ремня</text:p>
          </table:table-cell>
          <table:table-cell table:style-name="ce229" table:number-columns-repeated="2"/>
          <table:table-cell table:style-name="ce229" office:value-type="string" calcext:value-type="string">
            <text:p>&lt;&lt; Расчёт длины ремня</text:p>
          </table:table-cell>
          <table:table-cell table:number-columns-repeated="1012"/>
        </table:table-row>
        <table:table-row table:style-name="ro26">
          <table:table-cell table:style-name="ce238" office:value-type="string" calcext:value-type="string">
            <text:p>Потребитель</text:p>
          </table:table-cell>
          <table:table-cell table:style-name="ce238" office:value-type="string" calcext:value-type="string">
            <text:p>Потребляемая мощность единицы [Вт]</text:p>
          </table:table-cell>
          <table:table-cell table:style-name="ce238" office:value-type="string" calcext:value-type="string">
            <text:p>Количество</text:p>
          </table:table-cell>
          <table:table-cell table:style-name="ce238" office:value-type="string" calcext:value-type="string">
            <text:p>Потреблямая мощность итого [Вт]</text:p>
          </table:table-cell>
          <table:table-cell table:style-name="ce232"/>
          <table:table-cell table:style-name="ce251" office:value-type="string" calcext:value-type="string">
            <text:p>Параметр</text:p>
          </table:table-cell>
          <table:table-cell table:style-name="ce251" office:value-type="string" calcext:value-type="string">
            <text:p>Значение</text:p>
          </table:table-cell>
          <table:table-cell table:style-name="ce232"/>
          <table:table-cell table:style-name="ce251" office:value-type="string" calcext:value-type="string">
            <text:p>Кинематика</text:p>
          </table:table-cell>
          <table:table-cell table:style-name="ce251" office:value-type="string" calcext:value-type="string">
            <text:p>Длина X</text:p>
          </table:table-cell>
          <table:table-cell table:style-name="ce251" office:value-type="string" calcext:value-type="string">
            <text:p>Длина Y</text:p>
          </table:table-cell>
          <table:table-cell table:style-name="ce253"/>
          <table:table-cell table:style-name="ce145" table:number-columns-repeated="1012"/>
        </table:table-row>
        <table:table-row table:style-name="ro6">
          <table:table-cell table:style-name="ce242" office:value-type="string" calcext:value-type="string">
            <text:p>Нагреватель хотэнда</text:p>
          </table:table-cell>
          <table:table-cell table:style-name="ce242" office:value-type="float" office:value="40" calcext:value-type="float">
            <text:p>40</text:p>
          </table:table-cell>
          <table:table-cell table:style-name="ce242" table:formula="of:=O_ECnt" office:value-type="float" office:value="1" calcext:value-type="float">
            <text:p>1</text:p>
          </table:table-cell>
          <table:table-cell table:style-name="ce242" table:formula="of:=[.B3]*[.C3]" office:value-type="float" office:value="40" calcext:value-type="float">
            <text:p>40</text:p>
          </table:table-cell>
          <table:table-cell table:style-name="ce233"/>
          <table:table-cell table:style-name="ce231" office:value-type="string" calcext:value-type="string">
            <text:p>Размер области печати X [мм]</text:p>
          </table:table-cell>
          <table:table-cell table:style-name="ce242" table:formula="of:=VLOOKUP(O_TTy;DB_TTy_T;2;0)" office:value-type="float" office:value="400" calcext:value-type="float">
            <text:p>400</text:p>
          </table:table-cell>
          <table:table-cell table:style-name="ce233"/>
          <table:table-cell table:style-name="ce231" office:value-type="string" calcext:value-type="string">
            <text:p>Hybrid-CoreXY (Markforged)</text:p>
          </table:table-cell>
          <table:table-cell table:style-name="ce231" table:formula="of:=2*[.G12]+2*([.G13]-0.11)" office:value-type="float" office:value="2.06" calcext:value-type="float">
            <text:p>2,06</text:p>
          </table:table-cell>
          <table:table-cell table:style-name="ce231" table:formula="of:=2*([.G13]-0.11)" office:value-type="float" office:value="0.76" calcext:value-type="float">
            <text:p>0,76</text:p>
          </table:table-cell>
          <table:table-cell table:style-name="ce235"/>
          <table:table-cell table:number-columns-repeated="1012"/>
        </table:table-row>
        <table:table-row table:style-name="ro6">
          <table:table-cell table:style-name="ce242" office:value-type="string" calcext:value-type="string">
            <text:p>Мотор экструдера</text:p>
          </table:table-cell>
          <table:table-cell table:style-name="ce242" table:formula="of:=24*1/4" office:value-type="float" office:value="6" calcext:value-type="float">
            <text:p>6</text:p>
          </table:table-cell>
          <table:table-cell table:style-name="ce242" table:formula="of:=O_ECnt" office:value-type="float" office:value="1" calcext:value-type="float">
            <text:p>1</text:p>
          </table:table-cell>
          <table:table-cell table:style-name="ce242" table:formula="of:=[.B4]*[.C4]" office:value-type="float" office:value="6" calcext:value-type="float">
            <text:p>6</text:p>
          </table:table-cell>
          <table:table-cell table:style-name="ce233"/>
          <table:table-cell table:style-name="ce231" office:value-type="string" calcext:value-type="string">
            <text:p>Размер области печати Y [мм]</text:p>
          </table:table-cell>
          <table:table-cell table:style-name="ce242" table:formula="of:=VLOOKUP(O_TTy;DB_TTy_T;3;0)" office:value-type="float" office:value="250" calcext:value-type="float">
            <text:p>250</text:p>
          </table:table-cell>
          <table:table-cell table:style-name="ce233"/>
          <table:table-cell table:style-name="ce231" office:value-type="string" calcext:value-type="string">
            <text:p>Synchro-CoreXY</text:p>
          </table:table-cell>
          <table:table-cell table:style-name="ce231" table:formula="of:=2*[.G12]+2*([.G13]-0.11)" office:value-type="float" office:value="2.06" calcext:value-type="float">
            <text:p>2,06</text:p>
          </table:table-cell>
          <table:table-cell table:style-name="ce231" table:formula="of:=2*([.G13]-0.11)" office:value-type="float" office:value="0.76" calcext:value-type="float">
            <text:p>0,76</text:p>
          </table:table-cell>
          <table:table-cell table:style-name="ce235"/>
          <table:table-cell table:number-columns-repeated="1012"/>
        </table:table-row>
        <table:table-row table:style-name="ro6">
          <table:table-cell table:style-name="ce242" office:value-type="string" calcext:value-type="string">
            <text:p>Мотор оси X или Y</text:p>
          </table:table-cell>
          <table:table-cell table:style-name="ce242" table:formula="of:=24*1.8/4" office:value-type="float" office:value="10.8" calcext:value-type="float">
            <text:p>10,8</text:p>
          </table:table-cell>
          <table:table-cell table:style-name="ce242" table:formula="of:=1+1" office:value-type="float" office:value="2" calcext:value-type="float">
            <text:p>2</text:p>
          </table:table-cell>
          <table:table-cell table:style-name="ce242" table:formula="of:=[.B5]*[.C5]" office:value-type="float" office:value="21.6" calcext:value-type="float">
            <text:p>21,6</text:p>
          </table:table-cell>
          <table:table-cell table:style-name="ce233"/>
          <table:table-cell table:style-name="ce231" office:value-type="string" calcext:value-type="string">
            <text:p>Размер плиты стола Y [мм]</text:p>
          </table:table-cell>
          <table:table-cell table:style-name="ce242" table:formula="of:=IF(O_TYA=&quot;Да&quot;;50;0)+[.G4]" office:value-type="float" office:value="300" calcext:value-type="float">
            <text:p>300</text:p>
          </table:table-cell>
          <table:table-cell table:style-name="ce233"/>
          <table:table-cell table:style-name="ce231" office:value-type="string" calcext:value-type="string">
            <text:p>CoreXY</text:p>
          </table:table-cell>
          <table:table-cell table:style-name="ce231" table:formula="of:=2*[.G12]+2*([.G13]-0.11)" office:value-type="float" office:value="2.06" calcext:value-type="float">
            <text:p>2,06</text:p>
          </table:table-cell>
          <table:table-cell table:style-name="ce231" office:value-type="float" office:value="0" calcext:value-type="float">
            <text:p>0</text:p>
          </table:table-cell>
          <table:table-cell table:style-name="ce235"/>
          <table:table-cell table:number-columns-repeated="1012"/>
        </table:table-row>
        <table:table-row table:style-name="ro6">
          <table:table-cell table:style-name="ce242" office:value-type="string" calcext:value-type="string">
            <text:p>Мотор оси Z</text:p>
          </table:table-cell>
          <table:table-cell table:style-name="ce242" table:formula="of:=24*1.8/4" office:value-type="float" office:value="10.8" calcext:value-type="float">
            <text:p>10,8</text:p>
          </table:table-cell>
          <table:table-cell table:style-name="ce242" table:formula="of:=[Покупные_изделия.$D$32]" office:value-type="float" office:value="2" calcext:value-type="float">
            <text:p>2</text:p>
          </table:table-cell>
          <table:table-cell table:style-name="ce242" table:formula="of:=[.B6]*[.C6]" office:value-type="float" office:value="21.6" calcext:value-type="float">
            <text:p>21,6</text:p>
          </table:table-cell>
          <table:table-cell table:style-name="ce233"/>
          <table:table-cell table:style-name="ce231" office:value-type="string" calcext:value-type="string">
            <text:p>Размер области печати X [м]</text:p>
          </table:table-cell>
          <table:table-cell table:style-name="ce242" table:formula="of:=[.G3]/1000" office:value-type="float" office:value="0.4" calcext:value-type="float">
            <text:p>0,4</text:p>
          </table:table-cell>
          <table:table-cell table:style-name="ce233"/>
          <table:table-cell table:style-name="ce231" office:value-type="string" calcext:value-type="string">
            <text:p>0.5XY</text:p>
          </table:table-cell>
          <table:table-cell table:style-name="ce231" table:formula="of:=3*[.G12]+2*([.G13]-0.11)" office:value-type="float" office:value="2.71" calcext:value-type="float">
            <text:p>2,71</text:p>
          </table:table-cell>
          <table:table-cell table:style-name="ce231" table:formula="of:=2*([.G13]-0.11)" office:value-type="float" office:value="0.76" calcext:value-type="float">
            <text:p>0,76</text:p>
          </table:table-cell>
          <table:table-cell table:style-name="ce235"/>
          <table:table-cell table:number-columns-repeated="1012"/>
        </table:table-row>
        <table:table-row table:style-name="ro6">
          <table:table-cell table:style-name="ce244" office:value-type="string" calcext:value-type="string">
            <text:p>Питание управляющей платы</text:p>
          </table:table-cell>
          <table:table-cell table:style-name="ce242" office:value-type="float" office:value="15" calcext:value-type="float">
            <text:p>15</text:p>
          </table:table-cell>
          <table:table-cell table:style-name="ce242" table:formula="of:=1" office:value-type="float" office:value="1" calcext:value-type="float">
            <text:p>1</text:p>
          </table:table-cell>
          <table:table-cell table:style-name="ce242" table:formula="of:=[.B7]*[.C7]" office:value-type="float" office:value="15" calcext:value-type="float">
            <text:p>15</text:p>
          </table:table-cell>
          <table:table-cell table:style-name="ce233"/>
          <table:table-cell table:style-name="ce231" office:value-type="string" calcext:value-type="string">
            <text:p>Размер области печати Y [м]</text:p>
          </table:table-cell>
          <table:table-cell table:style-name="ce242" table:formula="of:=[.G4]/1000" office:value-type="float" office:value="0.25" calcext:value-type="float">
            <text:p>0,25</text:p>
          </table:table-cell>
          <table:table-cell table:style-name="ce233"/>
          <table:table-cell table:style-name="ce235" table:number-columns-repeated="4"/>
          <table:table-cell table:number-columns-repeated="1012"/>
        </table:table-row>
        <table:table-row table:style-name="ro6">
          <table:table-cell table:style-name="ce242" office:value-type="string" calcext:value-type="string">
            <text:p>Вентилятор обдува платы</text:p>
          </table:table-cell>
          <table:table-cell table:style-name="ce242" office:value-type="float" office:value="2" calcext:value-type="float">
            <text:p>2</text:p>
          </table:table-cell>
          <table:table-cell table:style-name="ce242" office:value-type="float" office:value="5" calcext:value-type="float">
            <text:p>5</text:p>
          </table:table-cell>
          <table:table-cell table:style-name="ce242" table:formula="of:=[.B8]*[.C8]" office:value-type="float" office:value="10" calcext:value-type="float">
            <text:p>10</text:p>
          </table:table-cell>
          <table:table-cell table:style-name="ce233"/>
          <table:table-cell table:style-name="ce231" office:value-type="string" calcext:value-type="string">
            <text:p>Размер плиты стола Y [м]</text:p>
          </table:table-cell>
          <table:table-cell table:style-name="ce242" table:formula="of:=[.G5]/1000" office:value-type="float" office:value="0.3" calcext:value-type="float">
            <text:p>0,3</text:p>
          </table:table-cell>
          <table:table-cell table:style-name="ce233"/>
          <table:table-cell table:style-name="ce235" table:number-columns-repeated="4"/>
          <table:table-cell table:number-columns-repeated="1012"/>
        </table:table-row>
        <table:table-row table:style-name="ro6">
          <table:table-cell table:style-name="ce242" office:value-type="string" calcext:value-type="string">
            <text:p>Вентилятор обдува хотэнда</text:p>
          </table:table-cell>
          <table:table-cell table:style-name="ce242" office:value-type="float" office:value="1.5" calcext:value-type="float">
            <text:p>1,5</text:p>
          </table:table-cell>
          <table:table-cell table:style-name="ce242" table:formula="of:=O_ECnt" office:value-type="float" office:value="1" calcext:value-type="float">
            <text:p>1</text:p>
          </table:table-cell>
          <table:table-cell table:style-name="ce242" table:formula="of:=[.B9]*[.C9]" office:value-type="float" office:value="1.5" calcext:value-type="float">
            <text:p>1,5</text:p>
          </table:table-cell>
          <table:table-cell table:style-name="ce233"/>
          <table:table-cell table:style-name="ce252" office:value-type="string" calcext:value-type="string">
            <text:p>Длина балки оси X [м]</text:p>
          </table:table-cell>
          <table:table-cell table:style-name="ce242" table:formula="of:=[.G6]+0.05+IF(OR(O_ECnt=2;O_IDEXA=&quot;Да&quot;);0.05;0)" office:value-type="float" office:value="0.5" calcext:value-type="float">
            <text:p>0,5</text:p>
          </table:table-cell>
          <table:table-cell table:style-name="ce229" office:value-type="string" calcext:value-type="string">
            <text:p>&lt;&lt; Расчёт размеров рамы</text:p>
          </table:table-cell>
          <table:table-cell table:style-name="ce235" table:number-columns-repeated="4"/>
          <table:table-cell table:number-columns-repeated="1012"/>
        </table:table-row>
        <table:table-row table:style-name="ro6">
          <table:table-cell table:style-name="ce242" office:value-type="string" calcext:value-type="string">
            <text:p>Вентилятор обдува модели</text:p>
          </table:table-cell>
          <table:table-cell table:style-name="ce242" office:value-type="float" office:value="2.4" calcext:value-type="float">
            <text:p>2,4</text:p>
          </table:table-cell>
          <table:table-cell table:style-name="ce242" table:formula="of:=O_ECnt" office:value-type="float" office:value="1" calcext:value-type="float">
            <text:p>1</text:p>
          </table:table-cell>
          <table:table-cell table:style-name="ce242" table:formula="of:=[.B10]*[.C10]" office:value-type="float" office:value="2.4" calcext:value-type="float">
            <text:p>2,4</text:p>
          </table:table-cell>
          <table:table-cell table:style-name="ce233"/>
          <table:table-cell table:style-name="ce252" office:value-type="string" calcext:value-type="string">
            <text:p>Длина поперечной балки оси Z [м]</text:p>
          </table:table-cell>
          <table:table-cell table:style-name="ce242" table:formula="of:=[.G9]" office:value-type="float" office:value="0.5" calcext:value-type="float">
            <text:p>0,5</text:p>
          </table:table-cell>
          <table:table-cell table:style-name="ce233"/>
          <table:table-cell table:style-name="ce235" table:number-columns-repeated="4"/>
          <table:table-cell table:number-columns-repeated="1012"/>
        </table:table-row>
        <table:table-row table:style-name="ro6">
          <table:table-cell table:style-name="ce242" office:value-type="string" calcext:value-type="string">
            <text:p>Подсветка</text:p>
          </table:table-cell>
          <table:table-cell table:style-name="ce242" office:value-type="float" office:value="15" calcext:value-type="float">
            <text:p>15</text:p>
          </table:table-cell>
          <table:table-cell table:style-name="ce242" table:formula="of:=1" office:value-type="float" office:value="1" calcext:value-type="float">
            <text:p>1</text:p>
          </table:table-cell>
          <table:table-cell table:style-name="ce242" table:formula="of:=[.B11]*[.C11]" office:value-type="float" office:value="15" calcext:value-type="float">
            <text:p>15</text:p>
          </table:table-cell>
          <table:table-cell table:style-name="ce233"/>
          <table:table-cell table:style-name="ce252" office:value-type="string" calcext:value-type="string">
            <text:p>Длина плеч оси Z [м]</text:p>
          </table:table-cell>
          <table:table-cell table:style-name="ce242" table:formula="of:=[.G8]+0.02" office:value-type="float" office:value="0.32" calcext:value-type="float">
            <text:p>0,32</text:p>
          </table:table-cell>
          <table:table-cell table:style-name="ce233"/>
          <table:table-cell table:style-name="ce235" table:number-columns-repeated="4"/>
          <table:table-cell table:number-columns-repeated="1012"/>
        </table:table-row>
        <table:table-row table:style-name="ro6">
          <table:table-cell table:style-name="ce242" office:value-type="string" calcext:value-type="string">
            <text:p>Итого:</text:p>
          </table:table-cell>
          <table:table-cell table:style-name="ce242" table:number-columns-repeated="2"/>
          <table:table-cell table:style-name="ce242" table:formula="of:=SUM([.D$3:.D$11])" office:value-type="float" office:value="133.1" calcext:value-type="float">
            <text:p>133,1</text:p>
          </table:table-cell>
          <table:table-cell table:style-name="ce233"/>
          <table:table-cell table:style-name="ce252" office:value-type="string" calcext:value-type="string">
            <text:p>Габарит рамы по оси X [м]</text:p>
          </table:table-cell>
          <table:table-cell table:style-name="ce242" table:formula="of:=[.G9]+0.15" office:value-type="float" office:value="0.65" calcext:value-type="float">
            <text:p>0,65</text:p>
          </table:table-cell>
          <table:table-cell table:style-name="ce233"/>
          <table:table-cell table:style-name="ce235" table:number-columns-repeated="4"/>
          <table:table-cell table:number-columns-repeated="1012"/>
        </table:table-row>
        <table:table-row table:style-name="ro6">
          <table:table-cell table:style-name="ce242" office:value-type="string" calcext:value-type="string">
            <text:p>Мощность БП</text:p>
          </table:table-cell>
          <table:table-cell table:style-name="ce242" table:number-columns-repeated="2"/>
          <table:table-cell table:style-name="ce242" table:number-matrix-columns-spanned="1" table:number-matrix-rows-spanned="1" table:formula="of:=MIN(IF(INDEX(DB_Pwr_T;0;1)&lt;[.$D$12];MAX(INDEX(DB_Pwr_T;0;1))+1; INDEX(DB_Pwr_T;0;1)))" office:value-type="float" office:value="200" calcext:value-type="float">
            <text:p>200</text:p>
          </table:table-cell>
          <table:table-cell table:style-name="ce233"/>
          <table:table-cell table:style-name="ce252" office:value-type="string" calcext:value-type="string">
            <text:p>Габарит рамы по оси Y [м]</text:p>
          </table:table-cell>
          <table:table-cell table:style-name="ce242" table:formula="of:=[.G8]+0.19" office:value-type="float" office:value="0.49" calcext:value-type="float">
            <text:p>0,49</text:p>
          </table:table-cell>
          <table:table-cell table:style-name="ce233"/>
          <table:table-cell table:style-name="ce235" table:number-columns-repeated="4"/>
          <table:table-cell table:number-columns-repeated="1012"/>
        </table:table-row>
        <table:table-row table:style-name="ro27">
          <table:table-cell table:style-name="ce235" table:number-columns-repeated="4"/>
          <table:table-cell table:style-name="ce233"/>
          <table:table-cell table:style-name="ce252" office:value-type="string" calcext:value-type="string">
            <text:p>Габарит основной части рамы по оси Z [м]</text:p>
          </table:table-cell>
          <table:table-cell table:style-name="ce242" table:formula="of:=CEILING(O_ZMx+IF(O_EHEn=&quot;Volcano&quot;;8.5;0)+IF(O_EFdr=&quot;Matrix&quot;;10;0)+170;10)/1000" office:value-type="float" office:value="0.44" calcext:value-type="float">
            <text:p>0,44</text:p>
          </table:table-cell>
          <table:table-cell table:style-name="ce233"/>
          <table:table-cell table:style-name="ce235" table:number-columns-repeated="4"/>
          <table:table-cell table:number-columns-repeated="1012"/>
        </table:table-row>
        <table:table-row table:style-name="ro27">
          <table:table-cell table:style-name="ce235" table:number-columns-repeated="4"/>
          <table:table-cell table:style-name="ce233"/>
          <table:table-cell table:style-name="ce252" office:value-type="string" calcext:value-type="string">
            <text:p>Удлинение угловых стоек для образования ножек [м]</text:p>
          </table:table-cell>
          <table:table-cell table:style-name="ce242" office:value-type="float" office:value="0.03" calcext:value-type="float">
            <text:p>0,03</text:p>
          </table:table-cell>
          <table:table-cell table:style-name="ce233"/>
          <table:table-cell table:style-name="ce235" table:number-columns-repeated="4"/>
          <table:table-cell table:number-columns-repeated="1012"/>
        </table:table-row>
        <table:table-row table:style-name="ro14" table:number-rows-repeated="1048560">
          <table:table-cell table:number-columns-repeated="1024"/>
        </table:table-row>
        <table:table-row table:style-name="ro14">
          <table:table-cell table:number-columns-repeated="1024"/>
        </table:table-row>
      </table:table>
      <table:named-expressions>
        <table:named-range table:name="AE_Prc_L" table:base-cell-address="$Главный_лист.$A$1" table:cell-range-address="$Покупные_изделия.$F$2:$Покупные_изделия.$F$53"/>
        <table:named-range table:name="AlP_Prc_L" table:base-cell-address="$Главный_лист.$A$1" table:cell-range-address="$Профиль_алюминиевый.$G$6:$Профиль_алюминиевый.$G$18"/>
        <table:named-range table:name="AP_Prc_L" table:base-cell-address="$Главный_лист.$A$1" table:cell-range-address="$Печатные_изделия.$J$2:$Печатные_изделия.$J$53"/>
        <table:named-range table:name="AS_Prc_L" table:base-cell-address="$Главный_лист.$A$1" table:cell-range-address="$Стандартные_изделия.$E$3:$Стандартные_изделия.$E$39"/>
        <table:named-range table:name="DB_AlPTy" table:base-cell-address="$Главный_лист.$A$1" table:cell-range-address="$БД.$AC$3:$БД.$AC$6"/>
        <table:named-range table:name="DB_CB_L" table:base-cell-address="$Главный_лист.$A$1" table:cell-range-address="$БД.$K$3:$БД.$K$6"/>
        <table:named-range table:name="DB_EFdr" table:base-cell-address="$Главный_лист.$A$1" table:cell-range-address="$БД.$E$3:$БД.$E$4"/>
        <table:named-range table:name="DB_EHEn" table:base-cell-address="$Главный_лист.$A$1" table:cell-range-address="$БД.$G$3:$БД.$G$4"/>
        <table:named-range table:name="DB_MB_L" table:base-cell-address="$Главный_лист.$A$1" table:cell-range-address="$БД.$I$3"/>
        <table:named-range table:name="DB_PrnTy_T" table:base-cell-address="$Главный_лист.$A$1" table:cell-range-address="$БД.$V$3:$БД.$AA$6"/>
        <table:named-range table:name="DB_Pwr_T" table:base-cell-address="$Главный_лист.$A$1" table:cell-range-address="$БД.$O$3:$БД.$P$4"/>
        <table:named-range table:name="DB_TTy_L" table:base-cell-address="$Главный_лист.$A$1" table:cell-range-address="$БД.$A$3:$БД.$A$9"/>
        <table:named-range table:name="DB_TTy_T" table:base-cell-address="$Главный_лист.$A$1" table:cell-range-address="$БД.$A$3:$БД.$C$9"/>
        <table:named-range table:name="DB_ZMCnt_L" table:base-cell-address="$Главный_лист.$A$1" table:cell-range-address="$БД.$T$3:$БД.$T$4"/>
        <table:named-range table:name="O_CB" table:base-cell-address="$Главный_лист.$A$1" table:cell-range-address="$Настройки.$C$16"/>
        <table:named-range table:name="O_ECnt" table:base-cell-address="$Главный_лист.$A$1" table:cell-range-address="$Настройки.$C$2"/>
        <table:named-range table:name="O_EFdr" table:base-cell-address="$Главный_лист.$A$1" table:cell-range-address="$Настройки.$C$3"/>
        <table:named-range table:name="O_EHEn" table:base-cell-address="$Главный_лист.$A$1" table:cell-range-address="$Настройки.$C$4"/>
        <table:named-range table:name="O_FlmD" table:base-cell-address="$Главный_лист.$A$1" table:cell-range-address="$Настройки.$C$18"/>
        <table:named-range table:name="O_FlmPr" table:base-cell-address="$Главный_лист.$A$1" table:cell-range-address="$Настройки.$C$19"/>
        <table:named-range table:name="O_IDEXA" table:base-cell-address="$Главный_лист.$A$1" table:cell-range-address="$Настройки.$C$7"/>
        <table:named-range table:name="O_MB" table:base-cell-address="$Главный_лист.$A$1" table:cell-range-address="$Настройки.$C$15"/>
        <table:named-range table:name="O_PrnTy" table:base-cell-address="$Главный_лист.$A$1" table:cell-range-address="$Настройки.$C$6"/>
        <table:named-range table:name="O_TMCnt" table:base-cell-address="$Главный_лист.$A$1" table:cell-range-address="$Настройки.$C$11"/>
        <table:named-range table:name="O_TTy" table:base-cell-address="$Главный_лист.$A$1" table:cell-range-address="$Настройки.$C$9"/>
        <table:named-range table:name="O_TYA" table:base-cell-address="$Главный_лист.$A$1" table:cell-range-address="$Настройки.$C$10"/>
        <table:named-range table:name="O_USDE" table:base-cell-address="$Главный_лист.$A$1" table:cell-range-address="$Настройки.$C$21"/>
        <table:named-range table:name="O_ZMCnt" table:base-cell-address="$Главный_лист.$A$1" table:cell-range-address="$Настройки.$C$13"/>
        <table:named-range table:name="O_ZMx" table:base-cell-address="$Главный_лист.$A$1" table:cell-range-address="$Настройки.$C$12"/>
      </table:named-expressions>
      <table:database-ranges>
        <table:database-range table:name="__Anonymous_Sheet_DB__2" table:target-range-address="Покупные_изделия.A1:Покупные_изделия.H53" table:display-filter-buttons="true"/>
        <table:database-range table:name="__Anonymous_Sheet_DB__3" table:target-range-address="Печатные_изделия.A1:Печатные_изделия.K53"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style:font-face style:name="Roboto" svg:font-family="Roboto" style:font-pitch="variable"/>
    <style:font-face style:name="Roboto1" svg:font-family="Roboto1"/>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currency-style style:name="N109P0" style:volatile="true">
      <number:number number:decimal-places="2" number:min-decimal-places="2" number:min-integer-digits="1" number:grouping="true"/>
      <number:text> </number:text>
      <number:currency-symbol number:language="ru" number:country="RU">₽</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9P0"/>
    </number:currency-style>
    <number:currency-style style:name="N10121" number:language="en" number:country="US">
      <number:currency-symbol number:language="en" number:country="US">$</number:currency-symbol>
      <number:number number:decimal-places="1" number:min-decimal-places="1" number:min-integer-digits="1" number:grouping="true"/>
    </number:currency-style>
    <number:currency-style style:name="N10122P0" style:volatile="true" number:language="en" number:country="US">
      <number:currency-symbol number:language="en" number:country="US">$</number:currency-symbol>
      <number:number number:decimal-places="1" number:min-decimal-places="1" number:min-integer-digits="1" number:grouping="true"/>
    </number:currency-style>
    <number:currency-style style:name="N10122" number:language="en" number:country="US">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0122P0"/>
    </number:currency-style>
    <number:currency-style style:name="N20107"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20109P0" style:volatile="true" number:language="ru" number:country="RU">
      <number:currency-symbol number:language="en" number:country="US">$</number:currency-symbol>
      <number:number number:decimal-places="0" number:min-decimal-places="0" number:min-integer-digits="1" number:grouping="true"/>
    </number:currency-style>
    <number:currency-style style:name="N20109" number:language="ru" number:country="RU">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20109P0"/>
    </number:currency-style>
    <number:currency-style style:name="N20111P0" style:volatile="true" number:language="ru" number:country="RU">
      <number:currency-symbol number:language="en" number:country="US">$</number:currency-symbol>
      <number:number number:decimal-places="1" number:min-decimal-places="1" number:min-integer-digits="1" number:grouping="true"/>
    </number:currency-style>
    <number:currency-style style:name="N20111" number:language="ru" number:country="RU">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20111P0"/>
    </number:currency-style>
    <number:currency-style style:name="N20112P0" style:volatile="true"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20112" number:language="ru" number:country="RU">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20112P0"/>
    </number:currency-style>
    <number:currency-style style:name="N20114P0" style:volatile="true" number:language="ru" number:country="RU">
      <number:currency-symbol number:language="en" number:country="US">$</number:currency-symbol>
      <number:number number:decimal-places="3" number:min-decimal-places="3" number:min-integer-digits="1" number:grouping="true"/>
    </number:currency-style>
    <number:currency-style style:name="N20114" number:language="ru" number:country="RU">
      <style:text-properties fo:color="#ff0000"/>
      <number:text>-</number:text>
      <number:currency-symbol number:language="en" number:country="US">$</number:currency-symbol>
      <number:number number:decimal-places="3" number:min-decimal-places="3" number:min-integer-digits="1" number:grouping="true"/>
      <style:map style:condition="value()&gt;=0" style:apply-style-name="N20114P0"/>
    </number:currency-style>
    <number:currency-style style:name="N20116P0" style:volatile="true" number:language="ru" number:country="RU">
      <number:number number:decimal-places="2" number:min-decimal-places="2" number:min-integer-digits="1" number:grouping="true"/>
      <number:text> </number:text>
      <number:currency-symbol>₽</number:currency-symbol>
    </number:currency-style>
    <number:currency-style style:name="N20116"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20116P0"/>
    </number:currency-style>
    <number:currency-style style:name="N20118P0" style:volatile="true" number:language="ru" number:country="RU">
      <number:currency-symbol number:language="en" number:country="US">$</number:currency-symbol>
      <number:number number:decimal-places="2" number:min-decimal-places="2" number:min-integer-digits="1" number:grouping="true"/>
    </number:currency-style>
    <number:currency-style style:name="N20118" number:language="ru" number:country="RU">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0118P0"/>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25" style:family="table-cell" style:parent-style-name="Default">
      <style:table-cell-properties fo:background-color="#cc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7">00.00.0000</text:date>, <text:time style:data-style-name="N2" text:time-value="16:37:55.7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creation-date>2022-02-27T15:16:37Z</meta:creation-date>
    <dc:date>2022-02-27T16:21:31.039000000</dc:date>
    <meta:editing-cycles>2</meta:editing-cycles>
    <meta:editing-duration>PT4M52S</meta:editing-duration>
    <meta:document-statistic meta:table-count="8" meta:cell-count="3729" meta:object-count="0"/>
  </office:meta>
</office:document-meta>
</file>